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16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27.15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2.72mm"/>
    </style:style>
    <style:style style:name="co10" style:family="table-column">
      <style:table-column-properties fo:break-before="auto" style:column-width="49.81mm"/>
    </style:style>
    <style:style style:name="co11" style:family="table-column">
      <style:table-column-properties fo:break-before="auto" style:column-width="34.82mm"/>
    </style:style>
    <style:style style:name="co12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&amp;r by cat" table:style-name="ta1">
        <table:shapes>
          <draw:frame draw:z-index="0" draw:style-name="gr1" draw:text-style-name="P1" svg:width="159.92mm" svg:height="90.05mm" svg:x="131.23mm" svg:y="10.09mm">
            <loext:p draw:notify-on-update-of-ranges="'h&amp;r by cat'.A2:'h&amp;r by cat'.A192 'h&amp;r by cat'.B1:'h&amp;r by cat'.B1 'h&amp;r by cat'.B2:'h&amp;r by cat'.B192 'h&amp;r by cat'.C1:'h&amp;r by cat'.C1 'h&amp;r by cat'.C2:'h&amp;r by cat'.C1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Hookah Bars</text:p>
          </table:table-cell>
          <table:table-cell office:value-type="float" office:value="2.75" calcext:value-type="float">
            <text:p>2.75</text:p>
          </table:table-cell>
          <table:table-cell office:value-type="float" office:value="3.96153846153846" calcext:value-type="float">
            <text:p>3.9615384615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2.98305084745763" calcext:value-type="float">
            <text:p>2.9830508475</text:p>
          </table:table-cell>
          <table:table-cell office:value-type="float" office:value="3.71551724137931" calcext:value-type="float">
            <text:p>3.7155172414</text:p>
          </table:table-cell>
        </table:table-row>
        <table:table-row table:style-name="ro1">
          <table:table-cell office:value-type="string" calcext:value-type="string">
            <text:p>Malaysian</text:p>
          </table:table-cell>
          <table:table-cell office:value-type="float" office:value="3" calcext:value-type="float">
            <text:p>3</text:p>
          </table:table-cell>
          <table:table-cell office:value-type="float" office:value="3.80208333333333" calcext:value-type="float">
            <text:p>3.8020833333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3" calcext:value-type="float">
            <text:p>3</text:p>
          </table:table-cell>
          <table:table-cell office:value-type="float" office:value="3.96875" calcext:value-type="float">
            <text:p>3.96875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3.19354838709677" calcext:value-type="float">
            <text:p>3.1935483871</text:p>
          </table:table-cell>
          <table:table-cell office:value-type="float" office:value="3.85975609756098" calcext:value-type="float">
            <text:p>3.8597560976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3.30232558139535" calcext:value-type="float">
            <text:p>3.3023255814</text:p>
          </table:table-cell>
          <table:table-cell office:value-type="float" office:value="3.96261682242991" calcext:value-type="float">
            <text:p>3.9626168224</text:p>
          </table:table-cell>
        </table:table-row>
        <table:table-row table:style-name="ro1">
          <table:table-cell office:value-type="string" calcext:value-type="string">
            <text:p>Dim Sum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73571428571429" calcext:value-type="float">
            <text:p>3.7357142857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3.35294117647059" calcext:value-type="float">
            <text:p>3.3529411765</text:p>
          </table:table-cell>
          <table:table-cell office:value-type="float" office:value="3.91489361702128" calcext:value-type="float">
            <text:p>3.914893617</text:p>
          </table:table-cell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3.49056603773585" calcext:value-type="float">
            <text:p>3.4905660377</text:p>
          </table:table-cell>
          <table:table-cell office:value-type="float" office:value="3.98009950248756" calcext:value-type="float">
            <text:p>3.9800995025</text:p>
          </table:table-cell>
        </table:table-row>
        <table:table-row table:style-name="ro1">
          <table:table-cell office:value-type="string" calcext:value-type="string">
            <text:p>Organic Stores</text:p>
          </table:table-cell>
          <table:table-cell office:value-type="float" office:value="3.59090909090909" calcext:value-type="float">
            <text:p>3.5909090909</text:p>
          </table:table-cell>
          <table:table-cell office:value-type="float" office:value="4.24590163934426" calcext:value-type="float">
            <text:p>4.2459016393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3.62419562419562" calcext:value-type="float">
            <text:p>3.6241956242</text:p>
          </table:table-cell>
          <table:table-cell office:value-type="float" office:value="3.74917413874469" calcext:value-type="float">
            <text:p>3.7491741387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3.6271186440678" calcext:value-type="float">
            <text:p>3.6271186441</text:p>
          </table:table-cell>
          <table:table-cell office:value-type="float" office:value="3.8641975308642" calcext:value-type="float">
            <text:p>3.8641975309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3.65217391304348" calcext:value-type="float">
            <text:p>3.652173913</text:p>
          </table:table-cell>
          <table:table-cell office:value-type="float" office:value="4.08333333333333" calcext:value-type="float">
            <text:p>4.0833333333</text:p>
          </table:table-cell>
        </table:table-row>
        <table:table-row table:style-name="ro1">
          <table:table-cell office:value-type="string" calcext:value-type="string">
            <text:p>Jazz &amp; Blues</text:p>
          </table:table-cell>
          <table:table-cell office:value-type="float" office:value="3.6875" calcext:value-type="float">
            <text:p>3.6875</text:p>
          </table:table-cell>
          <table:table-cell office:value-type="float" office:value="3.96341463414634" calcext:value-type="float">
            <text:p>3.9634146341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3.6913357400722" calcext:value-type="float">
            <text:p>3.6913357401</text:p>
          </table:table-cell>
          <table:table-cell office:value-type="float" office:value="3.89014084507042" calcext:value-type="float">
            <text:p>3.8901408451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4.22641509433962" calcext:value-type="float">
            <text:p>4.2264150943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3.70588235294118" calcext:value-type="float">
            <text:p>3.7058823529</text:p>
          </table:table-cell>
          <table:table-cell office:value-type="float" office:value="3.9550408719346" calcext:value-type="float">
            <text:p>3.9550408719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3.72098214285714" calcext:value-type="float">
            <text:p>3.7209821429</text:p>
          </table:table-cell>
          <table:table-cell office:value-type="float" office:value="3.94765992799778" calcext:value-type="float">
            <text:p>3.947659928</text:p>
          </table:table-cell>
        </table:table-row>
        <table:table-row table:style-name="ro1">
          <table:table-cell office:value-type="string" calcext:value-type="string">
            <text:p>Creperies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3.98913043478261" calcext:value-type="float">
            <text:p>3.9891304348</text:p>
          </table:table-cell>
        </table:table-row>
        <table:table-row table:style-name="ro1">
          <table:table-cell office:value-type="string" calcext:value-type="string">
            <text:p>Latin American</text:p>
          </table:table-cell>
          <table:table-cell office:value-type="float" office:value="3.74074074074074" calcext:value-type="float">
            <text:p>3.7407407407</text:p>
          </table:table-cell>
          <table:table-cell office:value-type="float" office:value="4.04761904761905" calcext:value-type="float">
            <text:p>4.0476190476</text:p>
          </table:table-cell>
        </table:table-row>
        <table:table-row table:style-name="ro1">
          <table:table-cell office:value-type="string" calcext:value-type="string">
            <text:p>Chicken Shop</text:p>
          </table:table-cell>
          <table:table-cell office:value-type="float" office:value="3.75" calcext:value-type="float">
            <text:p>3.75</text:p>
          </table:table-cell>
          <table:table-cell office:value-type="float" office:value="3.66428571428571" calcext:value-type="float">
            <text:p>3.6642857143</text:p>
          </table:table-cell>
        </table:table-row>
        <table:table-row table:style-name="ro1">
          <table:table-cell office:value-type="string" calcext:value-type="string">
            <text:p>Imported Food</text:p>
          </table:table-cell>
          <table:table-cell office:value-type="float" office:value="3.78260869565217" calcext:value-type="float">
            <text:p>3.7826086957</text:p>
          </table:table-cell>
          <table:table-cell office:value-type="float" office:value="3.95833333333333" calcext:value-type="float">
            <text:p>3.9583333333</text:p>
          </table:table-cell>
        </table:table-row>
        <table:table-row table:style-name="ro1">
          <table:table-cell office:value-type="string" calcext:value-type="string">
            <text:p>Tex-Mex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3.67307692307692" calcext:value-type="float">
            <text:p>3.6730769231</text:p>
          </table:table-cell>
        </table:table-row>
        <table:table-row table:style-name="ro1">
          <table:table-cell office:value-type="string" calcext:value-type="string">
            <text:p>Street Vendors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4.1219512195122" calcext:value-type="float">
            <text:p>4.1219512195</text:p>
          </table:table-cell>
        </table:table-row>
        <table:table-row table:style-name="ro1">
          <table:table-cell office:value-type="string" calcext:value-type="string">
            <text:p>Lebanese</text:p>
          </table:table-cell>
          <table:table-cell office:value-type="float" office:value="3.78947368421053" calcext:value-type="float">
            <text:p>3.7894736842</text:p>
          </table:table-cell>
          <table:table-cell office:value-type="float" office:value="3.83064516129032" calcext:value-type="float">
            <text:p>3.8306451613</text:p>
          </table:table-cell>
        </table:table-row>
        <table:table-row table:style-name="ro1">
          <table:table-cell office:value-type="string" calcext:value-type="string">
            <text:p>Karaoke</text:p>
          </table:table-cell>
          <table:table-cell office:value-type="float" office:value="3.8" calcext:value-type="float">
            <text:p>3.8</text:p>
          </table:table-cell>
          <table:table-cell office:value-type="float" office:value="3.36046511627907" calcext:value-type="float">
            <text:p>3.3604651163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office:value-type="float" office:value="3.80487804878049" calcext:value-type="float">
            <text:p>3.8048780488</text:p>
          </table:table-cell>
          <table:table-cell office:value-type="float" office:value="3.46601941747573" calcext:value-type="float">
            <text:p>3.4660194175</text:p>
          </table:table-cell>
        </table:table-row>
        <table:table-row table:style-name="ro1">
          <table:table-cell office:value-type="string" calcext:value-type="string">
            <text:p>Food Delivery Services</text:p>
          </table:table-cell>
          <table:table-cell office:value-type="float" office:value="3.85294117647059" calcext:value-type="float">
            <text:p>3.8529411765</text:p>
          </table:table-cell>
          <table:table-cell office:value-type="float" office:value="3.73132183908046" calcext:value-type="float">
            <text:p>3.7313218391</text:p>
          </table:table-cell>
        </table:table-row>
        <table:table-row table:style-name="ro1">
          <table:table-cell office:value-type="string" calcext:value-type="string">
            <text:p>Moroccan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4.09803921568627" calcext:value-type="float">
            <text:p>4.0980392157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3.88931297709924" calcext:value-type="float">
            <text:p>3.8893129771</text:p>
          </table:table-cell>
          <table:table-cell office:value-type="float" office:value="3.92364864864865" calcext:value-type="float">
            <text:p>3.9236486486</text:p>
          </table:table-cell>
        </table:table-row>
        <table:table-row table:style-name="ro1">
          <table:table-cell office:value-type="string" calcext:value-type="string">
            <text:p>Seafood Markets</text:p>
          </table:table-cell>
          <table:table-cell office:value-type="float" office:value="3.89285714285714" calcext:value-type="float">
            <text:p>3.8928571429</text:p>
          </table:table-cell>
          <table:table-cell office:value-type="float" office:value="4.35585585585586" calcext:value-type="float">
            <text:p>4.3558558559</text:p>
          </table:table-cell>
        </table:table-row>
        <table:table-row table:style-name="ro1">
          <table:table-cell office:value-type="string" calcext:value-type="string">
            <text:p>Fast Food</text:p>
          </table:table-cell>
          <table:table-cell office:value-type="float" office:value="3.90025795356836" calcext:value-type="float">
            <text:p>3.9002579536</text:p>
          </table:table-cell>
          <table:table-cell office:value-type="float" office:value="3.67926296064959" calcext:value-type="float">
            <text:p>3.6792629606</text:p>
          </table:table-cell>
        </table:table-row>
        <table:table-row table:style-name="ro1">
          <table:table-cell office:value-type="string" calcext:value-type="string">
            <text:p>Hot Dogs</text:p>
          </table:table-cell>
          <table:table-cell office:value-type="float" office:value="3.92307692307692" calcext:value-type="float">
            <text:p>3.9230769231</text:p>
          </table:table-cell>
          <table:table-cell office:value-type="float" office:value="3.87037037037037" calcext:value-type="float">
            <text:p>3.8703703704</text:p>
          </table:table-cell>
        </table:table-row>
        <table:table-row table:style-name="ro1">
          <table:table-cell office:value-type="string" calcext:value-type="string">
            <text:p>Tapas Bars</text:p>
          </table:table-cell>
          <table:table-cell office:value-type="float" office:value="3.92592592592593" calcext:value-type="float">
            <text:p>3.9259259259</text:p>
          </table:table-cell>
          <table:table-cell office:value-type="float" office:value="4.00280898876405" calcext:value-type="float">
            <text:p>4.0028089888</text:p>
          </table:table-cell>
        </table:table-row>
        <table:table-row table:style-name="ro1">
          <table:table-cell office:value-type="string" calcext:value-type="string">
            <text:p>Gastropubs</text:p>
          </table:table-cell>
          <table:table-cell office:value-type="float" office:value="3.95092024539877" calcext:value-type="float">
            <text:p>3.9509202454</text:p>
          </table:table-cell>
          <table:table-cell office:value-type="float" office:value="3.7577519379845" calcext:value-type="float">
            <text:p>3.757751938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3.96969696969697" calcext:value-type="float">
            <text:p>3.9696969697</text:p>
          </table:table-cell>
          <table:table-cell office:value-type="float" office:value="3.92008196721311" calcext:value-type="float">
            <text:p>3.9200819672</text:p>
          </table:table-cell>
        </table:table-row>
        <table:table-row table:style-name="ro1">
          <table:table-cell office:value-type="string" calcext:value-type="string">
            <text:p>Specialty Food</text:p>
          </table:table-cell>
          <table:table-cell office:value-type="float" office:value="3.97560975609756" calcext:value-type="float">
            <text:p>3.9756097561</text:p>
          </table:table-cell>
          <table:table-cell office:value-type="float" office:value="4.234375" calcext:value-type="float">
            <text:p>4.234375</text:p>
          </table:table-cell>
        </table:table-row>
        <table:table-row table:style-name="ro1">
          <table:table-cell office:value-type="string" calcext:value-type="string">
            <text:p>Dive Bars</text:p>
          </table:table-cell>
          <table:table-cell office:value-type="float" office:value="4" calcext:value-type="float">
            <text:p>4</text:p>
          </table:table-cell>
          <table:table-cell office:value-type="float" office:value="3.39814814814815" calcext:value-type="float">
            <text:p>3.3981481481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4" calcext:value-type="float">
            <text:p>4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Delicatessen</text:p>
          </table:table-cell>
          <table:table-cell office:value-type="float" office:value="4" calcext:value-type="float">
            <text:p>4</text:p>
          </table:table-cell>
          <table:table-cell office:value-type="float" office:value="4.2463556851312" calcext:value-type="float">
            <text:p>4.2463556851</text:p>
          </table:table-cell>
        </table:table-row>
        <table:table-row table:style-name="ro1">
          <table:table-cell office:value-type="string" calcext:value-type="string">
            <text:p>Asian Fusion</text:p>
          </table:table-cell>
          <table:table-cell office:value-type="float" office:value="4.01869158878505" calcext:value-type="float">
            <text:p>4.0186915888</text:p>
          </table:table-cell>
          <table:table-cell office:value-type="float" office:value="3.82450331125828" calcext:value-type="float">
            <text:p>3.8245033113</text:p>
          </table:table-cell>
        </table:table-row>
        <table:table-row table:style-name="ro1">
          <table:table-cell office:value-type="string" calcext:value-type="string">
            <text:p>Sushi Bars</text:p>
          </table:table-cell>
          <table:table-cell office:value-type="float" office:value="4.02222222222222" calcext:value-type="float">
            <text:p>4.0222222222</text:p>
          </table:table-cell>
          <table:table-cell office:value-type="float" office:value="3.74305555555556" calcext:value-type="float">
            <text:p>3.7430555556</text:p>
          </table:table-cell>
        </table:table-row>
        <table:table-row table:style-name="ro1">
          <table:table-cell office:value-type="string" calcext:value-type="string">
            <text:p>Himalayan/Nepalese</text:p>
          </table:table-cell>
          <table:table-cell office:value-type="float" office:value="4.03333333333333" calcext:value-type="float">
            <text:p>4.0333333333</text:p>
          </table:table-cell>
          <table:table-cell office:value-type="float" office:value="4.28125" calcext:value-type="float">
            <text:p>4.28125</text:p>
          </table:table-cell>
        </table:table-row>
        <table:table-row table:style-name="ro1">
          <table:table-cell office:value-type="string" calcext:value-type="string">
            <text:p>Cocktail Bars</text:p>
          </table:table-cell>
          <table:table-cell office:value-type="float" office:value="4.04651162790698" calcext:value-type="float">
            <text:p>4.0465116279</text:p>
          </table:table-cell>
          <table:table-cell office:value-type="float" office:value="3.86043956043956" calcext:value-type="float">
            <text:p>3.8604395604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4.046875" calcext:value-type="float">
            <text:p>4.046875</text:p>
          </table:table-cell>
          <table:table-cell office:value-type="float" office:value="4.04089979550102" calcext:value-type="float">
            <text:p>4.0408997955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4.05263157894737" calcext:value-type="float">
            <text:p>4.0526315789</text:p>
          </table:table-cell>
          <table:table-cell office:value-type="float" office:value="3.78571428571429" calcext:value-type="float">
            <text:p>3.7857142857</text:p>
          </table:table-cell>
        </table:table-row>
        <table:table-row table:style-name="ro1">
          <table:table-cell office:value-type="string" calcext:value-type="string">
            <text:p>Check Cashing/Pay-day Loans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3.67857142857143" calcext:value-type="float">
            <text:p>3.6785714286</text:p>
          </table:table-cell>
        </table:table-row>
        <table:table-row table:style-name="ro1">
          <table:table-cell office:value-type="string" calcext:value-type="string">
            <text:p>Ethiopian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4.20967741935484" calcext:value-type="float">
            <text:p>4.2096774194</text:p>
          </table:table-cell>
        </table:table-row>
        <table:table-row table:style-name="ro1">
          <table:table-cell office:value-type="string" calcext:value-type="string">
            <text:p>Convenience Stores</text:p>
          </table:table-cell>
          <table:table-cell office:value-type="float" office:value="4.07988165680473" calcext:value-type="float">
            <text:p>4.0798816568</text:p>
          </table:table-cell>
          <table:table-cell office:value-type="float" office:value="3.60358796296296" calcext:value-type="float">
            <text:p>3.603587963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4.09243697478992" calcext:value-type="float">
            <text:p>4.0924369748</text:p>
          </table:table-cell>
          <table:table-cell office:value-type="float" office:value="3.95910290237467" calcext:value-type="float">
            <text:p>3.9591029024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4.11001964636542" calcext:value-type="float">
            <text:p>4.1100196464</text:p>
          </table:table-cell>
          <table:table-cell office:value-type="float" office:value="3.88124108416548" calcext:value-type="float">
            <text:p>3.8812410842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4.1123595505618" calcext:value-type="float">
            <text:p>4.1123595506</text:p>
          </table:table-cell>
          <table:table-cell office:value-type="float" office:value="3.70648148148148" calcext:value-type="float">
            <text:p>3.7064814815</text:p>
          </table:table-cell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3.79661016949153" calcext:value-type="float">
            <text:p>3.7966101695</text:p>
          </table:table-cell>
        </table:table-row>
        <table:table-row table:style-name="ro1">
          <table:table-cell office:value-type="string" calcext:value-type="string">
            <text:p>Bistros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Lounges</text:p>
          </table:table-cell>
          <table:table-cell office:value-type="float" office:value="4.11827956989247" calcext:value-type="float">
            <text:p>4.1182795699</text:p>
          </table:table-cell>
          <table:table-cell office:value-type="float" office:value="3.67842323651452" calcext:value-type="float">
            <text:p>3.6784232365</text:p>
          </table:table-cell>
        </table:table-row>
        <table:table-row table:style-name="ro1">
          <table:table-cell office:value-type="string" calcext:value-type="string">
            <text:p>Juice Bars &amp; Smoothies</text:p>
          </table:table-cell>
          <table:table-cell office:value-type="float" office:value="4.12" calcext:value-type="float">
            <text:p>4.12</text:p>
          </table:table-cell>
          <table:table-cell office:value-type="float" office:value="3.928125" calcext:value-type="float">
            <text:p>3.928125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3.85454545454545" calcext:value-type="float">
            <text:p>3.8545454545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4.01046025104603" calcext:value-type="float">
            <text:p>4.010460251</text:p>
          </table:table-cell>
        </table:table-row>
        <table:table-row table:style-name="ro1">
          <table:table-cell office:value-type="string" calcext:value-type="string">
            <text:p>Fruits &amp; Veggies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4.21538461538462" calcext:value-type="float">
            <text:p>4.2153846154</text:p>
          </table:table-cell>
        </table:table-row>
        <table:table-row table:style-name="ro1">
          <table:table-cell office:value-type="string" calcext:value-type="string">
            <text:p>Arts &amp; Crafts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4.23863636363636" calcext:value-type="float">
            <text:p>4.2386363636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4.1484375" calcext:value-type="float">
            <text:p>4.1484375</text:p>
          </table:table-cell>
          <table:table-cell office:value-type="float" office:value="3.64970930232558" calcext:value-type="float">
            <text:p>3.6497093023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4.14864864864865" calcext:value-type="float">
            <text:p>4.1486486486</text:p>
          </table:table-cell>
          <table:table-cell office:value-type="float" office:value="4.13984674329502" calcext:value-type="float">
            <text:p>4.1398467433</text:p>
          </table:table-cell>
        </table:table-row>
        <table:table-row table:style-name="ro1">
          <table:table-cell office:value-type="string" calcext:value-type="string">
            <text:p>Sports Bars</text:p>
          </table:table-cell>
          <table:table-cell office:value-type="float" office:value="4.15384615384615" calcext:value-type="float">
            <text:p>4.1538461538</text:p>
          </table:table-cell>
          <table:table-cell office:value-type="float" office:value="3.51941747572816" calcext:value-type="float">
            <text:p>3.5194174757</text:p>
          </table:table-cell>
        </table:table-row>
        <table:table-row table:style-name="ro1">
          <table:table-cell office:value-type="string" calcext:value-type="string">
            <text:p>Breakfast &amp; Brunch</text:p>
          </table:table-cell>
          <table:table-cell office:value-type="float" office:value="4.16377171215881" calcext:value-type="float">
            <text:p>4.1637717122</text:p>
          </table:table-cell>
          <table:table-cell office:value-type="float" office:value="3.92322834645669" calcext:value-type="float">
            <text:p>3.9232283465</text:p>
          </table:table-cell>
        </table:table-row>
        <table:table-row table:style-name="ro1">
          <table:table-cell office:value-type="string" calcext:value-type="string">
            <text:p>Chicken Wings</text:p>
          </table:table-cell>
          <table:table-cell office:value-type="float" office:value="4.17391304347826" calcext:value-type="float">
            <text:p>4.1739130435</text:p>
          </table:table-cell>
          <table:table-cell office:value-type="float" office:value="3.39312977099237" calcext:value-type="float">
            <text:p>3.393129771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4.17553191489362" calcext:value-type="float">
            <text:p>4.1755319149</text:p>
          </table:table-cell>
          <table:table-cell office:value-type="float" office:value="3.96114519427403" calcext:value-type="float">
            <text:p>3.9611451943</text:p>
          </table:table-cell>
        </table:table-row>
        <table:table-row table:style-name="ro1">
          <table:table-cell office:value-type="string" calcext:value-type="string">
            <text:p>American (New)</text:p>
          </table:table-cell>
          <table:table-cell office:value-type="float" office:value="4.17647058823529" calcext:value-type="float">
            <text:p>4.1764705882</text:p>
          </table:table-cell>
          <table:table-cell office:value-type="float" office:value="3.63170731707317" calcext:value-type="float">
            <text:p>3.6317073171</text:p>
          </table:table-cell>
        </table:table-row>
        <table:table-row table:style-name="ro1">
          <table:table-cell office:value-type="string" calcext:value-type="string">
            <text:p>Barbeque</text:p>
          </table:table-cell>
          <table:table-cell office:value-type="float" office:value="4.18" calcext:value-type="float">
            <text:p>4.18</text:p>
          </table:table-cell>
          <table:table-cell office:value-type="float" office:value="3.74013157894737" calcext:value-type="float">
            <text:p>3.7401315789</text:p>
          </table:table-cell>
        </table:table-row>
        <table:table-row table:style-name="ro1">
          <table:table-cell office:value-type="string" calcext:value-type="string">
            <text:p>Milkshake Bars</text:p>
          </table:table-cell>
          <table:table-cell office:value-type="float" office:value="4.18181818181818" calcext:value-type="float">
            <text:p>4.1818181818</text:p>
          </table:table-cell>
          <table:table-cell office:value-type="float" office:value="3.98611111111111" calcext:value-type="float">
            <text:p>3.9861111111</text:p>
          </table:table-cell>
        </table:table-row>
        <table:table-row table:style-name="ro1">
          <table:table-cell office:value-type="string" calcext:value-type="string">
            <text:p>Music Venues</text:p>
          </table:table-cell>
          <table:table-cell office:value-type="float" office:value="4.18536585365854" calcext:value-type="float">
            <text:p>4.1853658537</text:p>
          </table:table-cell>
          <table:table-cell office:value-type="float" office:value="3.8836032388664" calcext:value-type="float">
            <text:p>3.8836032389</text:p>
          </table:table-cell>
        </table:table-row>
        <table:table-row table:style-name="ro1">
          <table:table-cell office:value-type="string" calcext:value-type="string">
            <text:p>Fish &amp; Chips</text:p>
          </table:table-cell>
          <table:table-cell office:value-type="float" office:value="4.1864406779661" calcext:value-type="float">
            <text:p>4.186440678</text:p>
          </table:table-cell>
          <table:table-cell office:value-type="float" office:value="3.86127625842251" calcext:value-type="float">
            <text:p>3.8612762584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office:value-type="float" office:value="4.193359375" calcext:value-type="float">
            <text:p>4.193359375</text:p>
          </table:table-cell>
          <table:table-cell office:value-type="float" office:value="3.72665764546685" calcext:value-type="float">
            <text:p>3.7266576455</text:p>
          </table:table-cell>
        </table:table-row>
        <table:table-row table:style-name="ro1">
          <table:table-cell office:value-type="string" calcext:value-type="string">
            <text:p>Tapas/Small Plates</text:p>
          </table:table-cell>
          <table:table-cell office:value-type="float" office:value="4.19607843137255" calcext:value-type="float">
            <text:p>4.1960784314</text:p>
          </table:table-cell>
          <table:table-cell office:value-type="float" office:value="4.04961832061069" calcext:value-type="float">
            <text:p>4.0496183206</text:p>
          </table:table-cell>
        </table:table-row>
        <table:table-row table:style-name="ro1">
          <table:table-cell office:value-type="string" calcext:value-type="string">
            <text:p>Modern European</text:p>
          </table:table-cell>
          <table:table-cell office:value-type="float" office:value="4.2" calcext:value-type="float">
            <text:p>4.2</text:p>
          </table:table-cell>
          <table:table-cell office:value-type="float" office:value="3.99376558603491" calcext:value-type="float">
            <text:p>3.993765586</text:p>
          </table:table-cell>
        </table:table-row>
        <table:table-row table:style-name="ro1">
          <table:table-cell office:value-type="string" calcext:value-type="string">
            <text:p>Patisserie/Cake Shop</text:p>
          </table:table-cell>
          <table:table-cell office:value-type="float" office:value="4.2" calcext:value-type="float">
            <text:p>4.2</text:p>
          </table:table-cell>
          <table:table-cell office:value-type="float" office:value="4.00649350649351" calcext:value-type="float">
            <text:p>4.0064935065</text:p>
          </table:table-cell>
        </table:table-row>
        <table:table-row table:style-name="ro1">
          <table:table-cell office:value-type="string" calcext:value-type="string">
            <text:p>Delis</text:p>
          </table:table-cell>
          <table:table-cell office:value-type="float" office:value="4.20408163265306" calcext:value-type="float">
            <text:p>4.2040816327</text:p>
          </table:table-cell>
          <table:table-cell office:value-type="float" office:value="4.12778730703259" calcext:value-type="float">
            <text:p>4.127787307</text:p>
          </table:table-cell>
        </table:table-row>
        <table:table-row table:style-name="ro1">
          <table:table-cell office:value-type="string" calcext:value-type="string">
            <text:p>Newspapers &amp; Magazines</text:p>
          </table:table-cell>
          <table:table-cell office:value-type="float" office:value="4.21138211382114" calcext:value-type="float">
            <text:p>4.2113821138</text:p>
          </table:table-cell>
          <table:table-cell office:value-type="float" office:value="3.74278846153846" calcext:value-type="float">
            <text:p>3.7427884615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4.21223564954683" calcext:value-type="float">
            <text:p>4.2122356495</text:p>
          </table:table-cell>
          <table:table-cell office:value-type="float" office:value="3.97014331210191" calcext:value-type="float">
            <text:p>3.9701433121</text:p>
          </table:table-cell>
        </table:table-row>
        <table:table-row table:style-name="ro1">
          <table:table-cell office:value-type="string" calcext:value-type="string">
            <text:p>Print Media</text:p>
          </table:table-cell>
          <table:table-cell office:value-type="float" office:value="4.24324324324324" calcext:value-type="float">
            <text:p>4.2432432432</text:p>
          </table:table-cell>
          <table:table-cell office:value-type="float" office:value="3.9591439688716" calcext:value-type="float">
            <text:p>3.9591439689</text:p>
          </table:table-cell>
        </table:table-row>
        <table:table-row table:style-name="ro1">
          <table:table-cell office:value-type="string" calcext:value-type="string">
            <text:p>Pool Halls</text:p>
          </table:table-cell>
          <table:table-cell office:value-type="float" office:value="4.25" calcext:value-type="float">
            <text:p>4.25</text:p>
          </table:table-cell>
          <table:table-cell office:value-type="float" office:value="3.66176470588235" calcext:value-type="float">
            <text:p>3.6617647059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4.25641025641026" calcext:value-type="float">
            <text:p>4.2564102564</text:p>
          </table:table-cell>
          <table:table-cell office:value-type="float" office:value="3.63073852295409" calcext:value-type="float">
            <text:p>3.630738523</text:p>
          </table:table-cell>
        </table:table-row>
        <table:table-row table:style-name="ro1">
          <table:table-cell office:value-type="string" calcext:value-type="string">
            <text:p>Local Flavor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4.04838709677419" calcext:value-type="float">
            <text:p>4.0483870968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4.05769230769231" calcext:value-type="float">
            <text:p>4.0576923077</text:p>
          </table:table-cell>
        </table:table-row>
        <table:table-row table:style-name="ro1">
          <table:table-cell office:value-type="string" calcext:value-type="string">
            <text:p>Active Life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float" office:value="4.26483535833774" calcext:value-type="float">
            <text:p>4.2648353583</text:p>
          </table:table-cell>
          <table:table-cell office:value-type="float" office:value="3.67228438864629" calcext:value-type="float">
            <text:p>3.6722843886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4.26666666666667" calcext:value-type="float">
            <text:p>4.2666666667</text:p>
          </table:table-cell>
          <table:table-cell office:value-type="float" office:value="3.85294117647059" calcext:value-type="float">
            <text:p>3.8529411765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4.27272727272727" calcext:value-type="float">
            <text:p>4.2727272727</text:p>
          </table:table-cell>
          <table:table-cell office:value-type="float" office:value="3.76041666666667" calcext:value-type="float">
            <text:p>3.7604166667</text:p>
          </table:table-cell>
        </table:table-row>
        <table:table-row table:style-name="ro1">
          <table:table-cell office:value-type="string" calcext:value-type="string">
            <text:p>Gay Bars</text:p>
          </table:table-cell>
          <table:table-cell office:value-type="float" office:value="4.28" calcext:value-type="float">
            <text:p>4.28</text:p>
          </table:table-cell>
          <table:table-cell office:value-type="float" office:value="3.6280487804878" calcext:value-type="float">
            <text:p>3.6280487805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4.2816091954023" calcext:value-type="float">
            <text:p>4.2816091954</text:p>
          </table:table-cell>
          <table:table-cell office:value-type="float" office:value="3.7671768707483" calcext:value-type="float">
            <text:p>3.7671768707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float" office:value="4.2826420890937" calcext:value-type="float">
            <text:p>4.2826420891</text:p>
          </table:table-cell>
          <table:table-cell office:value-type="float" office:value="3.86356088560886" calcext:value-type="float">
            <text:p>3.8635608856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3.71008403361345" calcext:value-type="float">
            <text:p>3.7100840336</text:p>
          </table:table-cell>
        </table:table-row>
        <table:table-row table:style-name="ro1">
          <table:table-cell office:value-type="string" calcext:value-type="string">
            <text:p>Wine Bars</text:p>
          </table:table-cell>
          <table:table-cell office:value-type="float" office:value="4.28991596638655" calcext:value-type="float">
            <text:p>4.2899159664</text:p>
          </table:table-cell>
          <table:table-cell office:value-type="float" office:value="3.87915936952715" calcext:value-type="float">
            <text:p>3.8791593695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4.30046948356808" calcext:value-type="float">
            <text:p>4.3004694836</text:p>
          </table:table-cell>
          <table:table-cell office:value-type="float" office:value="3.80619327282435" calcext:value-type="float">
            <text:p>3.8061932728</text:p>
          </table:table-cell>
        </table:table-row>
        <table:table-row table:style-name="ro1">
          <table:table-cell office:value-type="string" calcext:value-type="string">
            <text:p>Shopping Centers</text:p>
          </table:table-cell>
          <table:table-cell office:value-type="float" office:value="4.30769230769231" calcext:value-type="float">
            <text:p>4.3076923077</text:p>
          </table:table-cell>
          <table:table-cell office:value-type="float" office:value="3.74137931034483" calcext:value-type="float">
            <text:p>3.7413793103</text:p>
          </table:table-cell>
        </table:table-row>
        <table:table-row table:style-name="ro1">
          <table:table-cell office:value-type="string" calcext:value-type="string">
            <text:p>Dance Clubs</text:p>
          </table:table-cell>
          <table:table-cell office:value-type="float" office:value="4.3125" calcext:value-type="float">
            <text:p>4.3125</text:p>
          </table:table-cell>
          <table:table-cell office:value-type="float" office:value="3.46674876847291" calcext:value-type="float">
            <text:p>3.4667487685</text:p>
          </table:table-cell>
        </table:table-row>
        <table:table-row table:style-name="ro1">
          <table:table-cell office:value-type="string" calcext:value-type="string">
            <text:p>Bakeries</text:p>
          </table:table-cell>
          <table:table-cell office:value-type="float" office:value="4.31488549618321" calcext:value-type="float">
            <text:p>4.3148854962</text:p>
          </table:table-cell>
          <table:table-cell office:value-type="float" office:value="3.96650124069479" calcext:value-type="float">
            <text:p>3.9665012407</text:p>
          </table:table-cell>
        </table:table-row>
        <table:table-row table:style-name="ro1">
          <table:table-cell office:value-type="string" calcext:value-type="string">
            <text:p>Meat Shops</text:p>
          </table:table-cell>
          <table:table-cell office:value-type="float" office:value="4.31791907514451" calcext:value-type="float">
            <text:p>4.3179190751</text:p>
          </table:table-cell>
          <table:table-cell office:value-type="float" office:value="4.34394250513347" calcext:value-type="float">
            <text:p>4.3439425051</text:p>
          </table:table-cell>
        </table:table-row>
        <table:table-row table:style-name="ro1">
          <table:table-cell office:value-type="string" calcext:value-type="string">
            <text:p>Gift Shops</text:p>
          </table:table-cell>
          <table:table-cell office:value-type="float" office:value="4.31818181818182" calcext:value-type="float">
            <text:p>4.3181818182</text:p>
          </table:table-cell>
          <table:table-cell office:value-type="float" office:value="3.93014705882353" calcext:value-type="float">
            <text:p>3.9301470588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4.34098101265823" calcext:value-type="float">
            <text:p>4.3409810127</text:p>
          </table:table-cell>
          <table:table-cell office:value-type="float" office:value="3.7185689090451" calcext:value-type="float">
            <text:p>3.718568909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4.34285714285714" calcext:value-type="float">
            <text:p>4.3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erers</text:p>
          </table:table-cell>
          <table:table-cell office:value-type="float" office:value="4.34782608695652" calcext:value-type="float">
            <text:p>4.347826087</text:p>
          </table:table-cell>
          <table:table-cell office:value-type="float" office:value="4.13450292397661" calcext:value-type="float">
            <text:p>4.134502924</text:p>
          </table:table-cell>
        </table:table-row>
        <table:table-row table:style-name="ro1">
          <table:table-cell office:value-type="string" calcext:value-type="string">
            <text:p>Post Offices</text:p>
          </table:table-cell>
          <table:table-cell office:value-type="float" office:value="4.34920634920635" calcext:value-type="float">
            <text:p>4.3492063492</text:p>
          </table:table-cell>
          <table:table-cell office:value-type="float" office:value="3.94748858447489" calcext:value-type="float">
            <text:p>3.9474885845</text:p>
          </table:table-cell>
        </table:table-row>
        <table:table-row table:style-name="ro1">
          <table:table-cell office:value-type="string" calcext:value-type="string">
            <text:p>Furniture Stores</text:p>
          </table:table-cell>
          <table:table-cell office:value-type="float" office:value="4.35" calcext:value-type="float">
            <text:p>4.3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Beer, Wine &amp; Spirits</text:p>
          </table:table-cell>
          <table:table-cell office:value-type="float" office:value="4.35365853658537" calcext:value-type="float">
            <text:p>4.3536585366</text:p>
          </table:table-cell>
          <table:table-cell office:value-type="float" office:value="3.93968871595331" calcext:value-type="float">
            <text:p>3.939688716</text:p>
          </table:table-cell>
        </table:table-row>
        <table:table-row table:style-name="ro1">
          <table:table-cell office:value-type="string" calcext:value-type="string">
            <text:p>Diners</text:p>
          </table:table-cell>
          <table:table-cell office:value-type="float" office:value="4.37254901960784" calcext:value-type="float">
            <text:p>4.3725490196</text:p>
          </table:table-cell>
          <table:table-cell office:value-type="float" office:value="3.78358208955224" calcext:value-type="float">
            <text:p>3.7835820896</text:p>
          </table:table-cell>
        </table:table-row>
        <table:table-row table:style-name="ro1">
          <table:table-cell office:value-type="string" calcext:value-type="string">
            <text:p>Art Galleries</text:p>
          </table:table-cell>
          <table:table-cell office:value-type="float" office:value="4.375" calcext:value-type="float">
            <text:p>4.375</text:p>
          </table:table-cell>
          <table:table-cell office:value-type="float" office:value="4.09448818897638" calcext:value-type="float">
            <text:p>4.094488189</text:p>
          </table:table-cell>
        </table:table-row>
        <table:table-row table:style-name="ro1">
          <table:table-cell office:value-type="string" calcext:value-type="string">
            <text:p>Breweries</text:p>
          </table:table-cell>
          <table:table-cell office:value-type="float" office:value="4.37777777777778" calcext:value-type="float">
            <text:p>4.3777777778</text:p>
          </table:table-cell>
          <table:table-cell office:value-type="float" office:value="4.15263157894737" calcext:value-type="float">
            <text:p>4.1526315789</text:p>
          </table:table-cell>
        </table:table-row>
        <table:table-row table:style-name="ro1">
          <table:table-cell office:value-type="string" calcext:value-type="string">
            <text:p>Sports Clubs</text:p>
          </table:table-cell>
          <table:table-cell office:value-type="float" office:value="4.37894736842105" calcext:value-type="float">
            <text:p>4.3789473684</text:p>
          </table:table-cell>
          <table:table-cell office:value-type="float" office:value="3.9336917562724" calcext:value-type="float">
            <text:p>3.9336917563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3.96590909090909" calcext:value-type="float">
            <text:p>3.9659090909</text:p>
          </table:table-cell>
        </table:table-row>
        <table:table-row table:style-name="ro1">
          <table:table-cell office:value-type="string" calcext:value-type="string">
            <text:p>Health Markets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4.04201680672269" calcext:value-type="float">
            <text:p>4.0420168067</text:p>
          </table:table-cell>
        </table:table-row>
        <table:table-row table:style-name="ro1">
          <table:table-cell office:value-type="string" calcext:value-type="string">
            <text:p>Brasseries</text:p>
          </table:table-cell>
          <table:table-cell office:value-type="float" office:value="4.38297872340426" calcext:value-type="float">
            <text:p>4.3829787234</text:p>
          </table:table-cell>
          <table:table-cell office:value-type="float" office:value="3.88931297709924" calcext:value-type="float">
            <text:p>3.8893129771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4.02490421455939" calcext:value-type="float">
            <text:p>4.0249042146</text:p>
          </table:table-cell>
        </table:table-row>
        <table:table-row table:style-name="ro1">
          <table:table-cell office:value-type="string" calcext:value-type="string">
            <text:p>Tea Rooms</text:p>
          </table:table-cell>
          <table:table-cell office:value-type="float" office:value="4.38679245283019" calcext:value-type="float">
            <text:p>4.3867924528</text:p>
          </table:table-cell>
          <table:table-cell office:value-type="float" office:value="4.12199312714777" calcext:value-type="float">
            <text:p>4.1219931271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4.4" calcext:value-type="float">
            <text:p>4.4</text:p>
          </table:table-cell>
          <table:table-cell office:value-type="float" office:value="3.74770642201835" calcext:value-type="float">
            <text:p>3.747706422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4.4" calcext:value-type="float">
            <text:p>4.4</text:p>
          </table:table-cell>
          <table:table-cell office:value-type="float" office:value="3.92727272727273" calcext:value-type="float">
            <text:p>3.9272727273</text:p>
          </table:table-cell>
        </table:table-row>
        <table:table-row table:style-name="ro1">
          <table:table-cell office:value-type="string" calcext:value-type="string">
            <text:p>Hotels &amp; Travel</text:p>
          </table:table-cell>
          <table:table-cell office:value-type="float" office:value="4.4" calcext:value-type="float">
            <text:p>4.4</text:p>
          </table:table-cell>
          <table:table-cell office:value-type="float" office:value="3.97058823529412" calcext:value-type="float">
            <text:p>3.9705882353</text:p>
          </table:table-cell>
        </table:table-row>
        <table:table-row table:style-name="ro1">
          <table:table-cell office:value-type="string" calcext:value-type="string">
            <text:p>Steakhouses</text:p>
          </table:table-cell>
          <table:table-cell office:value-type="float" office:value="4.40350877192982" calcext:value-type="float">
            <text:p>4.4035087719</text:p>
          </table:table-cell>
          <table:table-cell office:value-type="float" office:value="3.79283489096573" calcext:value-type="float">
            <text:p>3.79283489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float" office:value="4.40401785714286" calcext:value-type="float">
            <text:p>4.4040178571</text:p>
          </table:table-cell>
          <table:table-cell office:value-type="float" office:value="3.80093676814988" calcext:value-type="float">
            <text:p>3.8009367681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4.40579710144928" calcext:value-type="float">
            <text:p>4.4057971014</text:p>
          </table:table-cell>
          <table:table-cell office:value-type="float" office:value="3.82075471698113" calcext:value-type="float">
            <text:p>3.820754717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4.40625" calcext:value-type="float">
            <text:p>4.40625</text:p>
          </table:table-cell>
          <table:table-cell office:value-type="float" office:value="4.40128205128205" calcext:value-type="float">
            <text:p>4.4012820513</text:p>
          </table:table-cell>
        </table:table-row>
        <table:table-row table:style-name="ro1">
          <table:table-cell office:value-type="string" calcext:value-type="string">
            <text:p>Amusement Parks</text:p>
          </table:table-cell>
          <table:table-cell office:value-type="float" office:value="4.40909090909091" calcext:value-type="float">
            <text:p>4.4090909091</text:p>
          </table:table-cell>
          <table:table-cell office:value-type="float" office:value="3.91538461538462" calcext:value-type="float">
            <text:p>3.9153846154</text:p>
          </table:table-cell>
        </table:table-row>
        <table:table-row table:style-name="ro1">
          <table:table-cell office:value-type="string" calcext:value-type="string">
            <text:p>Bookstores</text:p>
          </table:table-cell>
          <table:table-cell office:value-type="float" office:value="4.41025641025641" calcext:value-type="float">
            <text:p>4.4102564103</text:p>
          </table:table-cell>
          <table:table-cell office:value-type="float" office:value="3.81818181818182" calcext:value-type="float">
            <text:p>3.8181818182</text:p>
          </table:table-cell>
        </table:table-row>
        <table:table-row table:style-name="ro1">
          <table:table-cell office:value-type="string" calcext:value-type="string">
            <text:p>Burgers</text:p>
          </table:table-cell>
          <table:table-cell office:value-type="float" office:value="4.4112676056338" calcext:value-type="float">
            <text:p>4.4112676056</text:p>
          </table:table-cell>
          <table:table-cell office:value-type="float" office:value="3.47216494845361" calcext:value-type="float">
            <text:p>3.4721649485</text:p>
          </table:table-cell>
        </table:table-row>
        <table:table-row table:style-name="ro1">
          <table:table-cell office:value-type="string" calcext:value-type="string">
            <text:p>Candy Stores</text:p>
          </table:table-cell>
          <table:table-cell office:value-type="float" office:value="4.41176470588235" calcext:value-type="float">
            <text:p>4.4117647059</text:p>
          </table:table-cell>
          <table:table-cell office:value-type="float" office:value="4.11274509803922" calcext:value-type="float">
            <text:p>4.112745098</text:p>
          </table:table-cell>
        </table:table-row>
        <table:table-row table:style-name="ro1">
          <table:table-cell office:value-type="string" calcext:value-type="string">
            <text:p>Playgrounds</text:p>
          </table:table-cell>
          <table:table-cell office:value-type="float" office:value="4.41666666666667" calcext:value-type="float">
            <text:p>4.4166666667</text:p>
          </table:table-cell>
          <table:table-cell office:value-type="float" office:value="4.03846153846154" calcext:value-type="float">
            <text:p>4.0384615385</text:p>
          </table:table-cell>
        </table:table-row>
        <table:table-row table:style-name="ro1">
          <table:table-cell office:value-type="string" calcext:value-type="string">
            <text:p>Venues &amp; Event Spaces</text:p>
          </table:table-cell>
          <table:table-cell office:value-type="float" office:value="4.42021276595745" calcext:value-type="float">
            <text:p>4.420212766</text:p>
          </table:table-cell>
          <table:table-cell office:value-type="float" office:value="3.8118609406953" calcext:value-type="float">
            <text:p>3.8118609407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4.425" calcext:value-type="float">
            <text:p>4.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ms</text:p>
          </table:table-cell>
          <table:table-cell office:value-type="float" office:value="4.43103448275862" calcext:value-type="float">
            <text:p>4.4310344828</text:p>
          </table:table-cell>
          <table:table-cell office:value-type="float" office:value="3.78648648648649" calcext:value-type="float">
            <text:p>3.7864864865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4.46153846153846" calcext:value-type="float">
            <text:p>4.4615384615</text:p>
          </table:table-cell>
          <table:table-cell office:value-type="float" office:value="3.87209302325581" calcext:value-type="float">
            <text:p>3.8720930233</text:p>
          </table:table-cell>
        </table:table-row>
        <table:table-row table:style-name="ro1">
          <table:table-cell office:value-type="string" calcext:value-type="string">
            <text:p>Social Clubs</text:p>
          </table:table-cell>
          <table:table-cell office:value-type="float" office:value="4.46794871794872" calcext:value-type="float">
            <text:p>4.4679487179</text:p>
          </table:table-cell>
          <table:table-cell office:value-type="float" office:value="3.84624145785877" calcext:value-type="float">
            <text:p>3.8462414579</text:p>
          </table:table-cell>
        </table:table-row>
        <table:table-row table:style-name="ro1">
          <table:table-cell office:value-type="string" calcext:value-type="string">
            <text:p>Ice Cream &amp; Frozen Yogurt</text:p>
          </table:table-cell>
          <table:table-cell office:value-type="float" office:value="4.46808510638298" calcext:value-type="float">
            <text:p>4.4680851064</text:p>
          </table:table-cell>
          <table:table-cell office:value-type="float" office:value="4.23387096774194" calcext:value-type="float">
            <text:p>4.2338709677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float" office:value="4.46938775510204" calcext:value-type="float">
            <text:p>4.4693877551</text:p>
          </table:table-cell>
          <table:table-cell office:value-type="float" office:value="4.01418439716312" calcext:value-type="float">
            <text:p>4.0141843972</text:p>
          </table:table-cell>
        </table:table-row>
        <table:table-row table:style-name="ro1">
          <table:table-cell office:value-type="string" calcext:value-type="string">
            <text:p>Hostels</text:p>
          </table:table-cell>
          <table:table-cell office:value-type="float" office:value="4.47058823529412" calcext:value-type="float">
            <text:p>4.4705882353</text:p>
          </table:table-cell>
          <table:table-cell office:value-type="float" office:value="3.62698412698413" calcext:value-type="float">
            <text:p>3.626984127</text:p>
          </table:table-cell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float" office:value="4.48611111111111" calcext:value-type="float">
            <text:p>4.4861111111</text:p>
          </table:table-cell>
          <table:table-cell office:value-type="float" office:value="4.2020202020202" calcext:value-type="float">
            <text:p>4.202020202</text:p>
          </table:table-cell>
        </table:table-row>
        <table:table-row table:style-name="ro1">
          <table:table-cell office:value-type="string" calcext:value-type="string">
            <text:p>Swimming Pools</text:p>
          </table:table-cell>
          <table:table-cell office:value-type="float" office:value="4.5" calcext:value-type="float">
            <text:p>4.5</text:p>
          </table:table-cell>
          <table:table-cell office:value-type="float" office:value="3.85384615384615" calcext:value-type="float">
            <text:p>3.8538461538</text:p>
          </table:table-cell>
        </table:table-row>
        <table:table-row table:style-name="ro1">
          <table:table-cell office:value-type="string" calcext:value-type="string">
            <text:p>Florists</text:p>
          </table:table-cell>
          <table:table-cell office:value-type="float" office:value="4.5" calcext:value-type="float">
            <text:p>4.5</text:p>
          </table:table-cell>
          <table:table-cell office:value-type="float" office:value="4.03448275862069" calcext:value-type="float">
            <text:p>4.0344827586</text:p>
          </table:table-cell>
        </table:table-row>
        <table:table-row table:style-name="ro1">
          <table:table-cell office:value-type="string" calcext:value-type="string">
            <text:p>Gluten-Free</text:p>
          </table:table-cell>
          <table:table-cell office:value-type="float" office:value="4.51219512195122" calcext:value-type="float">
            <text:p>4.512195122</text:p>
          </table:table-cell>
          <table:table-cell office:value-type="float" office:value="3.8304347826087" calcext:value-type="float">
            <text:p>3.8304347826</text:p>
          </table:table-cell>
        </table:table-row>
        <table:table-row table:style-name="ro1">
          <table:table-cell office:value-type="string" calcext:value-type="string">
            <text:p>Stadiums &amp; Arenas</text:p>
          </table:table-cell>
          <table:table-cell office:value-type="float" office:value="4.52380952380952" calcext:value-type="float">
            <text:p>4.5238095238</text:p>
          </table:table-cell>
          <table:table-cell office:value-type="float" office:value="3.8943661971831" calcext:value-type="float">
            <text:p>3.8943661972</text:p>
          </table:table-cell>
        </table:table-row>
        <table:table-row table:style-name="ro1">
          <table:table-cell office:value-type="string" calcext:value-type="string">
            <text:p>Home Decor</text:p>
          </table:table-cell>
          <table:table-cell office:value-type="float" office:value="4.54166666666667" calcext:value-type="float">
            <text:p>4.5416666667</text:p>
          </table:table-cell>
          <table:table-cell office:value-type="float" office:value="4.02586206896552" calcext:value-type="float">
            <text:p>4.025862069</text:p>
          </table:table-cell>
        </table:table-row>
        <table:table-row table:style-name="ro1">
          <table:table-cell office:value-type="string" calcext:value-type="string">
            <text:p>Women's Clothing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3.76050420168067" calcext:value-type="float">
            <text:p>3.7605042017</text:p>
          </table:table-cell>
        </table:table-row>
        <table:table-row table:style-name="ro1">
          <table:table-cell office:value-type="string" calcext:value-type="string">
            <text:p>Religious Organizations</text:p>
          </table:table-cell>
          <table:table-cell office:value-type="float" office:value="4.55" calcext:value-type="float">
            <text:p>4.55</text:p>
          </table:table-cell>
          <table:table-cell office:value-type="float" office:value="4.38636363636364" calcext:value-type="float">
            <text:p>4.3863636364</text:p>
          </table:table-cell>
        </table:table-row>
        <table:table-row table:style-name="ro1">
          <table:table-cell office:value-type="string" calcext:value-type="string">
            <text:p>Zoos</text:p>
          </table:table-cell>
          <table:table-cell office:value-type="float" office:value="4.55263157894737" calcext:value-type="float">
            <text:p>4.5526315789</text:p>
          </table:table-cell>
          <table:table-cell office:value-type="float" office:value="4.20512820512821" calcext:value-type="float">
            <text:p>4.2051282051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4.55384615384615" calcext:value-type="float">
            <text:p>4.5538461538</text:p>
          </table:table-cell>
          <table:table-cell office:value-type="float" office:value="3.68629908103592" calcext:value-type="float">
            <text:p>3.686299081</text:p>
          </table:table-cell>
        </table:table-row>
        <table:table-row table:style-name="ro1">
          <table:table-cell office:value-type="string" calcext:value-type="string">
            <text:p>Bed &amp; Breakfast</text:p>
          </table:table-cell>
          <table:table-cell office:value-type="float" office:value="4.55714285714286" calcext:value-type="float">
            <text:p>4.5571428571</text:p>
          </table:table-cell>
          <table:table-cell office:value-type="float" office:value="4.15139751552795" calcext:value-type="float">
            <text:p>4.1513975155</text:p>
          </table:table-cell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4.56" calcext:value-type="float">
            <text:p>4.56</text:p>
          </table:table-cell>
          <table:table-cell office:value-type="float" office:value="4.06531531531532" calcext:value-type="float">
            <text:p>4.0653153153</text:p>
          </table:table-cell>
        </table:table-row>
        <table:table-row table:style-name="ro1">
          <table:table-cell office:value-type="string" calcext:value-type="string">
            <text:p>Gas &amp; Service Stations</text:p>
          </table:table-cell>
          <table:table-cell office:value-type="float" office:value="4.56410256410256" calcext:value-type="float">
            <text:p>4.5641025641</text:p>
          </table:table-cell>
          <table:table-cell office:value-type="float" office:value="3.40728476821192" calcext:value-type="float">
            <text:p>3.4072847682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3.95588235294118" calcext:value-type="float">
            <text:p>3.9558823529</text:p>
          </table:table-cell>
        </table:table-row>
        <table:table-row table:style-name="ro1">
          <table:table-cell office:value-type="string" calcext:value-type="string">
            <text:p>Leisure Centers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3.79525862068966" calcext:value-type="float">
            <text:p>3.7952586207</text:p>
          </table:table-cell>
        </table:table-row>
        <table:table-row table:style-name="ro1">
          <table:table-cell office:value-type="string" calcext:value-type="string">
            <text:p>Campgrounds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3.95977011494253" calcext:value-type="float">
            <text:p>3.9597701149</text:p>
          </table:table-cell>
        </table:table-row>
        <table:table-row table:style-name="ro1">
          <table:table-cell office:value-type="string" calcext:value-type="string">
            <text:p>Discount Store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3.72977941176471" calcext:value-type="float">
            <text:p>3.7297794118</text:p>
          </table:table-cell>
        </table:table-row>
        <table:table-row table:style-name="ro1">
          <table:table-cell office:value-type="string" calcext:value-type="string">
            <text:p>Cheese Shops</text:p>
          </table:table-cell>
          <table:table-cell office:value-type="float" office:value="4.58823529411765" calcext:value-type="float">
            <text:p>4.5882352941</text:p>
          </table:table-cell>
          <table:table-cell office:value-type="float" office:value="4.49382716049383" calcext:value-type="float">
            <text:p>4.4938271605</text:p>
          </table:table-cell>
        </table:table-row>
        <table:table-row table:style-name="ro1">
          <table:table-cell office:value-type="string" calcext:value-type="string">
            <text:p>Train Stations</text:p>
          </table:table-cell>
          <table:table-cell office:value-type="float" office:value="4.59090909090909" calcext:value-type="float">
            <text:p>4.5909090909</text:p>
          </table:table-cell>
          <table:table-cell office:value-type="float" office:value="3.31451612903226" calcext:value-type="float">
            <text:p>3.314516129</text:p>
          </table:table-cell>
        </table:table-row>
        <table:table-row table:style-name="ro1">
          <table:table-cell office:value-type="string" calcext:value-type="string">
            <text:p>American (Traditional)</text:p>
          </table:table-cell>
          <table:table-cell office:value-type="float" office:value="4.59294871794872" calcext:value-type="float">
            <text:p>4.5929487179</text:p>
          </table:table-cell>
          <table:table-cell office:value-type="float" office:value="3.31986143187067" calcext:value-type="float">
            <text:p>3.3198614319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4.5952380952381" calcext:value-type="float">
            <text:p>4.5952380952</text:p>
          </table:table-cell>
          <table:table-cell office:value-type="float" office:value="3.7967032967033" calcext:value-type="float">
            <text:p>3.7967032967</text:p>
          </table:table-cell>
        </table:table-row>
        <table:table-row table:style-name="ro1">
          <table:table-cell office:value-type="string" calcext:value-type="string">
            <text:p>Arcades</text:p>
          </table:table-cell>
          <table:table-cell office:value-type="float" office:value="4.6" calcext:value-type="float">
            <text:p>4.6</text:p>
          </table:table-cell>
          <table:table-cell office:value-type="float" office:value="3.55555555555556" calcext:value-type="float">
            <text:p>3.5555555556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float" office:value="4.6" calcext:value-type="float">
            <text:p>4.6</text:p>
          </table:table-cell>
          <table:table-cell office:value-type="float" office:value="4.22794117647059" calcext:value-type="float">
            <text:p>4.2279411765</text:p>
          </table:table-cell>
        </table:table-row>
        <table:table-row table:style-name="ro1">
          <table:table-cell office:value-type="string" calcext:value-type="string">
            <text:p>Vacation Rentals</text:p>
          </table:table-cell>
          <table:table-cell office:value-type="float" office:value="4.61111111111111" calcext:value-type="float">
            <text:p>4.6111111111</text:p>
          </table:table-cell>
          <table:table-cell office:value-type="float" office:value="4.09375" calcext:value-type="float">
            <text:p>4.09375</text:p>
          </table:table-cell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4.61666666666667" calcext:value-type="float">
            <text:p>4.61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est Houses</text:p>
          </table:table-cell>
          <table:table-cell office:value-type="float" office:value="4.62307692307692" calcext:value-type="float">
            <text:p>4.6230769231</text:p>
          </table:table-cell>
          <table:table-cell office:value-type="float" office:value="4.14819004524887" calcext:value-type="float">
            <text:p>4.1481900452</text:p>
          </table:table-cell>
        </table:table-row>
        <table:table-row table:style-name="ro1">
          <table:table-cell office:value-type="string" calcext:value-type="string">
            <text:p>Landmarks &amp; Historical Buildings</text:p>
          </table:table-cell>
          <table:table-cell office:value-type="float" office:value="4.63076923076923" calcext:value-type="float">
            <text:p>4.6307692308</text:p>
          </table:table-cell>
          <table:table-cell office:value-type="float" office:value="4.12837837837838" calcext:value-type="float">
            <text:p>4.1283783784</text:p>
          </table:table-cell>
        </table:table-row>
        <table:table-row table:style-name="ro1">
          <table:table-cell office:value-type="string" calcext:value-type="string">
            <text:p>Health &amp; Medical</text:p>
          </table:table-cell>
          <table:table-cell office:value-type="float" office:value="4.63157894736842" calcext:value-type="float">
            <text:p>4.6315789474</text:p>
          </table:table-cell>
          <table:table-cell office:value-type="float" office:value="4.05084745762712" calcext:value-type="float">
            <text:p>4.0508474576</text:p>
          </table:table-cell>
        </table:table-row>
        <table:table-row table:style-name="ro1">
          <table:table-cell office:value-type="string" calcext:value-type="string">
            <text:p>Cosmetics &amp; Beauty Supply</text:p>
          </table:table-cell>
          <table:table-cell office:value-type="float" office:value="4.66037735849057" calcext:value-type="float">
            <text:p>4.6603773585</text:p>
          </table:table-cell>
          <table:table-cell office:value-type="float" office:value="3.75189393939394" calcext:value-type="float">
            <text:p>3.7518939394</text:p>
          </table:table-cell>
        </table:table-row>
        <table:table-row table:style-name="ro1">
          <table:table-cell office:value-type="string" calcext:value-type="string">
            <text:p>Hardware Store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87931034482759" calcext:value-type="float">
            <text:p>3.8793103448</text:p>
          </table:table-cell>
        </table:table-row>
        <table:table-row table:style-name="ro1">
          <table:table-cell office:value-type="string" calcext:value-type="string">
            <text:p>Flowers &amp; Gift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88297872340426" calcext:value-type="float">
            <text:p>3.8829787234</text:p>
          </table:table-cell>
        </table:table-row>
        <table:table-row table:style-name="ro1">
          <table:table-cell office:value-type="string" calcext:value-type="string">
            <text:p>Internet Cafe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04285714285714" calcext:value-type="float">
            <text:p>4.0428571429</text:p>
          </table:table-cell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10493827160494" calcext:value-type="float">
            <text:p>4.1049382716</text:p>
          </table:table-cell>
        </table:table-row>
        <table:table-row table:style-name="ro1">
          <table:table-cell office:value-type="string" calcext:value-type="string">
            <text:p>Art School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4.67326732673267" calcext:value-type="float">
            <text:p>4.6732673267</text:p>
          </table:table-cell>
          <table:table-cell office:value-type="float" office:value="3.68013468013468" calcext:value-type="float">
            <text:p>3.6801346801</text:p>
          </table:table-cell>
        </table:table-row>
        <table:table-row table:style-name="ro1">
          <table:table-cell office:value-type="string" calcext:value-type="string">
            <text:p>Chocolatiers &amp; Shops</text:p>
          </table:table-cell>
          <table:table-cell office:value-type="float" office:value="4.67532467532468" calcext:value-type="float">
            <text:p>4.6753246753</text:p>
          </table:table-cell>
          <table:table-cell office:value-type="float" office:value="4.1787072243346" calcext:value-type="float">
            <text:p>4.1787072243</text:p>
          </table:table-cell>
        </table:table-row>
        <table:table-row table:style-name="ro1">
          <table:table-cell office:value-type="string" calcext:value-type="string">
            <text:p>Colleges &amp; Universities</text:p>
          </table:table-cell>
          <table:table-cell office:value-type="float" office:value="4.67567567567568" calcext:value-type="float">
            <text:p>4.6756756757</text:p>
          </table:table-cell>
          <table:table-cell office:value-type="float" office:value="4.05673758865248" calcext:value-type="float">
            <text:p>4.0567375887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4.68918918918919" calcext:value-type="float">
            <text:p>4.6891891892</text:p>
          </table:table-cell>
          <table:table-cell office:value-type="float" office:value="4.16831683168317" calcext:value-type="float">
            <text:p>4.1683168317</text:p>
          </table:table-cell>
        </table:table-row>
        <table:table-row table:style-name="ro1">
          <table:table-cell office:value-type="string" calcext:value-type="string">
            <text:p>Nurseries &amp; Gardening</text:p>
          </table:table-cell>
          <table:table-cell office:value-type="float" office:value="4.70149253731343" calcext:value-type="float">
            <text:p>4.7014925373</text:p>
          </table:table-cell>
          <table:table-cell office:value-type="float" office:value="3.98711340206186" calcext:value-type="float">
            <text:p>3.9871134021</text:p>
          </table:table-cell>
        </table:table-row>
        <table:table-row table:style-name="ro1">
          <table:table-cell office:value-type="string" calcext:value-type="string">
            <text:p>Elementary Schools</text:p>
          </table:table-cell>
          <table:table-cell office:value-type="float" office:value="4.70454545454545" calcext:value-type="float">
            <text:p>4.7045454545</text:p>
          </table:table-cell>
          <table:table-cell office:value-type="float" office:value="4.46428571428571" calcext:value-type="float">
            <text:p>4.4642857143</text:p>
          </table:table-cell>
        </table:table-row>
        <table:table-row table:style-name="ro1">
          <table:table-cell office:value-type="string" calcext:value-type="string">
            <text:p>Men's Clothing</text:p>
          </table:table-cell>
          <table:table-cell office:value-type="float" office:value="4.71428571428571" calcext:value-type="float">
            <text:p>4.7142857143</text:p>
          </table:table-cell>
          <table:table-cell office:value-type="float" office:value="3.70714285714286" calcext:value-type="float">
            <text:p>3.7071428571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4.71717171717172" calcext:value-type="float">
            <text:p>4.7171717172</text:p>
          </table:table-cell>
          <table:table-cell office:value-type="float" office:value="4.14673913043478" calcext:value-type="float">
            <text:p>4.1467391304</text:p>
          </table:table-cell>
        </table:table-row>
        <table:table-row table:style-name="ro1">
          <table:table-cell office:value-type="string" calcext:value-type="string">
            <text:p>Child Care &amp; Day Care</text:p>
          </table:table-cell>
          <table:table-cell office:value-type="float" office:value="4.72093023255814" calcext:value-type="float">
            <text:p>4.7209302326</text:p>
          </table:table-cell>
          <table:table-cell office:value-type="float" office:value="4.2311320754717" calcext:value-type="float">
            <text:p>4.2311320755</text:p>
          </table:table-cell>
        </table:table-row>
        <table:table-row table:style-name="ro1">
          <table:table-cell office:value-type="string" calcext:value-type="string">
            <text:p>Community Service/Non-Profit</text:p>
          </table:table-cell>
          <table:table-cell office:value-type="float" office:value="4.72727272727273" calcext:value-type="float">
            <text:p>4.7272727273</text:p>
          </table:table-cell>
          <table:table-cell office:value-type="float" office:value="4.29197080291971" calcext:value-type="float">
            <text:p>4.2919708029</text:p>
          </table:table-cell>
        </table:table-row>
        <table:table-row table:style-name="ro1">
          <table:table-cell office:value-type="string" calcext:value-type="string">
            <text:p>Kids Activities</text:p>
          </table:table-cell>
          <table:table-cell office:value-type="float" office:value="4.72857142857143" calcext:value-type="float">
            <text:p>4.7285714286</text:p>
          </table:table-cell>
          <table:table-cell office:value-type="float" office:value="4.0814606741573" calcext:value-type="float">
            <text:p>4.0814606742</text:p>
          </table:table-cell>
        </table:table-row>
        <table:table-row table:style-name="ro1">
          <table:table-cell office:value-type="string" calcext:value-type="string">
            <text:p>Toy Stores</text:p>
          </table:table-cell>
          <table:table-cell office:value-type="float" office:value="4.75" calcext:value-type="float">
            <text:p>4.75</text:p>
          </table:table-cell>
          <table:table-cell office:value-type="float" office:value="3.80508474576271" calcext:value-type="float">
            <text:p>3.8050847458</text:p>
          </table:table-cell>
        </table:table-row>
        <table:table-row table:style-name="ro1">
          <table:table-cell office:value-type="string" calcext:value-type="string">
            <text:p>Preschools</text:p>
          </table:table-cell>
          <table:table-cell office:value-type="float" office:value="4.76595744680851" calcext:value-type="float">
            <text:p>4.7659574468</text:p>
          </table:table-cell>
          <table:table-cell office:value-type="float" office:value="4.19421487603306" calcext:value-type="float">
            <text:p>4.194214876</text:p>
          </table:table-cell>
        </table:table-row>
        <table:table-row table:style-name="ro1">
          <table:table-cell office:value-type="string" calcext:value-type="string">
            <text:p>Cultural Center</text:p>
          </table:table-cell>
          <table:table-cell office:value-type="float" office:value="4.8" calcext:value-type="float">
            <text:p>4.8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Hospitals</text:p>
          </table:table-cell>
          <table:table-cell office:value-type="float" office:value="4.81395348837209" calcext:value-type="float">
            <text:p>4.8139534884</text:p>
          </table:table-cell>
          <table:table-cell office:value-type="float" office:value="3.88855421686747" calcext:value-type="float">
            <text:p>3.8885542169</text:p>
          </table:table-cell>
        </table:table-row>
        <table:table-row table:style-name="ro1">
          <table:table-cell office:value-type="string" calcext:value-type="string">
            <text:p>Tobacco Shops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3.4375" calcext:value-type="float">
            <text:p>3.4375</text:p>
          </table:table-cell>
        </table:table-row>
        <table:table-row table:style-name="ro1">
          <table:table-cell office:value-type="string" calcext:value-type="string">
            <text:p>Wedding Planning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4.27777777777778" calcext:value-type="float">
            <text:p>4.2777777778</text:p>
          </table:table-cell>
        </table:table-row>
        <table:table-row table:style-name="ro1">
          <table:table-cell office:value-type="string" calcext:value-type="string">
            <text:p>Drugstores</text:p>
          </table:table-cell>
          <table:table-cell office:value-type="float" office:value="4.85365853658537" calcext:value-type="float">
            <text:p>4.8536585366</text:p>
          </table:table-cell>
          <table:table-cell office:value-type="float" office:value="3.8179419525066" calcext:value-type="float">
            <text:p>3.8179419525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3.65165876777251" calcext:value-type="float">
            <text:p>3.6516587678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4.86802030456853" calcext:value-type="float">
            <text:p>4.8680203046</text:p>
          </table:table-cell>
          <table:table-cell office:value-type="float" office:value="3.78915662650602" calcext:value-type="float">
            <text:p>3.7891566265</text:p>
          </table:table-cell>
        </table:table-row>
        <table:table-row table:style-name="ro1">
          <table:table-cell office:value-type="string" calcext:value-type="string">
            <text:p>Children's Clothing</text:p>
          </table:table-cell>
          <table:table-cell office:value-type="float" office:value="4.90909090909091" calcext:value-type="float">
            <text:p>4.9090909091</text:p>
          </table:table-cell>
          <table:table-cell office:value-type="float" office:value="3.90816326530612" calcext:value-type="float">
            <text:p>3.9081632653</text:p>
          </table:table-cell>
        </table:table-row>
        <table:table-row table:style-name="ro1">
          <table:table-cell office:value-type="string" calcext:value-type="string">
            <text:p>Middle Schools &amp; High Schools</text:p>
          </table:table-cell>
          <table:table-cell office:value-type="float" office:value="4.93333333333333" calcext:value-type="float">
            <text:p>4.9333333333</text:p>
          </table:table-cell>
          <table:table-cell office:value-type="float" office:value="4.14893617021277" calcext:value-type="float">
            <text:p>4.1489361702</text:p>
          </table:table-cell>
        </table:table-row>
        <table:table-row table:style-name="ro1">
          <table:table-cell office:value-type="string" calcext:value-type="string">
            <text:p>Bingo Halls</text:p>
          </table:table-cell>
          <table:table-cell office:value-type="float" office:value="5" calcext:value-type="float">
            <text:p>5</text:p>
          </table:table-cell>
          <table:table-cell office:value-type="float" office:value="3.46341463414634" calcext:value-type="float">
            <text:p>3.4634146341</text:p>
          </table:table-cell>
        </table:table-row>
        <table:table-row table:style-name="ro1">
          <table:table-cell office:value-type="string" calcext:value-type="string">
            <text:p>Champagne Bars</text:p>
          </table:table-cell>
          <table:table-cell office:value-type="float" office:value="5" calcext:value-type="float">
            <text:p>5</text:p>
          </table:table-cell>
          <table:table-cell office:value-type="float" office:value="3.7741935483871" calcext:value-type="float">
            <text:p>3.7741935484</text:p>
          </table:table-cell>
        </table:table-row>
        <table:table-row table:style-name="ro1">
          <table:table-cell office:value-type="string" calcext:value-type="string">
            <text:p>Car Dealers</text:p>
          </table:table-cell>
          <table:table-cell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Aquariums</text:p>
          </table:table-cell>
          <table:table-cell/>
          <table:table-cell office:value-type="float" office:value="3.36363636363636" calcext:value-type="float">
            <text:p>3.3636363636</text:p>
          </table:table-cell>
        </table:table-row>
        <table:table-row table:style-name="ro1">
          <table:table-cell office:value-type="string" calcext:value-type="string">
            <text:p>Public Transportation</text:p>
          </table:table-cell>
          <table:table-cell/>
          <table:table-cell office:value-type="float" office:value="3.38461538461538" calcext:value-type="float">
            <text:p>3.3846153846</text:p>
          </table:table-cell>
        </table:table-row>
        <table:table-row table:style-name="ro1">
          <table:table-cell office:value-type="string" calcext:value-type="string">
            <text:p>Kosher</text:p>
          </table:table-cell>
          <table:table-cell/>
          <table:table-cell office:value-type="float" office:value="3.42857142857143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Cafeteria</text:p>
          </table:table-cell>
          <table:table-cell/>
          <table:table-cell office:value-type="float" office:value="3.45454545454545" calcext:value-type="float">
            <text:p>3.4545454545</text:p>
          </table:table-cell>
        </table:table-row>
        <table:table-row table:style-name="ro1">
          <table:table-cell office:value-type="string" calcext:value-type="string">
            <text:p>Sports Wear</text:p>
          </table:table-cell>
          <table:table-cell/>
          <table:table-cell office:value-type="float" office:value="3.47222222222222" calcext:value-type="float">
            <text:p>3.4722222222</text:p>
          </table:table-cell>
        </table:table-row>
        <table:table-row table:style-name="ro1">
          <table:table-cell office:value-type="string" calcext:value-type="string">
            <text:p>Casinos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ideos &amp; Video Game Rental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irports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eer Gardens</text:p>
          </table:table-cell>
          <table:table-cell/>
          <table:table-cell office:value-type="float" office:value="3.52631578947368" calcext:value-type="float">
            <text:p>3.5263157895</text:p>
          </table:table-cell>
        </table:table-row>
        <table:table-row table:style-name="ro1">
          <table:table-cell office:value-type="string" calcext:value-type="string">
            <text:p>IT Services &amp; Computer Repair</text:p>
          </table:table-cell>
          <table:table-cell/>
          <table:table-cell office:value-type="float" office:value="3.54166666666667" calcext:value-type="float">
            <text:p>3.5416666667</text:p>
          </table:table-cell>
        </table:table-row>
        <table:table-row table:style-name="ro1">
          <table:table-cell office:value-type="string" calcext:value-type="string">
            <text:p>Auto Parts &amp; Supplies</text:p>
          </table:table-cell>
          <table:table-cell/>
          <table:table-cell office:value-type="float" office:value="3.59259259259259" calcext:value-type="float">
            <text:p>3.5925925926</text:p>
          </table:table-cell>
        </table:table-row>
        <table:table-row table:style-name="ro1">
          <table:table-cell office:value-type="string" calcext:value-type="string">
            <text:p>Sporting Goods</text:p>
          </table:table-cell>
          <table:table-cell/>
          <table:table-cell office:value-type="float" office:value="3.60869565217391" calcext:value-type="float">
            <text:p>3.6086956522</text:p>
          </table:table-cell>
        </table:table-row>
        <table:table-row table:style-name="ro1">
          <table:table-cell office:value-type="string" calcext:value-type="string">
            <text:p>Outdoor Gear</text:p>
          </table:table-cell>
          <table:table-cell/>
          <table:table-cell office:value-type="float" office:value="3.61111111111111" calcext:value-type="float">
            <text:p>3.6111111111</text:p>
          </table:table-cell>
        </table:table-row>
        <table:table-row table:style-name="ro1">
          <table:table-cell office:value-type="string" calcext:value-type="string">
            <text:p>Professional Sports Teams</text:p>
          </table:table-cell>
          <table:table-cell/>
          <table:table-cell office:value-type="float" office:value="3.63636363636364" calcext:value-type="float">
            <text:p>3.6363636364</text:p>
          </table:table-cell>
        </table:table-row>
        <table:table-row table:style-name="ro1">
          <table:table-cell office:value-type="string" calcext:value-type="string">
            <text:p>Adult Entertainment</text:p>
          </table:table-cell>
          <table:table-cell/>
          <table:table-cell office:value-type="float" office:value="3.63888888888889" calcext:value-type="float">
            <text:p>3.6388888889</text:p>
          </table:table-cell>
        </table:table-row>
        <table:table-row table:style-name="ro1">
          <table:table-cell office:value-type="string" calcext:value-type="string">
            <text:p>Do-It-Yourself Food</text:p>
          </table:table-cell>
          <table:table-cell/>
          <table:table-cell office:value-type="float" office:value="3.64285714285714" calcext:value-type="float">
            <text:p>3.6428571429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/>
          <table:table-cell office:value-type="float" office:value="3.64705882352941" calcext:value-type="float">
            <text:p>3.6470588235</text:p>
          </table:table-cell>
        </table:table-row>
        <table:table-row table:style-name="ro1">
          <table:table-cell office:value-type="string" calcext:value-type="string">
            <text:p>Public Services &amp; Government</text:p>
          </table:table-cell>
          <table:table-cell/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zechuan</text:p>
          </table:table-cell>
          <table:table-cell/>
          <table:table-cell office:value-type="float" office:value="3.65625" calcext:value-type="float">
            <text:p>3.65625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/>
          <table:table-cell office:value-type="float" office:value="3.68181818181818" calcext:value-type="float">
            <text:p>3.6818181818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/>
          <table:table-cell office:value-type="float" office:value="3.6875" calcext:value-type="float">
            <text:p>3.6875</text:p>
          </table:table-cell>
        </table:table-row>
        <table:table-row table:style-name="ro1">
          <table:table-cell office:value-type="string" calcext:value-type="string">
            <text:p>Irish Pub</text:p>
          </table:table-cell>
          <table:table-cell/>
          <table:table-cell office:value-type="float" office:value="3.70588235294118" calcext:value-type="float">
            <text:p>3.7058823529</text:p>
          </table:table-cell>
        </table:table-row>
        <table:table-row table:style-name="ro1">
          <table:table-cell office:value-type="string" calcext:value-type="string">
            <text:p>Noodles</text:p>
          </table:table-cell>
          <table:table-cell/>
          <table:table-cell office:value-type="float" office:value="3.71428571428571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Shoe Stores</text:p>
          </table:table-cell>
          <table:table-cell/>
          <table:table-cell office:value-type="float" office:value="3.72222222222222" calcext:value-type="float">
            <text:p>3.7222222222</text:p>
          </table:table-cell>
        </table:table-row>
        <table:table-row table:style-name="ro1">
          <table:table-cell office:value-type="string" calcext:value-type="string">
            <text:p>Cards &amp; Stationery</text:p>
          </table:table-cell>
          <table:table-cell/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anks &amp; Credit Unions</text:p>
          </table:table-cell>
          <table:table-cell/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/>
          <table:table-cell office:value-type="float" office:value="3.78125" calcext:value-type="float">
            <text:p>3.78125</text:p>
          </table:table-cell>
        </table:table-row>
        <table:table-row table:style-name="ro1">
          <table:table-cell office:value-type="string" calcext:value-type="string">
            <text:p>Skating Rinks</text:p>
          </table:table-cell>
          <table:table-cell/>
          <table:table-cell office:value-type="float" office:value="3.78571428571429" calcext:value-type="float">
            <text:p>3.7857142857</text:p>
          </table:table-cell>
        </table:table-row>
        <table:table-row table:style-name="ro1">
          <table:table-cell office:value-type="string" calcext:value-type="string">
            <text:p>Eyewear &amp; Opticians</text:p>
          </table:table-cell>
          <table:table-cell/>
          <table:table-cell office:value-type="float" office:value="3.79166666666667" calcext:value-type="float">
            <text:p>3.7916666667</text:p>
          </table:table-cell>
        </table:table-row>
        <table:table-row table:style-name="ro1">
          <table:table-cell office:value-type="string" calcext:value-type="string">
            <text:p>Baby Gear &amp; Furniture</text:p>
          </table:table-cell>
          <table:table-cell/>
          <table:table-cell office:value-type="float" office:value="3.80769230769231" calcext:value-type="float">
            <text:p>3.8076923077</text:p>
          </table:table-cell>
        </table:table-row>
        <table:table-row table:style-name="ro1">
          <table:table-cell office:value-type="string" calcext:value-type="string">
            <text:p>Accessories</text:p>
          </table:table-cell>
          <table:table-cell/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Outlet Stores</text:p>
          </table:table-cell>
          <table:table-cell/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Comedy Clubs</text:p>
          </table:table-cell>
          <table:table-cell/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Wholesale Stores</text:p>
          </table:table-cell>
          <table:table-cell/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Cuban</text:p>
          </table:table-cell>
          <table:table-cell/>
          <table:table-cell office:value-type="float" office:value="3.85714285714286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Peruvian</text:p>
          </table:table-cell>
          <table:table-cell/>
          <table:table-cell office:value-type="float" office:value="3.85714285714286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Auto Repair</text:p>
          </table:table-cell>
          <table:table-cell/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Books, Mags, Music &amp; Video</text:p>
          </table:table-cell>
          <table:table-cell/>
          <table:table-cell office:value-type="float" office:value="3.86842105263158" calcext:value-type="float">
            <text:p>3.8684210526</text:p>
          </table:table-cell>
        </table:table-row>
        <table:table-row table:style-name="ro1">
          <table:table-cell office:value-type="string" calcext:value-type="string">
            <text:p>Taxis</text:p>
          </table:table-cell>
          <table:table-cell/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ingerie</text:p>
          </table:table-cell>
          <table:table-cell/>
          <table:table-cell office:value-type="float" office:value="3.90740740740741" calcext:value-type="float">
            <text:p>3.9074074074</text:p>
          </table:table-cell>
        </table:table-row>
        <table:table-row table:style-name="ro1">
          <table:table-cell office:value-type="string" calcext:value-type="string">
            <text:p>Appliances</text:p>
          </table:table-cell>
          <table:table-cell/>
          <table:table-cell office:value-type="float" office:value="3.90909090909091" calcext:value-type="float">
            <text:p>3.9090909091</text:p>
          </table:table-cell>
        </table:table-row>
        <table:table-row table:style-name="ro1">
          <table:table-cell office:value-type="string" calcext:value-type="string">
            <text:p>Ramen</text:p>
          </table:table-cell>
          <table:table-cell/>
          <table:table-cell office:value-type="float" office:value="3.92307692307692" calcext:value-type="float">
            <text:p>3.9230769231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/>
          <table:table-cell office:value-type="float" office:value="3.92857142857143" calcext:value-type="float">
            <text:p>3.9285714286</text:p>
          </table:table-cell>
        </table:table-row>
        <table:table-row table:style-name="ro1">
          <table:table-cell office:value-type="string" calcext:value-type="string">
            <text:p>Wineries</text:p>
          </table:table-cell>
          <table:table-cell/>
          <table:table-cell office:value-type="float" office:value="3.92857142857143" calcext:value-type="float">
            <text:p>3.9285714286</text:p>
          </table:table-cell>
        </table:table-row>
        <table:table-row table:style-name="ro1">
          <table:table-cell office:value-type="string" calcext:value-type="string">
            <text:p>Music &amp; DVDs</text:p>
          </table:table-cell>
          <table:table-cell/>
          <table:table-cell office:value-type="float" office:value="3.93055555555556" calcext:value-type="float">
            <text:p>3.9305555556</text:p>
          </table:table-cell>
        </table:table-row>
        <table:table-row table:style-name="ro1">
          <table:table-cell office:value-type="string" calcext:value-type="string">
            <text:p>Adult Education</text:p>
          </table:table-cell>
          <table:table-cell/>
          <table:table-cell office:value-type="float" office:value="3.9375" calcext:value-type="float">
            <text:p>3.9375</text:p>
          </table:table-cell>
        </table:table-row>
        <table:table-row table:style-name="ro1">
          <table:table-cell office:value-type="string" calcext:value-type="string">
            <text:p>Food Stands</text:p>
          </table:table-cell>
          <table:table-cell/>
          <table:table-cell office:value-type="float" office:value="3.94736842105263" calcext:value-type="float">
            <text:p>3.9473684211</text:p>
          </table:table-cell>
        </table:table-row>
        <table:table-row table:style-name="ro1">
          <table:table-cell office:value-type="string" calcext:value-type="string">
            <text:p>Kitchen &amp; Bath</text:p>
          </table:table-cell>
          <table:table-cell/>
          <table:table-cell office:value-type="float" office:value="3.94871794871795" calcext:value-type="float">
            <text:p>3.9487179487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/>
          <table:table-cell office:value-type="float" office:value="3.95454545454545" calcext:value-type="float">
            <text:p>3.9545454545</text:p>
          </table:table-cell>
        </table:table-row>
        <table:table-row table:style-name="ro1">
          <table:table-cell office:value-type="string" calcext:value-type="string">
            <text:p>Professional Services</text:p>
          </table:table-cell>
          <table:table-cell/>
          <table:table-cell office:value-type="float" office:value="3.97222222222222" calcext:value-type="float">
            <text:p>3.972222222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Office Equipment</text:p>
          </table:table-cell>
          <table:table-cell/>
          <table:table-cell office:value-type="float" office:value="3.97727272727273" calcext:value-type="float">
            <text:p>3.9772727273</text:p>
          </table:table-cell>
        </table:table-row>
        <table:table-row table:style-name="ro1">
          <table:table-cell office:value-type="string" calcext:value-type="string">
            <text:p>Donut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iqu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ir Salon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r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vel Servic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ding Suppli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seback Rid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ift Stor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bble Tea</text:p>
          </table:table-cell>
          <table:table-cell/>
          <table:table-cell office:value-type="float" office:value="4.02083333333333" calcext:value-type="float">
            <text:p>4.0208333333</text:p>
          </table:table-cell>
        </table:table-row>
        <table:table-row table:style-name="ro1">
          <table:table-cell office:value-type="string" calcext:value-type="string">
            <text:p>Falafel</text:p>
          </table:table-cell>
          <table:table-cell/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Persian/Iranian</text:p>
          </table:table-cell>
          <table:table-cell/>
          <table:table-cell office:value-type="float" office:value="4.02597402597403" calcext:value-type="float">
            <text:p>4.025974026</text:p>
          </table:table-cell>
        </table:table-row>
        <table:table-row table:style-name="ro1">
          <table:table-cell office:value-type="string" calcext:value-type="string">
            <text:p>Afghan</text:p>
          </table:table-cell>
          <table:table-cell/>
          <table:table-cell office:value-type="float" office:value="4.02631578947368" calcext:value-type="float">
            <text:p>4.0263157895</text:p>
          </table:table-cell>
        </table:table-row>
        <table:table-row table:style-name="ro1">
          <table:table-cell office:value-type="string" calcext:value-type="string">
            <text:p>Go Karts</text:p>
          </table:table-cell>
          <table:table-cell/>
          <table:table-cell office:value-type="float" office:value="4.03125" calcext:value-type="float">
            <text:p>4.03125</text:p>
          </table:table-cell>
        </table:table-row>
        <table:table-row table:style-name="ro1">
          <table:table-cell office:value-type="string" calcext:value-type="string">
            <text:p>Botanical Gardens</text:p>
          </table:table-cell>
          <table:table-cell/>
          <table:table-cell office:value-type="float" office:value="4.03846153846154" calcext:value-type="float">
            <text:p>4.0384615385</text:p>
          </table:table-cell>
        </table:table-row>
        <table:table-row table:style-name="ro1">
          <table:table-cell office:value-type="string" calcext:value-type="string">
            <text:p>Scandinavian</text:p>
          </table:table-cell>
          <table:table-cell/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Party &amp; Event Planning</text:p>
          </table:table-cell>
          <table:table-cell/>
          <table:table-cell office:value-type="float" office:value="4.10416666666667" calcext:value-type="float">
            <text:p>4.1041666667</text:p>
          </table:table-cell>
        </table:table-row>
        <table:table-row table:style-name="ro1">
          <table:table-cell office:value-type="string" calcext:value-type="string">
            <text:p>Scottish</text:p>
          </table:table-cell>
          <table:table-cell/>
          <table:table-cell office:value-type="float" office:value="4.1046511627907" calcext:value-type="float">
            <text:p>4.1046511628</text:p>
          </table:table-cell>
        </table:table-row>
        <table:table-row table:style-name="ro1">
          <table:table-cell office:value-type="string" calcext:value-type="string">
            <text:p>Pet Stores</text:p>
          </table:table-cell>
          <table:table-cell/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/>
          <table:table-cell office:value-type="float" office:value="4.15625" calcext:value-type="float">
            <text:p>4.15625</text:p>
          </table:table-cell>
        </table:table-row>
        <table:table-row table:style-name="ro1">
          <table:table-cell office:value-type="string" calcext:value-type="string">
            <text:p>Mass Media</text:p>
          </table:table-cell>
          <table:table-cell/>
          <table:table-cell office:value-type="float" office:value="4.18181818181818" calcext:value-type="float">
            <text:p>4.1818181818</text:p>
          </table:table-cell>
        </table:table-row>
        <table:table-row table:style-name="ro1">
          <table:table-cell office:value-type="string" calcext:value-type="string">
            <text:p>Coffee &amp; Tea Supplies</text:p>
          </table:table-cell>
          <table:table-cell/>
          <table:table-cell office:value-type="float" office:value="4.18181818181818" calcext:value-type="float">
            <text:p>4.1818181818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/>
          <table:table-cell office:value-type="float" office:value="4.19047619047619" calcext:value-type="float">
            <text:p>4.1904761905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/>
          <table:table-cell office:value-type="float" office:value="4.20588235294118" calcext:value-type="float">
            <text:p>4.2058823529</text:p>
          </table:table-cell>
        </table:table-row>
        <table:table-row table:style-name="ro1">
          <table:table-cell office:value-type="string" calcext:value-type="string">
            <text:p>Food Trucks</text:p>
          </table:table-cell>
          <table:table-cell/>
          <table:table-cell office:value-type="float" office:value="4.21052631578947" calcext:value-type="float">
            <text:p>4.2105263158</text:p>
          </table:table-cell>
        </table:table-row>
        <table:table-row table:style-name="ro1">
          <table:table-cell office:value-type="string" calcext:value-type="string">
            <text:p>Recreation Centers</text:p>
          </table:table-cell>
          <table:table-cell/>
          <table:table-cell office:value-type="float" office:value="4.21739130434783" calcext:value-type="float">
            <text:p>4.2173913043</text:p>
          </table:table-cell>
        </table:table-row>
        <table:table-row table:style-name="ro1">
          <table:table-cell office:value-type="string" calcext:value-type="string">
            <text:p>Soul Food</text:p>
          </table:table-cell>
          <table:table-cell/>
          <table:table-cell office:value-type="float" office:value="4.23076923076923" calcext:value-type="float">
            <text:p>4.2307692308</text:p>
          </table:table-cell>
        </table:table-row>
        <table:table-row table:style-name="ro1">
          <table:table-cell office:value-type="string" calcext:value-type="string">
            <text:p>Local Services</text:p>
          </table:table-cell>
          <table:table-cell/>
          <table:table-cell office:value-type="float" office:value="4.23076923076923" calcext:value-type="float">
            <text:p>4.2307692308</text:p>
          </table:table-cell>
        </table:table-row>
        <table:table-row table:style-name="ro1">
          <table:table-cell office:value-type="string" calcext:value-type="string">
            <text:p>Trainers</text:p>
          </table:table-cell>
          <table:table-cell/>
          <table:table-cell office:value-type="float" office:value="4.26086956521739" calcext:value-type="float">
            <text:p>4.2608695652</text:p>
          </table:table-cell>
        </table:table-row>
        <table:table-row table:style-name="ro1">
          <table:table-cell office:value-type="string" calcext:value-type="string">
            <text:p>Cupcakes</text:p>
          </table:table-cell>
          <table:table-cell/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Retirement Homes</text:p>
          </table:table-cell>
          <table:table-cell/>
          <table:table-cell office:value-type="float" office:value="4.28571428571429" calcext:value-type="float">
            <text:p>4.2857142857</text:p>
          </table:table-cell>
        </table:table-row>
        <table:table-row table:style-name="ro1">
          <table:table-cell office:value-type="string" calcext:value-type="string">
            <text:p>Tennis</text:p>
          </table:table-cell>
          <table:table-cell/>
          <table:table-cell office:value-type="float" office:value="4.31578947368421" calcext:value-type="float">
            <text:p>4.3157894737</text:p>
          </table:table-cell>
        </table:table-row>
        <table:table-row table:style-name="ro1">
          <table:table-cell office:value-type="string" calcext:value-type="string">
            <text:p>Used, Vintage &amp; Consignment</text:p>
          </table:table-cell>
          <table:table-cell/>
          <table:table-cell office:value-type="float" office:value="4.31818181818182" calcext:value-type="float">
            <text:p>4.3181818182</text:p>
          </table:table-cell>
        </table:table-row>
        <table:table-row table:style-name="ro1">
          <table:table-cell office:value-type="string" calcext:value-type="string">
            <text:p>Arabian</text:p>
          </table:table-cell>
          <table:table-cell/>
          <table:table-cell office:value-type="float" office:value="4.32352941176471" calcext:value-type="float">
            <text:p>4.3235294118</text:p>
          </table:table-cell>
        </table:table-row>
        <table:table-row table:style-name="ro1">
          <table:table-cell office:value-type="string" calcext:value-type="string">
            <text:p>Beaches</text:p>
          </table:table-cell>
          <table:table-cell/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Castles</text:p>
          </table:table-cell>
          <table:table-cell/>
          <table:table-cell office:value-type="float" office:value="4.36111111111111" calcext:value-type="float">
            <text:p>4.3611111111</text:p>
          </table:table-cell>
        </table:table-row>
        <table:table-row table:style-name="ro1">
          <table:table-cell office:value-type="string" calcext:value-type="string">
            <text:p>Bikes</text:p>
          </table:table-cell>
          <table:table-cell/>
          <table:table-cell office:value-type="float" office:value="4.51666666666667" calcext:value-type="float">
            <text:p>4.5166666667</text:p>
          </table:table-cell>
        </table:table-row>
        <table:table-row table:style-name="ro1">
          <table:table-cell office:value-type="string" calcext:value-type="string">
            <text:p>Herbs &amp; Spices</text:p>
          </table:table-cell>
          <table:table-cell/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Cooking Schools</text:p>
          </table:table-cell>
          <table:table-cell/>
          <table:table-cell office:value-type="float" office:value="4.7" calcext:value-type="float">
            <text:p>4.7</text:p>
          </table:table-cell>
        </table:table-row>
      </table:table>
      <table:table table:name="cat stats for h&amp;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atings avg</text:p>
          </table:table-cell>
          <table:table-cell office:value-type="string" calcext:value-type="string">
            <text:p>ratings std</text:p>
          </table:table-cell>
          <table:table-cell office:value-type="string" calcext:value-type="string">
            <text:p>hygiene avg</text:p>
          </table:table-cell>
          <table:table-cell office:value-type="string" calcext:value-type="string">
            <text:p>hygiene std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Std-error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Community Service/Non-Profit</text:p>
          </table:table-cell>
          <table:table-cell office:value-type="float" office:value="4.13636363636364" calcext:value-type="float">
            <text:p>4.1363636364</text:p>
          </table:table-cell>
          <table:table-cell office:value-type="float" office:value="0.835053321403356" calcext:value-type="float">
            <text:p>0.8350533214</text:p>
          </table:table-cell>
          <table:table-cell office:value-type="float" office:value="4.72727272727273" calcext:value-type="float">
            <text:p>4.7272727273</text:p>
          </table:table-cell>
          <table:table-cell office:value-type="float" office:value="0.537825434827238" calcext:value-type="float">
            <text:p>0.5378254348</text:p>
          </table:table-cell>
          <table:table-cell office:value-type="float" office:value="-0.195518575147" calcext:value-type="float">
            <text:p>-0.1955185751</text:p>
          </table:table-cell>
          <table:table-cell office:value-type="float" office:value="0.0974627494157582" calcext:value-type="float">
            <text:p>0.09746274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rasseries</text:p>
          </table:table-cell>
          <table:table-cell office:value-type="float" office:value="3.91489361702128" calcext:value-type="float">
            <text:p>3.914893617</text:p>
          </table:table-cell>
          <table:table-cell office:value-type="float" office:value="0.724342320448902" calcext:value-type="float">
            <text:p>0.7243423204</text:p>
          </table:table-cell>
          <table:table-cell office:value-type="float" office:value="4.38297872340426" calcext:value-type="float">
            <text:p>4.3829787234</text:p>
          </table:table-cell>
          <table:table-cell office:value-type="float" office:value="0.839280124396426" calcext:value-type="float">
            <text:p>0.8392801244</text:p>
          </table:table-cell>
          <table:table-cell office:value-type="float" office:value="-0.243873600423712" calcext:value-type="float">
            <text:p>-0.2438736004</text:p>
          </table:table-cell>
          <table:table-cell office:value-type="float" office:value="0.167510543390598" calcext:value-type="float">
            <text:p>0.16751054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3.9375" calcext:value-type="float">
            <text:p>3.9375</text:p>
          </table:table-cell>
          <table:table-cell office:value-type="float" office:value="0.830568329519011" calcext:value-type="float">
            <text:p>0.8305683295</text:p>
          </table:table-cell>
          <table:table-cell office:value-type="float" office:value="4.425" calcext:value-type="float">
            <text:p>4.425</text:p>
          </table:table-cell>
          <table:table-cell office:value-type="float" office:value="0.918898797474455" calcext:value-type="float">
            <text:p>0.9188987975</text:p>
          </table:table-cell>
          <table:table-cell office:value-type="float" office:value="-0.0962221006359905" calcext:value-type="float">
            <text:p>-0.0962221006</text:p>
          </table:table-cell>
          <table:table-cell office:value-type="float" office:value="0.124688141044383" calcext:value-type="float">
            <text:p>0.1246881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4.02830188679245" calcext:value-type="float">
            <text:p>4.0283018868</text:p>
          </table:table-cell>
          <table:table-cell office:value-type="float" office:value="0.815041927036044" calcext:value-type="float">
            <text:p>0.815041927</text:p>
          </table:table-cell>
          <table:table-cell office:value-type="float" office:value="3.49056603773585" calcext:value-type="float">
            <text:p>3.4905660377</text:p>
          </table:table-cell>
          <table:table-cell office:value-type="float" office:value="1.42249636414874" calcext:value-type="float">
            <text:p>1.4224963641</text:p>
          </table:table-cell>
          <table:table-cell office:value-type="float" office:value="0.0775315610167166" calcext:value-type="float">
            <text:p>0.077531561</text:p>
          </table:table-cell>
          <table:table-cell office:value-type="float" office:value="0.243655873481519" calcext:value-type="float">
            <text:p>0.24365587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akeries</text:p>
          </table:table-cell>
          <table:table-cell office:value-type="float" office:value="3.9293893129771" calcext:value-type="float">
            <text:p>3.929389313</text:p>
          </table:table-cell>
          <table:table-cell office:value-type="float" office:value="0.849772538694547" calcext:value-type="float">
            <text:p>0.8497725387</text:p>
          </table:table-cell>
          <table:table-cell office:value-type="float" office:value="4.31488549618321" calcext:value-type="float">
            <text:p>4.3148854962</text:p>
          </table:table-cell>
          <table:table-cell office:value-type="float" office:value="1.0869137387293" calcext:value-type="float">
            <text:p>1.0869137387</text:p>
          </table:table-cell>
          <table:table-cell office:value-type="float" office:value="0.00651008604382211" calcext:value-type="float">
            <text:p>0.006510086</text:p>
          </table:table-cell>
          <table:table-cell office:value-type="float" office:value="0.055981938315023" calcext:value-type="float">
            <text:p>0.055981938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reschools</text:p>
          </table:table-cell>
          <table:table-cell office:value-type="float" office:value="4.21276595744681" calcext:value-type="float">
            <text:p>4.2127659574</text:p>
          </table:table-cell>
          <table:table-cell office:value-type="float" office:value="0.987930788616502" calcext:value-type="float">
            <text:p>0.9879307886</text:p>
          </table:table-cell>
          <table:table-cell office:value-type="float" office:value="4.76595744680851" calcext:value-type="float">
            <text:p>4.7659574468</text:p>
          </table:table-cell>
          <table:table-cell office:value-type="float" office:value="0.690752471521188" calcext:value-type="float">
            <text:p>0.6907524715</text:p>
          </table:table-cell>
          <table:table-cell office:value-type="float" office:value="-0.114099505761227" calcext:value-type="float">
            <text:p>-0.1140995058</text:p>
          </table:table-cell>
          <table:table-cell office:value-type="float" office:value="0.103548576527345" calcext:value-type="float">
            <text:p>0.10354857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3.61538461538462" calcext:value-type="float">
            <text:p>3.6153846154</text:p>
          </table:table-cell>
          <table:table-cell office:value-type="float" office:value="0.68370726287043" calcext:value-type="float">
            <text:p>0.6837072629</text:p>
          </table:table-cell>
          <table:table-cell office:value-type="float" office:value="4.46153846153846" calcext:value-type="float">
            <text:p>4.4615384615</text:p>
          </table:table-cell>
          <table:table-cell office:value-type="float" office:value="0.842650088469486" calcext:value-type="float">
            <text:p>0.8426500885</text:p>
          </table:table-cell>
          <table:table-cell office:value-type="float" office:value="-0.0924354033769981" calcext:value-type="float">
            <text:p>-0.0924354034</text:p>
          </table:table-cell>
          <table:table-cell office:value-type="float" office:value="0.370013347727243" calcext:value-type="float">
            <text:p>0.37001334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float" office:value="3.87122375832053" calcext:value-type="float">
            <text:p>3.8712237583</text:p>
          </table:table-cell>
          <table:table-cell office:value-type="float" office:value="0.857144539447201" calcext:value-type="float">
            <text:p>0.8571445394</text:p>
          </table:table-cell>
          <table:table-cell office:value-type="float" office:value="4.2826420890937" calcext:value-type="float">
            <text:p>4.2826420891</text:p>
          </table:table-cell>
          <table:table-cell office:value-type="float" office:value="1.07143270071715" calcext:value-type="float">
            <text:p>1.0714327007</text:p>
          </table:table-cell>
          <table:table-cell office:value-type="float" office:value="0.00924657288607838" calcext:value-type="float">
            <text:p>0.0092465729</text:p>
          </table:table-cell>
          <table:table-cell office:value-type="float" office:value="0.0282985141549127" calcext:value-type="float">
            <text:p>0.0282985142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3.95238095238095" calcext:value-type="float">
            <text:p>3.9523809524</text:p>
          </table:table-cell>
          <table:table-cell office:value-type="float" office:value="0.460454276328898" calcext:value-type="float">
            <text:p>0.4604542763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0.65291948575248" calcext:value-type="float">
            <text:p>0.6529194858</text:p>
          </table:table-cell>
          <table:table-cell office:value-type="float" office:value="0.218732475363889" calcext:value-type="float">
            <text:p>0.2187324754</text:p>
          </table:table-cell>
          <table:table-cell office:value-type="float" office:value="0.317431774367845" calcext:value-type="float">
            <text:p>0.31743177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reet Vendors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0.479157423749955" calcext:value-type="float">
            <text:p>0.4791574237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1.56655087139009" calcext:value-type="float">
            <text:p>1.5665508714</text:p>
          </table:table-cell>
          <table:table-cell office:value-type="float" office:value="0.326258956114474" calcext:value-type="float">
            <text:p>0.3262589561</text:p>
          </table:table-cell>
          <table:table-cell office:value-type="float" office:value="0.892146807384259" calcext:value-type="float">
            <text:p>0.89214680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ast Food</text:p>
          </table:table-cell>
          <table:table-cell office:value-type="float" office:value="3.64638865004299" calcext:value-type="float">
            <text:p>3.64638865</text:p>
          </table:table-cell>
          <table:table-cell office:value-type="float" office:value="1.08205972673349" calcext:value-type="float">
            <text:p>1.0820597267</text:p>
          </table:table-cell>
          <table:table-cell office:value-type="float" office:value="3.90025795356836" calcext:value-type="float">
            <text:p>3.9002579536</text:p>
          </table:table-cell>
          <table:table-cell office:value-type="float" office:value="1.30460851324866" calcext:value-type="float">
            <text:p>1.3046085132</text:p>
          </table:table-cell>
          <table:table-cell office:value-type="float" office:value="-0.00686390095878166" calcext:value-type="float">
            <text:p>-0.006863901</text:p>
          </table:table-cell>
          <table:table-cell office:value-type="float" office:value="0.0250092508290552" calcext:value-type="float">
            <text:p>0.0250092508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Karaoke</text:p>
          </table:table-cell>
          <table:table-cell office:value-type="float" office:value="3.3" calcext:value-type="float">
            <text:p>3.3</text:p>
          </table:table-cell>
          <table:table-cell office:value-type="float" office:value="1.06144555520604" calcext:value-type="float">
            <text:p>1.0614455552</text:p>
          </table:table-cell>
          <table:table-cell office:value-type="float" office:value="3.8" calcext:value-type="float">
            <text:p>3.8</text:p>
          </table:table-cell>
          <table:table-cell office:value-type="float" office:value="1.55777619273972" calcext:value-type="float">
            <text:p>1.5577761927</text:p>
          </table:table-cell>
          <table:table-cell office:value-type="float" office:value="-0.145147131238419" calcext:value-type="float">
            <text:p>-0.1451471312</text:p>
          </table:table-cell>
          <table:table-cell office:value-type="float" office:value="0.402728157159761" calcext:value-type="float">
            <text:p>0.4027281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isure Centers</text:p>
          </table:table-cell>
          <table:table-cell office:value-type="float" office:value="3.80769230769231" calcext:value-type="float">
            <text:p>3.8076923077</text:p>
          </table:table-cell>
          <table:table-cell office:value-type="float" office:value="0.870568519044357" calcext:value-type="float">
            <text:p>0.870568519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0.689095110275727" calcext:value-type="float">
            <text:p>0.6890951103</text:p>
          </table:table-cell>
          <table:table-cell office:value-type="float" office:value="0.195626137306575" calcext:value-type="float">
            <text:p>0.1956261373</text:p>
          </table:table-cell>
          <table:table-cell office:value-type="float" office:value="0.0890422424963916" calcext:value-type="float">
            <text:p>0.08904224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3.71428571428571" calcext:value-type="float">
            <text:p>3.7142857143</text:p>
          </table:table-cell>
          <table:table-cell office:value-type="float" office:value="1.12938487863156" calcext:value-type="float">
            <text:p>1.1293848786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24539969815448" calcext:value-type="float">
            <text:p>1.2453996982</text:p>
          </table:table-cell>
          <table:table-cell office:value-type="float" office:value="-0.0217642875033003" calcext:value-type="float">
            <text:p>-0.0217642875</text:p>
          </table:table-cell>
          <table:table-cell office:value-type="float" office:value="0.318253567667879" calcext:value-type="float">
            <text:p>0.31825356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okstores</text:p>
          </table:table-cell>
          <table:table-cell office:value-type="float" office:value="3.84615384615385" calcext:value-type="float">
            <text:p>3.8461538462</text:p>
          </table:table-cell>
          <table:table-cell office:value-type="float" office:value="0.968436793231859" calcext:value-type="float">
            <text:p>0.9684367932</text:p>
          </table:table-cell>
          <table:table-cell office:value-type="float" office:value="4.41025641025641" calcext:value-type="float">
            <text:p>4.4102564103</text:p>
          </table:table-cell>
          <table:table-cell office:value-type="float" office:value="1.05533926293624" calcext:value-type="float">
            <text:p>1.0553392629</text:p>
          </table:table-cell>
          <table:table-cell office:value-type="float" office:value="0.149565134627691" calcext:value-type="float">
            <text:p>0.1495651346</text:p>
          </table:table-cell>
          <table:table-cell office:value-type="float" office:value="0.177136179323696" calcext:value-type="float">
            <text:p>0.17713617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lementary Schools</text:p>
          </table:table-cell>
          <table:table-cell office:value-type="float" office:value="4.43181818181818" calcext:value-type="float">
            <text:p>4.4318181818</text:p>
          </table:table-cell>
          <table:table-cell office:value-type="float" office:value="0.920664959114959" calcext:value-type="float">
            <text:p>0.9206649591</text:p>
          </table:table-cell>
          <table:table-cell office:value-type="float" office:value="4.70454545454545" calcext:value-type="float">
            <text:p>4.7045454545</text:p>
          </table:table-cell>
          <table:table-cell office:value-type="float" office:value="0.725494986341471" calcext:value-type="float">
            <text:p>0.7254949863</text:p>
          </table:table-cell>
          <table:table-cell office:value-type="float" office:value="0.22503579625057" calcext:value-type="float">
            <text:p>0.2250357963</text:p>
          </table:table-cell>
          <table:table-cell office:value-type="float" office:value="0.11847408606955" calcext:value-type="float">
            <text:p>0.11847408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3.875" calcext:value-type="float">
            <text:p>3.875</text:p>
          </table:table-cell>
          <table:table-cell office:value-type="float" office:value="0.862150550326665" calcext:value-type="float">
            <text:p>0.8621505503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14582946814438" calcext:value-type="float">
            <text:p>1.1458294681</text:p>
          </table:table-cell>
          <table:table-cell office:value-type="float" office:value="-0.0723050894018848" calcext:value-type="float">
            <text:p>-0.0723050894</text:p>
          </table:table-cell>
          <table:table-cell office:value-type="float" office:value="0.146383363486165" calcext:value-type="float">
            <text:p>0.14638336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lis</text:p>
          </table:table-cell>
          <table:table-cell office:value-type="float" office:value="4.18112244897959" calcext:value-type="float">
            <text:p>4.181122449</text:p>
          </table:table-cell>
          <table:table-cell office:value-type="float" office:value="0.718985087769433" calcext:value-type="float">
            <text:p>0.7189850878</text:p>
          </table:table-cell>
          <table:table-cell office:value-type="float" office:value="4.20408163265306" calcext:value-type="float">
            <text:p>4.2040816327</text:p>
          </table:table-cell>
          <table:table-cell office:value-type="float" office:value="1.03961515322041" calcext:value-type="float">
            <text:p>1.0396151532</text:p>
          </table:table-cell>
          <table:table-cell office:value-type="float" office:value="0.0768247014849067" calcext:value-type="float">
            <text:p>0.0768247015</text:p>
          </table:table-cell>
          <table:table-cell office:value-type="float" office:value="0.103506219279062" calcext:value-type="float">
            <text:p>0.103506219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reperies</text:p>
          </table:table-cell>
          <table:table-cell office:value-type="float" office:value="3.88636363636364" calcext:value-type="float">
            <text:p>3.8863636364</text:p>
          </table:table-cell>
          <table:table-cell office:value-type="float" office:value="0.999224906226391" calcext:value-type="float">
            <text:p>0.9992249062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1.13545418152698" calcext:value-type="float">
            <text:p>1.1354541815</text:p>
          </table:table-cell>
          <table:table-cell office:value-type="float" office:value="0.0928735293768467" calcext:value-type="float">
            <text:p>0.0928735294</text:p>
          </table:table-cell>
          <table:table-cell office:value-type="float" office:value="0.252994010285041" calcext:value-type="float">
            <text:p>0.2529940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3.91650294695481" calcext:value-type="float">
            <text:p>3.916502947</text:p>
          </table:table-cell>
          <table:table-cell office:value-type="float" office:value="0.927320934949724" calcext:value-type="float">
            <text:p>0.9273209349</text:p>
          </table:table-cell>
          <table:table-cell office:value-type="float" office:value="4.11001964636542" calcext:value-type="float">
            <text:p>4.1100196464</text:p>
          </table:table-cell>
          <table:table-cell office:value-type="float" office:value="1.17758944267019" calcext:value-type="float">
            <text:p>1.1775894427</text:p>
          </table:table-cell>
          <table:table-cell office:value-type="float" office:value="0.0228052494041939" calcext:value-type="float">
            <text:p>0.0228052494</text:p>
          </table:table-cell>
          <table:table-cell office:value-type="float" office:value="0.0563828333450848" calcext:value-type="float">
            <text:p>0.05638283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Art Schools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0.674948557710553" calcext:value-type="float">
            <text:p>0.6749485577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471404520791032" calcext:value-type="float">
            <text:p>0.4714045208</text:p>
          </table:table-cell>
          <table:table-cell office:value-type="float" office:value="-0.349215147884789" calcext:value-type="float">
            <text:p>-0.3492151479</text:p>
          </table:table-cell>
          <table:table-cell office:value-type="float" office:value="0.181514245740305" calcext:value-type="float">
            <text:p>0.18151424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3.85483870967742" calcext:value-type="float">
            <text:p>3.8548387097</text:p>
          </table:table-cell>
          <table:table-cell office:value-type="float" office:value="0.742636415046538" calcext:value-type="float">
            <text:p>0.742636415</text:p>
          </table:table-cell>
          <table:table-cell office:value-type="float" office:value="3.19354838709677" calcext:value-type="float">
            <text:p>3.1935483871</text:p>
          </table:table-cell>
          <table:table-cell office:value-type="float" office:value="1.30555524805471" calcext:value-type="float">
            <text:p>1.3055552481</text:p>
          </table:table-cell>
          <table:table-cell office:value-type="float" office:value="0.0456135681509957" calcext:value-type="float">
            <text:p>0.0456135682</text:p>
          </table:table-cell>
          <table:table-cell office:value-type="float" office:value="0.326112727149453" calcext:value-type="float">
            <text:p>0.32611272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4.07894736842105" calcext:value-type="float">
            <text:p>4.0789473684</text:p>
          </table:table-cell>
          <table:table-cell office:value-type="float" office:value="0.711986803077299" calcext:value-type="float">
            <text:p>0.7119868031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1.11648439134718" calcext:value-type="float">
            <text:p>1.1164843913</text:p>
          </table:table-cell>
          <table:table-cell office:value-type="float" office:value="0.0731791722885043" calcext:value-type="float">
            <text:p>0.0731791723</text:p>
          </table:table-cell>
          <table:table-cell office:value-type="float" office:value="0.379306479400006" calcext:value-type="float">
            <text:p>0.37930647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ift Shops</text:p>
          </table:table-cell>
          <table:table-cell office:value-type="float" office:value="3.88636363636364" calcext:value-type="float">
            <text:p>3.8863636364</text:p>
          </table:table-cell>
          <table:table-cell office:value-type="float" office:value="0.952649632506122" calcext:value-type="float">
            <text:p>0.9526496325</text:p>
          </table:table-cell>
          <table:table-cell office:value-type="float" office:value="4.31818181818182" calcext:value-type="float">
            <text:p>4.3181818182</text:p>
          </table:table-cell>
          <table:table-cell office:value-type="float" office:value="1.18269198465979" calcext:value-type="float">
            <text:p>1.1826919847</text:p>
          </table:table-cell>
          <table:table-cell office:value-type="float" office:value="0.274151718918509" calcext:value-type="float">
            <text:p>0.2741517189</text:p>
          </table:table-cell>
          <table:table-cell office:value-type="float" office:value="0.266966611992125" calcext:value-type="float">
            <text:p>0.2669666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orists</text:p>
          </table:table-cell>
          <table:table-cell office:value-type="float" office:value="4.21428571428571" calcext:value-type="float">
            <text:p>4.2142857143</text:p>
          </table:table-cell>
          <table:table-cell office:value-type="float" office:value="0.860113898485164" calcext:value-type="float">
            <text:p>0.8601138985</text:p>
          </table:table-cell>
          <table:table-cell office:value-type="float" office:value="4.5" calcext:value-type="float">
            <text:p>4.5</text:p>
          </table:table-cell>
          <table:table-cell office:value-type="float" office:value="0.7319250547114" calcext:value-type="float">
            <text:p>0.7319250547</text:p>
          </table:table-cell>
          <table:table-cell office:value-type="float" office:value="0.283654314465588" calcext:value-type="float">
            <text:p>0.2836543145</text:p>
          </table:table-cell>
          <table:table-cell office:value-type="float" office:value="0.235562086573784" calcext:value-type="float">
            <text:p>0.23556208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wimming Pools</text:p>
          </table:table-cell>
          <table:table-cell office:value-type="float" office:value="3.97222222222222" calcext:value-type="float">
            <text:p>3.9722222222</text:p>
          </table:table-cell>
          <table:table-cell office:value-type="float" office:value="0.63403956725074" calcext:value-type="float">
            <text:p>0.6340395673</text:p>
          </table:table-cell>
          <table:table-cell office:value-type="float" office:value="4.5" calcext:value-type="float">
            <text:p>4.5</text:p>
          </table:table-cell>
          <table:table-cell office:value-type="float" office:value="0.763762615825973" calcext:value-type="float">
            <text:p>0.7637626158</text:p>
          </table:table-cell>
          <table:table-cell office:value-type="float" office:value="0.0286808980473946" calcext:value-type="float">
            <text:p>0.028680898</text:p>
          </table:table-cell>
          <table:table-cell office:value-type="float" office:value="0.301025542171387" calcext:value-type="float">
            <text:p>0.30102554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unges</text:p>
          </table:table-cell>
          <table:table-cell office:value-type="float" office:value="3.62903225806452" calcext:value-type="float">
            <text:p>3.6290322581</text:p>
          </table:table-cell>
          <table:table-cell office:value-type="float" office:value="0.710532232008414" calcext:value-type="float">
            <text:p>0.710532232</text:p>
          </table:table-cell>
          <table:table-cell office:value-type="float" office:value="4.11827956989247" calcext:value-type="float">
            <text:p>4.1182795699</text:p>
          </table:table-cell>
          <table:table-cell office:value-type="float" office:value="1.00375062624645" calcext:value-type="float">
            <text:p>1.0037506262</text:p>
          </table:table-cell>
          <table:table-cell office:value-type="float" office:value="0.0313693456281168" calcext:value-type="float">
            <text:p>0.0313693456</text:p>
          </table:table-cell>
          <table:table-cell office:value-type="float" office:value="0.148015625067572" calcext:value-type="float">
            <text:p>0.14801562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ay Bars</text:p>
          </table:table-cell>
          <table:table-cell office:value-type="float" office:value="3.54" calcext:value-type="float">
            <text:p>3.54</text:p>
          </table:table-cell>
          <table:table-cell office:value-type="float" office:value="0.72" calcext:value-type="float">
            <text:p>0.72</text:p>
          </table:table-cell>
          <table:table-cell office:value-type="float" office:value="4.28" calcext:value-type="float">
            <text:p>4.28</text:p>
          </table:table-cell>
          <table:table-cell office:value-type="float" office:value="0.825590697622012" calcext:value-type="float">
            <text:p>0.8255906976</text:p>
          </table:table-cell>
          <table:table-cell office:value-type="float" office:value="0.317617704484212" calcext:value-type="float">
            <text:p>0.3176177045</text:p>
          </table:table-cell>
          <table:table-cell office:value-type="float" office:value="0.226713281224971" calcext:value-type="float">
            <text:p>0.2267132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mpagne Bars</text:p>
          </table:table-cell>
          <table:table-cell office:value-type="float" office:value="3.68181818181818" calcext:value-type="float">
            <text:p>3.6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oos</text:p>
          </table:table-cell>
          <table:table-cell office:value-type="float" office:value="4.13157894736842" calcext:value-type="float">
            <text:p>4.1315789474</text:p>
          </table:table-cell>
          <table:table-cell office:value-type="float" office:value="0.665742665298606" calcext:value-type="float">
            <text:p>0.6657426653</text:p>
          </table:table-cell>
          <table:table-cell office:value-type="float" office:value="4.55263157894737" calcext:value-type="float">
            <text:p>4.5526315789</text:p>
          </table:table-cell>
          <table:table-cell office:value-type="float" office:value="0.879514471950968" calcext:value-type="float">
            <text:p>0.879514472</text:p>
          </table:table-cell>
          <table:table-cell office:value-type="float" office:value="0.325249112571103" calcext:value-type="float">
            <text:p>0.3252491126</text:p>
          </table:table-cell>
          <table:table-cell office:value-type="float" office:value="0.208212041514824" calcext:value-type="float">
            <text:p>0.20821204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4.10810810810811" calcext:value-type="float">
            <text:p>4.1081081081</text:p>
          </table:table-cell>
          <table:table-cell office:value-type="float" office:value="0.870966651044433" calcext:value-type="float">
            <text:p>0.870966651</text:p>
          </table:table-cell>
          <table:table-cell office:value-type="float" office:value="4.14864864864865" calcext:value-type="float">
            <text:p>4.1486486486</text:p>
          </table:table-cell>
          <table:table-cell office:value-type="float" office:value="1.12324857580088" calcext:value-type="float">
            <text:p>1.1232485758</text:p>
          </table:table-cell>
          <table:table-cell office:value-type="float" office:value="0.0595456226108123" calcext:value-type="float">
            <text:p>0.0595456226</text:p>
          </table:table-cell>
          <table:table-cell office:value-type="float" office:value="0.151717891665111" calcext:value-type="float">
            <text:p>0.15171789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3.69230769230769" calcext:value-type="float">
            <text:p>3.6923076923</text:p>
          </table:table-cell>
          <table:table-cell office:value-type="float" office:value="0.981334678628698" calcext:value-type="float">
            <text:p>0.9813346786</text:p>
          </table:table-cell>
          <table:table-cell office:value-type="float" office:value="3" calcext:value-type="float">
            <text:p>3</text:p>
          </table:table-cell>
          <table:table-cell office:value-type="float" office:value="1.38675049056307" calcext:value-type="float">
            <text:p>1.3867504906</text:p>
          </table:table-cell>
          <table:table-cell office:value-type="float" office:value="-0.042393808781961" calcext:value-type="float">
            <text:p>-0.0423938088</text:p>
          </table:table-cell>
          <table:table-cell office:value-type="float" office:value="0.288194006905699" calcext:value-type="float">
            <text:p>0.28819400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laygrounds</text:p>
          </table:table-cell>
          <table:table-cell office:value-type="float" office:value="4" calcext:value-type="float">
            <text:p>4</text:p>
          </table:table-cell>
          <table:table-cell office:value-type="float" office:value="0.978945010372561" calcext:value-type="float">
            <text:p>0.9789450104</text:p>
          </table:table-cell>
          <table:table-cell office:value-type="float" office:value="4.41666666666667" calcext:value-type="float">
            <text:p>4.4166666667</text:p>
          </table:table-cell>
          <table:table-cell office:value-type="float" office:value="0.759202798262025" calcext:value-type="float">
            <text:p>0.7592027983</text:p>
          </table:table-cell>
          <table:table-cell office:value-type="float" office:value="0.0560625258960751" calcext:value-type="float">
            <text:p>0.0560625259</text:p>
          </table:table-cell>
          <table:table-cell office:value-type="float" office:value="0.244858921870141" calcext:value-type="float">
            <text:p>0.2448589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eweries</text:p>
          </table:table-cell>
          <table:table-cell office:value-type="float" office:value="4.37777777777778" calcext:value-type="float">
            <text:p>4.3777777778</text:p>
          </table:table-cell>
          <table:table-cell office:value-type="float" office:value="0.606955568166563" calcext:value-type="float">
            <text:p>0.6069555682</text:p>
          </table:table-cell>
          <table:table-cell office:value-type="float" office:value="4.37777777777778" calcext:value-type="float">
            <text:p>4.3777777778</text:p>
          </table:table-cell>
          <table:table-cell office:value-type="float" office:value="0.925896295822207" calcext:value-type="float">
            <text:p>0.9258962958</text:p>
          </table:table-cell>
          <table:table-cell office:value-type="float" office:value="-0.0166958804681149" calcext:value-type="float">
            <text:p>-0.0166958805</text:p>
          </table:table-cell>
          <table:table-cell office:value-type="float" office:value="0.232600519377171" calcext:value-type="float">
            <text:p>0.23260051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acation Rentals</text:p>
          </table:table-cell>
          <table:table-cell office:value-type="float" office:value="3.63888888888889" calcext:value-type="float">
            <text:p>3.6388888889</text:p>
          </table:table-cell>
          <table:table-cell office:value-type="float" office:value="1.10309609175915" calcext:value-type="float">
            <text:p>1.1030960918</text:p>
          </table:table-cell>
          <table:table-cell office:value-type="float" office:value="4.61111111111111" calcext:value-type="float">
            <text:p>4.6111111111</text:p>
          </table:table-cell>
          <table:table-cell office:value-type="float" office:value="0.8906233078823" calcext:value-type="float">
            <text:p>0.8906233079</text:p>
          </table:table-cell>
          <table:table-cell office:value-type="float" office:value="0.507364543675533" calcext:value-type="float">
            <text:p>0.5073645437</text:p>
          </table:table-cell>
          <table:table-cell office:value-type="float" office:value="0.173937290308116" calcext:value-type="float">
            <text:p>0.17393729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s &amp; Service Stations</text:p>
          </table:table-cell>
          <table:table-cell office:value-type="float" office:value="3.24358974358974" calcext:value-type="float">
            <text:p>3.2435897436</text:p>
          </table:table-cell>
          <table:table-cell office:value-type="float" office:value="1.22929933593519" calcext:value-type="float">
            <text:p>1.2292993359</text:p>
          </table:table-cell>
          <table:table-cell office:value-type="float" office:value="4.56410256410256" calcext:value-type="float">
            <text:p>4.5641025641</text:p>
          </table:table-cell>
          <table:table-cell office:value-type="float" office:value="0.810029179432375" calcext:value-type="float">
            <text:p>0.8100291794</text:p>
          </table:table-cell>
          <table:table-cell office:value-type="float" office:value="-0.12511854623025" calcext:value-type="float">
            <text:p>-0.1251185462</text:p>
          </table:table-cell>
          <table:table-cell office:value-type="float" office:value="0.107477090567251" calcext:value-type="float">
            <text:p>0.10747709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3.97426470588235" calcext:value-type="float">
            <text:p>3.9742647059</text:p>
          </table:table-cell>
          <table:table-cell office:value-type="float" office:value="0.738439961668936" calcext:value-type="float">
            <text:p>0.7384399617</text:p>
          </table:table-cell>
          <table:table-cell office:value-type="float" office:value="3.70588235294118" calcext:value-type="float">
            <text:p>3.7058823529</text:p>
          </table:table-cell>
          <table:table-cell office:value-type="float" office:value="1.34009244116406" calcext:value-type="float">
            <text:p>1.3400924412</text:p>
          </table:table-cell>
          <table:table-cell office:value-type="float" office:value="-0.00393373165929063" calcext:value-type="float">
            <text:p>-0.0039337317</text:p>
          </table:table-cell>
          <table:table-cell office:value-type="float" office:value="0.156770306369429" calcext:value-type="float">
            <text:p>0.156770306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Gyms</text:p>
          </table:table-cell>
          <table:table-cell office:value-type="float" office:value="3.64655172413793" calcext:value-type="float">
            <text:p>3.6465517241</text:p>
          </table:table-cell>
          <table:table-cell office:value-type="float" office:value="1.13338302215571" calcext:value-type="float">
            <text:p>1.1333830222</text:p>
          </table:table-cell>
          <table:table-cell office:value-type="float" office:value="4.43103448275862" calcext:value-type="float">
            <text:p>4.4310344828</text:p>
          </table:table-cell>
          <table:table-cell office:value-type="float" office:value="0.911839160150162" calcext:value-type="float">
            <text:p>0.9118391602</text:p>
          </table:table-cell>
          <table:table-cell office:value-type="float" office:value="0.0139505332690207" calcext:value-type="float">
            <text:p>0.0139505333</text:p>
          </table:table-cell>
          <table:table-cell office:value-type="float" office:value="0.107499206531502" calcext:value-type="float">
            <text:p>0.10749920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3.64705882352941" calcext:value-type="float">
            <text:p>3.6470588235</text:p>
          </table:table-cell>
          <table:table-cell office:value-type="float" office:value="1.0256232808331" calcext:value-type="float">
            <text:p>1.0256232808</text:p>
          </table:table-cell>
          <table:table-cell office:value-type="float" office:value="3.35294117647059" calcext:value-type="float">
            <text:p>3.3529411765</text:p>
          </table:table-cell>
          <table:table-cell office:value-type="float" office:value="1.32581501995113" calcext:value-type="float">
            <text:p>1.32581502</text:p>
          </table:table-cell>
          <table:table-cell office:value-type="float" office:value="-0.124688796197667" calcext:value-type="float">
            <text:p>-0.1246887962</text:p>
          </table:table-cell>
          <table:table-cell office:value-type="float" office:value="0.331166854405847" calcext:value-type="float">
            <text:p>0.33116685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ot Dogs</text:p>
          </table:table-cell>
          <table:table-cell office:value-type="float" office:value="3.96153846153846" calcext:value-type="float">
            <text:p>3.9615384615</text:p>
          </table:table-cell>
          <table:table-cell office:value-type="float" office:value="0.634323942402717" calcext:value-type="float">
            <text:p>0.6343239424</text:p>
          </table:table-cell>
          <table:table-cell office:value-type="float" office:value="3.92307692307692" calcext:value-type="float">
            <text:p>3.9230769231</text:p>
          </table:table-cell>
          <table:table-cell office:value-type="float" office:value="1.20649131856601" calcext:value-type="float">
            <text:p>1.2064913186</text:p>
          </table:table-cell>
          <table:table-cell office:value-type="float" office:value="-0.204891463260142" calcext:value-type="float">
            <text:p>-0.2048914633</text:p>
          </table:table-cell>
          <table:table-cell office:value-type="float" office:value="0.561311482486494" calcext:value-type="float">
            <text:p>0.56131148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merican (Traditional)</text:p>
          </table:table-cell>
          <table:table-cell office:value-type="float" office:value="3.38942307692308" calcext:value-type="float">
            <text:p>3.3894230769</text:p>
          </table:table-cell>
          <table:table-cell office:value-type="float" office:value="0.887836422610387" calcext:value-type="float">
            <text:p>0.8878364226</text:p>
          </table:table-cell>
          <table:table-cell office:value-type="float" office:value="4.59294871794872" calcext:value-type="float">
            <text:p>4.5929487179</text:p>
          </table:table-cell>
          <table:table-cell office:value-type="float" office:value="0.893897557622794" calcext:value-type="float">
            <text:p>0.8938975576</text:p>
          </table:table-cell>
          <table:table-cell office:value-type="float" office:value="-0.0890226878631001" calcext:value-type="float">
            <text:p>-0.0890226879</text:p>
          </table:table-cell>
          <table:table-cell office:value-type="float" office:value="0.0569568798858737" calcext:value-type="float">
            <text:p>0.056956879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andy Stores</text:p>
          </table:table-cell>
          <table:table-cell office:value-type="float" office:value="4.00735294117647" calcext:value-type="float">
            <text:p>4.0073529412</text:p>
          </table:table-cell>
          <table:table-cell office:value-type="float" office:value="0.909478870897503" calcext:value-type="float">
            <text:p>0.9094788709</text:p>
          </table:table-cell>
          <table:table-cell office:value-type="float" office:value="4.41176470588235" calcext:value-type="float">
            <text:p>4.4117647059</text:p>
          </table:table-cell>
          <table:table-cell office:value-type="float" office:value="0.943012914228317" calcext:value-type="float">
            <text:p>0.9430129142</text:p>
          </table:table-cell>
          <table:table-cell office:value-type="float" office:value="0.0479099283437661" calcext:value-type="float">
            <text:p>0.0479099283</text:p>
          </table:table-cell>
          <table:table-cell office:value-type="float" office:value="0.127483522302796" calcext:value-type="float">
            <text:p>0.12748352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ve Bars</text:p>
          </table:table-cell>
          <table:table-cell office:value-type="float" office:value="3.35" calcext:value-type="float">
            <text:p>3.35</text:p>
          </table:table-cell>
          <table:table-cell office:value-type="float" office:value="1.10792599030802" calcext:value-type="float">
            <text:p>1.1079259903</text:p>
          </table:table-cell>
          <table:table-cell office:value-type="float" office:value="4" calcext:value-type="float">
            <text:p>4</text:p>
          </table:table-cell>
          <table:table-cell office:value-type="float" office:value="1.04880884817015" calcext:value-type="float">
            <text:p>1.0488088482</text:p>
          </table:table-cell>
          <table:table-cell office:value-type="float" office:value="-0.129087492881251" calcext:value-type="float">
            <text:p>-0.1290874929</text:p>
          </table:table-cell>
          <table:table-cell office:value-type="float" office:value="0.221258723090306" calcext:value-type="float">
            <text:p>0.22125872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eakfast &amp; Brunch</text:p>
          </table:table-cell>
          <table:table-cell office:value-type="float" office:value="3.9590570719603" calcext:value-type="float">
            <text:p>3.959057072</text:p>
          </table:table-cell>
          <table:table-cell office:value-type="float" office:value="0.73138510575582" calcext:value-type="float">
            <text:p>0.7313851058</text:p>
          </table:table-cell>
          <table:table-cell office:value-type="float" office:value="4.16377171215881" calcext:value-type="float">
            <text:p>4.1637717122</text:p>
          </table:table-cell>
          <table:table-cell office:value-type="float" office:value="1.07208091408541" calcext:value-type="float">
            <text:p>1.0720809141</text:p>
          </table:table-cell>
          <table:table-cell office:value-type="float" office:value="-0.0278415699558764" calcext:value-type="float">
            <text:p>-0.02784157</text:p>
          </table:table-cell>
          <table:table-cell office:value-type="float" office:value="0.0731713181315561" calcext:value-type="float">
            <text:p>0.073171318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float" office:value="3.69642857142857" calcext:value-type="float">
            <text:p>3.6964285714</text:p>
          </table:table-cell>
          <table:table-cell office:value-type="float" office:value="0.869516344567132" calcext:value-type="float">
            <text:p>0.8695163446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0.994884876941723" calcext:value-type="float">
            <text:p>0.9948848769</text:p>
          </table:table-cell>
          <table:table-cell office:value-type="float" office:value="0.00737230615847177" calcext:value-type="float">
            <text:p>0.0073723062</text:p>
          </table:table-cell>
          <table:table-cell office:value-type="float" office:value="0.155699205665985" calcext:value-type="float">
            <text:p>0.15569920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uest Houses</text:p>
          </table:table-cell>
          <table:table-cell office:value-type="float" office:value="4.03846153846154" calcext:value-type="float">
            <text:p>4.0384615385</text:p>
          </table:table-cell>
          <table:table-cell office:value-type="float" office:value="1.07527346184656" calcext:value-type="float">
            <text:p>1.0752734618</text:p>
          </table:table-cell>
          <table:table-cell office:value-type="float" office:value="4.62307692307692" calcext:value-type="float">
            <text:p>4.6230769231</text:p>
          </table:table-cell>
          <table:table-cell office:value-type="float" office:value="0.635675105880894" calcext:value-type="float">
            <text:p>0.6356751059</text:p>
          </table:table-cell>
          <table:table-cell office:value-type="float" office:value="0.24066002632288" calcext:value-type="float">
            <text:p>0.2406600263</text:p>
          </table:table-cell>
          <table:table-cell office:value-type="float" office:value="0.0507172641288136" calcext:value-type="float">
            <text:p>0.05071726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laysian</text:p>
          </table:table-cell>
          <table:table-cell office:value-type="float" office:value="3.78125" calcext:value-type="float">
            <text:p>3.78125</text:p>
          </table:table-cell>
          <table:table-cell office:value-type="float" office:value="0.683939644632478" calcext:value-type="float">
            <text:p>0.6839396446</text:p>
          </table:table-cell>
          <table:table-cell office:value-type="float" office:value="3" calcext:value-type="float">
            <text:p>3</text:p>
          </table:table-cell>
          <table:table-cell office:value-type="float" office:value="1.36930639376292" calcext:value-type="float">
            <text:p>1.3693063938</text:p>
          </table:table-cell>
          <table:table-cell office:value-type="float" office:value="-0.166840549516949" calcext:value-type="float">
            <text:p>-0.1668405495</text:p>
          </table:table-cell>
          <table:table-cell office:value-type="float" office:value="0.52758040726552" calcext:value-type="float">
            <text:p>0.52758040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ewspapers &amp; Magazines</text:p>
          </table:table-cell>
          <table:table-cell office:value-type="float" office:value="3.72764227642276" calcext:value-type="float">
            <text:p>3.7276422764</text:p>
          </table:table-cell>
          <table:table-cell office:value-type="float" office:value="1.06734994474829" calcext:value-type="float">
            <text:p>1.0673499447</text:p>
          </table:table-cell>
          <table:table-cell office:value-type="float" office:value="4.21138211382114" calcext:value-type="float">
            <text:p>4.2113821138</text:p>
          </table:table-cell>
          <table:table-cell office:value-type="float" office:value="0.997981968003717" calcext:value-type="float">
            <text:p>0.997981968</text:p>
          </table:table-cell>
          <table:table-cell office:value-type="float" office:value="-0.0451743206482115" calcext:value-type="float">
            <text:p>-0.0451743206</text:p>
          </table:table-cell>
          <table:table-cell office:value-type="float" office:value="0.084914056397966" calcext:value-type="float">
            <text:p>0.08491405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luten-Free</text:p>
          </table:table-cell>
          <table:table-cell office:value-type="float" office:value="3.64634146341463" calcext:value-type="float">
            <text:p>3.6463414634</text:p>
          </table:table-cell>
          <table:table-cell office:value-type="float" office:value="1.0833771860738" calcext:value-type="float">
            <text:p>1.0833771861</text:p>
          </table:table-cell>
          <table:table-cell office:value-type="float" office:value="4.51219512195122" calcext:value-type="float">
            <text:p>4.512195122</text:p>
          </table:table-cell>
          <table:table-cell office:value-type="float" office:value="0.858869115202878" calcext:value-type="float">
            <text:p>0.8588691152</text:p>
          </table:table-cell>
          <table:table-cell office:value-type="float" office:value="-0.264043612834332" calcext:value-type="float">
            <text:p>-0.2640436128</text:p>
          </table:table-cell>
          <table:table-cell office:value-type="float" office:value="0.122439645942805" calcext:value-type="float">
            <text:p>0.12243964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urgers</text:p>
          </table:table-cell>
          <table:table-cell office:value-type="float" office:value="3.41549295774648" calcext:value-type="float">
            <text:p>3.4154929577</text:p>
          </table:table-cell>
          <table:table-cell office:value-type="float" office:value="1.00556870424874" calcext:value-type="float">
            <text:p>1.0055687042</text:p>
          </table:table-cell>
          <table:table-cell office:value-type="float" office:value="4.4112676056338" calcext:value-type="float">
            <text:p>4.4112676056</text:p>
          </table:table-cell>
          <table:table-cell office:value-type="float" office:value="1.00974816212877" calcext:value-type="float">
            <text:p>1.0097481621</text:p>
          </table:table-cell>
          <table:table-cell office:value-type="float" office:value="-0.14609788989477" calcext:value-type="float">
            <text:p>-0.1460978899</text:p>
          </table:table-cell>
          <table:table-cell office:value-type="float" office:value="0.0528723811861501" calcext:value-type="float">
            <text:p>0.052872381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obacco Shops</text:p>
          </table:table-cell>
          <table:table-cell office:value-type="float" office:value="3.19444444444444" calcext:value-type="float">
            <text:p>3.1944444444</text:p>
          </table:table-cell>
          <table:table-cell office:value-type="float" office:value="0.852103425009887" calcext:value-type="float">
            <text:p>0.852103425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67253312757813" calcext:value-type="float">
            <text:p>0.4672533128</text:p>
          </table:table-cell>
          <table:table-cell office:value-type="float" office:value="0.129697208970083" calcext:value-type="float">
            <text:p>0.129697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4.14189189189189" calcext:value-type="float">
            <text:p>4.1418918919</text:p>
          </table:table-cell>
          <table:table-cell office:value-type="float" office:value="0.644730565295419" calcext:value-type="float">
            <text:p>0.6447305653</text:p>
          </table:table-cell>
          <table:table-cell office:value-type="float" office:value="4.68918918918919" calcext:value-type="float">
            <text:p>4.6891891892</text:p>
          </table:table-cell>
          <table:table-cell office:value-type="float" office:value="0.804139218746586" calcext:value-type="float">
            <text:p>0.8041392187</text:p>
          </table:table-cell>
          <table:table-cell office:value-type="float" office:value="-0.162554412414335" calcext:value-type="float">
            <text:p>-0.1625544124</text:p>
          </table:table-cell>
          <table:table-cell office:value-type="float" office:value="0.145034619365747" calcext:value-type="float">
            <text:p>0.14503461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iddle Schools &amp; High Schools</text:p>
          </table:table-cell>
          <table:table-cell office:value-type="float" office:value="4.4" calcext:value-type="float">
            <text:p>4.4</text:p>
          </table:table-cell>
          <table:table-cell office:value-type="float" office:value="0.711805216802087" calcext:value-type="float">
            <text:p>0.7118052168</text:p>
          </table:table-cell>
          <table:table-cell office:value-type="float" office:value="4.93333333333333" calcext:value-type="float">
            <text:p>4.9333333333</text:p>
          </table:table-cell>
          <table:table-cell office:value-type="float" office:value="0.249443825784929" calcext:value-type="float">
            <text:p>0.2494438258</text:p>
          </table:table-cell>
          <table:table-cell office:value-type="float" office:value="0.150187852296528" calcext:value-type="float">
            <text:p>0.1501878523</text:p>
          </table:table-cell>
          <table:table-cell office:value-type="float" office:value="0.0960916767552923" calcext:value-type="float">
            <text:p>0.0960916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eakhouses</text:p>
          </table:table-cell>
          <table:table-cell office:value-type="float" office:value="3.78070175438596" calcext:value-type="float">
            <text:p>3.7807017544</text:p>
          </table:table-cell>
          <table:table-cell office:value-type="float" office:value="0.734593477861205" calcext:value-type="float">
            <text:p>0.7345934779</text:p>
          </table:table-cell>
          <table:table-cell office:value-type="float" office:value="4.40350877192982" calcext:value-type="float">
            <text:p>4.4035087719</text:p>
          </table:table-cell>
          <table:table-cell office:value-type="float" office:value="0.81347530662243" calcext:value-type="float">
            <text:p>0.8134753066</text:p>
          </table:table-cell>
          <table:table-cell office:value-type="float" office:value="-0.0354104583902201" calcext:value-type="float">
            <text:p>-0.0354104584</text:p>
          </table:table-cell>
          <table:table-cell office:value-type="float" office:value="0.104572103227019" calcext:value-type="float">
            <text:p>0.10457210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ea Rooms</text:p>
          </table:table-cell>
          <table:table-cell office:value-type="float" office:value="4.13207547169811" calcext:value-type="float">
            <text:p>4.1320754717</text:p>
          </table:table-cell>
          <table:table-cell office:value-type="float" office:value="0.798884501748664" calcext:value-type="float">
            <text:p>0.7988845017</text:p>
          </table:table-cell>
          <table:table-cell office:value-type="float" office:value="4.38679245283019" calcext:value-type="float">
            <text:p>4.3867924528</text:p>
          </table:table-cell>
          <table:table-cell office:value-type="float" office:value="1.00537005969154" calcext:value-type="float">
            <text:p>1.0053700597</text:p>
          </table:table-cell>
          <table:table-cell office:value-type="float" office:value="-0.0753506908641601" calcext:value-type="float">
            <text:p>-0.0753506909</text:p>
          </table:table-cell>
          <table:table-cell office:value-type="float" office:value="0.123052053597555" calcext:value-type="float">
            <text:p>0.12305205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ospitals</text:p>
          </table:table-cell>
          <table:table-cell office:value-type="float" office:value="3.94186046511628" calcext:value-type="float">
            <text:p>3.9418604651</text:p>
          </table:table-cell>
          <table:table-cell office:value-type="float" office:value="0.808453176547381" calcext:value-type="float">
            <text:p>0.8084531765</text:p>
          </table:table-cell>
          <table:table-cell office:value-type="float" office:value="4.81395348837209" calcext:value-type="float">
            <text:p>4.8139534884</text:p>
          </table:table-cell>
          <table:table-cell office:value-type="float" office:value="0.444909917900209" calcext:value-type="float">
            <text:p>0.4449099179</text:p>
          </table:table-cell>
          <table:table-cell office:value-type="float" office:value="0.131566155080225" calcext:value-type="float">
            <text:p>0.1315661551</text:p>
          </table:table-cell>
          <table:table-cell office:value-type="float" office:value="0.0851988302155659" calcext:value-type="float">
            <text:p>0.08519883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3.96666666666667" calcext:value-type="float">
            <text:p>3.9666666667</text:p>
          </table:table-cell>
          <table:table-cell office:value-type="float" office:value="0.92135166407235" calcext:value-type="float">
            <text:p>0.9213516641</text:p>
          </table:table-cell>
          <table:table-cell office:value-type="float" office:value="4.26666666666667" calcext:value-type="float">
            <text:p>4.2666666667</text:p>
          </table:table-cell>
          <table:table-cell office:value-type="float" office:value="1.06249183003395" calcext:value-type="float">
            <text:p>1.06249183</text:p>
          </table:table-cell>
          <table:table-cell office:value-type="float" office:value="-0.331428093175136" calcext:value-type="float">
            <text:p>-0.3314280932</text:p>
          </table:table-cell>
          <table:table-cell office:value-type="float" office:value="0.301759824561868" calcext:value-type="float">
            <text:p>0.30175982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float" office:value="4.2" calcext:value-type="float">
            <text:p>4.2</text:p>
          </table:table-cell>
          <table:table-cell office:value-type="float" office:value="0.781024967590665" calcext:value-type="float">
            <text:p>0.7810249676</text:p>
          </table:table-cell>
          <table:table-cell office:value-type="float" office:value="4.6" calcext:value-type="float">
            <text:p>4.6</text:p>
          </table:table-cell>
          <table:table-cell office:value-type="float" office:value="0.66332495807108" calcext:value-type="float">
            <text:p>0.6633249581</text:p>
          </table:table-cell>
          <table:table-cell office:value-type="float" office:value="0.443952575977255" calcext:value-type="float">
            <text:p>0.443952576</text:p>
          </table:table-cell>
          <table:table-cell office:value-type="float" office:value="0.179373197400763" calcext:value-type="float">
            <text:p>0.17937319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dding Planning</text:p>
          </table:table-cell>
          <table:table-cell office:value-type="float" office:value="4.25" calcext:value-type="float">
            <text:p>4.25</text:p>
          </table:table-cell>
          <table:table-cell office:value-type="float" office:value="1.10867789130417" calcext:value-type="float">
            <text:p>1.1086778913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0.372677996249965" calcext:value-type="float">
            <text:p>0.3726779962</text:p>
          </table:table-cell>
          <table:table-cell office:value-type="float" office:value="-0.100843896817922" calcext:value-type="float">
            <text:p>-0.1008438968</text:p>
          </table:table-cell>
          <table:table-cell office:value-type="float" office:value="0.105756917123594" calcext:value-type="float">
            <text:p>0.1057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s &amp; Crafts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0.457366016959489" calcext:value-type="float">
            <text:p>0.457366017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05945692672795" calcext:value-type="float">
            <text:p>1.0594569267</text:p>
          </table:table-cell>
          <table:table-cell office:value-type="float" office:value="-0.168467726057065" calcext:value-type="float">
            <text:p>-0.1684677261</text:p>
          </table:table-cell>
          <table:table-cell office:value-type="float" office:value="0.659138538494611" calcext:value-type="float">
            <text:p>0.6591385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3.58910891089109" calcext:value-type="float">
            <text:p>3.5891089109</text:p>
          </table:table-cell>
          <table:table-cell office:value-type="float" office:value="0.797260282740491" calcext:value-type="float">
            <text:p>0.7972602827</text:p>
          </table:table-cell>
          <table:table-cell office:value-type="float" office:value="4.67326732673267" calcext:value-type="float">
            <text:p>4.6732673267</text:p>
          </table:table-cell>
          <table:table-cell office:value-type="float" office:value="0.631027935411018" calcext:value-type="float">
            <text:p>0.6310279354</text:p>
          </table:table-cell>
          <table:table-cell office:value-type="float" office:value="0.0578715329793091" calcext:value-type="float">
            <text:p>0.057871533</text:p>
          </table:table-cell>
          <table:table-cell office:value-type="float" office:value="0.0794149721004849" calcext:value-type="float">
            <text:p>0.07941497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ushi Bars</text:p>
          </table:table-cell>
          <table:table-cell office:value-type="float" office:value="3.78888888888889" calcext:value-type="float">
            <text:p>3.7888888889</text:p>
          </table:table-cell>
          <table:table-cell office:value-type="float" office:value="0.770922167053407" calcext:value-type="float">
            <text:p>0.7709221671</text:p>
          </table:table-cell>
          <table:table-cell office:value-type="float" office:value="4.02222222222222" calcext:value-type="float">
            <text:p>4.0222222222</text:p>
          </table:table-cell>
          <table:table-cell office:value-type="float" office:value="1.085027165843" calcext:value-type="float">
            <text:p>1.0850271658</text:p>
          </table:table-cell>
          <table:table-cell office:value-type="float" office:value="0.118516653800902" calcext:value-type="float">
            <text:p>0.1185166538</text:p>
          </table:table-cell>
          <table:table-cell office:value-type="float" office:value="0.148976245624838" calcext:value-type="float">
            <text:p>0.1489762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icken Wings</text:p>
          </table:table-cell>
          <table:table-cell office:value-type="float" office:value="3.42391304347826" calcext:value-type="float">
            <text:p>3.4239130435</text:p>
          </table:table-cell>
          <table:table-cell office:value-type="float" office:value="1.00524381265111" calcext:value-type="float">
            <text:p>1.0052438127</text:p>
          </table:table-cell>
          <table:table-cell office:value-type="float" office:value="4.17391304347826" calcext:value-type="float">
            <text:p>4.1739130435</text:p>
          </table:table-cell>
          <table:table-cell office:value-type="float" office:value="1.29050626779616" calcext:value-type="float">
            <text:p>1.2905062678</text:p>
          </table:table-cell>
          <table:table-cell office:value-type="float" office:value="-0.107102631169655" calcext:value-type="float">
            <text:p>-0.1071026312</text:p>
          </table:table-cell>
          <table:table-cell office:value-type="float" office:value="0.192423045653239" calcext:value-type="float">
            <text:p>0.19242304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ine Bars</text:p>
          </table:table-cell>
          <table:table-cell office:value-type="float" office:value="3.89285714285714" calcext:value-type="float">
            <text:p>3.8928571429</text:p>
          </table:table-cell>
          <table:table-cell office:value-type="float" office:value="0.731976308172806" calcext:value-type="float">
            <text:p>0.7319763082</text:p>
          </table:table-cell>
          <table:table-cell office:value-type="float" office:value="4.28991596638655" calcext:value-type="float">
            <text:p>4.2899159664</text:p>
          </table:table-cell>
          <table:table-cell office:value-type="float" office:value="1.00627401233279" calcext:value-type="float">
            <text:p>1.0062740123</text:p>
          </table:table-cell>
          <table:table-cell office:value-type="float" office:value="0.0079454104497102" calcext:value-type="float">
            <text:p>0.0079454104</text:p>
          </table:table-cell>
          <table:table-cell office:value-type="float" office:value="0.0894848515724736" calcext:value-type="float">
            <text:p>0.089484851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0.795394908975718" calcext:value-type="float">
            <text:p>0.795394909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0.466569474815843" calcext:value-type="float">
            <text:p>0.4665694748</text:p>
          </table:table-cell>
          <table:table-cell office:value-type="float" office:value="-0.210805227843195" calcext:value-type="float">
            <text:p>-0.2108052278</text:p>
          </table:table-cell>
          <table:table-cell office:value-type="float" office:value="0.131548517454192" calcext:value-type="float">
            <text:p>0.1315485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stropubs</text:p>
          </table:table-cell>
          <table:table-cell office:value-type="float" office:value="3.81288343558282" calcext:value-type="float">
            <text:p>3.8128834356</text:p>
          </table:table-cell>
          <table:table-cell office:value-type="float" office:value="0.702942739926369" calcext:value-type="float">
            <text:p>0.7029427399</text:p>
          </table:table-cell>
          <table:table-cell office:value-type="float" office:value="3.95092024539877" calcext:value-type="float">
            <text:p>3.9509202454</text:p>
          </table:table-cell>
          <table:table-cell office:value-type="float" office:value="1.18685893115971" calcext:value-type="float">
            <text:p>1.1868589312</text:p>
          </table:table-cell>
          <table:table-cell office:value-type="float" office:value="0.0625271983026486" calcext:value-type="float">
            <text:p>0.0625271983</text:p>
          </table:table-cell>
          <table:table-cell office:value-type="float" office:value="0.132805353021285" calcext:value-type="float">
            <text:p>0.1328053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urniture Stores</text:p>
          </table:table-cell>
          <table:table-cell office:value-type="float" office:value="4.075" calcext:value-type="float">
            <text:p>4.075</text:p>
          </table:table-cell>
          <table:table-cell office:value-type="float" office:value="0.657171971404746" calcext:value-type="float">
            <text:p>0.6571719714</text:p>
          </table:table-cell>
          <table:table-cell office:value-type="float" office:value="4.35" calcext:value-type="float">
            <text:p>4.35</text:p>
          </table:table-cell>
          <table:table-cell office:value-type="float" office:value="0.909670269933013" calcext:value-type="float">
            <text:p>0.9096702699</text:p>
          </table:table-cell>
          <table:table-cell office:value-type="float" office:value="-0.085729607650987" calcext:value-type="float">
            <text:p>-0.0857296077</text:p>
          </table:table-cell>
          <table:table-cell office:value-type="float" office:value="0.32506251023621" calcext:value-type="float">
            <text:p>0.3250625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rseries &amp; Gardening</text:p>
          </table:table-cell>
          <table:table-cell office:value-type="float" office:value="4.05223880597015" calcext:value-type="float">
            <text:p>4.052238806</text:p>
          </table:table-cell>
          <table:table-cell office:value-type="float" office:value="0.860121166222323" calcext:value-type="float">
            <text:p>0.8601211662</text:p>
          </table:table-cell>
          <table:table-cell office:value-type="float" office:value="4.70149253731343" calcext:value-type="float">
            <text:p>4.7014925373</text:p>
          </table:table-cell>
          <table:table-cell office:value-type="float" office:value="0.691417004292565" calcext:value-type="float">
            <text:p>0.6914170043</text:p>
          </table:table-cell>
          <table:table-cell office:value-type="float" office:value="-0.0741678848237341" calcext:value-type="float">
            <text:p>-0.0741678848</text:p>
          </table:table-cell>
          <table:table-cell office:value-type="float" office:value="0.0994319474168179" calcext:value-type="float">
            <text:p>0.09943194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oroccan</text:p>
          </table:table-cell>
          <table:table-cell office:value-type="float" office:value="4.22222222222222" calcext:value-type="float">
            <text:p>4.2222222222</text:p>
          </table:table-cell>
          <table:table-cell office:value-type="float" office:value="0.50613519884135" calcext:value-type="float">
            <text:p>0.5061351988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0.936238863686262" calcext:value-type="float">
            <text:p>0.9362388637</text:p>
          </table:table-cell>
          <table:table-cell office:value-type="float" office:value="-0.123752899956937" calcext:value-type="float">
            <text:p>-0.1237529</text:p>
          </table:table-cell>
          <table:table-cell office:value-type="float" office:value="0.45889026237089" calcext:value-type="float">
            <text:p>0.4588902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terers</text:p>
          </table:table-cell>
          <table:table-cell office:value-type="float" office:value="4.18840579710145" calcext:value-type="float">
            <text:p>4.1884057971</text:p>
          </table:table-cell>
          <table:table-cell office:value-type="float" office:value="0.73278033798302" calcext:value-type="float">
            <text:p>0.732780338</text:p>
          </table:table-cell>
          <table:table-cell office:value-type="float" office:value="4.34782608695652" calcext:value-type="float">
            <text:p>4.347826087</text:p>
          </table:table-cell>
          <table:table-cell office:value-type="float" office:value="1.04709518076455" calcext:value-type="float">
            <text:p>1.0470951808</text:p>
          </table:table-cell>
          <table:table-cell office:value-type="float" office:value="0.103474574642938" calcext:value-type="float">
            <text:p>0.1034745746</text:p>
          </table:table-cell>
          <table:table-cell office:value-type="float" office:value="0.173635060378273" calcext:value-type="float">
            <text:p>0.17363506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heck Cashing/Pay-day Loans</text:p>
          </table:table-cell>
          <table:table-cell office:value-type="float" office:value="3.5" calcext:value-type="float">
            <text:p>3.5</text:p>
          </table:table-cell>
          <table:table-cell office:value-type="float" office:value="0.80860754006264" calcext:value-type="float">
            <text:p>0.8086075401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1.07141448286032" calcext:value-type="float">
            <text:p>1.0714144829</text:p>
          </table:table-cell>
          <table:table-cell office:value-type="float" office:value="0.133184169645905" calcext:value-type="float">
            <text:p>0.1331841696</text:p>
          </table:table-cell>
          <table:table-cell office:value-type="float" office:value="0.395946993707396" calcext:value-type="float">
            <text:p>0.39594699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4.10666666666667" calcext:value-type="float">
            <text:p>4.1066666667</text:p>
          </table:table-cell>
          <table:table-cell office:value-type="float" office:value="0.58476966025569" calcext:value-type="float">
            <text:p>0.5847696603</text:p>
          </table:table-cell>
          <table:table-cell office:value-type="float" office:value="4.56" calcext:value-type="float">
            <text:p>4.56</text:p>
          </table:table-cell>
          <table:table-cell office:value-type="float" office:value="0.787231435686694" calcext:value-type="float">
            <text:p>0.7872314357</text:p>
          </table:table-cell>
          <table:table-cell office:value-type="float" office:value="-0.0718295519597949" calcext:value-type="float">
            <text:p>-0.071829552</text:p>
          </table:table-cell>
          <table:table-cell office:value-type="float" office:value="0.157156698942909" calcext:value-type="float">
            <text:p>0.15715669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ookah Bars</text:p>
          </table:table-cell>
          <table:table-cell office:value-type="float" office:value="3.91666666666667" calcext:value-type="float">
            <text:p>3.9166666667</text:p>
          </table:table-cell>
          <table:table-cell office:value-type="float" office:value="0.90905934288631" calcext:value-type="float">
            <text:p>0.9090593429</text:p>
          </table:table-cell>
          <table:table-cell office:value-type="float" office:value="2.75" calcext:value-type="float">
            <text:p>2.75</text:p>
          </table:table-cell>
          <table:table-cell office:value-type="float" office:value="1.68942791105944" calcext:value-type="float">
            <text:p>1.6894279111</text:p>
          </table:table-cell>
          <table:table-cell office:value-type="float" office:value="-0.284869634146158" calcext:value-type="float">
            <text:p>-0.2848696341</text:p>
          </table:table-cell>
          <table:table-cell office:value-type="float" office:value="0.563338681078802" calcext:value-type="float">
            <text:p>0.56333868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orts Clubs</text:p>
          </table:table-cell>
          <table:table-cell office:value-type="float" office:value="3.91578947368421" calcext:value-type="float">
            <text:p>3.9157894737</text:p>
          </table:table-cell>
          <table:table-cell office:value-type="float" office:value="0.800173111464169" calcext:value-type="float">
            <text:p>0.8001731115</text:p>
          </table:table-cell>
          <table:table-cell office:value-type="float" office:value="4.37894736842105" calcext:value-type="float">
            <text:p>4.3789473684</text:p>
          </table:table-cell>
          <table:table-cell office:value-type="float" office:value="0.985996128618652" calcext:value-type="float">
            <text:p>0.9859961286</text:p>
          </table:table-cell>
          <table:table-cell office:value-type="float" office:value="0.0404469812702019" calcext:value-type="float">
            <text:p>0.0404469813</text:p>
          </table:table-cell>
          <table:table-cell office:value-type="float" office:value="0.127671584172527" calcext:value-type="float">
            <text:p>0.12767158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3.68421052631579" calcext:value-type="float">
            <text:p>3.6842105263</text:p>
          </table:table-cell>
          <table:table-cell office:value-type="float" office:value="0.653140718210045" calcext:value-type="float">
            <text:p>0.6531407182</text:p>
          </table:table-cell>
          <table:table-cell office:value-type="float" office:value="4.05263157894737" calcext:value-type="float">
            <text:p>4.0526315789</text:p>
          </table:table-cell>
          <table:table-cell office:value-type="float" office:value="1.23431993679564" calcext:value-type="float">
            <text:p>1.2343199368</text:p>
          </table:table-cell>
          <table:table-cell office:value-type="float" office:value="-0.27316523276576" calcext:value-type="float">
            <text:p>-0.2731652328</text:p>
          </table:table-cell>
          <table:table-cell office:value-type="float" office:value="0.440916910274932" calcext:value-type="float">
            <text:p>0.4409169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3.69433198380567" calcext:value-type="float">
            <text:p>3.6943319838</text:p>
          </table:table-cell>
          <table:table-cell office:value-type="float" office:value="0.93515548537371" calcext:value-type="float">
            <text:p>0.9351554854</text:p>
          </table:table-cell>
          <table:table-cell office:value-type="float" office:value="4.25641025641026" calcext:value-type="float">
            <text:p>4.2564102564</text:p>
          </table:table-cell>
          <table:table-cell office:value-type="float" office:value="1.15661685632601" calcext:value-type="float">
            <text:p>1.1566168563</text:p>
          </table:table-cell>
          <table:table-cell office:value-type="float" office:value="-0.0859949812964514" calcext:value-type="float">
            <text:p>-0.0859949813</text:p>
          </table:table-cell>
          <table:table-cell office:value-type="float" office:value="0.0453285338261561" calcext:value-type="float">
            <text:p>0.045328533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Chocolatiers &amp; Shops</text:p>
          </table:table-cell>
          <table:table-cell office:value-type="float" office:value="4.02597402597403" calcext:value-type="float">
            <text:p>4.025974026</text:p>
          </table:table-cell>
          <table:table-cell office:value-type="float" office:value="0.911314534693446" calcext:value-type="float">
            <text:p>0.9113145347</text:p>
          </table:table-cell>
          <table:table-cell office:value-type="float" office:value="4.67532467532468" calcext:value-type="float">
            <text:p>4.6753246753</text:p>
          </table:table-cell>
          <table:table-cell office:value-type="float" office:value="0.710616312743088" calcext:value-type="float">
            <text:p>0.7106163127</text:p>
          </table:table-cell>
          <table:table-cell office:value-type="float" office:value="0.143374660711117" calcext:value-type="float">
            <text:p>0.1433746607</text:p>
          </table:table-cell>
          <table:table-cell office:value-type="float" office:value="0.0891099057263513" calcext:value-type="float">
            <text:p>0.08910990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t Galleries</text:p>
          </table:table-cell>
          <table:table-cell office:value-type="float" office:value="4.01041666666667" calcext:value-type="float">
            <text:p>4.0104166667</text:p>
          </table:table-cell>
          <table:table-cell office:value-type="float" office:value="0.703337159349783" calcext:value-type="float">
            <text:p>0.7033371593</text:p>
          </table:table-cell>
          <table:table-cell office:value-type="float" office:value="4.375" calcext:value-type="float">
            <text:p>4.375</text:p>
          </table:table-cell>
          <table:table-cell office:value-type="float" office:value="1.0129371484286" calcext:value-type="float">
            <text:p>1.0129371484</text:p>
          </table:table-cell>
          <table:table-cell office:value-type="float" office:value="0.0530018118505351" calcext:value-type="float">
            <text:p>0.0530018119</text:p>
          </table:table-cell>
          <table:table-cell office:value-type="float" office:value="0.212045545281491" calcext:value-type="float">
            <text:p>0.21204554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odern European</text:p>
          </table:table-cell>
          <table:table-cell office:value-type="float" office:value="3.95862068965517" calcext:value-type="float">
            <text:p>3.9586206897</text:p>
          </table:table-cell>
          <table:table-cell office:value-type="float" office:value="0.686076924097316" calcext:value-type="float">
            <text:p>0.6860769241</text:p>
          </table:table-cell>
          <table:table-cell office:value-type="float" office:value="4.2" calcext:value-type="float">
            <text:p>4.2</text:p>
          </table:table-cell>
          <table:table-cell office:value-type="float" office:value="1.09292394914774" calcext:value-type="float">
            <text:p>1.0929239491</text:p>
          </table:table-cell>
          <table:table-cell office:value-type="float" office:value="0.0524256831572675" calcext:value-type="float">
            <text:p>0.0524256832</text:p>
          </table:table-cell>
          <table:table-cell office:value-type="float" office:value="0.133030575915824" calcext:value-type="float">
            <text:p>0.133030575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3.93129770992366" calcext:value-type="float">
            <text:p>3.9312977099</text:p>
          </table:table-cell>
          <table:table-cell office:value-type="float" office:value="0.769810521890339" calcext:value-type="float">
            <text:p>0.7698105219</text:p>
          </table:table-cell>
          <table:table-cell office:value-type="float" office:value="3.88931297709924" calcext:value-type="float">
            <text:p>3.8893129771</text:p>
          </table:table-cell>
          <table:table-cell office:value-type="float" office:value="1.24757792263157" calcext:value-type="float">
            <text:p>1.2475779226</text:p>
          </table:table-cell>
          <table:table-cell office:value-type="float" office:value="0.20271335464784" calcext:value-type="float">
            <text:p>0.2027133546</text:p>
          </table:table-cell>
          <table:table-cell office:value-type="float" office:value="0.0984204792571182" calcext:value-type="float">
            <text:p>0.098420479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afood Markets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0.737134551448225" calcext:value-type="float">
            <text:p>0.7371345514</text:p>
          </table:table-cell>
          <table:table-cell office:value-type="float" office:value="3.89285714285714" calcext:value-type="float">
            <text:p>3.8928571429</text:p>
          </table:table-cell>
          <table:table-cell office:value-type="float" office:value="1.01204480823605" calcext:value-type="float">
            <text:p>1.0120448082</text:p>
          </table:table-cell>
          <table:table-cell office:value-type="float" office:value="0.256465343640677" calcext:value-type="float">
            <text:p>0.2564653436</text:p>
          </table:table-cell>
          <table:table-cell office:value-type="float" office:value="0.260250854515854" calcext:value-type="float">
            <text:p>0.26025085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int Media</text:p>
          </table:table-cell>
          <table:table-cell office:value-type="float" office:value="3.93243243243243" calcext:value-type="float">
            <text:p>3.9324324324</text:p>
          </table:table-cell>
          <table:table-cell office:value-type="float" office:value="0.934779654352501" calcext:value-type="float">
            <text:p>0.9347796544</text:p>
          </table:table-cell>
          <table:table-cell office:value-type="float" office:value="4.24324324324324" calcext:value-type="float">
            <text:p>4.2432432432</text:p>
          </table:table-cell>
          <table:table-cell office:value-type="float" office:value="0.941689264334289" calcext:value-type="float">
            <text:p>0.9416892643</text:p>
          </table:table-cell>
          <table:table-cell office:value-type="float" office:value="-0.0887898779321694" calcext:value-type="float">
            <text:p>-0.0887898779</text:p>
          </table:table-cell>
          <table:table-cell office:value-type="float" office:value="0.118253342408607" calcext:value-type="float">
            <text:p>0.11825334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4.0875" calcext:value-type="float">
            <text:p>4.0875</text:p>
          </table:table-cell>
          <table:table-cell office:value-type="float" office:value="0.709056003900021" calcext:value-type="float">
            <text:p>0.7090560039</text:p>
          </table:table-cell>
          <table:table-cell office:value-type="float" office:value="4.61666666666667" calcext:value-type="float">
            <text:p>4.6166666667</text:p>
          </table:table-cell>
          <table:table-cell office:value-type="float" office:value="0.720917625129406" calcext:value-type="float">
            <text:p>0.7209176251</text:p>
          </table:table-cell>
          <table:table-cell office:value-type="float" office:value="0.147129507906568" calcext:value-type="float">
            <text:p>0.1471295079</text:p>
          </table:table-cell>
          <table:table-cell office:value-type="float" office:value="0.0925788690394209" calcext:value-type="float">
            <text:p>0.09257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ish &amp; Chips</text:p>
          </table:table-cell>
          <table:table-cell office:value-type="float" office:value="3.86599576271186" calcext:value-type="float">
            <text:p>3.8659957627</text:p>
          </table:table-cell>
          <table:table-cell office:value-type="float" office:value="1.02112146722587" calcext:value-type="float">
            <text:p>1.0211214672</text:p>
          </table:table-cell>
          <table:table-cell office:value-type="float" office:value="4.1864406779661" calcext:value-type="float">
            <text:p>4.186440678</text:p>
          </table:table-cell>
          <table:table-cell office:value-type="float" office:value="1.16589350723371" calcext:value-type="float">
            <text:p>1.1658935072</text:p>
          </table:table-cell>
          <table:table-cell office:value-type="float" office:value="0.12420231059045" calcext:value-type="float">
            <text:p>0.1242023106</text:p>
          </table:table-cell>
          <table:table-cell office:value-type="float" office:value="0.0369130694794892" calcext:value-type="float">
            <text:p>0.036913069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Train Stations</text:p>
          </table:table-cell>
          <table:table-cell office:value-type="float" office:value="3" calcext:value-type="float">
            <text:p>3</text:p>
          </table:table-cell>
          <table:table-cell office:value-type="float" office:value="0.988571053224161" calcext:value-type="float">
            <text:p>0.9885710532</text:p>
          </table:table-cell>
          <table:table-cell office:value-type="float" office:value="4.59090909090909" calcext:value-type="float">
            <text:p>4.5909090909</text:p>
          </table:table-cell>
          <table:table-cell office:value-type="float" office:value="0.650810048330743" calcext:value-type="float">
            <text:p>0.6508100483</text:p>
          </table:table-cell>
          <table:table-cell office:value-type="float" office:value="-0.0706504902699399" calcext:value-type="float">
            <text:p>-0.0706504903</text:p>
          </table:table-cell>
          <table:table-cell office:value-type="float" office:value="0.146840129727243" calcext:value-type="float">
            <text:p>0.1468401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3.79411764705882" calcext:value-type="float">
            <text:p>3.7941176471</text:p>
          </table:table-cell>
          <table:table-cell office:value-type="float" office:value="0.516174375728948" calcext:value-type="float">
            <text:p>0.5161743757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1.32320257402376" calcext:value-type="float">
            <text:p>1.323202574</text:p>
          </table:table-cell>
          <table:table-cell office:value-type="float" office:value="-0.567410543713086" calcext:value-type="float">
            <text:p>-0.5674105437</text:p>
          </table:table-cell>
          <table:table-cell office:value-type="float" office:value="0.545021473099286" calcext:value-type="float">
            <text:p>0.5450214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y Stores</text:p>
          </table:table-cell>
          <table:table-cell office:value-type="float" office:value="3.79166666666667" calcext:value-type="float">
            <text:p>3.7916666667</text:p>
          </table:table-cell>
          <table:table-cell office:value-type="float" office:value="0.776164000424881" calcext:value-type="float">
            <text:p>0.7761640004</text:p>
          </table:table-cell>
          <table:table-cell office:value-type="float" office:value="4.75" calcext:value-type="float">
            <text:p>4.75</text:p>
          </table:table-cell>
          <table:table-cell office:value-type="float" office:value="0.433012701892219" calcext:value-type="float">
            <text:p>0.4330127019</text:p>
          </table:table-cell>
          <table:table-cell office:value-type="float" office:value="-0.278944077318184" calcext:value-type="float">
            <text:p>-0.2789440773</text:p>
          </table:table-cell>
          <table:table-cell office:value-type="float" office:value="0.169417158002295" calcext:value-type="float">
            <text:p>0.1694171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4.07070707070707" calcext:value-type="float">
            <text:p>4.0707070707</text:p>
          </table:table-cell>
          <table:table-cell office:value-type="float" office:value="1.06365602828906" calcext:value-type="float">
            <text:p>1.0636560283</text:p>
          </table:table-cell>
          <table:table-cell office:value-type="float" office:value="4.71717171717172" calcext:value-type="float">
            <text:p>4.7171717172</text:p>
          </table:table-cell>
          <table:table-cell office:value-type="float" office:value="0.58672871642253" calcext:value-type="float">
            <text:p>0.5867287164</text:p>
          </table:table-cell>
          <table:table-cell office:value-type="float" office:value="0.0482295351896699" calcext:value-type="float">
            <text:p>0.0482295352</text:p>
          </table:table-cell>
          <table:table-cell office:value-type="float" office:value="0.0559428489625186" calcext:value-type="float">
            <text:p>0.0559428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3.77272727272727" calcext:value-type="float">
            <text:p>3.7727272727</text:p>
          </table:table-cell>
          <table:table-cell office:value-type="float" office:value="0.718699468220086" calcext:value-type="float">
            <text:p>0.7186994682</text:p>
          </table:table-cell>
          <table:table-cell office:value-type="float" office:value="4.27272727272727" calcext:value-type="float">
            <text:p>4.2727272727</text:p>
          </table:table-cell>
          <table:table-cell office:value-type="float" office:value="0.74965556829412" calcext:value-type="float">
            <text:p>0.7496555683</text:p>
          </table:table-cell>
          <table:table-cell office:value-type="float" office:value="-0.0115044748327106" calcext:value-type="float">
            <text:p>-0.0115044748</text:p>
          </table:table-cell>
          <table:table-cell office:value-type="float" office:value="0.233222640410403" calcext:value-type="float">
            <text:p>0.23322264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iscount Store</text:p>
          </table:table-cell>
          <table:table-cell office:value-type="float" office:value="3.73214285714286" calcext:value-type="float">
            <text:p>3.7321428571</text:p>
          </table:table-cell>
          <table:table-cell office:value-type="float" office:value="0.860669826948992" calcext:value-type="float">
            <text:p>0.8606698269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0.727165621622641" calcext:value-type="float">
            <text:p>0.7271656216</text:p>
          </table:table-cell>
          <table:table-cell office:value-type="float" office:value="-0.0356658081928179" calcext:value-type="float">
            <text:p>-0.0356658082</text:p>
          </table:table-cell>
          <table:table-cell office:value-type="float" office:value="0.0932423984891998" calcext:value-type="float">
            <text:p>0.09324239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3.6640625" calcext:value-type="float">
            <text:p>3.6640625</text:p>
          </table:table-cell>
          <table:table-cell office:value-type="float" office:value="0.760626219699104" calcext:value-type="float">
            <text:p>0.7606262197</text:p>
          </table:table-cell>
          <table:table-cell office:value-type="float" office:value="4.1484375" calcext:value-type="float">
            <text:p>4.1484375</text:p>
          </table:table-cell>
          <table:table-cell office:value-type="float" office:value="1.16652424260868" calcext:value-type="float">
            <text:p>1.1665242426</text:p>
          </table:table-cell>
          <table:table-cell office:value-type="float" office:value="0.042992729412247" calcext:value-type="float">
            <text:p>0.0429927294</text:p>
          </table:table-cell>
          <table:table-cell office:value-type="float" office:value="0.136500883788246" calcext:value-type="float">
            <text:p>0.13650088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3.725" calcext:value-type="float">
            <text:p>3.725</text:p>
          </table:table-cell>
          <table:table-cell office:value-type="float" office:value="1.00591997693654" calcext:value-type="float">
            <text:p>1.0059199769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0434925252535871" calcext:value-type="float">
            <text:p>0.0434925253</text:p>
          </table:table-cell>
          <table:table-cell office:value-type="float" office:value="0.187274720139721" calcext:value-type="float">
            <text:p>0.1872747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0.593171014001739" calcext:value-type="float">
            <text:p>0.593171014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1.32817933904008" calcext:value-type="float">
            <text:p>1.328179339</text:p>
          </table:table-cell>
          <table:table-cell office:value-type="float" office:value="0.0313406742950707" calcext:value-type="float">
            <text:p>0.0313406743</text:p>
          </table:table-cell>
          <table:table-cell office:value-type="float" office:value="0.447603424115113" calcext:value-type="float">
            <text:p>0.4476034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3.79845741113347" calcext:value-type="float">
            <text:p>3.7984574111</text:p>
          </table:table-cell>
          <table:table-cell office:value-type="float" office:value="0.871405215919895" calcext:value-type="float">
            <text:p>0.8714052159</text:p>
          </table:table-cell>
          <table:table-cell office:value-type="float" office:value="4.30046948356808" calcext:value-type="float">
            <text:p>4.3004694836</text:p>
          </table:table-cell>
          <table:table-cell office:value-type="float" office:value="1.02202100886579" calcext:value-type="float">
            <text:p>1.0220210089</text:p>
          </table:table-cell>
          <table:table-cell office:value-type="float" office:value="0.00925619332778393" calcext:value-type="float">
            <text:p>0.0092561933</text:p>
          </table:table-cell>
          <table:table-cell office:value-type="float" office:value="0.0303930100703201" calcext:value-type="float">
            <text:p>0.030393010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office:value-type="float" office:value="3.7001953125" calcext:value-type="float">
            <text:p>3.7001953125</text:p>
          </table:table-cell>
          <table:table-cell office:value-type="float" office:value="0.792703518412166" calcext:value-type="float">
            <text:p>0.7927035184</text:p>
          </table:table-cell>
          <table:table-cell office:value-type="float" office:value="4.193359375" calcext:value-type="float">
            <text:p>4.193359375</text:p>
          </table:table-cell>
          <table:table-cell office:value-type="float" office:value="1.04194962790895" calcext:value-type="float">
            <text:p>1.0419496279</text:p>
          </table:table-cell>
          <table:table-cell office:value-type="float" office:value="-0.0184902337377157" calcext:value-type="float">
            <text:p>-0.0184902337</text:p>
          </table:table-cell>
          <table:table-cell office:value-type="float" office:value="0.0581937839225786" calcext:value-type="float">
            <text:p>0.058193783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float" office:value="3.82700892857143" calcext:value-type="float">
            <text:p>3.8270089286</text:p>
          </table:table-cell>
          <table:table-cell office:value-type="float" office:value="0.807806763884423" calcext:value-type="float">
            <text:p>0.8078067639</text:p>
          </table:table-cell>
          <table:table-cell office:value-type="float" office:value="4.40401785714286" calcext:value-type="float">
            <text:p>4.4040178571</text:p>
          </table:table-cell>
          <table:table-cell office:value-type="float" office:value="1.00431298463661" calcext:value-type="float">
            <text:p>1.0043129846</text:p>
          </table:table-cell>
          <table:table-cell office:value-type="float" office:value="0.0531323250877829" calcext:value-type="float">
            <text:p>0.0531323251</text:p>
          </table:table-cell>
          <table:table-cell office:value-type="float" office:value="0.0587868621949938" calcext:value-type="float">
            <text:p>0.058786862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4.13636363636364" calcext:value-type="float">
            <text:p>4.1363636364</text:p>
          </table:table-cell>
          <table:table-cell office:value-type="float" office:value="0.88139633771206" calcext:value-type="float">
            <text:p>0.8813963377</text:p>
          </table:table-cell>
          <table:table-cell office:value-type="float" office:value="4" calcext:value-type="float">
            <text:p>4</text:p>
          </table:table-cell>
          <table:table-cell office:value-type="float" office:value="0.953462589245592" calcext:value-type="float">
            <text:p>0.9534625892</text:p>
          </table:table-cell>
          <table:table-cell office:value-type="float" office:value="-0.324529118780072" calcext:value-type="float">
            <text:p>-0.3245291188</text:p>
          </table:table-cell>
          <table:table-cell office:value-type="float" office:value="0.34107134368903" calcext:value-type="float">
            <text:p>0.34107134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float" office:value="3.88775510204082" calcext:value-type="float">
            <text:p>3.887755102</text:p>
          </table:table-cell>
          <table:table-cell office:value-type="float" office:value="0.965027789186685" calcext:value-type="float">
            <text:p>0.9650277892</text:p>
          </table:table-cell>
          <table:table-cell office:value-type="float" office:value="4.46938775510204" calcext:value-type="float">
            <text:p>4.4693877551</text:p>
          </table:table-cell>
          <table:table-cell office:value-type="float" office:value="0.758678787569025" calcext:value-type="float">
            <text:p>0.7586787876</text:p>
          </table:table-cell>
          <table:table-cell office:value-type="float" office:value="0.0440871252789148" calcext:value-type="float">
            <text:p>0.0440871253</text:p>
          </table:table-cell>
          <table:table-cell office:value-type="float" office:value="0.114563617511366" calcext:value-type="float">
            <text:p>0.11456361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dware Stores</text:p>
          </table:table-cell>
          <table:table-cell office:value-type="float" office:value="3.86666666666667" calcext:value-type="float">
            <text:p>3.8666666667</text:p>
          </table:table-cell>
          <table:table-cell office:value-type="float" office:value="0.784573486395988" calcext:value-type="float">
            <text:p>0.7845734864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471404520791032" calcext:value-type="float">
            <text:p>0.4714045208</text:p>
          </table:table-cell>
          <table:table-cell office:value-type="float" office:value="0.150210442031527" calcext:value-type="float">
            <text:p>0.150210442</text:p>
          </table:table-cell>
          <table:table-cell office:value-type="float" office:value="0.164752793626173" calcext:value-type="float">
            <text:p>0.16475279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rbeque</text:p>
          </table:table-cell>
          <table:table-cell office:value-type="float" office:value="3.72" calcext:value-type="float">
            <text:p>3.72</text:p>
          </table:table-cell>
          <table:table-cell office:value-type="float" office:value="0.782048591840686" calcext:value-type="float">
            <text:p>0.7820485918</text:p>
          </table:table-cell>
          <table:table-cell office:value-type="float" office:value="4.18" calcext:value-type="float">
            <text:p>4.18</text:p>
          </table:table-cell>
          <table:table-cell office:value-type="float" office:value="1.16086174887452" calcext:value-type="float">
            <text:p>1.1608617489</text:p>
          </table:table-cell>
          <table:table-cell office:value-type="float" office:value="0.0445007290042324" calcext:value-type="float">
            <text:p>0.044500729</text:p>
          </table:table-cell>
          <table:table-cell office:value-type="float" office:value="0.214040372360328" calcext:value-type="float">
            <text:p>0.21404037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3.88372093023256" calcext:value-type="float">
            <text:p>3.8837209302</text:p>
          </table:table-cell>
          <table:table-cell office:value-type="float" office:value="0.939056981840464" calcext:value-type="float">
            <text:p>0.9390569818</text:p>
          </table:table-cell>
          <table:table-cell office:value-type="float" office:value="3.30232558139535" calcext:value-type="float">
            <text:p>3.3023255814</text:p>
          </table:table-cell>
          <table:table-cell office:value-type="float" office:value="1.35603532438263" calcext:value-type="float">
            <text:p>1.3560353244</text:p>
          </table:table-cell>
          <table:table-cell office:value-type="float" office:value="0.100658043777695" calcext:value-type="float">
            <text:p>0.1006580438</text:p>
          </table:table-cell>
          <table:table-cell office:value-type="float" office:value="0.224375669521243" calcext:value-type="float">
            <text:p>0.22437566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sian Fusion</text:p>
          </table:table-cell>
          <table:table-cell office:value-type="float" office:value="3.81308411214953" calcext:value-type="float">
            <text:p>3.8130841121</text:p>
          </table:table-cell>
          <table:table-cell office:value-type="float" office:value="0.804552945133679" calcext:value-type="float">
            <text:p>0.8045529451</text:p>
          </table:table-cell>
          <table:table-cell office:value-type="float" office:value="4.01869158878505" calcext:value-type="float">
            <text:p>4.0186915888</text:p>
          </table:table-cell>
          <table:table-cell office:value-type="float" office:value="1.11892228197799" calcext:value-type="float">
            <text:p>1.118922282</text:p>
          </table:table-cell>
          <table:table-cell office:value-type="float" office:value="0.102505553416671" calcext:value-type="float">
            <text:p>0.1025055534</text:p>
          </table:table-cell>
          <table:table-cell office:value-type="float" office:value="0.135007197357851" calcext:value-type="float">
            <text:p>0.13500719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ctive Life</text:p>
          </table:table-cell>
          <table:table-cell office:value-type="float" office:value="4.18421052631579" calcext:value-type="float">
            <text:p>4.1842105263</text:p>
          </table:table-cell>
          <table:table-cell office:value-type="float" office:value="1.00276625701356" calcext:value-type="float">
            <text:p>1.002766257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1.24993074600399" calcext:value-type="float">
            <text:p>1.249930746</text:p>
          </table:table-cell>
          <table:table-cell office:value-type="float" office:value="0.171280861228588" calcext:value-type="float">
            <text:p>0.1712808612</text:p>
          </table:table-cell>
          <table:table-cell office:value-type="float" office:value="0.297848890469532" calcext:value-type="float">
            <text:p>0.29784889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m Sum</text:p>
          </table:table-cell>
          <table:table-cell office:value-type="float" office:value="3.72222222222222" calcext:value-type="float">
            <text:p>3.7222222222</text:p>
          </table:table-cell>
          <table:table-cell office:value-type="float" office:value="0.532870169256969" calcext:value-type="float">
            <text:p>0.5328701693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.45296631451356" calcext:value-type="float">
            <text:p>1.4529663145</text:p>
          </table:table-cell>
          <table:table-cell office:value-type="float" office:value="-0.203305071124849" calcext:value-type="float">
            <text:p>-0.2033050711</text:p>
          </table:table-cell>
          <table:table-cell office:value-type="float" office:value="0.667433568623515" calcext:value-type="float">
            <text:p>0.66743356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ported Food</text:p>
          </table:table-cell>
          <table:table-cell office:value-type="float" office:value="3.91304347826087" calcext:value-type="float">
            <text:p>3.9130434783</text:p>
          </table:table-cell>
          <table:table-cell office:value-type="float" office:value="0.796079714069589" calcext:value-type="float">
            <text:p>0.7960797141</text:p>
          </table:table-cell>
          <table:table-cell office:value-type="float" office:value="3.78260869565217" calcext:value-type="float">
            <text:p>3.7826086957</text:p>
          </table:table-cell>
          <table:table-cell office:value-type="float" office:value="1.24957459679999" calcext:value-type="float">
            <text:p>1.2495745968</text:p>
          </table:table-cell>
          <table:table-cell office:value-type="float" office:value="-0.0408567712430916" calcext:value-type="float">
            <text:p>-0.0408567712</text:p>
          </table:table-cell>
          <table:table-cell office:value-type="float" office:value="0.236437582761309" calcext:value-type="float">
            <text:p>0.23643758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3.73101673101673" calcext:value-type="float">
            <text:p>3.731016731</text:p>
          </table:table-cell>
          <table:table-cell office:value-type="float" office:value="0.953745240087234" calcext:value-type="float">
            <text:p>0.9537452401</text:p>
          </table:table-cell>
          <table:table-cell office:value-type="float" office:value="3.62419562419562" calcext:value-type="float">
            <text:p>3.6241956242</text:p>
          </table:table-cell>
          <table:table-cell office:value-type="float" office:value="1.2826257667317" calcext:value-type="float">
            <text:p>1.2826257667</text:p>
          </table:table-cell>
          <table:table-cell office:value-type="float" office:value="0.126203621868001" calcext:value-type="float">
            <text:p>0.1262036219</text:p>
          </table:table-cell>
          <table:table-cell office:value-type="float" office:value="0.0479214891761641" calcext:value-type="float">
            <text:p>0.047921489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American (New)</text:p>
          </table:table-cell>
          <table:table-cell office:value-type="float" office:value="3.54705882352941" calcext:value-type="float">
            <text:p>3.5470588235</text:p>
          </table:table-cell>
          <table:table-cell office:value-type="float" office:value="1.03077221027779" calcext:value-type="float">
            <text:p>1.0307722103</text:p>
          </table:table-cell>
          <table:table-cell office:value-type="float" office:value="4.17647058823529" calcext:value-type="float">
            <text:p>4.1764705882</text:p>
          </table:table-cell>
          <table:table-cell office:value-type="float" office:value="1.14969531092306" calcext:value-type="float">
            <text:p>1.1496953109</text:p>
          </table:table-cell>
          <table:table-cell office:value-type="float" office:value="0.00788352519474724" calcext:value-type="float">
            <text:p>0.0078835252</text:p>
          </table:table-cell>
          <table:table-cell office:value-type="float" office:value="0.122424268112841" calcext:value-type="float">
            <text:p>0.12242426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ingo Halls</text:p>
          </table:table-cell>
          <table:table-cell office:value-type="float" office:value="3.34615384615385" calcext:value-type="float">
            <text:p>3.3461538462</text:p>
          </table:table-cell>
          <table:table-cell office:value-type="float" office:value="0.906909701734738" calcext:value-type="float">
            <text:p>0.90690970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ues &amp; Event Spaces</text:p>
          </table:table-cell>
          <table:table-cell office:value-type="float" office:value="3.8563829787234" calcext:value-type="float">
            <text:p>3.8563829787</text:p>
          </table:table-cell>
          <table:table-cell office:value-type="float" office:value="0.682697794678738" calcext:value-type="float">
            <text:p>0.6826977947</text:p>
          </table:table-cell>
          <table:table-cell office:value-type="float" office:value="4.42021276595745" calcext:value-type="float">
            <text:p>4.420212766</text:p>
          </table:table-cell>
          <table:table-cell office:value-type="float" office:value="0.892650820111392" calcext:value-type="float">
            <text:p>0.8926508201</text:p>
          </table:table-cell>
          <table:table-cell office:value-type="float" office:value="0.0553878665134095" calcext:value-type="float">
            <text:p>0.0553878665</text:p>
          </table:table-cell>
          <table:table-cell office:value-type="float" office:value="0.0957258970008577" calcext:value-type="float">
            <text:p>0.09572589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Organic Stores</text:p>
          </table:table-cell>
          <table:table-cell office:value-type="float" office:value="4.22727272727273" calcext:value-type="float">
            <text:p>4.2272727273</text:p>
          </table:table-cell>
          <table:table-cell office:value-type="float" office:value="0.445361771415123" calcext:value-type="float">
            <text:p>0.4453617714</text:p>
          </table:table-cell>
          <table:table-cell office:value-type="float" office:value="3.59090909090909" calcext:value-type="float">
            <text:p>3.5909090909</text:p>
          </table:table-cell>
          <table:table-cell office:value-type="float" office:value="1.26703271497876" calcext:value-type="float">
            <text:p>1.267032715</text:p>
          </table:table-cell>
          <table:table-cell office:value-type="float" office:value="0.446697688083143" calcext:value-type="float">
            <text:p>0.4466976881</text:p>
          </table:table-cell>
          <table:table-cell office:value-type="float" office:value="0.569154312945483" calcext:value-type="float">
            <text:p>0.5691543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x-Mex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0.95831484749991" calcext:value-type="float">
            <text:p>0.9583148475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1.42320420322652" calcext:value-type="float">
            <text:p>1.4232042032</text:p>
          </table:table-cell>
          <table:table-cell office:value-type="float" office:value="-0.0860391933549531" calcext:value-type="float">
            <text:p>-0.0860391934</text:p>
          </table:table-cell>
          <table:table-cell office:value-type="float" office:value="0.427124922696484" calcext:value-type="float">
            <text:p>0.42712492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3.68196202531646" calcext:value-type="float">
            <text:p>3.6819620253</text:p>
          </table:table-cell>
          <table:table-cell office:value-type="float" office:value="0.979678298309285" calcext:value-type="float">
            <text:p>0.9796782983</text:p>
          </table:table-cell>
          <table:table-cell office:value-type="float" office:value="4.34098101265823" calcext:value-type="float">
            <text:p>4.3409810127</text:p>
          </table:table-cell>
          <table:table-cell office:value-type="float" office:value="0.975181411045969" calcext:value-type="float">
            <text:p>0.975181411</text:p>
          </table:table-cell>
          <table:table-cell office:value-type="float" office:value="0.0199360402862177" calcext:value-type="float">
            <text:p>0.0199360403</text:p>
          </table:table-cell>
          <table:table-cell office:value-type="float" office:value="0.0280146968687408" calcext:value-type="float">
            <text:p>0.0280146969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3.71005917159763" calcext:value-type="float">
            <text:p>3.7100591716</text:p>
          </table:table-cell>
          <table:table-cell office:value-type="float" office:value="0.841922635584394" calcext:value-type="float">
            <text:p>0.8419226356</text:p>
          </table:table-cell>
          <table:table-cell office:value-type="float" office:value="4.55384615384615" calcext:value-type="float">
            <text:p>4.5538461538</text:p>
          </table:table-cell>
          <table:table-cell office:value-type="float" office:value="0.955086042779616" calcext:value-type="float">
            <text:p>0.9550860428</text:p>
          </table:table-cell>
          <table:table-cell office:value-type="float" office:value="0.00543408580443737" calcext:value-type="float">
            <text:p>0.0054340858</text:p>
          </table:table-cell>
          <table:table-cell office:value-type="float" office:value="0.0390706029068487" calcext:value-type="float">
            <text:p>0.039070602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Meat Shops</text:p>
          </table:table-cell>
          <table:table-cell office:value-type="float" office:value="4.39017341040462" calcext:value-type="float">
            <text:p>4.3901734104</text:p>
          </table:table-cell>
          <table:table-cell office:value-type="float" office:value="0.710829909809848" calcext:value-type="float">
            <text:p>0.7108299098</text:p>
          </table:table-cell>
          <table:table-cell office:value-type="float" office:value="4.31791907514451" calcext:value-type="float">
            <text:p>4.3179190751</text:p>
          </table:table-cell>
          <table:table-cell office:value-type="float" office:value="1.01865390852766" calcext:value-type="float">
            <text:p>1.0186539085</text:p>
          </table:table-cell>
          <table:table-cell office:value-type="float" office:value="0.0322546712760299" calcext:value-type="float">
            <text:p>0.0322546713</text:p>
          </table:table-cell>
          <table:table-cell office:value-type="float" office:value="0.109530955809217" calcext:value-type="float">
            <text:p>0.10953095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istros</text:p>
          </table:table-cell>
          <table:table-cell office:value-type="float" office:value="4.08823529411765" calcext:value-type="float">
            <text:p>4.0882352941</text:p>
          </table:table-cell>
          <table:table-cell office:value-type="float" office:value="0.804130771440724" calcext:value-type="float">
            <text:p>0.8041307714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1.03653001098271" calcext:value-type="float">
            <text:p>1.036530011</text:p>
          </table:table-cell>
          <table:table-cell office:value-type="float" office:value="-0.0477409916026289" calcext:value-type="float">
            <text:p>-0.0477409916</text:p>
          </table:table-cell>
          <table:table-cell office:value-type="float" office:value="0.158484846770624" calcext:value-type="float">
            <text:p>0.15848484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4.01923076923077" calcext:value-type="float">
            <text:p>4.0192307692</text:p>
          </table:table-cell>
          <table:table-cell office:value-type="float" office:value="0.94204601285463" calcext:value-type="float">
            <text:p>0.9420460129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1.01565652924812" calcext:value-type="float">
            <text:p>1.0156565292</text:p>
          </table:table-cell>
          <table:table-cell office:value-type="float" office:value="-0.0546284570203559" calcext:value-type="float">
            <text:p>-0.054628457</text:p>
          </table:table-cell>
          <table:table-cell office:value-type="float" office:value="0.123486351241142" calcext:value-type="float">
            <text:p>0.12348635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venience Stores</text:p>
          </table:table-cell>
          <table:table-cell office:value-type="float" office:value="3.59615384615385" calcext:value-type="float">
            <text:p>3.5961538462</text:p>
          </table:table-cell>
          <table:table-cell office:value-type="float" office:value="0.956332058396643" calcext:value-type="float">
            <text:p>0.9563320584</text:p>
          </table:table-cell>
          <table:table-cell office:value-type="float" office:value="4.07988165680473" calcext:value-type="float">
            <text:p>4.0798816568</text:p>
          </table:table-cell>
          <table:table-cell office:value-type="float" office:value="1.15236211649522" calcext:value-type="float">
            <text:p>1.1523621165</text:p>
          </table:table-cell>
          <table:table-cell office:value-type="float" office:value="0.0359844647423503" calcext:value-type="float">
            <text:p>0.0359844647</text:p>
          </table:table-cell>
          <table:table-cell office:value-type="float" office:value="0.0656945371442063" calcext:value-type="float">
            <text:p>0.06569453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float" office:value="3.96296296296296" calcext:value-type="float">
            <text:p>3.962962963</text:p>
          </table:table-cell>
          <table:table-cell office:value-type="float" office:value="0.966340231529611" calcext:value-type="float">
            <text:p>0.9663402315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693888666488711" calcext:value-type="float">
            <text:p>0.6938886665</text:p>
          </table:table-cell>
          <table:table-cell office:value-type="float" office:value="-0.0322205667224056" calcext:value-type="float">
            <text:p>-0.0322205667</text:p>
          </table:table-cell>
          <table:table-cell office:value-type="float" office:value="0.0995250741130956" calcext:value-type="float">
            <text:p>0.09952507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ultural Center</text:p>
          </table:table-cell>
          <table:table-cell office:value-type="float" office:value="4.2" calcext:value-type="float">
            <text:p>4.2</text:p>
          </table:table-cell>
          <table:table-cell office:value-type="float" office:value="0.702376916856849" calcext:value-type="float">
            <text:p>0.7023769169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0237289498938125" calcext:value-type="float">
            <text:p>0.0237289499</text:p>
          </table:table-cell>
          <table:table-cell office:value-type="float" office:value="0.157904963939328" calcext:value-type="float">
            <text:p>0.15790496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owers &amp; Gifts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0.513701166914081" calcext:value-type="float">
            <text:p>0.5137011669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471404520791032" calcext:value-type="float">
            <text:p>0.4714045208</text:p>
          </table:table-cell>
          <table:table-cell office:value-type="float" office:value="0.401477534273483" calcext:value-type="float">
            <text:p>0.4014775343</text:p>
          </table:table-cell>
          <table:table-cell office:value-type="float" office:value="0.26577644574637" calcext:value-type="float">
            <text:p>0.26577644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's Clothing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4.71428571428571" calcext:value-type="float">
            <text:p>4.7142857143</text:p>
          </table:table-cell>
          <table:table-cell office:value-type="float" office:value="0.699854212223765" calcext:value-type="float">
            <text:p>0.6998542122</text:p>
          </table:table-cell>
          <table:table-cell office:value-type="float" office:value="-0.136082763487954" calcext:value-type="float">
            <text:p>-0.1360827635</text:p>
          </table:table-cell>
          <table:table-cell office:value-type="float" office:value="0.26686815265436" calcext:value-type="float">
            <text:p>0.26686815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sic Venues</text:p>
          </table:table-cell>
          <table:table-cell office:value-type="float" office:value="3.81219512195122" calcext:value-type="float">
            <text:p>3.812195122</text:p>
          </table:table-cell>
          <table:table-cell office:value-type="float" office:value="0.750672908520056" calcext:value-type="float">
            <text:p>0.7506729085</text:p>
          </table:table-cell>
          <table:table-cell office:value-type="float" office:value="4.18536585365854" calcext:value-type="float">
            <text:p>4.1853658537</text:p>
          </table:table-cell>
          <table:table-cell office:value-type="float" office:value="1.04287617664306" calcext:value-type="float">
            <text:p>1.0428761766</text:p>
          </table:table-cell>
          <table:table-cell office:value-type="float" office:value="0.044468564978036" calcext:value-type="float">
            <text:p>0.044468565</text:p>
          </table:table-cell>
          <table:table-cell office:value-type="float" office:value="0.0974101386169634" calcext:value-type="float">
            <text:p>0.097410138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3.73595505617978" calcext:value-type="float">
            <text:p>3.7359550562</text:p>
          </table:table-cell>
          <table:table-cell office:value-type="float" office:value="0.693427765088609" calcext:value-type="float">
            <text:p>0.6934277651</text:p>
          </table:table-cell>
          <table:table-cell office:value-type="float" office:value="4.1123595505618" calcext:value-type="float">
            <text:p>4.1123595506</text:p>
          </table:table-cell>
          <table:table-cell office:value-type="float" office:value="1.12117717277238" calcext:value-type="float">
            <text:p>1.1211771728</text:p>
          </table:table-cell>
          <table:table-cell office:value-type="float" office:value="-0.0666182319848084" calcext:value-type="float">
            <text:p>-0.066618232</text:p>
          </table:table-cell>
          <table:table-cell office:value-type="float" office:value="0.121604835399212" calcext:value-type="float">
            <text:p>0.12160483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cktail Bars</text:p>
          </table:table-cell>
          <table:table-cell office:value-type="float" office:value="3.87209302325581" calcext:value-type="float">
            <text:p>3.8720930233</text:p>
          </table:table-cell>
          <table:table-cell office:value-type="float" office:value="0.736056614795277" calcext:value-type="float">
            <text:p>0.7360566148</text:p>
          </table:table-cell>
          <table:table-cell office:value-type="float" office:value="4.04651162790698" calcext:value-type="float">
            <text:p>4.0465116279</text:p>
          </table:table-cell>
          <table:table-cell office:value-type="float" office:value="1.08270738111486" calcext:value-type="float">
            <text:p>1.0827073811</text:p>
          </table:table-cell>
          <table:table-cell office:value-type="float" office:value="-0.0654889586525514" calcext:value-type="float">
            <text:p>-0.0654889587</text:p>
          </table:table-cell>
          <table:table-cell office:value-type="float" office:value="0.112575040564858" calcext:value-type="float">
            <text:p>0.11257504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Himalayan/Nepalese</text:p>
          </table:table-cell>
          <table:table-cell office:value-type="float" office:value="4.35" calcext:value-type="float">
            <text:p>4.35</text:p>
          </table:table-cell>
          <table:table-cell office:value-type="float" office:value="0.697017455544216" calcext:value-type="float">
            <text:p>0.6970174555</text:p>
          </table:table-cell>
          <table:table-cell office:value-type="float" office:value="4.03333333333333" calcext:value-type="float">
            <text:p>4.0333333333</text:p>
          </table:table-cell>
          <table:table-cell office:value-type="float" office:value="1.04827901290109" calcext:value-type="float">
            <text:p>1.0482790129</text:p>
          </table:table-cell>
          <table:table-cell office:value-type="float" office:value="0.599907031978013" calcext:value-type="float">
            <text:p>0.599907032</text:p>
          </table:table-cell>
          <table:table-cell office:value-type="float" office:value="0.227395598328963" calcext:value-type="float">
            <text:p>0.22739559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3.82203389830508" calcext:value-type="float">
            <text:p>3.8220338983</text:p>
          </table:table-cell>
          <table:table-cell office:value-type="float" office:value="0.56570573790775" calcext:value-type="float">
            <text:p>0.5657057379</text:p>
          </table:table-cell>
          <table:table-cell office:value-type="float" office:value="2.98305084745763" calcext:value-type="float">
            <text:p>2.9830508475</text:p>
          </table:table-cell>
          <table:table-cell office:value-type="float" office:value="1.46705661073779" calcext:value-type="float">
            <text:p>1.4670566107</text:p>
          </table:table-cell>
          <table:table-cell office:value-type="float" office:value="0.0269993384444334" calcext:value-type="float">
            <text:p>0.0269993384</text:p>
          </table:table-cell>
          <table:table-cell office:value-type="float" office:value="0.343368547061561" calcext:value-type="float">
            <text:p>0.34336854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ool Halls</text:p>
          </table:table-cell>
          <table:table-cell office:value-type="float" office:value="3.225" calcext:value-type="float">
            <text:p>3.225</text:p>
          </table:table-cell>
          <table:table-cell office:value-type="float" office:value="1.03047319227625" calcext:value-type="float">
            <text:p>1.0304731923</text:p>
          </table:table-cell>
          <table:table-cell office:value-type="float" office:value="4.25" calcext:value-type="float">
            <text:p>4.25</text:p>
          </table:table-cell>
          <table:table-cell office:value-type="float" office:value="1.13468057179102" calcext:value-type="float">
            <text:p>1.1346805718</text:p>
          </table:table-cell>
          <table:table-cell office:value-type="float" office:value="0.400895299128785" calcext:value-type="float">
            <text:p>0.4008952991</text:p>
          </table:table-cell>
          <table:table-cell office:value-type="float" office:value="0.237768802675284" calcext:value-type="float">
            <text:p>0.23776880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icken Shop</text:p>
          </table:table-cell>
          <table:table-cell office:value-type="float" office:value="3.725" calcext:value-type="float">
            <text:p>3.725</text:p>
          </table:table-cell>
          <table:table-cell office:value-type="float" office:value="0.813557004763649" calcext:value-type="float">
            <text:p>0.8135570048</text:p>
          </table:table-cell>
          <table:table-cell office:value-type="float" office:value="3.75" calcext:value-type="float">
            <text:p>3.75</text:p>
          </table:table-cell>
          <table:table-cell office:value-type="float" office:value="1.08972473588517" calcext:value-type="float">
            <text:p>1.0897247359</text:p>
          </table:table-cell>
          <table:table-cell office:value-type="float" office:value="0.0916470672262155" calcext:value-type="float">
            <text:p>0.0916470672</text:p>
          </table:table-cell>
          <table:table-cell office:value-type="float" office:value="0.314384412695846" calcext:value-type="float">
            <text:p>0.3143844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tels &amp; Travel</text:p>
          </table:table-cell>
          <table:table-cell office:value-type="float" office:value="3.96666666666667" calcext:value-type="float">
            <text:p>3.9666666667</text:p>
          </table:table-cell>
          <table:table-cell office:value-type="float" office:value="0.930352382463524" calcext:value-type="float">
            <text:p>0.9303523825</text:p>
          </table:table-cell>
          <table:table-cell office:value-type="float" office:value="4.4" calcext:value-type="float">
            <text:p>4.4</text:p>
          </table:table-cell>
          <table:table-cell office:value-type="float" office:value="0.879393730551528" calcext:value-type="float">
            <text:p>0.8793937306</text:p>
          </table:table-cell>
          <table:table-cell office:value-type="float" office:value="0.11815331307893" calcext:value-type="float">
            <text:p>0.1181533131</text:p>
          </table:table-cell>
          <table:table-cell office:value-type="float" office:value="0.17737977373472" calcext:value-type="float">
            <text:p>0.1773797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tisserie/Cake Shop</text:p>
          </table:table-cell>
          <table:table-cell office:value-type="float" office:value="4.05294117647059" calcext:value-type="float">
            <text:p>4.0529411765</text:p>
          </table:table-cell>
          <table:table-cell office:value-type="float" office:value="0.793441978351524" calcext:value-type="float">
            <text:p>0.7934419784</text:p>
          </table:table-cell>
          <table:table-cell office:value-type="float" office:value="4.2" calcext:value-type="float">
            <text:p>4.2</text:p>
          </table:table-cell>
          <table:table-cell office:value-type="float" office:value="1.12511437327108" calcext:value-type="float">
            <text:p>1.1251143733</text:p>
          </table:table-cell>
          <table:table-cell office:value-type="float" office:value="-0.00527143940879611" calcext:value-type="float">
            <text:p>-0.0052714394</text:p>
          </table:table-cell>
          <table:table-cell office:value-type="float" office:value="0.155645446128088" calcext:value-type="float">
            <text:p>0.15564544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ruits &amp; Veggies</text:p>
          </table:table-cell>
          <table:table-cell office:value-type="float" office:value="4.02857142857143" calcext:value-type="float">
            <text:p>4.0285714286</text:p>
          </table:table-cell>
          <table:table-cell office:value-type="float" office:value="0.80571935155449" calcext:value-type="float">
            <text:p>0.8057193516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14997781699989" calcext:value-type="float">
            <text:p>1.149977817</text:p>
          </table:table-cell>
          <table:table-cell office:value-type="float" office:value="0.149775085167267" calcext:value-type="float">
            <text:p>0.1497750852</text:p>
          </table:table-cell>
          <table:table-cell office:value-type="float" office:value="0.171129378245141" calcext:value-type="float">
            <text:p>0.17112937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atin American</text:p>
          </table:table-cell>
          <table:table-cell office:value-type="float" office:value="4.12962962962963" calcext:value-type="float">
            <text:p>4.1296296296</text:p>
          </table:table-cell>
          <table:table-cell office:value-type="float" office:value="0.519839586948822" calcext:value-type="float">
            <text:p>0.5198395869</text:p>
          </table:table-cell>
          <table:table-cell office:value-type="float" office:value="3.74074074074074" calcext:value-type="float">
            <text:p>3.7407407407</text:p>
          </table:table-cell>
          <table:table-cell office:value-type="float" office:value="1.32196802204257" calcext:value-type="float">
            <text:p>1.321968022</text:p>
          </table:table-cell>
          <table:table-cell office:value-type="float" office:value="-0.0858322759422731" calcext:value-type="float">
            <text:p>-0.0858322759</text:p>
          </table:table-cell>
          <table:table-cell office:value-type="float" office:value="0.506729177700063" calcext:value-type="float">
            <text:p>0.50672917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ost Offices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0.910452723790475" calcext:value-type="float">
            <text:p>0.9104527238</text:p>
          </table:table-cell>
          <table:table-cell office:value-type="float" office:value="4.34920634920635" calcext:value-type="float">
            <text:p>4.3492063492</text:p>
          </table:table-cell>
          <table:table-cell office:value-type="float" office:value="0.945477626148282" calcext:value-type="float">
            <text:p>0.9454776261</text:p>
          </table:table-cell>
          <table:table-cell office:value-type="float" office:value="0.02663493478523" calcext:value-type="float">
            <text:p>0.0266349348</text:p>
          </table:table-cell>
          <table:table-cell office:value-type="float" office:value="0.132915257165386" calcext:value-type="float">
            <text:p>0.13291525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iners</text:p>
          </table:table-cell>
          <table:table-cell office:value-type="float" office:value="3.65686274509804" calcext:value-type="float">
            <text:p>3.6568627451</text:p>
          </table:table-cell>
          <table:table-cell office:value-type="float" office:value="0.865969908900925" calcext:value-type="float">
            <text:p>0.8659699089</text:p>
          </table:table-cell>
          <table:table-cell office:value-type="float" office:value="4.37254901960784" calcext:value-type="float">
            <text:p>4.3725490196</text:p>
          </table:table-cell>
          <table:table-cell office:value-type="float" office:value="0.969349576024178" calcext:value-type="float">
            <text:p>0.969349576</text:p>
          </table:table-cell>
          <table:table-cell office:value-type="float" office:value="-0.128014225819402" calcext:value-type="float">
            <text:p>-0.1280142258</text:p>
          </table:table-cell>
          <table:table-cell office:value-type="float" office:value="0.158595759736281" calcext:value-type="float">
            <text:p>0.15859575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uice Bars &amp; Smoothies</text:p>
          </table:table-cell>
          <table:table-cell office:value-type="float" office:value="4.05" calcext:value-type="float">
            <text:p>4.05</text:p>
          </table:table-cell>
          <table:table-cell office:value-type="float" office:value="0.722841614740048" calcext:value-type="float">
            <text:p>0.7228416147</text:p>
          </table:table-cell>
          <table:table-cell office:value-type="float" office:value="4.12" calcext:value-type="float">
            <text:p>4.12</text:p>
          </table:table-cell>
          <table:table-cell office:value-type="float" office:value="1.14262854856686" calcext:value-type="float">
            <text:p>1.1426285486</text:p>
          </table:table-cell>
          <table:table-cell office:value-type="float" office:value="-0.0314793045965378" calcext:value-type="float">
            <text:p>-0.0314793046</text:p>
          </table:table-cell>
          <table:table-cell office:value-type="float" office:value="0.228047868105265" calcext:value-type="float">
            <text:p>0.22804786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3.90357142857143" calcext:value-type="float">
            <text:p>3.9035714286</text:p>
          </table:table-cell>
          <table:table-cell office:value-type="float" office:value="0.834301308562672" calcext:value-type="float">
            <text:p>0.8343013086</text:p>
          </table:table-cell>
          <table:table-cell office:value-type="float" office:value="4.34285714285714" calcext:value-type="float">
            <text:p>4.3428571429</text:p>
          </table:table-cell>
          <table:table-cell office:value-type="float" office:value="0.998366011980351" calcext:value-type="float">
            <text:p>0.998366012</text:p>
          </table:table-cell>
          <table:table-cell office:value-type="float" office:value="-0.0117606803165607" calcext:value-type="float">
            <text:p>-0.0117606803</text:p>
          </table:table-cell>
          <table:table-cell office:value-type="float" office:value="0.101858501604451" calcext:value-type="float">
            <text:p>0.10185850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ce Cream &amp; Frozen Yogurt</text:p>
          </table:table-cell>
          <table:table-cell office:value-type="float" office:value="4.20212765957447" calcext:value-type="float">
            <text:p>4.2021276596</text:p>
          </table:table-cell>
          <table:table-cell office:value-type="float" office:value="0.793320348404347" calcext:value-type="float">
            <text:p>0.7933203484</text:p>
          </table:table-cell>
          <table:table-cell office:value-type="float" office:value="4.46808510638298" calcext:value-type="float">
            <text:p>4.4680851064</text:p>
          </table:table-cell>
          <table:table-cell office:value-type="float" office:value="0.895641071482944" calcext:value-type="float">
            <text:p>0.8956410715</text:p>
          </table:table-cell>
          <table:table-cell office:value-type="float" office:value="0.0839406471699743" calcext:value-type="float">
            <text:p>0.0839406472</text:p>
          </table:table-cell>
          <table:table-cell office:value-type="float" office:value="0.117288667135142" calcext:value-type="float">
            <text:p>0.11728866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ealth Markets</text:p>
          </table:table-cell>
          <table:table-cell office:value-type="float" office:value="4.13095238095238" calcext:value-type="float">
            <text:p>4.130952381</text:p>
          </table:table-cell>
          <table:table-cell office:value-type="float" office:value="0.813279104916837" calcext:value-type="float">
            <text:p>0.8132791049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0.986875322669653" calcext:value-type="float">
            <text:p>0.9868753227</text:p>
          </table:table-cell>
          <table:table-cell office:value-type="float" office:value="0.160333905939014" calcext:value-type="float">
            <text:p>0.1603339059</text:p>
          </table:table-cell>
          <table:table-cell office:value-type="float" office:value="0.132269754820675" calcext:value-type="float">
            <text:p>0.13226975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musement Parks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1.05234880934457" calcext:value-type="float">
            <text:p>1.0523488093</text:p>
          </table:table-cell>
          <table:table-cell office:value-type="float" office:value="4.40909090909091" calcext:value-type="float">
            <text:p>4.4090909091</text:p>
          </table:table-cell>
          <table:table-cell office:value-type="float" office:value="1.02952287753692" calcext:value-type="float">
            <text:p>1.0295228775</text:p>
          </table:table-cell>
          <table:table-cell office:value-type="float" office:value="-0.127771421148777" calcext:value-type="float">
            <text:p>-0.1277714211</text:p>
          </table:table-cell>
          <table:table-cell office:value-type="float" office:value="0.216963655048352" calcext:value-type="float">
            <text:p>0.216963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3.87373737373737" calcext:value-type="float">
            <text:p>3.8737373737</text:p>
          </table:table-cell>
          <table:table-cell office:value-type="float" office:value="0.763244782290788" calcext:value-type="float">
            <text:p>0.7632447823</text:p>
          </table:table-cell>
          <table:table-cell office:value-type="float" office:value="3.96969696969697" calcext:value-type="float">
            <text:p>3.9696969697</text:p>
          </table:table-cell>
          <table:table-cell office:value-type="float" office:value="1.06794001131552" calcext:value-type="float">
            <text:p>1.0679400113</text:p>
          </table:table-cell>
          <table:table-cell office:value-type="float" office:value="-0.0852444318634708" calcext:value-type="float">
            <text:p>-0.0852444319</text:p>
          </table:table-cell>
          <table:table-cell office:value-type="float" office:value="0.141551169167731" calcext:value-type="float">
            <text:p>0.14155116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alth &amp; Medical</text:p>
          </table:table-cell>
          <table:table-cell office:value-type="float" office:value="3.84210526315789" calcext:value-type="float">
            <text:p>3.8421052632</text:p>
          </table:table-cell>
          <table:table-cell office:value-type="float" office:value="1.26753627145182" calcext:value-type="float">
            <text:p>1.2675362715</text:p>
          </table:table-cell>
          <table:table-cell office:value-type="float" office:value="4.63157894736842" calcext:value-type="float">
            <text:p>4.6315789474</text:p>
          </table:table-cell>
          <table:table-cell office:value-type="float" office:value="0.665742665298606" calcext:value-type="float">
            <text:p>0.6657426653</text:p>
          </table:table-cell>
          <table:table-cell office:value-type="float" office:value="0.461213845419776" calcext:value-type="float">
            <text:p>0.4612138454</text:p>
          </table:table-cell>
          <table:table-cell office:value-type="float" office:value="0.113028154513232" calcext:value-type="float">
            <text:p>0.11302815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3.90336134453781" calcext:value-type="float">
            <text:p>3.9033613445</text:p>
          </table:table-cell>
          <table:table-cell office:value-type="float" office:value="1.00686156643699" calcext:value-type="float">
            <text:p>1.0068615664</text:p>
          </table:table-cell>
          <table:table-cell office:value-type="float" office:value="4.09243697478992" calcext:value-type="float">
            <text:p>4.0924369748</text:p>
          </table:table-cell>
          <table:table-cell office:value-type="float" office:value="1.13011932618019" calcext:value-type="float">
            <text:p>1.1301193262</text:p>
          </table:table-cell>
          <table:table-cell office:value-type="float" office:value="0.0226208825355865" calcext:value-type="float">
            <text:p>0.0226208825</text:p>
          </table:table-cell>
          <table:table-cell office:value-type="float" office:value="0.103741008101508" calcext:value-type="float">
            <text:p>0.10374100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omen's Clothing</text:p>
          </table:table-cell>
          <table:table-cell office:value-type="float" office:value="3.88636363636364" calcext:value-type="float">
            <text:p>3.8863636364</text:p>
          </table:table-cell>
          <table:table-cell office:value-type="float" office:value="0.673049677043675" calcext:value-type="float">
            <text:p>0.673049677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1.0325287901455" calcext:value-type="float">
            <text:p>1.0325287901</text:p>
          </table:table-cell>
          <table:table-cell office:value-type="float" office:value="-0.0743267865417103" calcext:value-type="float">
            <text:p>-0.0743267865</text:p>
          </table:table-cell>
          <table:table-cell office:value-type="float" office:value="0.342087419016013" calcext:value-type="float">
            <text:p>0.342087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zz &amp; Blues</text:p>
          </table:table-cell>
          <table:table-cell office:value-type="float" office:value="3.875" calcext:value-type="float">
            <text:p>3.875</text:p>
          </table:table-cell>
          <table:table-cell office:value-type="float" office:value="0.450693909432999" calcext:value-type="float">
            <text:p>0.4506939094</text:p>
          </table:table-cell>
          <table:table-cell office:value-type="float" office:value="3.6875" calcext:value-type="float">
            <text:p>3.6875</text:p>
          </table:table-cell>
          <table:table-cell office:value-type="float" office:value="1.15751619859076" calcext:value-type="float">
            <text:p>1.1575161986</text:p>
          </table:table-cell>
          <table:table-cell office:value-type="float" office:value="-0.194681469676928" calcext:value-type="float">
            <text:p>-0.1946814697</text:p>
          </table:table-cell>
          <table:table-cell office:value-type="float" office:value="0.673273126819052" calcext:value-type="float">
            <text:p>0.67327312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nce Clubs</text:p>
          </table:table-cell>
          <table:table-cell office:value-type="float" office:value="3.45486111111111" calcext:value-type="float">
            <text:p>3.4548611111</text:p>
          </table:table-cell>
          <table:table-cell office:value-type="float" office:value="0.799116687793389" calcext:value-type="float">
            <text:p>0.7991166878</text:p>
          </table:table-cell>
          <table:table-cell office:value-type="float" office:value="4.3125" calcext:value-type="float">
            <text:p>4.3125</text:p>
          </table:table-cell>
          <table:table-cell office:value-type="float" office:value="0.960821046466684" calcext:value-type="float">
            <text:p>0.9608210465</text:p>
          </table:table-cell>
          <table:table-cell office:value-type="float" office:value="0.194739496979756" calcext:value-type="float">
            <text:p>0.194739497</text:p>
          </table:table-cell>
          <table:table-cell office:value-type="float" office:value="0.0989675786732802" calcext:value-type="float">
            <text:p>0.098967578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ome Decor</text:p>
          </table:table-cell>
          <table:table-cell office:value-type="float" office:value="3.97916666666667" calcext:value-type="float">
            <text:p>3.9791666667</text:p>
          </table:table-cell>
          <table:table-cell office:value-type="float" office:value="0.62046969215981" calcext:value-type="float">
            <text:p>0.6204696922</text:p>
          </table:table-cell>
          <table:table-cell office:value-type="float" office:value="4.54166666666667" calcext:value-type="float">
            <text:p>4.5416666667</text:p>
          </table:table-cell>
          <table:table-cell office:value-type="float" office:value="0.76262521740513" calcext:value-type="float">
            <text:p>0.7626252174</text:p>
          </table:table-cell>
          <table:table-cell office:value-type="float" office:value="-0.10823501912174" calcext:value-type="float">
            <text:p>-0.1082350191</text:p>
          </table:table-cell>
          <table:table-cell office:value-type="float" office:value="0.260507595553333" calcext:value-type="float">
            <text:p>0.26050759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rugstores</text:p>
          </table:table-cell>
          <table:table-cell office:value-type="float" office:value="3.67886178861789" calcext:value-type="float">
            <text:p>3.6788617886</text:p>
          </table:table-cell>
          <table:table-cell office:value-type="float" office:value="0.850944194144375" calcext:value-type="float">
            <text:p>0.8509441941</text:p>
          </table:table-cell>
          <table:table-cell office:value-type="float" office:value="4.85365853658537" calcext:value-type="float">
            <text:p>4.8536585366</text:p>
          </table:table-cell>
          <table:table-cell office:value-type="float" office:value="0.504982118805513" calcext:value-type="float">
            <text:p>0.5049821188</text:p>
          </table:table-cell>
          <table:table-cell office:value-type="float" office:value="-0.0620663543336895" calcext:value-type="float">
            <text:p>-0.0620663543</text:p>
          </table:table-cell>
          <table:table-cell office:value-type="float" office:value="0.053844843444386" calcext:value-type="float">
            <text:p>0.05384484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ids Activities</text:p>
          </table:table-cell>
          <table:table-cell office:value-type="float" office:value="3.97142857142857" calcext:value-type="float">
            <text:p>3.9714285714</text:p>
          </table:table-cell>
          <table:table-cell office:value-type="float" office:value="0.925379128040094" calcext:value-type="float">
            <text:p>0.925379128</text:p>
          </table:table-cell>
          <table:table-cell office:value-type="float" office:value="4.72857142857143" calcext:value-type="float">
            <text:p>4.7285714286</text:p>
          </table:table-cell>
          <table:table-cell office:value-type="float" office:value="0.504874201344923" calcext:value-type="float">
            <text:p>0.5048742013</text:p>
          </table:table-cell>
          <table:table-cell office:value-type="float" office:value="0.0139781925749192" calcext:value-type="float">
            <text:p>0.0139781926</text:p>
          </table:table-cell>
          <table:table-cell office:value-type="float" office:value="0.0661555966364449" calcext:value-type="float">
            <text:p>0.06615559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pecialty Food</text:p>
          </table:table-cell>
          <table:table-cell office:value-type="float" office:value="4.18292682926829" calcext:value-type="float">
            <text:p>4.1829268293</text:p>
          </table:table-cell>
          <table:table-cell office:value-type="float" office:value="0.632032122919509" calcext:value-type="float">
            <text:p>0.6320321229</text:p>
          </table:table-cell>
          <table:table-cell office:value-type="float" office:value="3.97560975609756" calcext:value-type="float">
            <text:p>3.9756097561</text:p>
          </table:table-cell>
          <table:table-cell office:value-type="float" office:value="1.21951219512195" calcext:value-type="float">
            <text:p>1.2195121951</text:p>
          </table:table-cell>
          <table:table-cell office:value-type="float" office:value="-0.025855431744749" calcext:value-type="float">
            <text:p>-0.0258554317</text:p>
          </table:table-cell>
          <table:table-cell office:value-type="float" office:value="0.308865556478322" calcext:value-type="float">
            <text:p>0.30886555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3.91778273809524" calcext:value-type="float">
            <text:p>3.9177827381</text:p>
          </table:table-cell>
          <table:table-cell office:value-type="float" office:value="0.907830105480267" calcext:value-type="float">
            <text:p>0.9078301055</text:p>
          </table:table-cell>
          <table:table-cell office:value-type="float" office:value="3.72098214285714" calcext:value-type="float">
            <text:p>3.7209821429</text:p>
          </table:table-cell>
          <table:table-cell office:value-type="float" office:value="1.27486235939234" calcext:value-type="float">
            <text:p>1.2748623594</text:p>
          </table:table-cell>
          <table:table-cell office:value-type="float" office:value="0.069861294919978" calcext:value-type="float">
            <text:p>0.0698612949</text:p>
          </table:table-cell>
          <table:table-cell office:value-type="float" office:value="0.0382401913156327" calcext:value-type="float">
            <text:p>0.038240191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Sports Bars</text:p>
          </table:table-cell>
          <table:table-cell office:value-type="float" office:value="3.33653846153846" calcext:value-type="float">
            <text:p>3.3365384615</text:p>
          </table:table-cell>
          <table:table-cell office:value-type="float" office:value="0.907877670121545" calcext:value-type="float">
            <text:p>0.9078776701</text:p>
          </table:table-cell>
          <table:table-cell office:value-type="float" office:value="4.15384615384615" calcext:value-type="float">
            <text:p>4.1538461538</text:p>
          </table:table-cell>
          <table:table-cell office:value-type="float" office:value="1.33567348878349" calcext:value-type="float">
            <text:p>1.3356734888</text:p>
          </table:table-cell>
          <table:table-cell office:value-type="float" office:value="-0.240931044622351" calcext:value-type="float">
            <text:p>-0.2409310446</text:p>
          </table:table-cell>
          <table:table-cell office:value-type="float" office:value="0.201930727078977" calcext:value-type="float">
            <text:p>0.20193072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float" office:value="4.1875" calcext:value-type="float">
            <text:p>4.1875</text:p>
          </table:table-cell>
          <table:table-cell office:value-type="float" office:value="0.843428436666548" calcext:value-type="float">
            <text:p>0.8434284367</text:p>
          </table:table-cell>
          <table:table-cell office:value-type="float" office:value="4.48611111111111" calcext:value-type="float">
            <text:p>4.4861111111</text:p>
          </table:table-cell>
          <table:table-cell office:value-type="float" office:value="0.833217584553925" calcext:value-type="float">
            <text:p>0.8332175846</text:p>
          </table:table-cell>
          <table:table-cell office:value-type="float" office:value="-0.0209985726905112" calcext:value-type="float">
            <text:p>-0.0209985727</text:p>
          </table:table-cell>
          <table:table-cell office:value-type="float" office:value="0.118049838547437" calcext:value-type="float">
            <text:p>0.11804983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hopping Centers</text:p>
          </table:table-cell>
          <table:table-cell office:value-type="float" office:value="3.65384615384615" calcext:value-type="float">
            <text:p>3.6538461538</text:p>
          </table:table-cell>
          <table:table-cell office:value-type="float" office:value="0.567877810008977" calcext:value-type="float">
            <text:p>0.56787781</text:p>
          </table:table-cell>
          <table:table-cell office:value-type="float" office:value="4.30769230769231" calcext:value-type="float">
            <text:p>4.3076923077</text:p>
          </table:table-cell>
          <table:table-cell office:value-type="float" office:value="0.910166120476864" calcext:value-type="float">
            <text:p>0.9101661205</text:p>
          </table:table-cell>
          <table:table-cell office:value-type="float" office:value="0.429308017075802" calcext:value-type="float">
            <text:p>0.4293080171</text:p>
          </table:table-cell>
          <table:table-cell office:value-type="float" office:value="0.436448720640613" calcext:value-type="float">
            <text:p>0.43644872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mpgrounds</text:p>
          </table:table-cell>
          <table:table-cell office:value-type="float" office:value="4.23076923076923" calcext:value-type="float">
            <text:p>4.2307692308</text:p>
          </table:table-cell>
          <table:table-cell office:value-type="float" office:value="0.857442184984921" calcext:value-type="float">
            <text:p>0.857442185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407605706693033" calcext:value-type="float">
            <text:p>0.4076057067</text:p>
          </table:table-cell>
          <table:table-cell office:value-type="float" office:value="0.19230472862247" calcext:value-type="float">
            <text:p>0.19230472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thiopian</text:p>
          </table:table-cell>
          <table:table-cell office:value-type="float" office:value="4.26923076923077" calcext:value-type="float">
            <text:p>4.2692307692</text:p>
          </table:table-cell>
          <table:table-cell office:value-type="float" office:value="0.575639597965222" calcext:value-type="float">
            <text:p>0.575639598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1.14095361339933" calcext:value-type="float">
            <text:p>1.1409536134</text:p>
          </table:table-cell>
          <table:table-cell office:value-type="float" office:value="0.0855890589560781" calcext:value-type="float">
            <text:p>0.085589059</text:p>
          </table:table-cell>
          <table:table-cell office:value-type="float" office:value="0.59542137329884" calcext:value-type="float">
            <text:p>0.5954213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.7911877394636" calcext:value-type="float">
            <text:p>3.7911877395</text:p>
          </table:table-cell>
          <table:table-cell office:value-type="float" office:value="0.810006224375986" calcext:value-type="float">
            <text:p>0.8100062244</text:p>
          </table:table-cell>
          <table:table-cell office:value-type="float" office:value="4.2816091954023" calcext:value-type="float">
            <text:p>4.2816091954</text:p>
          </table:table-cell>
          <table:table-cell office:value-type="float" office:value="1.11554966287338" calcext:value-type="float">
            <text:p>1.1155496629</text:p>
          </table:table-cell>
          <table:table-cell office:value-type="float" office:value="-0.0833288881261234" calcext:value-type="float">
            <text:p>-0.0833288881</text:p>
          </table:table-cell>
          <table:table-cell office:value-type="float" office:value="0.0425161204084314" calcext:value-type="float">
            <text:p>0.042516120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4.390625" calcext:value-type="float">
            <text:p>4.390625</text:p>
          </table:table-cell>
          <table:table-cell office:value-type="float" office:value="0.790414991871359" calcext:value-type="float">
            <text:p>0.7904149919</text:p>
          </table:table-cell>
          <table:table-cell office:value-type="float" office:value="4.40625" calcext:value-type="float">
            <text:p>4.40625</text:p>
          </table:table-cell>
          <table:table-cell office:value-type="float" office:value="0.905171772372515" calcext:value-type="float">
            <text:p>0.9051717724</text:p>
          </table:table-cell>
          <table:table-cell office:value-type="float" office:value="0.0457255227669762" calcext:value-type="float">
            <text:p>0.0457255228</text:p>
          </table:table-cell>
          <table:table-cell office:value-type="float" office:value="0.101914521261201" calcext:value-type="float">
            <text:p>0.10191452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ebanese</text:p>
          </table:table-cell>
          <table:table-cell office:value-type="float" office:value="4" calcext:value-type="float">
            <text:p>4</text:p>
          </table:table-cell>
          <table:table-cell office:value-type="float" office:value="0.888523316638639" calcext:value-type="float">
            <text:p>0.8885233166</text:p>
          </table:table-cell>
          <table:table-cell office:value-type="float" office:value="3.78947368421053" calcext:value-type="float">
            <text:p>3.7894736842</text:p>
          </table:table-cell>
          <table:table-cell office:value-type="float" office:value="1.39845581637752" calcext:value-type="float">
            <text:p>1.3984558164</text:p>
          </table:table-cell>
          <table:table-cell office:value-type="float" office:value="0.529466922392192" calcext:value-type="float">
            <text:p>0.5294669224</text:p>
          </table:table-cell>
          <table:table-cell office:value-type="float" office:value="0.323832612717607" calcext:value-type="float">
            <text:p>0.32383261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office:value-type="float" office:value="3.53658536585366" calcext:value-type="float">
            <text:p>3.5365853659</text:p>
          </table:table-cell>
          <table:table-cell office:value-type="float" office:value="0.913250986675564" calcext:value-type="float">
            <text:p>0.9132509867</text:p>
          </table:table-cell>
          <table:table-cell office:value-type="float" office:value="3.80487804878049" calcext:value-type="float">
            <text:p>3.8048780488</text:p>
          </table:table-cell>
          <table:table-cell office:value-type="float" office:value="1.41799432719499" calcext:value-type="float">
            <text:p>1.4179943272</text:p>
          </table:table-cell>
          <table:table-cell office:value-type="float" office:value="0.203273571652661" calcext:value-type="float">
            <text:p>0.2032735717</text:p>
          </table:table-cell>
          <table:table-cell office:value-type="float" office:value="0.243438263020458" calcext:value-type="float">
            <text:p>0.2434382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3.89130434782609" calcext:value-type="float">
            <text:p>3.8913043478</text:p>
          </table:table-cell>
          <table:table-cell office:value-type="float" office:value="0.550819976492171" calcext:value-type="float">
            <text:p>0.5508199765</text:p>
          </table:table-cell>
          <table:table-cell office:value-type="float" office:value="4.40579710144928" calcext:value-type="float">
            <text:p>4.4057971014</text:p>
          </table:table-cell>
          <table:table-cell office:value-type="float" office:value="1.10753467678509" calcext:value-type="float">
            <text:p>1.1075346768</text:p>
          </table:table-cell>
          <table:table-cell office:value-type="float" office:value="-0.0583585517727707" calcext:value-type="float">
            <text:p>-0.0583585518</text:p>
          </table:table-cell>
          <table:table-cell office:value-type="float" office:value="0.245227654373407" calcext:value-type="float">
            <text:p>0.24522765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nternet Cafes</text:p>
          </table:table-cell>
          <table:table-cell office:value-type="float" office:value="4.375" calcext:value-type="float">
            <text:p>4.375</text:p>
          </table:table-cell>
          <table:table-cell office:value-type="float" office:value="0.581843335157039" calcext:value-type="float">
            <text:p>0.5818433352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623609564462323" calcext:value-type="float">
            <text:p>0.6236095645</text:p>
          </table:table-cell>
          <table:table-cell office:value-type="float" office:value="-0.114833850352643" calcext:value-type="float">
            <text:p>-0.1148338504</text:p>
          </table:table-cell>
          <table:table-cell office:value-type="float" office:value="0.336685315944112" calcext:value-type="float">
            <text:p>0.33668531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od Delivery Services</text:p>
          </table:table-cell>
          <table:table-cell office:value-type="float" office:value="3.72058823529412" calcext:value-type="float">
            <text:p>3.7205882353</text:p>
          </table:table-cell>
          <table:table-cell office:value-type="float" office:value="1.14526632190809" calcext:value-type="float">
            <text:p>1.1452663219</text:p>
          </table:table-cell>
          <table:table-cell office:value-type="float" office:value="3.85294117647059" calcext:value-type="float">
            <text:p>3.8529411765</text:p>
          </table:table-cell>
          <table:table-cell office:value-type="float" office:value="1.29778891017119" calcext:value-type="float">
            <text:p>1.2977889102</text:p>
          </table:table-cell>
          <table:table-cell office:value-type="float" office:value="-0.0870107295314177" calcext:value-type="float">
            <text:p>-0.0870107295</text:p>
          </table:table-cell>
          <table:table-cell office:value-type="float" office:value="0.0975202760423705" calcext:value-type="float">
            <text:p>0.09752027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tadiums &amp; Arenas</text:p>
          </table:table-cell>
          <table:table-cell office:value-type="float" office:value="3.88095238095238" calcext:value-type="float">
            <text:p>3.880952381</text:p>
          </table:table-cell>
          <table:table-cell office:value-type="float" office:value="0.949997016345714" calcext:value-type="float">
            <text:p>0.9499970163</text:p>
          </table:table-cell>
          <table:table-cell office:value-type="float" office:value="4.52380952380952" calcext:value-type="float">
            <text:p>4.5238095238</text:p>
          </table:table-cell>
          <table:table-cell office:value-type="float" office:value="0.793968190501575" calcext:value-type="float">
            <text:p>0.7939681905</text:p>
          </table:table-cell>
          <table:table-cell office:value-type="float" office:value="0.272072498722186" calcext:value-type="float">
            <text:p>0.2720724987</text:p>
          </table:table-cell>
          <table:table-cell office:value-type="float" office:value="0.184503265446984" calcext:value-type="float">
            <text:p>0.18450326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3.95762711864407" calcext:value-type="float">
            <text:p>3.9576271186</text:p>
          </table:table-cell>
          <table:table-cell office:value-type="float" office:value="0.9884422584287" calcext:value-type="float">
            <text:p>0.9884422584</text:p>
          </table:table-cell>
          <table:table-cell office:value-type="float" office:value="3.6271186440678" calcext:value-type="float">
            <text:p>3.6271186441</text:p>
          </table:table-cell>
          <table:table-cell office:value-type="float" office:value="1.31353198440661" calcext:value-type="float">
            <text:p>1.3135319844</text:p>
          </table:table-cell>
          <table:table-cell office:value-type="float" office:value="-0.0382780780140425" calcext:value-type="float">
            <text:p>-0.038278078</text:p>
          </table:table-cell>
          <table:table-cell office:value-type="float" office:value="0.175886910400489" calcext:value-type="float">
            <text:p>0.17588691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lleges &amp; Universities</text:p>
          </table:table-cell>
          <table:table-cell office:value-type="float" office:value="3.98648648648649" calcext:value-type="float">
            <text:p>3.9864864865</text:p>
          </table:table-cell>
          <table:table-cell office:value-type="float" office:value="0.83412428983843" calcext:value-type="float">
            <text:p>0.8341242898</text:p>
          </table:table-cell>
          <table:table-cell office:value-type="float" office:value="4.67567567567568" calcext:value-type="float">
            <text:p>4.6756756757</text:p>
          </table:table-cell>
          <table:table-cell office:value-type="float" office:value="0.772991872760816" calcext:value-type="float">
            <text:p>0.7729918728</text:p>
          </table:table-cell>
          <table:table-cell office:value-type="float" office:value="0.118954302569362" calcext:value-type="float">
            <text:p>0.1189543026</text:p>
          </table:table-cell>
          <table:table-cell office:value-type="float" office:value="0.155530486365176" calcext:value-type="float">
            <text:p>0.15553048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3.88031914893617" calcext:value-type="float">
            <text:p>3.8803191489</text:p>
          </table:table-cell>
          <table:table-cell office:value-type="float" office:value="0.738591172043474" calcext:value-type="float">
            <text:p>0.738591172</text:p>
          </table:table-cell>
          <table:table-cell office:value-type="float" office:value="4.17553191489362" calcext:value-type="float">
            <text:p>4.1755319149</text:p>
          </table:table-cell>
          <table:table-cell office:value-type="float" office:value="1.13739027249232" calcext:value-type="float">
            <text:p>1.1373902725</text:p>
          </table:table-cell>
          <table:table-cell office:value-type="float" office:value="-0.0509745152705785" calcext:value-type="float">
            <text:p>-0.0509745153</text:p>
          </table:table-cell>
          <table:table-cell office:value-type="float" office:value="0.112767500682674" calcext:value-type="float">
            <text:p>0.1127675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Delicatessen</text:p>
          </table:table-cell>
          <table:table-cell office:value-type="float" office:value="4.24803149606299" calcext:value-type="float">
            <text:p>4.2480314961</text:p>
          </table:table-cell>
          <table:table-cell office:value-type="float" office:value="0.770708886664982" calcext:value-type="float">
            <text:p>0.7707088867</text:p>
          </table:table-cell>
          <table:table-cell office:value-type="float" office:value="4" calcext:value-type="float">
            <text:p>4</text:p>
          </table:table-cell>
          <table:table-cell office:value-type="float" office:value="1.12942044924869" calcext:value-type="float">
            <text:p>1.1294204492</text:p>
          </table:table-cell>
          <table:table-cell office:value-type="float" office:value="0.0271376052183719" calcext:value-type="float">
            <text:p>0.0271376052</text:p>
          </table:table-cell>
          <table:table-cell office:value-type="float" office:value="0.131023831942063" calcext:value-type="float">
            <text:p>0.13102383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rcades</text:p>
          </table:table-cell>
          <table:table-cell office:value-type="float" office:value="3.3" calcext:value-type="float">
            <text:p>3.3</text:p>
          </table:table-cell>
          <table:table-cell office:value-type="float" office:value="1.22202018532156" calcext:value-type="float">
            <text:p>1.2220201853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-0.28641098093474" calcext:value-type="float">
            <text:p>-0.2864109809</text:p>
          </table:table-cell>
          <table:table-cell office:value-type="float" office:value="0.173961794782521" calcext:value-type="float">
            <text:p>0.1739617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pas Bars</text:p>
          </table:table-cell>
          <table:table-cell office:value-type="float" office:value="4.14814814814815" calcext:value-type="float">
            <text:p>4.1481481481</text:p>
          </table:table-cell>
          <table:table-cell office:value-type="float" office:value="0.749256604597923" calcext:value-type="float">
            <text:p>0.7492566046</text:p>
          </table:table-cell>
          <table:table-cell office:value-type="float" office:value="3.92592592592593" calcext:value-type="float">
            <text:p>3.9259259259</text:p>
          </table:table-cell>
          <table:table-cell office:value-type="float" office:value="1.21490514569309" calcext:value-type="float">
            <text:p>1.2149051457</text:p>
          </table:table-cell>
          <table:table-cell office:value-type="float" office:value="-0.0998355932336242" calcext:value-type="float">
            <text:p>-0.0998355932</text:p>
          </table:table-cell>
          <table:table-cell office:value-type="float" office:value="0.223735512580999" calcext:value-type="float">
            <text:p>0.22373551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lkshake Bars</text:p>
          </table:table-cell>
          <table:table-cell office:value-type="float" office:value="4.04545454545455" calcext:value-type="float">
            <text:p>4.0454545455</text:p>
          </table:table-cell>
          <table:table-cell office:value-type="float" office:value="0.838140405208444" calcext:value-type="float">
            <text:p>0.8381404052</text:p>
          </table:table-cell>
          <table:table-cell office:value-type="float" office:value="4.18181818181818" calcext:value-type="float">
            <text:p>4.1818181818</text:p>
          </table:table-cell>
          <table:table-cell office:value-type="float" office:value="1.58505416128752" calcext:value-type="float">
            <text:p>1.5850541613</text:p>
          </table:table-cell>
          <table:table-cell office:value-type="float" office:value="-0.211510855762212" calcext:value-type="float">
            <text:p>-0.2115108558</text:p>
          </table:table-cell>
          <table:table-cell office:value-type="float" office:value="0.616123236972324" calcext:value-type="float">
            <text:p>0.6161232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eese Shops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8823529411765" calcext:value-type="float">
            <text:p>4.5882352941</text:p>
          </table:table-cell>
          <table:table-cell office:value-type="float" office:value="0.771463355800235" calcext:value-type="float">
            <text:p>0.7714633558</text:p>
          </table:table-cell>
          <table:table-cell office:value-type="float" office:value="0.0762492851663023" calcext:value-type="float">
            <text:p>0.0762492852</text:p>
          </table:table-cell>
          <table:table-cell office:value-type="float" office:value="0.271959441307455" calcext:value-type="float">
            <text:p>0.27195944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4" calcext:value-type="float">
            <text:p>4</text:p>
          </table:table-cell>
          <table:table-cell office:value-type="float" office:value="0.768860086968581" calcext:value-type="float">
            <text:p>0.768860087</text:p>
          </table:table-cell>
          <table:table-cell office:value-type="float" office:value="4.046875" calcext:value-type="float">
            <text:p>4.046875</text:p>
          </table:table-cell>
          <table:table-cell office:value-type="float" office:value="1.22597351835524" calcext:value-type="float">
            <text:p>1.2259735184</text:p>
          </table:table-cell>
          <table:table-cell office:value-type="float" office:value="0.0138137112692912" calcext:value-type="float">
            <text:p>0.0138137113</text:p>
          </table:table-cell>
          <table:table-cell office:value-type="float" office:value="0.115668614279198" calcext:value-type="float">
            <text:p>0.1156686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3.75714285714286" calcext:value-type="float">
            <text:p>3.7571428571</text:p>
          </table:table-cell>
          <table:table-cell office:value-type="float" office:value="0.740380486848568" calcext:value-type="float">
            <text:p>0.7403804868</text:p>
          </table:table-cell>
          <table:table-cell office:value-type="float" office:value="4.4" calcext:value-type="float">
            <text:p>4.4</text:p>
          </table:table-cell>
          <table:table-cell office:value-type="float" office:value="1.01980390271856" calcext:value-type="float">
            <text:p>1.0198039027</text:p>
          </table:table-cell>
          <table:table-cell office:value-type="float" office:value="0.0718975220716987" calcext:value-type="float">
            <text:p>0.0718975221</text:p>
          </table:table-cell>
          <table:table-cell office:value-type="float" office:value="0.239154928444421" calcext:value-type="float">
            <text:p>0.23915492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smetics &amp; Beauty Supply</text:p>
          </table:table-cell>
          <table:table-cell office:value-type="float" office:value="3.80188679245283" calcext:value-type="float">
            <text:p>3.8018867925</text:p>
          </table:table-cell>
          <table:table-cell office:value-type="float" office:value="0.766883072939682" calcext:value-type="float">
            <text:p>0.7668830729</text:p>
          </table:table-cell>
          <table:table-cell office:value-type="float" office:value="4.66037735849057" calcext:value-type="float">
            <text:p>4.6603773585</text:p>
          </table:table-cell>
          <table:table-cell office:value-type="float" office:value="0.867514259062087" calcext:value-type="float">
            <text:p>0.8675142591</text:p>
          </table:table-cell>
          <table:table-cell office:value-type="float" office:value="-0.20039842736179" calcext:value-type="float">
            <text:p>-0.2003984274</text:p>
          </table:table-cell>
          <table:table-cell office:value-type="float" office:value="0.155189348756894" calcext:value-type="float">
            <text:p>0.15518934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apas/Small Plates</text:p>
          </table:table-cell>
          <table:table-cell office:value-type="float" office:value="4.15686274509804" calcext:value-type="float">
            <text:p>4.1568627451</text:p>
          </table:table-cell>
          <table:table-cell office:value-type="float" office:value="0.645422768260109" calcext:value-type="float">
            <text:p>0.6454227683</text:p>
          </table:table-cell>
          <table:table-cell office:value-type="float" office:value="4.19607843137255" calcext:value-type="float">
            <text:p>4.1960784314</text:p>
          </table:table-cell>
          <table:table-cell office:value-type="float" office:value="0.990535760024713" calcext:value-type="float">
            <text:p>0.99053576</text:p>
          </table:table-cell>
          <table:table-cell office:value-type="float" office:value="-0.216795606250219" calcext:value-type="float">
            <text:p>-0.2167956063</text:p>
          </table:table-cell>
          <table:table-cell office:value-type="float" office:value="0.214029783014732" calcext:value-type="float">
            <text:p>0.2140297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ild Care &amp; Day Care</text:p>
          </table:table-cell>
          <table:table-cell office:value-type="float" office:value="4.24418604651163" calcext:value-type="float">
            <text:p>4.2441860465</text:p>
          </table:table-cell>
          <table:table-cell office:value-type="float" office:value="0.984602936279839" calcext:value-type="float">
            <text:p>0.9846029363</text:p>
          </table:table-cell>
          <table:table-cell office:value-type="float" office:value="4.72093023255814" calcext:value-type="float">
            <text:p>4.7209302326</text:p>
          </table:table-cell>
          <table:table-cell office:value-type="float" office:value="0.725790071364057" calcext:value-type="float">
            <text:p>0.7257900714</text:p>
          </table:table-cell>
          <table:table-cell office:value-type="float" office:value="-0.0998998579279" calcext:value-type="float">
            <text:p>-0.0998998579</text:p>
          </table:table-cell>
          <table:table-cell office:value-type="float" office:value="0.114546007381433" calcext:value-type="float">
            <text:p>0.11454600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eer, Wine &amp; Spirits</text:p>
          </table:table-cell>
          <table:table-cell office:value-type="float" office:value="3.9390243902439" calcext:value-type="float">
            <text:p>3.9390243902</text:p>
          </table:table-cell>
          <table:table-cell office:value-type="float" office:value="0.814840414955064" calcext:value-type="float">
            <text:p>0.814840415</text:p>
          </table:table-cell>
          <table:table-cell office:value-type="float" office:value="4.35365853658537" calcext:value-type="float">
            <text:p>4.3536585366</text:p>
          </table:table-cell>
          <table:table-cell office:value-type="float" office:value="0.941870883641445" calcext:value-type="float">
            <text:p>0.9418708836</text:p>
          </table:table-cell>
          <table:table-cell office:value-type="float" office:value="0.0519329695405591" calcext:value-type="float">
            <text:p>0.0519329695</text:p>
          </table:table-cell>
          <table:table-cell office:value-type="float" office:value="0.0906932277379061" calcext:value-type="float">
            <text:p>0.09069322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float" office:value="3.65865469272759" calcext:value-type="float">
            <text:p>3.6586546927</text:p>
          </table:table-cell>
          <table:table-cell office:value-type="float" office:value="0.920224533899011" calcext:value-type="float">
            <text:p>0.9202245339</text:p>
          </table:table-cell>
          <table:table-cell office:value-type="float" office:value="4.26483535833774" calcext:value-type="float">
            <text:p>4.2648353583</text:p>
          </table:table-cell>
          <table:table-cell office:value-type="float" office:value="1.01370148776496" calcext:value-type="float">
            <text:p>1.0137014878</text:p>
          </table:table-cell>
          <table:table-cell office:value-type="float" office:value="-0.0239953288187421" calcext:value-type="float">
            <text:p>-0.0239953288</text:p>
          </table:table-cell>
          <table:table-cell office:value-type="float" office:value="0.0146161087244589" calcext:value-type="float">
            <text:p>0.0146161087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string" calcext:value-type="string">
            <text:p>Hostels</text:p>
          </table:table-cell>
          <table:table-cell office:value-type="float" office:value="3.47058823529412" calcext:value-type="float">
            <text:p>3.4705882353</text:p>
          </table:table-cell>
          <table:table-cell office:value-type="float" office:value="0.794662122712135" calcext:value-type="float">
            <text:p>0.7946621227</text:p>
          </table:table-cell>
          <table:table-cell office:value-type="float" office:value="4.47058823529412" calcext:value-type="float">
            <text:p>4.4705882353</text:p>
          </table:table-cell>
          <table:table-cell office:value-type="float" office:value="0.605625302411" calcext:value-type="float">
            <text:p>0.6056253024</text:p>
          </table:table-cell>
          <table:table-cell office:value-type="float" office:value="0.0287591220764906" calcext:value-type="float">
            <text:p>0.0287591221</text:p>
          </table:table-cell>
          <table:table-cell office:value-type="float" office:value="0.196696301861709" calcext:value-type="float">
            <text:p>0.1966963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3.75" calcext:value-type="float">
            <text:p>3.75</text:p>
          </table:table-cell>
          <table:table-cell office:value-type="float" office:value="1.11403385432016" calcext:value-type="float">
            <text:p>1.1140338543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0.622699849077239" calcext:value-type="float">
            <text:p>0.6226998491</text:p>
          </table:table-cell>
          <table:table-cell office:value-type="float" office:value="-0.308898692325508" calcext:value-type="float">
            <text:p>-0.3088986923</text:p>
          </table:table-cell>
          <table:table-cell office:value-type="float" office:value="0.15346651213087" calcext:value-type="float">
            <text:p>0.15346651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ligious Organizations</text:p>
          </table:table-cell>
          <table:table-cell office:value-type="float" office:value="4.675" calcext:value-type="float">
            <text:p>4.675</text:p>
          </table:table-cell>
          <table:table-cell office:value-type="float" office:value="0.553962995154008" calcext:value-type="float">
            <text:p>0.5539629952</text:p>
          </table:table-cell>
          <table:table-cell office:value-type="float" office:value="4.55" calcext:value-type="float">
            <text:p>4.55</text:p>
          </table:table-cell>
          <table:table-cell office:value-type="float" office:value="0.668954408012983" calcext:value-type="float">
            <text:p>0.668954408</text:p>
          </table:table-cell>
          <table:table-cell office:value-type="float" office:value="0.14504447620819" calcext:value-type="float">
            <text:p>0.1450444762</text:p>
          </table:table-cell>
          <table:table-cell office:value-type="float" office:value="0.281619324113134" calcext:value-type="float">
            <text:p>0.2816193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4.01737160120846" calcext:value-type="float">
            <text:p>4.0173716012</text:p>
          </table:table-cell>
          <table:table-cell office:value-type="float" office:value="0.859942935809753" calcext:value-type="float">
            <text:p>0.8599429358</text:p>
          </table:table-cell>
          <table:table-cell office:value-type="float" office:value="4.21223564954683" calcext:value-type="float">
            <text:p>4.2122356495</text:p>
          </table:table-cell>
          <table:table-cell office:value-type="float" office:value="1.08315925637958" calcext:value-type="float">
            <text:p>1.0831592564</text:p>
          </table:table-cell>
          <table:table-cell office:value-type="float" office:value="0.0341526012602562" calcext:value-type="float">
            <text:p>0.0341526013</text:p>
          </table:table-cell>
          <table:table-cell office:value-type="float" office:value="0.0346221095489326" calcext:value-type="float">
            <text:p>0.034622109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Bed &amp; Breakfast</text:p>
          </table:table-cell>
          <table:table-cell office:value-type="float" office:value="4.17857142857143" calcext:value-type="float">
            <text:p>4.1785714286</text:p>
          </table:table-cell>
          <table:table-cell office:value-type="float" office:value="0.93618672188367" calcext:value-type="float">
            <text:p>0.9361867219</text:p>
          </table:table-cell>
          <table:table-cell office:value-type="float" office:value="4.55714285714286" calcext:value-type="float">
            <text:p>4.5571428571</text:p>
          </table:table-cell>
          <table:table-cell office:value-type="float" office:value="0.755343774507393" calcext:value-type="float">
            <text:p>0.7553437745</text:p>
          </table:table-cell>
          <table:table-cell office:value-type="float" office:value="0.152236661922619" calcext:value-type="float">
            <text:p>0.1522366619</text:p>
          </table:table-cell>
          <table:table-cell office:value-type="float" office:value="0.0552915379257643" calcext:value-type="float">
            <text:p>0.05529153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cial Clubs</text:p>
          </table:table-cell>
          <table:table-cell office:value-type="float" office:value="3.8525641025641" calcext:value-type="float">
            <text:p>3.8525641026</text:p>
          </table:table-cell>
          <table:table-cell office:value-type="float" office:value="1.02566105749669" calcext:value-type="float">
            <text:p>1.0256610575</text:p>
          </table:table-cell>
          <table:table-cell office:value-type="float" office:value="4.46794871794872" calcext:value-type="float">
            <text:p>4.4679487179</text:p>
          </table:table-cell>
          <table:table-cell office:value-type="float" office:value="0.850489088511924" calcext:value-type="float">
            <text:p>0.8504890885</text:p>
          </table:table-cell>
          <table:table-cell office:value-type="float" office:value="0.0864399006983702" calcext:value-type="float">
            <text:p>0.0864399007</text:p>
          </table:table-cell>
          <table:table-cell office:value-type="float" office:value="0.0665695980043851" calcext:value-type="float">
            <text:p>0.06656959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ocal Flavor</text:p>
          </table:table-cell>
          <table:table-cell office:value-type="float" office:value="3.98684210526316" calcext:value-type="float">
            <text:p>3.9868421053</text:p>
          </table:table-cell>
          <table:table-cell office:value-type="float" office:value="0.747688033956599" calcext:value-type="float">
            <text:p>0.747688034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0.90856192113853" calcext:value-type="float">
            <text:p>0.9085619211</text:p>
          </table:table-cell>
          <table:table-cell office:value-type="float" office:value="0.14068148107301" calcext:value-type="float">
            <text:p>0.1406814811</text:p>
          </table:table-cell>
          <table:table-cell office:value-type="float" office:value="0.200512813813083" calcext:value-type="float">
            <text:p>0.20051281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4.07608695652174" calcext:value-type="float">
            <text:p>4.0760869565</text:p>
          </table:table-cell>
          <table:table-cell office:value-type="float" office:value="0.633892317905362" calcext:value-type="float">
            <text:p>0.6338923179</text:p>
          </table:table-cell>
          <table:table-cell office:value-type="float" office:value="3.65217391304348" calcext:value-type="float">
            <text:p>3.652173913</text:p>
          </table:table-cell>
          <table:table-cell office:value-type="float" office:value="1.43280496115514" calcext:value-type="float">
            <text:p>1.4328049612</text:p>
          </table:table-cell>
          <table:table-cell office:value-type="float" office:value="-0.210214726234451" calcext:value-type="float">
            <text:p>-0.2102147262</text:p>
          </table:table-cell>
          <table:table-cell office:value-type="float" office:value="0.333143222380542" calcext:value-type="float">
            <text:p>0.33314322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ldren's Clothing</text:p>
          </table:table-cell>
          <table:table-cell office:value-type="float" office:value="3.86363636363636" calcext:value-type="float">
            <text:p>3.8636363636</text:p>
          </table:table-cell>
          <table:table-cell office:value-type="float" office:value="0.800309857348137" calcext:value-type="float">
            <text:p>0.8003098573</text:p>
          </table:table-cell>
          <table:table-cell office:value-type="float" office:value="4.90909090909091" calcext:value-type="float">
            <text:p>4.9090909091</text:p>
          </table:table-cell>
          <table:table-cell office:value-type="float" office:value="0.287479787288034" calcext:value-type="float">
            <text:p>0.2874797873</text:p>
          </table:table-cell>
          <table:table-cell office:value-type="float" office:value="0.341250073850872" calcext:value-type="float">
            <text:p>0.3412500739</text:p>
          </table:table-cell>
          <table:table-cell office:value-type="float" office:value="0.112549368672082" calcext:value-type="float">
            <text:p>0.11254936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3.8528880866426" calcext:value-type="float">
            <text:p>3.8528880866</text:p>
          </table:table-cell>
          <table:table-cell office:value-type="float" office:value="0.952159221150144" calcext:value-type="float">
            <text:p>0.9521592212</text:p>
          </table:table-cell>
          <table:table-cell office:value-type="float" office:value="3.6913357400722" calcext:value-type="float">
            <text:p>3.6913357401</text:p>
          </table:table-cell>
          <table:table-cell office:value-type="float" office:value="1.23444722392269" calcext:value-type="float">
            <text:p>1.2344472239</text:p>
          </table:table-cell>
          <table:table-cell office:value-type="float" office:value="0.0926704426828462" calcext:value-type="float">
            <text:p>0.0926704427</text:p>
          </table:table-cell>
          <table:table-cell office:value-type="float" office:value="0.0549440334482882" calcext:value-type="float">
            <text:p>0.054944033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3.74111675126904" calcext:value-type="float">
            <text:p>3.7411167513</text:p>
          </table:table-cell>
          <table:table-cell office:value-type="float" office:value="0.803851623789894" calcext:value-type="float">
            <text:p>0.8038516238</text:p>
          </table:table-cell>
          <table:table-cell office:value-type="float" office:value="4.86802030456853" calcext:value-type="float">
            <text:p>4.8680203046</text:p>
          </table:table-cell>
          <table:table-cell office:value-type="float" office:value="0.418897076868584" calcext:value-type="float">
            <text:p>0.4188970769</text:p>
          </table:table-cell>
          <table:table-cell office:value-type="float" office:value="0.0869668549366207" calcext:value-type="float">
            <text:p>0.0869668549</text:p>
          </table:table-cell>
          <table:table-cell office:value-type="float" office:value="0.0371762477059137" calcext:value-type="float">
            <text:p>0.03717624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dmarks &amp; Historical Buildings</text:p>
          </table:table-cell>
          <table:table-cell office:value-type="float" office:value="4.04615384615385" calcext:value-type="float">
            <text:p>4.0461538462</text:p>
          </table:table-cell>
          <table:table-cell office:value-type="float" office:value="0.648804088737217" calcext:value-type="float">
            <text:p>0.6488040887</text:p>
          </table:table-cell>
          <table:table-cell office:value-type="float" office:value="4.63076923076923" calcext:value-type="float">
            <text:p>4.6307692308</text:p>
          </table:table-cell>
          <table:table-cell office:value-type="float" office:value="0.646153846153846" calcext:value-type="float">
            <text:p>0.6461538462</text:p>
          </table:table-cell>
          <table:table-cell office:value-type="float" office:value="0.187439820005477" calcext:value-type="float">
            <text:p>0.18743982</text:p>
          </table:table-cell>
          <table:table-cell office:value-type="float" office:value="0.123249638189198" calcext:value-type="float">
            <text:p>0.12324963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3.76190476190476" calcext:value-type="float">
            <text:p>3.7619047619</text:p>
          </table:table-cell>
          <table:table-cell office:value-type="float" office:value="0.839771051835638" calcext:value-type="float">
            <text:p>0.8397710518</text:p>
          </table:table-cell>
          <table:table-cell office:value-type="float" office:value="4.5952380952381" calcext:value-type="float">
            <text:p>4.5952380952</text:p>
          </table:table-cell>
          <table:table-cell office:value-type="float" office:value="0.788595007699009" calcext:value-type="float">
            <text:p>0.7885950077</text:p>
          </table:table-cell>
          <table:table-cell office:value-type="float" office:value="0.303888908383518" calcext:value-type="float">
            <text:p>0.3038889084</text:p>
          </table:table-cell>
          <table:table-cell office:value-type="float" office:value="0.141456432249472" calcext:value-type="float">
            <text:p>0.1414564322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concil stats for h&amp;r" table:style-name="ta1"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ratings avg</text:p>
          </table:table-cell>
          <table:table-cell office:value-type="string" calcext:value-type="string">
            <text:p>ratings std</text:p>
          </table:table-cell>
          <table:table-cell office:value-type="string" calcext:value-type="string">
            <text:p>hygiene avg</text:p>
          </table:table-cell>
          <table:table-cell office:value-type="string" calcext:value-type="string">
            <text:p>hygiene std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Std-error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3.65151515151515" calcext:value-type="float">
            <text:p>3.6515151515</text:p>
          </table:table-cell>
          <table:table-cell office:value-type="float" office:value="1.03707666416046" calcext:value-type="float">
            <text:p>1.0370766642</text:p>
          </table:table-cell>
          <table:table-cell office:value-type="float" office:value="4.18181818181818" calcext:value-type="float">
            <text:p>4.1818181818</text:p>
          </table:table-cell>
          <table:table-cell office:value-type="float" office:value="1.15350704913177" calcext:value-type="float">
            <text:p>1.1535070491</text:p>
          </table:table-cell>
          <table:table-cell office:value-type="float" office:value="-0.371331663662878" calcext:value-type="float">
            <text:p>-0.3713316637</text:p>
          </table:table-cell>
          <table:table-cell office:value-type="float" office:value="0.129092630156532" calcext:value-type="float">
            <text:p>0.12909263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4.1078431372549" calcext:value-type="float">
            <text:p>4.1078431373</text:p>
          </table:table-cell>
          <table:table-cell office:value-type="float" office:value="0.806309223331454" calcext:value-type="float">
            <text:p>0.8063092233</text:p>
          </table:table-cell>
          <table:table-cell office:value-type="float" office:value="4.07843137254902" calcext:value-type="float">
            <text:p>4.0784313725</text:p>
          </table:table-cell>
          <table:table-cell office:value-type="float" office:value="1.06353346057417" calcext:value-type="float">
            <text:p>1.0635334606</text:p>
          </table:table-cell>
          <table:table-cell office:value-type="float" office:value="-0.34141041829645" calcext:value-type="float">
            <text:p>-0.3414104183</text:p>
          </table:table-cell>
          <table:table-cell office:value-type="float" office:value="0.177108643214061" calcext:value-type="float">
            <text:p>0.17710864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1.13038833052088" calcext:value-type="float">
            <text:p>1.1303883305</text:p>
          </table:table-cell>
          <table:table-cell office:value-type="float" office:value="4.14814814814815" calcext:value-type="float">
            <text:p>4.1481481481</text:p>
          </table:table-cell>
          <table:table-cell office:value-type="float" office:value="1.0317324649766" calcext:value-type="float">
            <text:p>1.031732465</text:p>
          </table:table-cell>
          <table:table-cell office:value-type="float" office:value="-0.271700032049516" calcext:value-type="float">
            <text:p>-0.271700032</text:p>
          </table:table-cell>
          <table:table-cell office:value-type="float" office:value="0.098826490230757" calcext:value-type="float">
            <text:p>0.09882649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3.89583333333333" calcext:value-type="float">
            <text:p>3.8958333333</text:p>
          </table:table-cell>
          <table:table-cell office:value-type="float" office:value="1.10377351491247" calcext:value-type="float">
            <text:p>1.1037735149</text:p>
          </table:table-cell>
          <table:table-cell office:value-type="float" office:value="4.41666666666667" calcext:value-type="float">
            <text:p>4.4166666667</text:p>
          </table:table-cell>
          <table:table-cell office:value-type="float" office:value="0.996521728591783" calcext:value-type="float">
            <text:p>0.9965217286</text:p>
          </table:table-cell>
          <table:table-cell office:value-type="float" office:value="-0.225707927198908" calcext:value-type="float">
            <text:p>-0.2257079272</text:p>
          </table:table-cell>
          <table:table-cell office:value-type="float" office:value="0.129680235891801" calcext:value-type="float">
            <text:p>0.12968023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3.94378698224852" calcext:value-type="float">
            <text:p>3.9437869822</text:p>
          </table:table-cell>
          <table:table-cell office:value-type="float" office:value="0.889504803168664" calcext:value-type="float">
            <text:p>0.8895048032</text:p>
          </table:table-cell>
          <table:table-cell office:value-type="float" office:value="4.2189349112426" calcext:value-type="float">
            <text:p>4.2189349112</text:p>
          </table:table-cell>
          <table:table-cell office:value-type="float" office:value="1.06281809240274" calcext:value-type="float">
            <text:p>1.0628180924</text:p>
          </table:table-cell>
          <table:table-cell office:value-type="float" office:value="-0.221695086044928" calcext:value-type="float">
            <text:p>-0.221695086</text:p>
          </table:table-cell>
          <table:table-cell office:value-type="float" office:value="0.0901589209811264" calcext:value-type="float">
            <text:p>0.0901589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.0241935483871" calcext:value-type="float">
            <text:p>4.0241935484</text:p>
          </table:table-cell>
          <table:table-cell office:value-type="float" office:value="1.06038420971667" calcext:value-type="float">
            <text:p>1.0603842097</text:p>
          </table:table-cell>
          <table:table-cell office:value-type="float" office:value="4.67741935483871" calcext:value-type="float">
            <text:p>4.6774193548</text:p>
          </table:table-cell>
          <table:table-cell office:value-type="float" office:value="0.75720610285842" calcext:value-type="float">
            <text:p>0.7572061029</text:p>
          </table:table-cell>
          <table:table-cell office:value-type="float" office:value="-0.201201337594357" calcext:value-type="float">
            <text:p>-0.2012013376</text:p>
          </table:table-cell>
          <table:table-cell office:value-type="float" office:value="0.0903029205710268" calcext:value-type="float">
            <text:p>0.09030292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float" office:value="3.77272727272727" calcext:value-type="float">
            <text:p>3.7727272727</text:p>
          </table:table-cell>
          <table:table-cell office:value-type="float" office:value="1.03492723423692" calcext:value-type="float">
            <text:p>1.0349272342</text:p>
          </table:table-cell>
          <table:table-cell office:value-type="float" office:value="4.36363636363636" calcext:value-type="float">
            <text:p>4.3636363636</text:p>
          </table:table-cell>
          <table:table-cell office:value-type="float" office:value="0.960371828817764" calcext:value-type="float">
            <text:p>0.9603718288</text:p>
          </table:table-cell>
          <table:table-cell office:value-type="float" office:value="-0.191246386417399" calcext:value-type="float">
            <text:p>-0.1912463864</text:p>
          </table:table-cell>
          <table:table-cell office:value-type="float" office:value="0.12511246389418" calcext:value-type="float">
            <text:p>0.12511246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3.77960526315789" calcext:value-type="float">
            <text:p>3.7796052632</text:p>
          </table:table-cell>
          <table:table-cell office:value-type="float" office:value="0.991300237048443" calcext:value-type="float">
            <text:p>0.991300237</text:p>
          </table:table-cell>
          <table:table-cell office:value-type="float" office:value="4.32236842105263" calcext:value-type="float">
            <text:p>4.3223684211</text:p>
          </table:table-cell>
          <table:table-cell office:value-type="float" office:value="0.970634448537131" calcext:value-type="float">
            <text:p>0.9706344485</text:p>
          </table:table-cell>
          <table:table-cell office:value-type="float" office:value="-0.185983711240973" calcext:value-type="float">
            <text:p>-0.1859837112</text:p>
          </table:table-cell>
          <table:table-cell office:value-type="float" office:value="0.0785526373872191" calcext:value-type="float">
            <text:p>0.07855263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.88372093023256" calcext:value-type="float">
            <text:p>3.8837209302</text:p>
          </table:table-cell>
          <table:table-cell office:value-type="float" office:value="1.01062500407631" calcext:value-type="float">
            <text:p>1.0106250041</text:p>
          </table:table-cell>
          <table:table-cell office:value-type="float" office:value="4.67441860465116" calcext:value-type="float">
            <text:p>4.6744186047</text:p>
          </table:table-cell>
          <table:table-cell office:value-type="float" office:value="0.706150067473906" calcext:value-type="float">
            <text:p>0.7061500675</text:p>
          </table:table-cell>
          <table:table-cell office:value-type="float" office:value="-0.183396655266014" calcext:value-type="float">
            <text:p>-0.1833966553</text:p>
          </table:table-cell>
          <table:table-cell office:value-type="float" office:value="0.107271853220426" calcext:value-type="float">
            <text:p>0.10727185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3.74137931034483" calcext:value-type="float">
            <text:p>3.7413793103</text:p>
          </table:table-cell>
          <table:table-cell office:value-type="float" office:value="1.01557432074233" calcext:value-type="float">
            <text:p>1.0155743207</text:p>
          </table:table-cell>
          <table:table-cell office:value-type="float" office:value="4.07586206896552" calcext:value-type="float">
            <text:p>4.075862069</text:p>
          </table:table-cell>
          <table:table-cell office:value-type="float" office:value="1.35485211622417" calcext:value-type="float">
            <text:p>1.3548521162</text:p>
          </table:table-cell>
          <table:table-cell office:value-type="float" office:value="-0.166180355392156" calcext:value-type="float">
            <text:p>-0.1661803554</text:p>
          </table:table-cell>
          <table:table-cell office:value-type="float" office:value="0.110009726851115" calcext:value-type="float">
            <text:p>0.11000972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float" office:value="3.875" calcext:value-type="float">
            <text:p>3.875</text:p>
          </table:table-cell>
          <table:table-cell office:value-type="float" office:value="0.943729304408844" calcext:value-type="float">
            <text:p>0.9437293044</text:p>
          </table:table-cell>
          <table:table-cell office:value-type="float" office:value="4.875" calcext:value-type="float">
            <text:p>4.875</text:p>
          </table:table-cell>
          <table:table-cell office:value-type="float" office:value="0.388640793878701" calcext:value-type="float">
            <text:p>0.3886407939</text:p>
          </table:table-cell>
          <table:table-cell office:value-type="float" office:value="-0.156205251708845" calcext:value-type="float">
            <text:p>-0.1562052517</text:p>
          </table:table-cell>
          <table:table-cell office:value-type="float" office:value="0.0599732944008749" calcext:value-type="float">
            <text:p>0.05997329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3.95348837209302" calcext:value-type="float">
            <text:p>3.9534883721</text:p>
          </table:table-cell>
          <table:table-cell office:value-type="float" office:value="0.840915568919281" calcext:value-type="float">
            <text:p>0.8409155689</text:p>
          </table:table-cell>
          <table:table-cell office:value-type="float" office:value="4.36046511627907" calcext:value-type="float">
            <text:p>4.3604651163</text:p>
          </table:table-cell>
          <table:table-cell office:value-type="float" office:value="0.819994195919255" calcext:value-type="float">
            <text:p>0.8199941959</text:p>
          </table:table-cell>
          <table:table-cell office:value-type="float" office:value="-0.15274865105762" calcext:value-type="float">
            <text:p>-0.1527486511</text:p>
          </table:table-cell>
          <table:table-cell office:value-type="float" office:value="0.105145862535844" calcext:value-type="float">
            <text:p>0.10514586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3.78448275862069" calcext:value-type="float">
            <text:p>3.7844827586</text:p>
          </table:table-cell>
          <table:table-cell office:value-type="float" office:value="1.06719124165" calcext:value-type="float">
            <text:p>1.0671912417</text:p>
          </table:table-cell>
          <table:table-cell office:value-type="float" office:value="4.55172413793104" calcext:value-type="float">
            <text:p>4.5517241379</text:p>
          </table:table-cell>
          <table:table-cell office:value-type="float" office:value="0.931672833524572" calcext:value-type="float">
            <text:p>0.9316728335</text:p>
          </table:table-cell>
          <table:table-cell office:value-type="float" office:value="-0.140519367494934" calcext:value-type="float">
            <text:p>-0.1405193675</text:p>
          </table:table-cell>
          <table:table-cell office:value-type="float" office:value="0.115503872734132" calcext:value-type="float">
            <text:p>0.11550387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3.92405063291139" calcext:value-type="float">
            <text:p>3.9240506329</text:p>
          </table:table-cell>
          <table:table-cell office:value-type="float" office:value="0.984334921631168" calcext:value-type="float">
            <text:p>0.9843349216</text:p>
          </table:table-cell>
          <table:table-cell office:value-type="float" office:value="4.30379746835443" calcext:value-type="float">
            <text:p>4.3037974684</text:p>
          </table:table-cell>
          <table:table-cell office:value-type="float" office:value="1.0232045760993" calcext:value-type="float">
            <text:p>1.0232045761</text:p>
          </table:table-cell>
          <table:table-cell office:value-type="float" office:value="-0.14047568360509" calcext:value-type="float">
            <text:p>-0.1404756836</text:p>
          </table:table-cell>
          <table:table-cell office:value-type="float" office:value="0.117286038327019" calcext:value-type="float">
            <text:p>0.11728603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float" office:value="4.05434782608696" calcext:value-type="float">
            <text:p>4.0543478261</text:p>
          </table:table-cell>
          <table:table-cell office:value-type="float" office:value="0.916208283168979" calcext:value-type="float">
            <text:p>0.9162082832</text:p>
          </table:table-cell>
          <table:table-cell office:value-type="float" office:value="4.6304347826087" calcext:value-type="float">
            <text:p>4.6304347826</text:p>
          </table:table-cell>
          <table:table-cell office:value-type="float" office:value="0.893422721218892" calcext:value-type="float">
            <text:p>0.8934227212</text:p>
          </table:table-cell>
          <table:table-cell office:value-type="float" office:value="-0.1348093499853" calcext:value-type="float">
            <text:p>-0.13480935</text:p>
          </table:table-cell>
          <table:table-cell office:value-type="float" office:value="0.145664526848957" calcext:value-type="float">
            <text:p>0.14566452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loucester City</text:p>
          </table:table-cell>
          <table:table-cell office:value-type="float" office:value="3.76605504587156" calcext:value-type="float">
            <text:p>3.7660550459</text:p>
          </table:table-cell>
          <table:table-cell office:value-type="float" office:value="0.989784536231302" calcext:value-type="float">
            <text:p>0.9897845362</text:p>
          </table:table-cell>
          <table:table-cell office:value-type="float" office:value="4.64220183486239" calcext:value-type="float">
            <text:p>4.6422018349</text:p>
          </table:table-cell>
          <table:table-cell office:value-type="float" office:value="0.760527771598631" calcext:value-type="float">
            <text:p>0.7605277716</text:p>
          </table:table-cell>
          <table:table-cell office:value-type="float" office:value="-0.129479144619983" calcext:value-type="float">
            <text:p>-0.1294791446</text:p>
          </table:table-cell>
          <table:table-cell office:value-type="float" office:value="0.073656524452006" calcext:value-type="float">
            <text:p>0.07365652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hondda Cynon Taf</text:p>
          </table:table-cell>
          <table:table-cell office:value-type="float" office:value="3.73333333333333" calcext:value-type="float">
            <text:p>3.7333333333</text:p>
          </table:table-cell>
          <table:table-cell office:value-type="float" office:value="1.05374113062477" calcext:value-type="float">
            <text:p>1.0537411306</text:p>
          </table:table-cell>
          <table:table-cell office:value-type="float" office:value="3.93333333333333" calcext:value-type="float">
            <text:p>3.9333333333</text:p>
          </table:table-cell>
          <table:table-cell office:value-type="float" office:value="0.990323553562542" calcext:value-type="float">
            <text:p>0.9903235536</text:p>
          </table:table-cell>
          <table:table-cell office:value-type="float" office:value="-0.123510659106323" calcext:value-type="float">
            <text:p>-0.1235106591</text:p>
          </table:table-cell>
          <table:table-cell office:value-type="float" office:value="0.0808684787787468" calcext:value-type="float">
            <text:p>0.08086847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3.724609375" calcext:value-type="float">
            <text:p>3.724609375</text:p>
          </table:table-cell>
          <table:table-cell office:value-type="float" office:value="0.956750197889768" calcext:value-type="float">
            <text:p>0.9567501979</text:p>
          </table:table-cell>
          <table:table-cell office:value-type="float" office:value="3.875" calcext:value-type="float">
            <text:p>3.875</text:p>
          </table:table-cell>
          <table:table-cell office:value-type="float" office:value="1.17924764150708" calcext:value-type="float">
            <text:p>1.1792476415</text:p>
          </table:table-cell>
          <table:table-cell office:value-type="float" office:value="-0.120529032418518" calcext:value-type="float">
            <text:p>-0.1205290324</text:p>
          </table:table-cell>
          <table:table-cell office:value-type="float" office:value="0.0767736003666916" calcext:value-type="float">
            <text:p>0.076773600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4.11475409836066" calcext:value-type="float">
            <text:p>4.1147540984</text:p>
          </table:table-cell>
          <table:table-cell office:value-type="float" office:value="0.898055470478842" calcext:value-type="float">
            <text:p>0.8980554705</text:p>
          </table:table-cell>
          <table:table-cell office:value-type="float" office:value="4.39344262295082" calcext:value-type="float">
            <text:p>4.393442623</text:p>
          </table:table-cell>
          <table:table-cell office:value-type="float" office:value="1.10555510164507" calcext:value-type="float">
            <text:p>1.1055551016</text:p>
          </table:table-cell>
          <table:table-cell office:value-type="float" office:value="-0.119776067260556" calcext:value-type="float">
            <text:p>-0.1197760673</text:p>
          </table:table-cell>
          <table:table-cell office:value-type="float" office:value="0.159115834683404" calcext:value-type="float">
            <text:p>0.15911583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rry City and Strabane</text:p>
          </table:table-cell>
          <table:table-cell office:value-type="float" office:value="4.15454545454545" calcext:value-type="float">
            <text:p>4.1545454545</text:p>
          </table:table-cell>
          <table:table-cell office:value-type="float" office:value="0.835968286005283" calcext:value-type="float">
            <text:p>0.835968286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0.597515517278363" calcext:value-type="float">
            <text:p>0.5975155173</text:p>
          </table:table-cell>
          <table:table-cell office:value-type="float" office:value="-0.114162831090171" calcext:value-type="float">
            <text:p>-0.1141628311</text:p>
          </table:table-cell>
          <table:table-cell office:value-type="float" office:value="0.097537750205792" calcext:value-type="float">
            <text:p>0.09753775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3.82843137254902" calcext:value-type="float">
            <text:p>3.8284313725</text:p>
          </table:table-cell>
          <table:table-cell office:value-type="float" office:value="0.97391241009917" calcext:value-type="float">
            <text:p>0.9739124101</text:p>
          </table:table-cell>
          <table:table-cell office:value-type="float" office:value="4.45098039215686" calcext:value-type="float">
            <text:p>4.4509803922</text:p>
          </table:table-cell>
          <table:table-cell office:value-type="float" office:value="0.924900110985942" calcext:value-type="float">
            <text:p>0.924900111</text:p>
          </table:table-cell>
          <table:table-cell office:value-type="float" office:value="-0.104570937296988" calcext:value-type="float">
            <text:p>-0.1045709373</text:p>
          </table:table-cell>
          <table:table-cell office:value-type="float" office:value="0.0944468180175294" calcext:value-type="float">
            <text:p>0.0944468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3.87096774193548" calcext:value-type="float">
            <text:p>3.8709677419</text:p>
          </table:table-cell>
          <table:table-cell office:value-type="float" office:value="0.977992308736968" calcext:value-type="float">
            <text:p>0.9779923087</text:p>
          </table:table-cell>
          <table:table-cell office:value-type="float" office:value="4.3010752688172" calcext:value-type="float">
            <text:p>4.3010752688</text:p>
          </table:table-cell>
          <table:table-cell office:value-type="float" office:value="0.87725066900521" calcext:value-type="float">
            <text:p>0.877250669</text:p>
          </table:table-cell>
          <table:table-cell office:value-type="float" office:value="-0.0988496358175151" calcext:value-type="float">
            <text:p>-0.0988496358</text:p>
          </table:table-cell>
          <table:table-cell office:value-type="float" office:value="0.0935697217762422" calcext:value-type="float">
            <text:p>0.09356972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3.57731958762887" calcext:value-type="float">
            <text:p>3.5773195876</text:p>
          </table:table-cell>
          <table:table-cell office:value-type="float" office:value="0.993121202374622" calcext:value-type="float">
            <text:p>0.9931212024</text:p>
          </table:table-cell>
          <table:table-cell office:value-type="float" office:value="4.50515463917526" calcext:value-type="float">
            <text:p>4.5051546392</text:p>
          </table:table-cell>
          <table:table-cell office:value-type="float" office:value="0.996113181788137" calcext:value-type="float">
            <text:p>0.9961131818</text:p>
          </table:table-cell>
          <table:table-cell office:value-type="float" office:value="-0.0863777006602401" calcext:value-type="float">
            <text:p>-0.0863777007</text:p>
          </table:table-cell>
          <table:table-cell office:value-type="float" office:value="0.102522313446221" calcext:value-type="float">
            <text:p>0.10252231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ing's Lynn and West Norfolk</text:p>
          </table:table-cell>
          <table:table-cell office:value-type="float" office:value="4.09139784946237" calcext:value-type="float">
            <text:p>4.0913978495</text:p>
          </table:table-cell>
          <table:table-cell office:value-type="float" office:value="0.97811052369071" calcext:value-type="float">
            <text:p>0.9781105237</text:p>
          </table:table-cell>
          <table:table-cell office:value-type="float" office:value="4.45161290322581" calcext:value-type="float">
            <text:p>4.4516129032</text:p>
          </table:table-cell>
          <table:table-cell office:value-type="float" office:value="0.87394949575123" calcext:value-type="float">
            <text:p>0.8739494958</text:p>
          </table:table-cell>
          <table:table-cell office:value-type="float" office:value="-0.0860234687629375" calcext:value-type="float">
            <text:p>-0.0860234688</text:p>
          </table:table-cell>
          <table:table-cell office:value-type="float" office:value="0.0933178739309307" calcext:value-type="float">
            <text:p>0.093317873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.37878787878788" calcext:value-type="float">
            <text:p>4.3787878788</text:p>
          </table:table-cell>
          <table:table-cell office:value-type="float" office:value="0.896375724712063" calcext:value-type="float">
            <text:p>0.8963757247</text:p>
          </table:table-cell>
          <table:table-cell office:value-type="float" office:value="4.84848484848485" calcext:value-type="float">
            <text:p>4.8484848485</text:p>
          </table:table-cell>
          <table:table-cell office:value-type="float" office:value="0.434930305891131" calcext:value-type="float">
            <text:p>0.4349303059</text:p>
          </table:table-cell>
          <table:table-cell office:value-type="float" office:value="-0.0859716432300041" calcext:value-type="float">
            <text:p>-0.0859716432</text:p>
          </table:table-cell>
          <table:table-cell office:value-type="float" office:value="0.0868236049730342" calcext:value-type="float">
            <text:p>0.0868236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3.56140350877193" calcext:value-type="float">
            <text:p>3.5614035088</text:p>
          </table:table-cell>
          <table:table-cell office:value-type="float" office:value="1.05160768916812" calcext:value-type="float">
            <text:p>1.0516076892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823627690828456" calcext:value-type="float">
            <text:p>0.8236276908</text:p>
          </table:table-cell>
          <table:table-cell office:value-type="float" office:value="-0.0675179421677214" calcext:value-type="float">
            <text:p>-0.0675179422</text:p>
          </table:table-cell>
          <table:table-cell office:value-type="float" office:value="0.105366772024694" calcext:value-type="float">
            <text:p>0.1053667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3.88125" calcext:value-type="float">
            <text:p>3.88125</text:p>
          </table:table-cell>
          <table:table-cell office:value-type="float" office:value="0.932884471679103" calcext:value-type="float">
            <text:p>0.9328844717</text:p>
          </table:table-cell>
          <table:table-cell office:value-type="float" office:value="4.45625" calcext:value-type="float">
            <text:p>4.45625</text:p>
          </table:table-cell>
          <table:table-cell office:value-type="float" office:value="0.980094861480255" calcext:value-type="float">
            <text:p>0.9800948615</text:p>
          </table:table-cell>
          <table:table-cell office:value-type="float" office:value="-0.0672036375662722" calcext:value-type="float">
            <text:p>-0.0672036376</text:p>
          </table:table-cell>
          <table:table-cell office:value-type="float" office:value="0.0833928420631605" calcext:value-type="float">
            <text:p>0.0833928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3.71601208459214" calcext:value-type="float">
            <text:p>3.7160120846</text:p>
          </table:table-cell>
          <table:table-cell office:value-type="float" office:value="1.02948251446448" calcext:value-type="float">
            <text:p>1.0294825145</text:p>
          </table:table-cell>
          <table:table-cell office:value-type="float" office:value="4.50151057401813" calcext:value-type="float">
            <text:p>4.501510574</text:p>
          </table:table-cell>
          <table:table-cell office:value-type="float" office:value="0.873838019503202" calcext:value-type="float">
            <text:p>0.8738380195</text:p>
          </table:table-cell>
          <table:table-cell office:value-type="float" office:value="-0.0666895418331276" calcext:value-type="float">
            <text:p>-0.0666895418</text:p>
          </table:table-cell>
          <table:table-cell office:value-type="float" office:value="0.0466923892645411" calcext:value-type="float">
            <text:p>0.046692389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4.05327868852459" calcext:value-type="float">
            <text:p>4.0532786885</text:p>
          </table:table-cell>
          <table:table-cell office:value-type="float" office:value="0.966248824674662" calcext:value-type="float">
            <text:p>0.9662488247</text:p>
          </table:table-cell>
          <table:table-cell office:value-type="float" office:value="4.59836065573771" calcext:value-type="float">
            <text:p>4.5983606557</text:p>
          </table:table-cell>
          <table:table-cell office:value-type="float" office:value="0.708957166103892" calcext:value-type="float">
            <text:p>0.7089571661</text:p>
          </table:table-cell>
          <table:table-cell office:value-type="float" office:value="-0.0644862496803101" calcext:value-type="float">
            <text:p>-0.0644862497</text:p>
          </table:table-cell>
          <table:table-cell office:value-type="float" office:value="0.0668398567669082" calcext:value-type="float">
            <text:p>0.066839856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3.64024390243902" calcext:value-type="float">
            <text:p>3.6402439024</text:p>
          </table:table-cell>
          <table:table-cell office:value-type="float" office:value="0.969895613706552" calcext:value-type="float">
            <text:p>0.9698956137</text:p>
          </table:table-cell>
          <table:table-cell office:value-type="float" office:value="3.99593495934959" calcext:value-type="float">
            <text:p>3.9959349593</text:p>
          </table:table-cell>
          <table:table-cell office:value-type="float" office:value="1.23465530385892" calcext:value-type="float">
            <text:p>1.2346553039</text:p>
          </table:table-cell>
          <table:table-cell office:value-type="float" office:value="-0.0640221483196271" calcext:value-type="float">
            <text:p>-0.0640221483</text:p>
          </table:table-cell>
          <table:table-cell office:value-type="float" office:value="0.0813268475265061" calcext:value-type="float">
            <text:p>0.08132684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3.50943396226415" calcext:value-type="float">
            <text:p>3.5094339623</text:p>
          </table:table-cell>
          <table:table-cell office:value-type="float" office:value="1.05504433438875" calcext:value-type="float">
            <text:p>1.0550443344</text:p>
          </table:table-cell>
          <table:table-cell office:value-type="float" office:value="3.42924528301887" calcext:value-type="float">
            <text:p>3.429245283</text:p>
          </table:table-cell>
          <table:table-cell office:value-type="float" office:value="1.53256887444923" calcext:value-type="float">
            <text:p>1.5325688744</text:p>
          </table:table-cell>
          <table:table-cell office:value-type="float" office:value="-0.057932152236855" calcext:value-type="float">
            <text:p>-0.0579321522</text:p>
          </table:table-cell>
          <table:table-cell office:value-type="float" office:value="0.100071323370894" calcext:value-type="float">
            <text:p>0.100071323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3.76851851851852" calcext:value-type="float">
            <text:p>3.7685185185</text:p>
          </table:table-cell>
          <table:table-cell office:value-type="float" office:value="1.03061004481418" calcext:value-type="float">
            <text:p>1.0306100448</text:p>
          </table:table-cell>
          <table:table-cell office:value-type="float" office:value="4.00925925925926" calcext:value-type="float">
            <text:p>4.0092592593</text:p>
          </table:table-cell>
          <table:table-cell office:value-type="float" office:value="0.976533650122551" calcext:value-type="float">
            <text:p>0.9765336501</text:p>
          </table:table-cell>
          <table:table-cell office:value-type="float" office:value="-0.0576712777456694" calcext:value-type="float">
            <text:p>-0.0576712777</text:p>
          </table:table-cell>
          <table:table-cell office:value-type="float" office:value="0.091879046430941" calcext:value-type="float">
            <text:p>0.09187904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t Albans City</text:p>
          </table:table-cell>
          <table:table-cell office:value-type="float" office:value="3.87005649717514" calcext:value-type="float">
            <text:p>3.8700564972</text:p>
          </table:table-cell>
          <table:table-cell office:value-type="float" office:value="0.886213615941019" calcext:value-type="float">
            <text:p>0.8862136159</text:p>
          </table:table-cell>
          <table:table-cell office:value-type="float" office:value="4.14689265536723" calcext:value-type="float">
            <text:p>4.1468926554</text:p>
          </table:table-cell>
          <table:table-cell office:value-type="float" office:value="1.07928829594565" calcext:value-type="float">
            <text:p>1.0792882959</text:p>
          </table:table-cell>
          <table:table-cell office:value-type="float" office:value="-0.0568319070443407" calcext:value-type="float">
            <text:p>-0.056831907</text:p>
          </table:table-cell>
          <table:table-cell office:value-type="float" office:value="0.0919131252488321" calcext:value-type="float">
            <text:p>0.0919131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3.75" calcext:value-type="float">
            <text:p>3.75</text:p>
          </table:table-cell>
          <table:table-cell office:value-type="float" office:value="1.03423539735539" calcext:value-type="float">
            <text:p>1.0342353974</text:p>
          </table:table-cell>
          <table:table-cell office:value-type="float" office:value="4.26428571428571" calcext:value-type="float">
            <text:p>4.2642857143</text:p>
          </table:table-cell>
          <table:table-cell office:value-type="float" office:value="1.13143849202" calcext:value-type="float">
            <text:p>1.131438492</text:p>
          </table:table-cell>
          <table:table-cell office:value-type="float" office:value="-0.0564629220469778" calcext:value-type="float">
            <text:p>-0.056462922</text:p>
          </table:table-cell>
          <table:table-cell office:value-type="float" office:value="0.0929776625818676" calcext:value-type="float">
            <text:p>0.09297766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3.88571428571429" calcext:value-type="float">
            <text:p>3.8857142857</text:p>
          </table:table-cell>
          <table:table-cell office:value-type="float" office:value="0.978962382800675" calcext:value-type="float">
            <text:p>0.9789623828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0.837878759920867" calcext:value-type="float">
            <text:p>0.8378787599</text:p>
          </table:table-cell>
          <table:table-cell office:value-type="float" office:value="-0.0534927831907477" calcext:value-type="float">
            <text:p>-0.0534927832</text:p>
          </table:table-cell>
          <table:table-cell office:value-type="float" office:value="0.103642640291227" calcext:value-type="float">
            <text:p>0.10364264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3.68571428571429" calcext:value-type="float">
            <text:p>3.6857142857</text:p>
          </table:table-cell>
          <table:table-cell office:value-type="float" office:value="0.92390770219588" calcext:value-type="float">
            <text:p>0.9239077022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0.809243648999924" calcext:value-type="float">
            <text:p>0.809243649</text:p>
          </table:table-cell>
          <table:table-cell office:value-type="float" office:value="-0.0500423236506068" calcext:value-type="float">
            <text:p>-0.0500423237</text:p>
          </table:table-cell>
          <table:table-cell office:value-type="float" office:value="0.0606561128429406" calcext:value-type="float">
            <text:p>0.06065611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3.81884057971014" calcext:value-type="float">
            <text:p>3.8188405797</text:p>
          </table:table-cell>
          <table:table-cell office:value-type="float" office:value="0.896737300539781" calcext:value-type="float">
            <text:p>0.8967373005</text:p>
          </table:table-cell>
          <table:table-cell office:value-type="float" office:value="4.50724637681159" calcext:value-type="float">
            <text:p>4.5072463768</text:p>
          </table:table-cell>
          <table:table-cell office:value-type="float" office:value="0.773158183672414" calcext:value-type="float">
            <text:p>0.7731581837</text:p>
          </table:table-cell>
          <table:table-cell office:value-type="float" office:value="-0.0451392662072677" calcext:value-type="float">
            <text:p>-0.0451392662</text:p>
          </table:table-cell>
          <table:table-cell office:value-type="float" office:value="0.105225941524212" calcext:value-type="float">
            <text:p>0.10522594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3.99" calcext:value-type="float">
            <text:p>3.99</text:p>
          </table:table-cell>
          <table:table-cell office:value-type="float" office:value="0.832272658314436" calcext:value-type="float">
            <text:p>0.8322726583</text:p>
          </table:table-cell>
          <table:table-cell office:value-type="float" office:value="4.23555555555556" calcext:value-type="float">
            <text:p>4.2355555556</text:p>
          </table:table-cell>
          <table:table-cell office:value-type="float" office:value="1.08426227978198" calcext:value-type="float">
            <text:p>1.0842622798</text:p>
          </table:table-cell>
          <table:table-cell office:value-type="float" office:value="-0.0429471144808367" calcext:value-type="float">
            <text:p>-0.0429471145</text:p>
          </table:table-cell>
          <table:table-cell office:value-type="float" office:value="0.0614934454263785" calcext:value-type="float">
            <text:p>0.06149344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3.74242424242424" calcext:value-type="float">
            <text:p>3.7424242424</text:p>
          </table:table-cell>
          <table:table-cell office:value-type="float" office:value="1.03563681761425" calcext:value-type="float">
            <text:p>1.0356368176</text:p>
          </table:table-cell>
          <table:table-cell office:value-type="float" office:value="4.38383838383838" calcext:value-type="float">
            <text:p>4.3838383838</text:p>
          </table:table-cell>
          <table:table-cell office:value-type="float" office:value="1.12552632542902" calcext:value-type="float">
            <text:p>1.1255263254</text:p>
          </table:table-cell>
          <table:table-cell office:value-type="float" office:value="-0.0408336422949847" calcext:value-type="float">
            <text:p>-0.0408336423</text:p>
          </table:table-cell>
          <table:table-cell office:value-type="float" office:value="0.110255417516388" calcext:value-type="float">
            <text:p>0.11025541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3.5" calcext:value-type="float">
            <text:p>3.5</text:p>
          </table:table-cell>
          <table:table-cell office:value-type="float" office:value="0.942545944314046" calcext:value-type="float">
            <text:p>0.9425459443</text:p>
          </table:table-cell>
          <table:table-cell office:value-type="float" office:value="3.76785714285714" calcext:value-type="float">
            <text:p>3.7678571429</text:p>
          </table:table-cell>
          <table:table-cell office:value-type="float" office:value="1.28856331166275" calcext:value-type="float">
            <text:p>1.2885633117</text:p>
          </table:table-cell>
          <table:table-cell office:value-type="float" office:value="-0.0404330381857362" calcext:value-type="float">
            <text:p>-0.0404330382</text:p>
          </table:table-cell>
          <table:table-cell office:value-type="float" office:value="0.130242163181669" calcext:value-type="float">
            <text:p>0.13024216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ty of London Corporation</text:p>
          </table:table-cell>
          <table:table-cell office:value-type="float" office:value="3.65351506456241" calcext:value-type="float">
            <text:p>3.6535150646</text:p>
          </table:table-cell>
          <table:table-cell office:value-type="float" office:value="0.739899842083632" calcext:value-type="float">
            <text:p>0.7398998421</text:p>
          </table:table-cell>
          <table:table-cell office:value-type="float" office:value="4.26398852223816" calcext:value-type="float">
            <text:p>4.2639885222</text:p>
          </table:table-cell>
          <table:table-cell office:value-type="float" office:value="1.09480717163039" calcext:value-type="float">
            <text:p>1.0948071716</text:p>
          </table:table-cell>
          <table:table-cell office:value-type="float" office:value="-0.0402880665545284" calcext:value-type="float">
            <text:p>-0.0402880666</text:p>
          </table:table-cell>
          <table:table-cell office:value-type="float" office:value="0.0560814911446078" calcext:value-type="float">
            <text:p>0.056081491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3.84448818897638" calcext:value-type="float">
            <text:p>3.844488189</text:p>
          </table:table-cell>
          <table:table-cell office:value-type="float" office:value="0.913820576008272" calcext:value-type="float">
            <text:p>0.913820576</text:p>
          </table:table-cell>
          <table:table-cell office:value-type="float" office:value="3.94488188976378" calcext:value-type="float">
            <text:p>3.9448818898</text:p>
          </table:table-cell>
          <table:table-cell office:value-type="float" office:value="1.16583305766025" calcext:value-type="float">
            <text:p>1.1658330577</text:p>
          </table:table-cell>
          <table:table-cell office:value-type="float" office:value="-0.039457081019622" calcext:value-type="float">
            <text:p>-0.039457081</text:p>
          </table:table-cell>
          <table:table-cell office:value-type="float" office:value="0.0803039358108851" calcext:value-type="float">
            <text:p>0.080303935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float" office:value="3.80451127819549" calcext:value-type="float">
            <text:p>3.8045112782</text:p>
          </table:table-cell>
          <table:table-cell office:value-type="float" office:value="0.902866334677429" calcext:value-type="float">
            <text:p>0.9028663347</text:p>
          </table:table-cell>
          <table:table-cell office:value-type="float" office:value="4.09022556390977" calcext:value-type="float">
            <text:p>4.0902255639</text:p>
          </table:table-cell>
          <table:table-cell office:value-type="float" office:value="1.1067710035884" calcext:value-type="float">
            <text:p>1.1067710036</text:p>
          </table:table-cell>
          <table:table-cell office:value-type="float" office:value="-0.0387813519600635" calcext:value-type="float">
            <text:p>-0.038781352</text:p>
          </table:table-cell>
          <table:table-cell office:value-type="float" office:value="0.107021696505596" calcext:value-type="float">
            <text:p>0.107021696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.62905317769131" calcext:value-type="float">
            <text:p>3.6290531777</text:p>
          </table:table-cell>
          <table:table-cell office:value-type="float" office:value="0.865395562539123" calcext:value-type="float">
            <text:p>0.8653955625</text:p>
          </table:table-cell>
          <table:table-cell office:value-type="float" office:value="4.11024643320363" calcext:value-type="float">
            <text:p>4.1102464332</text:p>
          </table:table-cell>
          <table:table-cell office:value-type="float" office:value="1.15449218665619" calcext:value-type="float">
            <text:p>1.1544921867</text:p>
          </table:table-cell>
          <table:table-cell office:value-type="float" office:value="-0.0376080885610911" calcext:value-type="float">
            <text:p>-0.0376080886</text:p>
          </table:table-cell>
          <table:table-cell office:value-type="float" office:value="0.048073508684527" calcext:value-type="float">
            <text:p>0.048073508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.77272727272727" calcext:value-type="float">
            <text:p>3.7727272727</text:p>
          </table:table-cell>
          <table:table-cell office:value-type="float" office:value="1.09469041625385" calcext:value-type="float">
            <text:p>1.0946904163</text:p>
          </table:table-cell>
          <table:table-cell office:value-type="float" office:value="4.29545454545455" calcext:value-type="float">
            <text:p>4.2954545455</text:p>
          </table:table-cell>
          <table:table-cell office:value-type="float" office:value="1.17897384994027" calcext:value-type="float">
            <text:p>1.1789738499</text:p>
          </table:table-cell>
          <table:table-cell office:value-type="float" office:value="-0.0360198307737896" calcext:value-type="float">
            <text:p>-0.0360198308</text:p>
          </table:table-cell>
          <table:table-cell office:value-type="float" office:value="0.166075777901041" calcext:value-type="float">
            <text:p>0.16607577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4.11458333333333" calcext:value-type="float">
            <text:p>4.1145833333</text:p>
          </table:table-cell>
          <table:table-cell office:value-type="float" office:value="0.977558519845345" calcext:value-type="float">
            <text:p>0.9775585198</text:p>
          </table:table-cell>
          <table:table-cell office:value-type="float" office:value="3.89583333333333" calcext:value-type="float">
            <text:p>3.8958333333</text:p>
          </table:table-cell>
          <table:table-cell office:value-type="float" office:value="1.14089846417442" calcext:value-type="float">
            <text:p>1.1408984642</text:p>
          </table:table-cell>
          <table:table-cell office:value-type="float" office:value="-0.0359972643497229" calcext:value-type="float">
            <text:p>-0.0359972643</text:p>
          </table:table-cell>
          <table:table-cell office:value-type="float" office:value="0.120298092506867" calcext:value-type="float">
            <text:p>0.12029809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3.78680981595092" calcext:value-type="float">
            <text:p>3.786809816</text:p>
          </table:table-cell>
          <table:table-cell office:value-type="float" office:value="0.6753396832383" calcext:value-type="float">
            <text:p>0.6753396832</text:p>
          </table:table-cell>
          <table:table-cell office:value-type="float" office:value="3.45092024539877" calcext:value-type="float">
            <text:p>3.4509202454</text:p>
          </table:table-cell>
          <table:table-cell office:value-type="float" office:value="1.33925481056703" calcext:value-type="float">
            <text:p>1.3392548106</text:p>
          </table:table-cell>
          <table:table-cell office:value-type="float" office:value="-0.0353094662794986" calcext:value-type="float">
            <text:p>-0.0353094663</text:p>
          </table:table-cell>
          <table:table-cell office:value-type="float" office:value="0.0777344209562391" calcext:value-type="float">
            <text:p>0.07773442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.91720430107527" calcext:value-type="float">
            <text:p>3.9172043011</text:p>
          </table:table-cell>
          <table:table-cell office:value-type="float" office:value="0.941358393454765" calcext:value-type="float">
            <text:p>0.9413583935</text:p>
          </table:table-cell>
          <table:table-cell office:value-type="float" office:value="4.13118279569892" calcext:value-type="float">
            <text:p>4.1311827957</text:p>
          </table:table-cell>
          <table:table-cell office:value-type="float" office:value="1.13497463328421" calcext:value-type="float">
            <text:p>1.1349746333</text:p>
          </table:table-cell>
          <table:table-cell office:value-type="float" office:value="-0.0351227039613508" calcext:value-type="float">
            <text:p>-0.035122704</text:p>
          </table:table-cell>
          <table:table-cell office:value-type="float" office:value="0.0559980135406665" calcext:value-type="float">
            <text:p>0.055998013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3.77586206896552" calcext:value-type="float">
            <text:p>3.775862069</text:p>
          </table:table-cell>
          <table:table-cell office:value-type="float" office:value="1.15409969063229" calcext:value-type="float">
            <text:p>1.1540996906</text:p>
          </table:table-cell>
          <table:table-cell office:value-type="float" office:value="4.4367816091954" calcext:value-type="float">
            <text:p>4.4367816092</text:p>
          </table:table-cell>
          <table:table-cell office:value-type="float" office:value="0.905933815873013" calcext:value-type="float">
            <text:p>0.9059338159</text:p>
          </table:table-cell>
          <table:table-cell office:value-type="float" office:value="-0.0327913322374857" calcext:value-type="float">
            <text:p>-0.0327913322</text:p>
          </table:table-cell>
          <table:table-cell office:value-type="float" office:value="0.0850961801389198" calcext:value-type="float">
            <text:p>0.08509618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3.65806451612903" calcext:value-type="float">
            <text:p>3.6580645161</text:p>
          </table:table-cell>
          <table:table-cell office:value-type="float" office:value="1.09361023709381" calcext:value-type="float">
            <text:p>1.0936102371</text:p>
          </table:table-cell>
          <table:table-cell office:value-type="float" office:value="4.50967741935484" calcext:value-type="float">
            <text:p>4.5096774194</text:p>
          </table:table-cell>
          <table:table-cell office:value-type="float" office:value="0.939236078986939" calcext:value-type="float">
            <text:p>0.939236079</text:p>
          </table:table-cell>
          <table:table-cell office:value-type="float" office:value="-0.0313241116889919" calcext:value-type="float">
            <text:p>-0.0313241117</text:p>
          </table:table-cell>
          <table:table-cell office:value-type="float" office:value="0.0693990163725006" calcext:value-type="float">
            <text:p>0.069399016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.88194444444444" calcext:value-type="float">
            <text:p>3.8819444444</text:p>
          </table:table-cell>
          <table:table-cell office:value-type="float" office:value="0.966426175384926" calcext:value-type="float">
            <text:p>0.9664261754</text:p>
          </table:table-cell>
          <table:table-cell office:value-type="float" office:value="4.63888888888889" calcext:value-type="float">
            <text:p>4.6388888889</text:p>
          </table:table-cell>
          <table:table-cell office:value-type="float" office:value="0.804597130997791" calcext:value-type="float">
            <text:p>0.804597131</text:p>
          </table:table-cell>
          <table:table-cell office:value-type="float" office:value="-0.0280327876217685" calcext:value-type="float">
            <text:p>-0.0280327876</text:p>
          </table:table-cell>
          <table:table-cell office:value-type="float" office:value="0.0994695300278296" calcext:value-type="float">
            <text:p>0.099469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3.94078947368421" calcext:value-type="float">
            <text:p>3.9407894737</text:p>
          </table:table-cell>
          <table:table-cell office:value-type="float" office:value="0.850569102297946" calcext:value-type="float">
            <text:p>0.8505691023</text:p>
          </table:table-cell>
          <table:table-cell office:value-type="float" office:value="4.19736842105263" calcext:value-type="float">
            <text:p>4.1973684211</text:p>
          </table:table-cell>
          <table:table-cell office:value-type="float" office:value="1.20873723628057" calcext:value-type="float">
            <text:p>1.2087372363</text:p>
          </table:table-cell>
          <table:table-cell office:value-type="float" office:value="-0.0238280087890274" calcext:value-type="float">
            <text:p>-0.0238280088</text:p>
          </table:table-cell>
          <table:table-cell office:value-type="float" office:value="0.115998759144858" calcext:value-type="float">
            <text:p>0.11599875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3.61003861003861" calcext:value-type="float">
            <text:p>3.61003861</text:p>
          </table:table-cell>
          <table:table-cell office:value-type="float" office:value="0.965853094047674" calcext:value-type="float">
            <text:p>0.965853094</text:p>
          </table:table-cell>
          <table:table-cell office:value-type="float" office:value="4.23166023166023" calcext:value-type="float">
            <text:p>4.2316602317</text:p>
          </table:table-cell>
          <table:table-cell office:value-type="float" office:value="1.11171436378344" calcext:value-type="float">
            <text:p>1.1117143638</text:p>
          </table:table-cell>
          <table:table-cell office:value-type="float" office:value="-0.0237406327519989" calcext:value-type="float">
            <text:p>-0.0237406328</text:p>
          </table:table-cell>
          <table:table-cell office:value-type="float" office:value="0.0717782982002175" calcext:value-type="float">
            <text:p>0.071778298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3.64527027027027" calcext:value-type="float">
            <text:p>3.6452702703</text:p>
          </table:table-cell>
          <table:table-cell office:value-type="float" office:value="0.820459203941524" calcext:value-type="float">
            <text:p>0.8204592039</text:p>
          </table:table-cell>
          <table:table-cell office:value-type="float" office:value="4.42567567567568" calcext:value-type="float">
            <text:p>4.4256756757</text:p>
          </table:table-cell>
          <table:table-cell office:value-type="float" office:value="0.930643603338762" calcext:value-type="float">
            <text:p>0.9306436033</text:p>
          </table:table-cell>
          <table:table-cell office:value-type="float" office:value="-0.0234679871832339" calcext:value-type="float">
            <text:p>-0.0234679872</text:p>
          </table:table-cell>
          <table:table-cell office:value-type="float" office:value="0.0938491517030137" calcext:value-type="float">
            <text:p>0.09384915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float" office:value="3.96232876712329" calcext:value-type="float">
            <text:p>3.9623287671</text:p>
          </table:table-cell>
          <table:table-cell office:value-type="float" office:value="0.972367567554948" calcext:value-type="float">
            <text:p>0.9723675676</text:p>
          </table:table-cell>
          <table:table-cell office:value-type="float" office:value="4.8972602739726" calcext:value-type="float">
            <text:p>4.897260274</text:p>
          </table:table-cell>
          <table:table-cell office:value-type="float" office:value="0.345805631818201" calcext:value-type="float">
            <text:p>0.3458056318</text:p>
          </table:table-cell>
          <table:table-cell office:value-type="float" office:value="-0.0216951249101599" calcext:value-type="float">
            <text:p>-0.0216951249</text:p>
          </table:table-cell>
          <table:table-cell office:value-type="float" office:value="0.0296290768487059" calcext:value-type="float">
            <text:p>0.029629076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3.86111111111111" calcext:value-type="float">
            <text:p>3.8611111111</text:p>
          </table:table-cell>
          <table:table-cell office:value-type="float" office:value="1.20345439013525" calcext:value-type="float">
            <text:p>1.2034543901</text:p>
          </table:table-cell>
          <table:table-cell office:value-type="float" office:value="4.22222222222222" calcext:value-type="float">
            <text:p>4.2222222222</text:p>
          </table:table-cell>
          <table:table-cell office:value-type="float" office:value="0.993807989999907" calcext:value-type="float">
            <text:p>0.99380799</text:p>
          </table:table-cell>
          <table:table-cell office:value-type="float" office:value="-0.0206449034991725" calcext:value-type="float">
            <text:p>-0.0206449035</text:p>
          </table:table-cell>
          <table:table-cell office:value-type="float" office:value="0.114492913289148" calcext:value-type="float">
            <text:p>0.11449291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.72052154195011" calcext:value-type="float">
            <text:p>3.720521542</text:p>
          </table:table-cell>
          <table:table-cell office:value-type="float" office:value="0.777998595218394" calcext:value-type="float">
            <text:p>0.7779985952</text:p>
          </table:table-cell>
          <table:table-cell office:value-type="float" office:value="4.42403628117914" calcext:value-type="float">
            <text:p>4.4240362812</text:p>
          </table:table-cell>
          <table:table-cell office:value-type="float" office:value="0.967387973228512" calcext:value-type="float">
            <text:p>0.9673879732</text:p>
          </table:table-cell>
          <table:table-cell office:value-type="float" office:value="-0.0195461479713296" calcext:value-type="float">
            <text:p>-0.019546148</text:p>
          </table:table-cell>
          <table:table-cell office:value-type="float" office:value="0.0419080600548366" calcext:value-type="float">
            <text:p>0.041908060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3.84172661870504" calcext:value-type="float">
            <text:p>3.8417266187</text:p>
          </table:table-cell>
          <table:table-cell office:value-type="float" office:value="0.820238540543032" calcext:value-type="float">
            <text:p>0.8202385405</text:p>
          </table:table-cell>
          <table:table-cell office:value-type="float" office:value="4.53237410071943" calcext:value-type="float">
            <text:p>4.5323741007</text:p>
          </table:table-cell>
          <table:table-cell office:value-type="float" office:value="0.931481053792202" calcext:value-type="float">
            <text:p>0.9314810538</text:p>
          </table:table-cell>
          <table:table-cell office:value-type="float" office:value="-0.016833816746123" calcext:value-type="float">
            <text:p>-0.0168338167</text:p>
          </table:table-cell>
          <table:table-cell office:value-type="float" office:value="0.0970089998942148" calcext:value-type="float">
            <text:p>0.097008999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3.91139240506329" calcext:value-type="float">
            <text:p>3.9113924051</text:p>
          </table:table-cell>
          <table:table-cell office:value-type="float" office:value="0.920097317606332" calcext:value-type="float">
            <text:p>0.9200973176</text:p>
          </table:table-cell>
          <table:table-cell office:value-type="float" office:value="4.60759493670886" calcext:value-type="float">
            <text:p>4.6075949367</text:p>
          </table:table-cell>
          <table:table-cell office:value-type="float" office:value="0.624757604012813" calcext:value-type="float">
            <text:p>0.624757604</text:p>
          </table:table-cell>
          <table:table-cell office:value-type="float" office:value="-0.0164457056847498" calcext:value-type="float">
            <text:p>-0.0164457057</text:p>
          </table:table-cell>
          <table:table-cell office:value-type="float" office:value="0.0773701939714699" calcext:value-type="float">
            <text:p>0.0773701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3.57692307692308" calcext:value-type="float">
            <text:p>3.5769230769</text:p>
          </table:table-cell>
          <table:table-cell office:value-type="float" office:value="0.820713116578422" calcext:value-type="float">
            <text:p>0.8207131166</text:p>
          </table:table-cell>
          <table:table-cell office:value-type="float" office:value="3.64957264957265" calcext:value-type="float">
            <text:p>3.6495726496</text:p>
          </table:table-cell>
          <table:table-cell office:value-type="float" office:value="1.49252404419487" calcext:value-type="float">
            <text:p>1.4925240442</text:p>
          </table:table-cell>
          <table:table-cell office:value-type="float" office:value="-0.0163703481129817" calcext:value-type="float">
            <text:p>-0.0163703481</text:p>
          </table:table-cell>
          <table:table-cell office:value-type="float" office:value="0.169559778668068" calcext:value-type="float">
            <text:p>0.169559778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3.76744186046512" calcext:value-type="float">
            <text:p>3.7674418605</text:p>
          </table:table-cell>
          <table:table-cell office:value-type="float" office:value="1.08557581553338" calcext:value-type="float">
            <text:p>1.0855758155</text:p>
          </table:table-cell>
          <table:table-cell office:value-type="float" office:value="4.75581395348837" calcext:value-type="float">
            <text:p>4.7558139535</text:p>
          </table:table-cell>
          <table:table-cell office:value-type="float" office:value="0.608773958730624" calcext:value-type="float">
            <text:p>0.6087739587</text:p>
          </table:table-cell>
          <table:table-cell office:value-type="float" office:value="-0.0155489284002718" calcext:value-type="float">
            <text:p>-0.0155489284</text:p>
          </table:table-cell>
          <table:table-cell office:value-type="float" office:value="0.0611791949838196" calcext:value-type="float">
            <text:p>0.0611791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.1027397260274" calcext:value-type="float">
            <text:p>4.102739726</text:p>
          </table:table-cell>
          <table:table-cell office:value-type="float" office:value="0.843828945001203" calcext:value-type="float">
            <text:p>0.843828945</text:p>
          </table:table-cell>
          <table:table-cell office:value-type="float" office:value="4.50684931506849" calcext:value-type="float">
            <text:p>4.5068493151</text:p>
          </table:table-cell>
          <table:table-cell office:value-type="float" office:value="0.966894303288838" calcext:value-type="float">
            <text:p>0.9668943033</text:p>
          </table:table-cell>
          <table:table-cell office:value-type="float" office:value="-0.0134547838701425" calcext:value-type="float">
            <text:p>-0.0134547839</text:p>
          </table:table-cell>
          <table:table-cell office:value-type="float" office:value="0.135974069232959" calcext:value-type="float">
            <text:p>0.135974069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4.09565217391304" calcext:value-type="float">
            <text:p>4.0956521739</text:p>
          </table:table-cell>
          <table:table-cell office:value-type="float" office:value="0.861988732333078" calcext:value-type="float">
            <text:p>0.8619887323</text:p>
          </table:table-cell>
          <table:table-cell office:value-type="float" office:value="4.30434782608696" calcext:value-type="float">
            <text:p>4.3043478261</text:p>
          </table:table-cell>
          <table:table-cell office:value-type="float" office:value="1.09682476935433" calcext:value-type="float">
            <text:p>1.0968247694</text:p>
          </table:table-cell>
          <table:table-cell office:value-type="float" office:value="-0.0123964456056568" calcext:value-type="float">
            <text:p>-0.0123964456</text:p>
          </table:table-cell>
          <table:table-cell office:value-type="float" office:value="0.11969143307495" calcext:value-type="float">
            <text:p>0.11969143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3.79850746268657" calcext:value-type="float">
            <text:p>3.7985074627</text:p>
          </table:table-cell>
          <table:table-cell office:value-type="float" office:value="0.992733680496471" calcext:value-type="float">
            <text:p>0.9927336805</text:p>
          </table:table-cell>
          <table:table-cell office:value-type="float" office:value="4.28358208955224" calcext:value-type="float">
            <text:p>4.2835820896</text:p>
          </table:table-cell>
          <table:table-cell office:value-type="float" office:value="0.927296989075168" calcext:value-type="float">
            <text:p>0.9272969891</text:p>
          </table:table-cell>
          <table:table-cell office:value-type="float" office:value="-0.0108895843254936" calcext:value-type="float">
            <text:p>-0.0108895843</text:p>
          </table:table-cell>
          <table:table-cell office:value-type="float" office:value="0.115852034082631" calcext:value-type="float">
            <text:p>0.11585203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3.80693815987934" calcext:value-type="float">
            <text:p>3.8069381599</text:p>
          </table:table-cell>
          <table:table-cell office:value-type="float" office:value="0.756358750045286" calcext:value-type="float">
            <text:p>0.75635875</text:p>
          </table:table-cell>
          <table:table-cell office:value-type="float" office:value="3.65610859728507" calcext:value-type="float">
            <text:p>3.6561085973</text:p>
          </table:table-cell>
          <table:table-cell office:value-type="float" office:value="1.20931076201557" calcext:value-type="float">
            <text:p>1.209310762</text:p>
          </table:table-cell>
          <table:table-cell office:value-type="float" office:value="-0.00992384758621408" calcext:value-type="float">
            <text:p>-0.0099238476</text:p>
          </table:table-cell>
          <table:table-cell office:value-type="float" office:value="0.0621853332850496" calcext:value-type="float">
            <text:p>0.0621853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3.91223404255319" calcext:value-type="float">
            <text:p>3.9122340426</text:p>
          </table:table-cell>
          <table:table-cell office:value-type="float" office:value="0.862338056650342" calcext:value-type="float">
            <text:p>0.8623380567</text:p>
          </table:table-cell>
          <table:table-cell office:value-type="float" office:value="4.45212765957447" calcext:value-type="float">
            <text:p>4.4521276596</text:p>
          </table:table-cell>
          <table:table-cell office:value-type="float" office:value="0.90673939151697" calcext:value-type="float">
            <text:p>0.9067393915</text:p>
          </table:table-cell>
          <table:table-cell office:value-type="float" office:value="-0.00707409727114406" calcext:value-type="float">
            <text:p>-0.0070740973</text:p>
          </table:table-cell>
          <table:table-cell office:value-type="float" office:value="0.0770970199321323" calcext:value-type="float">
            <text:p>0.07709701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anterbury City</text:p>
          </table:table-cell>
          <table:table-cell office:value-type="float" office:value="3.85593220338983" calcext:value-type="float">
            <text:p>3.8559322034</text:p>
          </table:table-cell>
          <table:table-cell office:value-type="float" office:value="0.871151816234715" calcext:value-type="float">
            <text:p>0.8711518162</text:p>
          </table:table-cell>
          <table:table-cell office:value-type="float" office:value="4.33474576271186" calcext:value-type="float">
            <text:p>4.3347457627</text:p>
          </table:table-cell>
          <table:table-cell office:value-type="float" office:value="0.798714764071913" calcext:value-type="float">
            <text:p>0.7987147641</text:p>
          </table:table-cell>
          <table:table-cell office:value-type="float" office:value="-0.00681230936462693" calcext:value-type="float">
            <text:p>-0.0068123094</text:p>
          </table:table-cell>
          <table:table-cell office:value-type="float" office:value="0.0599349103055465" calcext:value-type="float">
            <text:p>0.059934910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3.84191176470588" calcext:value-type="float">
            <text:p>3.8419117647</text:p>
          </table:table-cell>
          <table:table-cell office:value-type="float" office:value="0.830711525906169" calcext:value-type="float">
            <text:p>0.8307115259</text:p>
          </table:table-cell>
          <table:table-cell office:value-type="float" office:value="4.77941176470588" calcext:value-type="float">
            <text:p>4.7794117647</text:p>
          </table:table-cell>
          <table:table-cell office:value-type="float" office:value="0.754312859013657" calcext:value-type="float">
            <text:p>0.754312859</text:p>
          </table:table-cell>
          <table:table-cell office:value-type="float" office:value="-0.00284730752289328" calcext:value-type="float">
            <text:p>-0.0028473075</text:p>
          </table:table-cell>
          <table:table-cell office:value-type="float" office:value="0.0784417213632935" calcext:value-type="float">
            <text:p>0.07844172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3.82238805970149" calcext:value-type="float">
            <text:p>3.8223880597</text:p>
          </table:table-cell>
          <table:table-cell office:value-type="float" office:value="1.02968201083612" calcext:value-type="float">
            <text:p>1.0296820108</text:p>
          </table:table-cell>
          <table:table-cell office:value-type="float" office:value="4.55223880597015" calcext:value-type="float">
            <text:p>4.552238806</text:p>
          </table:table-cell>
          <table:table-cell office:value-type="float" office:value="0.730642368967142" calcext:value-type="float">
            <text:p>0.730642369</text:p>
          </table:table-cell>
          <table:table-cell office:value-type="float" office:value="-0.0025464835068093" calcext:value-type="float">
            <text:p>-0.0025464835</text:p>
          </table:table-cell>
          <table:table-cell office:value-type="float" office:value="0.0388846507375644" calcext:value-type="float">
            <text:p>0.038884650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3.68055555555556" calcext:value-type="float">
            <text:p>3.6805555556</text:p>
          </table:table-cell>
          <table:table-cell office:value-type="float" office:value="1.08431223579344" calcext:value-type="float">
            <text:p>1.0843122358</text:p>
          </table:table-cell>
          <table:table-cell office:value-type="float" office:value="4.43055555555556" calcext:value-type="float">
            <text:p>4.4305555556</text:p>
          </table:table-cell>
          <table:table-cell office:value-type="float" office:value="0.863236624070018" calcext:value-type="float">
            <text:p>0.8632366241</text:p>
          </table:table-cell>
          <table:table-cell office:value-type="float" office:value="-0.00144260964332167" calcext:value-type="float">
            <text:p>-0.0014426096</text:p>
          </table:table-cell>
          <table:table-cell office:value-type="float" office:value="0.0951537760102234" calcext:value-type="float">
            <text:p>0.0951537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3.66964285714286" calcext:value-type="float">
            <text:p>3.6696428571</text:p>
          </table:table-cell>
          <table:table-cell office:value-type="float" office:value="1.06182451517207" calcext:value-type="float">
            <text:p>1.0618245152</text:p>
          </table:table-cell>
          <table:table-cell office:value-type="float" office:value="4.48214285714286" calcext:value-type="float">
            <text:p>4.4821428571</text:p>
          </table:table-cell>
          <table:table-cell office:value-type="float" office:value="1.10180163220731" calcext:value-type="float">
            <text:p>1.1018016322</text:p>
          </table:table-cell>
          <table:table-cell office:value-type="float" office:value="-0.00122653600186081" calcext:value-type="float">
            <text:p>-0.001226536</text:p>
          </table:table-cell>
          <table:table-cell office:value-type="float" office:value="0.141206099503795" calcext:value-type="float">
            <text:p>0.14120609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3.57062146892655" calcext:value-type="float">
            <text:p>3.5706214689</text:p>
          </table:table-cell>
          <table:table-cell office:value-type="float" office:value="1.10945406139297" calcext:value-type="float">
            <text:p>1.1094540614</text:p>
          </table:table-cell>
          <table:table-cell office:value-type="float" office:value="4.36723163841808" calcext:value-type="float">
            <text:p>4.3672316384</text:p>
          </table:table-cell>
          <table:table-cell office:value-type="float" office:value="0.983278108674759" calcext:value-type="float">
            <text:p>0.9832781087</text:p>
          </table:table-cell>
          <table:table-cell office:value-type="float" office:value="-0.000468152940218115" calcext:value-type="float">
            <text:p>-0.0004681529</text:p>
          </table:table-cell>
          <table:table-cell office:value-type="float" office:value="0.0669958611849227" calcext:value-type="float">
            <text:p>0.06699586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tockton On Tees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1.05720657067119" calcext:value-type="float">
            <text:p>1.0572065707</text:p>
          </table:table-cell>
          <table:table-cell office:value-type="float" office:value="4.35042735042735" calcext:value-type="float">
            <text:p>4.3504273504</text:p>
          </table:table-cell>
          <table:table-cell office:value-type="float" office:value="0.963578083683164" calcext:value-type="float">
            <text:p>0.9635780837</text:p>
          </table:table-cell>
          <table:table-cell office:value-type="float" office:value="-0.000322696327662874" calcext:value-type="float">
            <text:p>-0.0003226963</text:p>
          </table:table-cell>
          <table:table-cell office:value-type="float" office:value="0.0849920133200852" calcext:value-type="float">
            <text:p>0.08499201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3.64009661835749" calcext:value-type="float">
            <text:p>3.6400966184</text:p>
          </table:table-cell>
          <table:table-cell office:value-type="float" office:value="1.00586972501829" calcext:value-type="float">
            <text:p>1.005869725</text:p>
          </table:table-cell>
          <table:table-cell office:value-type="float" office:value="4.256038647343" calcext:value-type="float">
            <text:p>4.2560386473</text:p>
          </table:table-cell>
          <table:table-cell office:value-type="float" office:value="0.976610404697981" calcext:value-type="float">
            <text:p>0.9766104047</text:p>
          </table:table-cell>
          <table:table-cell office:value-type="float" office:value="0.00036823742378774" calcext:value-type="float">
            <text:p>0.0003682374</text:p>
          </table:table-cell>
          <table:table-cell office:value-type="float" office:value="0.0678113905403475" calcext:value-type="float">
            <text:p>0.06781139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3.80909090909091" calcext:value-type="float">
            <text:p>3.8090909091</text:p>
          </table:table-cell>
          <table:table-cell office:value-type="float" office:value="0.919441080671538" calcext:value-type="float">
            <text:p>0.9194410807</text:p>
          </table:table-cell>
          <table:table-cell office:value-type="float" office:value="4.21363636363636" calcext:value-type="float">
            <text:p>4.2136363636</text:p>
          </table:table-cell>
          <table:table-cell office:value-type="float" office:value="1.15789599727086" calcext:value-type="float">
            <text:p>1.1578959973</text:p>
          </table:table-cell>
          <table:table-cell office:value-type="float" office:value="0.00201834089988206" calcext:value-type="float">
            <text:p>0.0020183409</text:p>
          </table:table-cell>
          <table:table-cell office:value-type="float" office:value="0.0852936141302744" calcext:value-type="float">
            <text:p>0.085293614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arlisle City</text:p>
          </table:table-cell>
          <table:table-cell office:value-type="float" office:value="3.92990654205607" calcext:value-type="float">
            <text:p>3.9299065421</text:p>
          </table:table-cell>
          <table:table-cell office:value-type="float" office:value="0.86588671565611" calcext:value-type="float">
            <text:p>0.8658867157</text:p>
          </table:table-cell>
          <table:table-cell office:value-type="float" office:value="4.62616822429907" calcext:value-type="float">
            <text:p>4.6261682243</text:p>
          </table:table-cell>
          <table:table-cell office:value-type="float" office:value="0.767607820500227" calcext:value-type="float">
            <text:p>0.7676078205</text:p>
          </table:table-cell>
          <table:table-cell office:value-type="float" office:value="0.00275963263260002" calcext:value-type="float">
            <text:p>0.0027596326</text:p>
          </table:table-cell>
          <table:table-cell office:value-type="float" office:value="0.0865131271824535" calcext:value-type="float">
            <text:p>0.086513127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orwich City</text:p>
          </table:table-cell>
          <table:table-cell office:value-type="float" office:value="3.83264462809917" calcext:value-type="float">
            <text:p>3.8326446281</text:p>
          </table:table-cell>
          <table:table-cell office:value-type="float" office:value="0.905611768565153" calcext:value-type="float">
            <text:p>0.9056117686</text:p>
          </table:table-cell>
          <table:table-cell office:value-type="float" office:value="4.29338842975207" calcext:value-type="float">
            <text:p>4.2933884298</text:p>
          </table:table-cell>
          <table:table-cell office:value-type="float" office:value="0.895741581793395" calcext:value-type="float">
            <text:p>0.8957415818</text:p>
          </table:table-cell>
          <table:table-cell office:value-type="float" office:value="0.00704110137547972" calcext:value-type="float">
            <text:p>0.0070411014</text:p>
          </table:table-cell>
          <table:table-cell office:value-type="float" office:value="0.0638446177468511" calcext:value-type="float">
            <text:p>0.063844617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3.75819672131148" calcext:value-type="float">
            <text:p>3.7581967213</text:p>
          </table:table-cell>
          <table:table-cell office:value-type="float" office:value="0.956499780529606" calcext:value-type="float">
            <text:p>0.9564997805</text:p>
          </table:table-cell>
          <table:table-cell office:value-type="float" office:value="3.86885245901639" calcext:value-type="float">
            <text:p>3.868852459</text:p>
          </table:table-cell>
          <table:table-cell office:value-type="float" office:value="1.2377320591965" calcext:value-type="float">
            <text:p>1.2377320592</text:p>
          </table:table-cell>
          <table:table-cell office:value-type="float" office:value="0.00783155334229857" calcext:value-type="float">
            <text:p>0.0078315533</text:p>
          </table:table-cell>
          <table:table-cell office:value-type="float" office:value="0.083180353852768" calcext:value-type="float">
            <text:p>0.083180353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3.74923547400612" calcext:value-type="float">
            <text:p>3.749235474</text:p>
          </table:table-cell>
          <table:table-cell office:value-type="float" office:value="0.77752707037351" calcext:value-type="float">
            <text:p>0.7775270704</text:p>
          </table:table-cell>
          <table:table-cell office:value-type="float" office:value="4.11620795107034" calcext:value-type="float">
            <text:p>4.1162079511</text:p>
          </table:table-cell>
          <table:table-cell office:value-type="float" office:value="1.09570205366034" calcext:value-type="float">
            <text:p>1.0957020537</text:p>
          </table:table-cell>
          <table:table-cell office:value-type="float" office:value="0.00907824732252243" calcext:value-type="float">
            <text:p>0.0090782473</text:p>
          </table:table-cell>
          <table:table-cell office:value-type="float" office:value="0.055186806392497" calcext:value-type="float">
            <text:p>0.055186806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3.53703703703704" calcext:value-type="float">
            <text:p>3.537037037</text:p>
          </table:table-cell>
          <table:table-cell office:value-type="float" office:value="1.10492102890195" calcext:value-type="float">
            <text:p>1.1049210289</text:p>
          </table:table-cell>
          <table:table-cell office:value-type="float" office:value="4.2037037037037" calcext:value-type="float">
            <text:p>4.2037037037</text:p>
          </table:table-cell>
          <table:table-cell office:value-type="float" office:value="1.21532848218739" calcext:value-type="float">
            <text:p>1.2153284822</text:p>
          </table:table-cell>
          <table:table-cell office:value-type="float" office:value="0.0116198082607194" calcext:value-type="float">
            <text:p>0.0116198083</text:p>
          </table:table-cell>
          <table:table-cell office:value-type="float" office:value="0.106826791093175" calcext:value-type="float">
            <text:p>0.10682679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3.952" calcext:value-type="float">
            <text:p>3.952</text:p>
          </table:table-cell>
          <table:table-cell office:value-type="float" office:value="1.06098821859623" calcext:value-type="float">
            <text:p>1.0609882186</text:p>
          </table:table-cell>
          <table:table-cell office:value-type="float" office:value="4.16" calcext:value-type="float">
            <text:p>4.16</text:p>
          </table:table-cell>
          <table:table-cell office:value-type="float" office:value="0.803990049689671" calcext:value-type="float">
            <text:p>0.8039900497</text:p>
          </table:table-cell>
          <table:table-cell office:value-type="float" office:value="0.0136924639901155" calcext:value-type="float">
            <text:p>0.013692464</text:p>
          </table:table-cell>
          <table:table-cell office:value-type="float" office:value="0.0683198401204863" calcext:value-type="float">
            <text:p>0.06831984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float" office:value="4.05859375" calcext:value-type="float">
            <text:p>4.05859375</text:p>
          </table:table-cell>
          <table:table-cell office:value-type="float" office:value="0.926226158916351" calcext:value-type="float">
            <text:p>0.9262261589</text:p>
          </table:table-cell>
          <table:table-cell office:value-type="float" office:value="4.375" calcext:value-type="float">
            <text:p>4.375</text:p>
          </table:table-cell>
          <table:table-cell office:value-type="float" office:value="1" calcext:value-type="float">
            <text:p>1</text:p>
          </table:table-cell>
          <table:table-cell office:value-type="float" office:value="0.0142336659606162" calcext:value-type="float">
            <text:p>0.014233666</text:p>
          </table:table-cell>
          <table:table-cell office:value-type="float" office:value="0.0961731159546832" calcext:value-type="float">
            <text:p>0.0961731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3.81944444444444" calcext:value-type="float">
            <text:p>3.8194444444</text:p>
          </table:table-cell>
          <table:table-cell office:value-type="float" office:value="1.14959399703752" calcext:value-type="float">
            <text:p>1.149593997</text:p>
          </table:table-cell>
          <table:table-cell office:value-type="float" office:value="4.75" calcext:value-type="float">
            <text:p>4.75</text:p>
          </table:table-cell>
          <table:table-cell office:value-type="float" office:value="0.5464532103585" calcext:value-type="float">
            <text:p>0.5464532104</text:p>
          </table:table-cell>
          <table:table-cell office:value-type="float" office:value="0.0165817856919042" calcext:value-type="float">
            <text:p>0.0165817857</text:p>
          </table:table-cell>
          <table:table-cell office:value-type="float" office:value="0.0815097050915743" calcext:value-type="float">
            <text:p>0.08150970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3.77868852459016" calcext:value-type="float">
            <text:p>3.7786885246</text:p>
          </table:table-cell>
          <table:table-cell office:value-type="float" office:value="1.05474956301863" calcext:value-type="float">
            <text:p>1.054749563</text:p>
          </table:table-cell>
          <table:table-cell office:value-type="float" office:value="4.49180327868853" calcext:value-type="float">
            <text:p>4.4918032787</text:p>
          </table:table-cell>
          <table:table-cell office:value-type="float" office:value="0.853593192539576" calcext:value-type="float">
            <text:p>0.8535931925</text:p>
          </table:table-cell>
          <table:table-cell office:value-type="float" office:value="0.0171038805525244" calcext:value-type="float">
            <text:p>0.0171038806</text:p>
          </table:table-cell>
          <table:table-cell office:value-type="float" office:value="0.0464854179859152" calcext:value-type="float">
            <text:p>0.0464854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4.07317073170732" calcext:value-type="float">
            <text:p>4.0731707317</text:p>
          </table:table-cell>
          <table:table-cell office:value-type="float" office:value="0.849875473492546" calcext:value-type="float">
            <text:p>0.8498754735</text:p>
          </table:table-cell>
          <table:table-cell office:value-type="float" office:value="4.09756097560976" calcext:value-type="float">
            <text:p>4.0975609756</text:p>
          </table:table-cell>
          <table:table-cell office:value-type="float" office:value="1.17849728034387" calcext:value-type="float">
            <text:p>1.1784972803</text:p>
          </table:table-cell>
          <table:table-cell office:value-type="float" office:value="0.0172244912671283" calcext:value-type="float">
            <text:p>0.0172244913</text:p>
          </table:table-cell>
          <table:table-cell office:value-type="float" office:value="0.126042256565191" calcext:value-type="float">
            <text:p>0.126042256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3.75619834710744" calcext:value-type="float">
            <text:p>3.7561983471</text:p>
          </table:table-cell>
          <table:table-cell office:value-type="float" office:value="1.00023902614263" calcext:value-type="float">
            <text:p>1.0002390261</text:p>
          </table:table-cell>
          <table:table-cell office:value-type="float" office:value="4.55371900826446" calcext:value-type="float">
            <text:p>4.5537190083</text:p>
          </table:table-cell>
          <table:table-cell office:value-type="float" office:value="0.852322187395288" calcext:value-type="float">
            <text:p>0.8523221874</text:p>
          </table:table-cell>
          <table:table-cell office:value-type="float" office:value="0.0177858507853051" calcext:value-type="float">
            <text:p>0.0177858508</text:p>
          </table:table-cell>
          <table:table-cell office:value-type="float" office:value="0.0781012195658941" calcext:value-type="float">
            <text:p>0.07810121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4.02325581395349" calcext:value-type="float">
            <text:p>4.023255814</text:p>
          </table:table-cell>
          <table:table-cell office:value-type="float" office:value="1.00263309371162" calcext:value-type="float">
            <text:p>1.0026330937</text:p>
          </table:table-cell>
          <table:table-cell office:value-type="float" office:value="4.59302325581395" calcext:value-type="float">
            <text:p>4.5930232558</text:p>
          </table:table-cell>
          <table:table-cell office:value-type="float" office:value="0.705096183060257" calcext:value-type="float">
            <text:p>0.7050961831</text:p>
          </table:table-cell>
          <table:table-cell office:value-type="float" office:value="0.0216118100662558" calcext:value-type="float">
            <text:p>0.0216118101</text:p>
          </table:table-cell>
          <table:table-cell office:value-type="float" office:value="0.0767123414604301" calcext:value-type="float">
            <text:p>0.07671234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3.865" calcext:value-type="float">
            <text:p>3.865</text:p>
          </table:table-cell>
          <table:table-cell office:value-type="float" office:value="0.859811025749263" calcext:value-type="float">
            <text:p>0.8598110257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220978789885172" calcext:value-type="float">
            <text:p>0.022097879</text:p>
          </table:table-cell>
          <table:table-cell office:value-type="float" office:value="0.117456725633568" calcext:value-type="float">
            <text:p>0.1174567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3.68467336683417" calcext:value-type="float">
            <text:p>3.6846733668</text:p>
          </table:table-cell>
          <table:table-cell office:value-type="float" office:value="0.735285312855306" calcext:value-type="float">
            <text:p>0.7352853129</text:p>
          </table:table-cell>
          <table:table-cell office:value-type="float" office:value="3.93718592964824" calcext:value-type="float">
            <text:p>3.9371859296</text:p>
          </table:table-cell>
          <table:table-cell office:value-type="float" office:value="1.14020809200266" calcext:value-type="float">
            <text:p>1.140208092</text:p>
          </table:table-cell>
          <table:table-cell office:value-type="float" office:value="0.0228271355883535" calcext:value-type="float">
            <text:p>0.0228271356</text:p>
          </table:table-cell>
          <table:table-cell office:value-type="float" office:value="0.0779053807734024" calcext:value-type="float">
            <text:p>0.077905380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3.77123050259965" calcext:value-type="float">
            <text:p>3.7712305026</text:p>
          </table:table-cell>
          <table:table-cell office:value-type="float" office:value="0.857025635518648" calcext:value-type="float">
            <text:p>0.8570256355</text:p>
          </table:table-cell>
          <table:table-cell office:value-type="float" office:value="4.06239168110919" calcext:value-type="float">
            <text:p>4.0623916811</text:p>
          </table:table-cell>
          <table:table-cell office:value-type="float" office:value="1.17140533848729" calcext:value-type="float">
            <text:p>1.1714053385</text:p>
          </table:table-cell>
          <table:table-cell office:value-type="float" office:value="0.0228491554621431" calcext:value-type="float">
            <text:p>0.0228491555</text:p>
          </table:table-cell>
          <table:table-cell office:value-type="float" office:value="0.0569857233104754" calcext:value-type="float">
            <text:p>0.056985723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3.852" calcext:value-type="float">
            <text:p>3.852</text:p>
          </table:table-cell>
          <table:table-cell office:value-type="float" office:value="0.936" calcext:value-type="float">
            <text:p>0.936</text:p>
          </table:table-cell>
          <table:table-cell office:value-type="float" office:value="4.176" calcext:value-type="float">
            <text:p>4.176</text:p>
          </table:table-cell>
          <table:table-cell office:value-type="float" office:value="1.01243468925161" calcext:value-type="float">
            <text:p>1.0124346893</text:p>
          </table:table-cell>
          <table:table-cell office:value-type="float" office:value="0.0232662470040096" calcext:value-type="float">
            <text:p>0.023266247</text:p>
          </table:table-cell>
          <table:table-cell office:value-type="float" office:value="0.0975036862389452" calcext:value-type="float">
            <text:p>0.09750368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3.59302325581395" calcext:value-type="float">
            <text:p>3.5930232558</text:p>
          </table:table-cell>
          <table:table-cell office:value-type="float" office:value="1.05574735985048" calcext:value-type="float">
            <text:p>1.0557473599</text:p>
          </table:table-cell>
          <table:table-cell office:value-type="float" office:value="4.36279069767442" calcext:value-type="float">
            <text:p>4.3627906977</text:p>
          </table:table-cell>
          <table:table-cell office:value-type="float" office:value="0.888432970031531" calcext:value-type="float">
            <text:p>0.88843297</text:p>
          </table:table-cell>
          <table:table-cell office:value-type="float" office:value="0.0235254847468433" calcext:value-type="float">
            <text:p>0.0235254847</text:p>
          </table:table-cell>
          <table:table-cell office:value-type="float" office:value="0.0576440714948436" calcext:value-type="float">
            <text:p>0.05764407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3.53571428571429" calcext:value-type="float">
            <text:p>3.5357142857</text:p>
          </table:table-cell>
          <table:table-cell office:value-type="float" office:value="0.889039457202314" calcext:value-type="float">
            <text:p>0.8890394572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0.888321814579887" calcext:value-type="float">
            <text:p>0.8883218146</text:p>
          </table:table-cell>
          <table:table-cell office:value-type="float" office:value="0.0236877600789016" calcext:value-type="float">
            <text:p>0.0236877601</text:p>
          </table:table-cell>
          <table:table-cell office:value-type="float" office:value="0.157941921657996" calcext:value-type="float">
            <text:p>0.15794192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3.68511450381679" calcext:value-type="float">
            <text:p>3.6851145038</text:p>
          </table:table-cell>
          <table:table-cell office:value-type="float" office:value="0.954643026214282" calcext:value-type="float">
            <text:p>0.9546430262</text:p>
          </table:table-cell>
          <table:table-cell office:value-type="float" office:value="4.22519083969466" calcext:value-type="float">
            <text:p>4.2251908397</text:p>
          </table:table-cell>
          <table:table-cell office:value-type="float" office:value="1.05518302825728" calcext:value-type="float">
            <text:p>1.0551830283</text:p>
          </table:table-cell>
          <table:table-cell office:value-type="float" office:value="0.0287143180915772" calcext:value-type="float">
            <text:p>0.0287143181</text:p>
          </table:table-cell>
          <table:table-cell office:value-type="float" office:value="0.0685205759293968" calcext:value-type="float">
            <text:p>0.068520575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3.46478873239437" calcext:value-type="float">
            <text:p>3.4647887324</text:p>
          </table:table-cell>
          <table:table-cell office:value-type="float" office:value="1.03571416356321" calcext:value-type="float">
            <text:p>1.0357141636</text:p>
          </table:table-cell>
          <table:table-cell office:value-type="float" office:value="4.54929577464789" calcext:value-type="float">
            <text:p>4.5492957746</text:p>
          </table:table-cell>
          <table:table-cell office:value-type="float" office:value="0.645433196472654" calcext:value-type="float">
            <text:p>0.6454331965</text:p>
          </table:table-cell>
          <table:table-cell office:value-type="float" office:value="0.0289332156680244" calcext:value-type="float">
            <text:p>0.0289332157</text:p>
          </table:table-cell>
          <table:table-cell office:value-type="float" office:value="0.0749902810280272" calcext:value-type="float">
            <text:p>0.0749902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3.63583591331269" calcext:value-type="float">
            <text:p>3.6358359133</text:p>
          </table:table-cell>
          <table:table-cell office:value-type="float" office:value="0.820316142529668" calcext:value-type="float">
            <text:p>0.8203161425</text:p>
          </table:table-cell>
          <table:table-cell office:value-type="float" office:value="3.81191950464396" calcext:value-type="float">
            <text:p>3.8119195046</text:p>
          </table:table-cell>
          <table:table-cell office:value-type="float" office:value="1.46773778660862" calcext:value-type="float">
            <text:p>1.4677377866</text:p>
          </table:table-cell>
          <table:table-cell office:value-type="float" office:value="0.0292547717520847" calcext:value-type="float">
            <text:p>0.0292547718</text:p>
          </table:table-cell>
          <table:table-cell office:value-type="float" office:value="0.0497950805176412" calcext:value-type="float">
            <text:p>0.0497950805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3.7549504950495" calcext:value-type="float">
            <text:p>3.754950495</text:p>
          </table:table-cell>
          <table:table-cell office:value-type="float" office:value="1.01014666493434" calcext:value-type="float">
            <text:p>1.0101466649</text:p>
          </table:table-cell>
          <table:table-cell office:value-type="float" office:value="4.3019801980198" calcext:value-type="float">
            <text:p>4.301980198</text:p>
          </table:table-cell>
          <table:table-cell office:value-type="float" office:value="1.04970341855908" calcext:value-type="float">
            <text:p>1.0497034186</text:p>
          </table:table-cell>
          <table:table-cell office:value-type="float" office:value="0.0301039821075025" calcext:value-type="float">
            <text:p>0.0301039821</text:p>
          </table:table-cell>
          <table:table-cell office:value-type="float" office:value="0.0734463639779275" calcext:value-type="float">
            <text:p>0.07344636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.89710610932476" calcext:value-type="float">
            <text:p>3.8971061093</text:p>
          </table:table-cell>
          <table:table-cell office:value-type="float" office:value="0.944109160908776" calcext:value-type="float">
            <text:p>0.9441091609</text:p>
          </table:table-cell>
          <table:table-cell office:value-type="float" office:value="4.44694533762058" calcext:value-type="float">
            <text:p>4.4469453376</text:p>
          </table:table-cell>
          <table:table-cell office:value-type="float" office:value="0.926346413974842" calcext:value-type="float">
            <text:p>0.926346414</text:p>
          </table:table-cell>
          <table:table-cell office:value-type="float" office:value="0.0305238860448655" calcext:value-type="float">
            <text:p>0.030523886</text:p>
          </table:table-cell>
          <table:table-cell office:value-type="float" office:value="0.0557916956819145" calcext:value-type="float">
            <text:p>0.055791695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3.86764705882353" calcext:value-type="float">
            <text:p>3.8676470588</text:p>
          </table:table-cell>
          <table:table-cell office:value-type="float" office:value="0.976253519458985" calcext:value-type="float">
            <text:p>0.9762535195</text:p>
          </table:table-cell>
          <table:table-cell office:value-type="float" office:value="4.39705882352941" calcext:value-type="float">
            <text:p>4.3970588235</text:p>
          </table:table-cell>
          <table:table-cell office:value-type="float" office:value="0.750288295224947" calcext:value-type="float">
            <text:p>0.7502882952</text:p>
          </table:table-cell>
          <table:table-cell office:value-type="float" office:value="0.0315918579797918" calcext:value-type="float">
            <text:p>0.031591858</text:p>
          </table:table-cell>
          <table:table-cell office:value-type="float" office:value="0.0945533150762248" calcext:value-type="float">
            <text:p>0.09455331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3.62631578947368" calcext:value-type="float">
            <text:p>3.6263157895</text:p>
          </table:table-cell>
          <table:table-cell office:value-type="float" office:value="0.917572372171125" calcext:value-type="float">
            <text:p>0.9175723722</text:p>
          </table:table-cell>
          <table:table-cell office:value-type="float" office:value="3.96140350877193" calcext:value-type="float">
            <text:p>3.9614035088</text:p>
          </table:table-cell>
          <table:table-cell office:value-type="float" office:value="1.2517712904107" calcext:value-type="float">
            <text:p>1.2517712904</text:p>
          </table:table-cell>
          <table:table-cell office:value-type="float" office:value="0.0317382788900004" calcext:value-type="float">
            <text:p>0.0317382789</text:p>
          </table:table-cell>
          <table:table-cell office:value-type="float" office:value="0.0810536531659785" calcext:value-type="float">
            <text:p>0.081053653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3.835" calcext:value-type="float">
            <text:p>3.835</text:p>
          </table:table-cell>
          <table:table-cell office:value-type="float" office:value="0.927510107761635" calcext:value-type="float">
            <text:p>0.9275101078</text:p>
          </table:table-cell>
          <table:table-cell office:value-type="float" office:value="4.34" calcext:value-type="float">
            <text:p>4.34</text:p>
          </table:table-cell>
          <table:table-cell office:value-type="float" office:value="1.0021975853094" calcext:value-type="float">
            <text:p>1.0021975853</text:p>
          </table:table-cell>
          <table:table-cell office:value-type="float" office:value="0.0334571070456386" calcext:value-type="float">
            <text:p>0.033457107</text:p>
          </table:table-cell>
          <table:table-cell office:value-type="float" office:value="0.109088371123903" calcext:value-type="float">
            <text:p>0.10908837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4.21739130434783" calcext:value-type="float">
            <text:p>4.2173913043</text:p>
          </table:table-cell>
          <table:table-cell office:value-type="float" office:value="0.719693276402037" calcext:value-type="float">
            <text:p>0.7196932764</text:p>
          </table:table-cell>
          <table:table-cell office:value-type="float" office:value="4.73913043478261" calcext:value-type="float">
            <text:p>4.7391304348</text:p>
          </table:table-cell>
          <table:table-cell office:value-type="float" office:value="0.528935872199845" calcext:value-type="float">
            <text:p>0.5289358722</text:p>
          </table:table-cell>
          <table:table-cell office:value-type="float" office:value="0.0347609711232958" calcext:value-type="float">
            <text:p>0.0347609711</text:p>
          </table:table-cell>
          <table:table-cell office:value-type="float" office:value="0.16028149544776" calcext:value-type="float">
            <text:p>0.16028149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3.97071129707113" calcext:value-type="float">
            <text:p>3.9707112971</text:p>
          </table:table-cell>
          <table:table-cell office:value-type="float" office:value="1.06640399740824" calcext:value-type="float">
            <text:p>1.0664039974</text:p>
          </table:table-cell>
          <table:table-cell office:value-type="float" office:value="4.28870292887029" calcext:value-type="float">
            <text:p>4.2887029289</text:p>
          </table:table-cell>
          <table:table-cell office:value-type="float" office:value="0.939775406953403" calcext:value-type="float">
            <text:p>0.939775407</text:p>
          </table:table-cell>
          <table:table-cell office:value-type="float" office:value="0.0355748250030236" calcext:value-type="float">
            <text:p>0.035574825</text:p>
          </table:table-cell>
          <table:table-cell office:value-type="float" office:value="0.0572075237685996" calcext:value-type="float">
            <text:p>0.0572075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3.9051724137931" calcext:value-type="float">
            <text:p>3.9051724138</text:p>
          </table:table-cell>
          <table:table-cell office:value-type="float" office:value="1.06858307953088" calcext:value-type="float">
            <text:p>1.0685830795</text:p>
          </table:table-cell>
          <table:table-cell office:value-type="float" office:value="4.29310344827586" calcext:value-type="float">
            <text:p>4.2931034483</text:p>
          </table:table-cell>
          <table:table-cell office:value-type="float" office:value="0.947021113438583" calcext:value-type="float">
            <text:p>0.9470211134</text:p>
          </table:table-cell>
          <table:table-cell office:value-type="float" office:value="0.0359842244490318" calcext:value-type="float">
            <text:p>0.0359842244</text:p>
          </table:table-cell>
          <table:table-cell office:value-type="float" office:value="0.118352107687466" calcext:value-type="float">
            <text:p>0.118352107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3.7964824120603" calcext:value-type="float">
            <text:p>3.7964824121</text:p>
          </table:table-cell>
          <table:table-cell office:value-type="float" office:value="0.997503259244413" calcext:value-type="float">
            <text:p>0.9975032592</text:p>
          </table:table-cell>
          <table:table-cell office:value-type="float" office:value="4.07537688442211" calcext:value-type="float">
            <text:p>4.0753768844</text:p>
          </table:table-cell>
          <table:table-cell office:value-type="float" office:value="1.11605313793827" calcext:value-type="float">
            <text:p>1.1160531379</text:p>
          </table:table-cell>
          <table:table-cell office:value-type="float" office:value="0.0363490185521033" calcext:value-type="float">
            <text:p>0.0363490186</text:p>
          </table:table-cell>
          <table:table-cell office:value-type="float" office:value="0.0796618413422625" calcext:value-type="float">
            <text:p>0.07966184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Kingston-Upon-Thames</text:p>
          </table:table-cell>
          <table:table-cell office:value-type="float" office:value="3.87142857142857" calcext:value-type="float">
            <text:p>3.8714285714</text:p>
          </table:table-cell>
          <table:table-cell office:value-type="float" office:value="0.870217738019989" calcext:value-type="float">
            <text:p>0.870217738</text:p>
          </table:table-cell>
          <table:table-cell office:value-type="float" office:value="4.01904761904762" calcext:value-type="float">
            <text:p>4.019047619</text:p>
          </table:table-cell>
          <table:table-cell office:value-type="float" office:value="1.30916878304302" calcext:value-type="float">
            <text:p>1.309168783</text:p>
          </table:table-cell>
          <table:table-cell office:value-type="float" office:value="0.03767805293811" calcext:value-type="float">
            <text:p>0.0376780529</text:p>
          </table:table-cell>
          <table:table-cell office:value-type="float" office:value="0.104238355968991" calcext:value-type="float">
            <text:p>0.1042383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float" office:value="3.77891156462585" calcext:value-type="float">
            <text:p>3.7789115646</text:p>
          </table:table-cell>
          <table:table-cell office:value-type="float" office:value="0.857399270577009" calcext:value-type="float">
            <text:p>0.8573992706</text:p>
          </table:table-cell>
          <table:table-cell office:value-type="float" office:value="4.17006802721089" calcext:value-type="float">
            <text:p>4.1700680272</text:p>
          </table:table-cell>
          <table:table-cell office:value-type="float" office:value="1.07775370869081" calcext:value-type="float">
            <text:p>1.0777537087</text:p>
          </table:table-cell>
          <table:table-cell office:value-type="float" office:value="0.0443707139374403" calcext:value-type="float">
            <text:p>0.0443707139</text:p>
          </table:table-cell>
          <table:table-cell office:value-type="float" office:value="0.104285633320113" calcext:value-type="float">
            <text:p>0.10428563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0.990960126537182" calcext:value-type="float">
            <text:p>0.9909601265</text:p>
          </table:table-cell>
          <table:table-cell office:value-type="float" office:value="4.17948717948718" calcext:value-type="float">
            <text:p>4.1794871795</text:p>
          </table:table-cell>
          <table:table-cell office:value-type="float" office:value="1.08301087599707" calcext:value-type="float">
            <text:p>1.083010876</text:p>
          </table:table-cell>
          <table:table-cell office:value-type="float" office:value="0.0445671421036846" calcext:value-type="float">
            <text:p>0.0445671421</text:p>
          </table:table-cell>
          <table:table-cell office:value-type="float" office:value="0.0879801188326105" calcext:value-type="float">
            <text:p>0.08798011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4.10204081632653" calcext:value-type="float">
            <text:p>4.1020408163</text:p>
          </table:table-cell>
          <table:table-cell office:value-type="float" office:value="0.832868119486198" calcext:value-type="float">
            <text:p>0.8328681195</text:p>
          </table:table-cell>
          <table:table-cell office:value-type="float" office:value="4.53061224489796" calcext:value-type="float">
            <text:p>4.5306122449</text:p>
          </table:table-cell>
          <table:table-cell office:value-type="float" office:value="0.731284606823221" calcext:value-type="float">
            <text:p>0.7312846068</text:p>
          </table:table-cell>
          <table:table-cell office:value-type="float" office:value="0.0451324703135694" calcext:value-type="float">
            <text:p>0.0451324703</text:p>
          </table:table-cell>
          <table:table-cell office:value-type="float" office:value="0.127943579655592" calcext:value-type="float">
            <text:p>0.12794357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inchester City</text:p>
          </table:table-cell>
          <table:table-cell office:value-type="float" office:value="3.93103448275862" calcext:value-type="float">
            <text:p>3.9310344828</text:p>
          </table:table-cell>
          <table:table-cell office:value-type="float" office:value="0.850194074507803" calcext:value-type="float">
            <text:p>0.8501940745</text:p>
          </table:table-cell>
          <table:table-cell office:value-type="float" office:value="4.51034482758621" calcext:value-type="float">
            <text:p>4.5103448276</text:p>
          </table:table-cell>
          <table:table-cell office:value-type="float" office:value="0.940412538816291" calcext:value-type="float">
            <text:p>0.9404125388</text:p>
          </table:table-cell>
          <table:table-cell office:value-type="float" office:value="0.0483337932810426" calcext:value-type="float">
            <text:p>0.0483337933</text:p>
          </table:table-cell>
          <table:table-cell office:value-type="float" office:value="0.0923898868726813" calcext:value-type="float">
            <text:p>0.09238988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3.41935483870968" calcext:value-type="float">
            <text:p>3.4193548387</text:p>
          </table:table-cell>
          <table:table-cell office:value-type="float" office:value="1.1953996105605" calcext:value-type="float">
            <text:p>1.1953996106</text:p>
          </table:table-cell>
          <table:table-cell office:value-type="float" office:value="4.79032258064516" calcext:value-type="float">
            <text:p>4.7903225806</text:p>
          </table:table-cell>
          <table:table-cell office:value-type="float" office:value="0.542904279990543" calcext:value-type="float">
            <text:p>0.54290428</text:p>
          </table:table-cell>
          <table:table-cell office:value-type="float" office:value="0.0485026665766339" calcext:value-type="float">
            <text:p>0.0485026666</text:p>
          </table:table-cell>
          <table:table-cell office:value-type="float" office:value="0.0585629691832315" calcext:value-type="float">
            <text:p>0.05856296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3.77503852080123" calcext:value-type="float">
            <text:p>3.7750385208</text:p>
          </table:table-cell>
          <table:table-cell office:value-type="float" office:value="0.781286939625414" calcext:value-type="float">
            <text:p>0.7812869396</text:p>
          </table:table-cell>
          <table:table-cell office:value-type="float" office:value="4.02003081664099" calcext:value-type="float">
            <text:p>4.0200308166</text:p>
          </table:table-cell>
          <table:table-cell office:value-type="float" office:value="1.12455408000924" calcext:value-type="float">
            <text:p>1.12455408</text:p>
          </table:table-cell>
          <table:table-cell office:value-type="float" office:value="0.0489722194314543" calcext:value-type="float">
            <text:p>0.0489722194</text:p>
          </table:table-cell>
          <table:table-cell office:value-type="float" office:value="0.0565192298989307" calcext:value-type="float">
            <text:p>0.056519229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float" office:value="3.81666666666667" calcext:value-type="float">
            <text:p>3.8166666667</text:p>
          </table:table-cell>
          <table:table-cell office:value-type="float" office:value="1.06835803403582" calcext:value-type="float">
            <text:p>1.068358034</text:p>
          </table:table-cell>
          <table:table-cell office:value-type="float" office:value="4.63333333333333" calcext:value-type="float">
            <text:p>4.6333333333</text:p>
          </table:table-cell>
          <table:table-cell office:value-type="float" office:value="0.808977406634106" calcext:value-type="float">
            <text:p>0.8089774066</text:p>
          </table:table-cell>
          <table:table-cell office:value-type="float" office:value="0.0507810145389371" calcext:value-type="float">
            <text:p>0.0507810145</text:p>
          </table:table-cell>
          <table:table-cell office:value-type="float" office:value="0.0806153145805691" calcext:value-type="float">
            <text:p>0.0806153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3.7905604719764" calcext:value-type="float">
            <text:p>3.790560472</text:p>
          </table:table-cell>
          <table:table-cell office:value-type="float" office:value="0.837241209098875" calcext:value-type="float">
            <text:p>0.8372412091</text:p>
          </table:table-cell>
          <table:table-cell office:value-type="float" office:value="4.53392330383481" calcext:value-type="float">
            <text:p>4.5339233038</text:p>
          </table:table-cell>
          <table:table-cell office:value-type="float" office:value="0.889731459943877" calcext:value-type="float">
            <text:p>0.8897314599</text:p>
          </table:table-cell>
          <table:table-cell office:value-type="float" office:value="0.0511173549936291" calcext:value-type="float">
            <text:p>0.051117355</text:p>
          </table:table-cell>
          <table:table-cell office:value-type="float" office:value="0.0578129666384615" calcext:value-type="float">
            <text:p>0.057812966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3.9275" calcext:value-type="float">
            <text:p>3.9275</text:p>
          </table:table-cell>
          <table:table-cell office:value-type="float" office:value="1.01537862396251" calcext:value-type="float">
            <text:p>1.015378624</text:p>
          </table:table-cell>
          <table:table-cell office:value-type="float" office:value="4.44" calcext:value-type="float">
            <text:p>4.44</text:p>
          </table:table-cell>
          <table:table-cell office:value-type="float" office:value="0.881135630876428" calcext:value-type="float">
            <text:p>0.8811356309</text:p>
          </table:table-cell>
          <table:table-cell office:value-type="float" office:value="0.0580091601992021" calcext:value-type="float">
            <text:p>0.0580091602</text:p>
          </table:table-cell>
          <table:table-cell office:value-type="float" office:value="0.061567313807871" calcext:value-type="float">
            <text:p>0.06156731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3.87596899224806" calcext:value-type="float">
            <text:p>3.8759689922</text:p>
          </table:table-cell>
          <table:table-cell office:value-type="float" office:value="1.08017908318561" calcext:value-type="float">
            <text:p>1.0801790832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1.05163831827049" calcext:value-type="float">
            <text:p>1.0516383183</text:p>
          </table:table-cell>
          <table:table-cell office:value-type="float" office:value="0.0602799306030454" calcext:value-type="float">
            <text:p>0.0602799306</text:p>
          </table:table-cell>
          <table:table-cell office:value-type="float" office:value="0.0862339539936303" calcext:value-type="float">
            <text:p>0.0862339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3.896875" calcext:value-type="float">
            <text:p>3.896875</text:p>
          </table:table-cell>
          <table:table-cell office:value-type="float" office:value="0.927188079288663" calcext:value-type="float">
            <text:p>0.9271880793</text:p>
          </table:table-cell>
          <table:table-cell office:value-type="float" office:value="4.3375" calcext:value-type="float">
            <text:p>4.3375</text:p>
          </table:table-cell>
          <table:table-cell office:value-type="float" office:value="0.94794184948234" calcext:value-type="float">
            <text:p>0.9479418495</text:p>
          </table:table-cell>
          <table:table-cell office:value-type="float" office:value="0.0609323535489656" calcext:value-type="float">
            <text:p>0.0609323535</text:p>
          </table:table-cell>
          <table:table-cell office:value-type="float" office:value="0.0811853373885019" calcext:value-type="float">
            <text:p>0.081185337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float" office:value="4.07534246575342" calcext:value-type="float">
            <text:p>4.0753424658</text:p>
          </table:table-cell>
          <table:table-cell office:value-type="float" office:value="0.796702247868238" calcext:value-type="float">
            <text:p>0.7967022479</text:p>
          </table:table-cell>
          <table:table-cell office:value-type="float" office:value="4.19178082191781" calcext:value-type="float">
            <text:p>4.1917808219</text:p>
          </table:table-cell>
          <table:table-cell office:value-type="float" office:value="1.09366211814861" calcext:value-type="float">
            <text:p>1.0936621181</text:p>
          </table:table-cell>
          <table:table-cell office:value-type="float" office:value="0.0620251117709562" calcext:value-type="float">
            <text:p>0.0620251118</text:p>
          </table:table-cell>
          <table:table-cell office:value-type="float" office:value="0.162600153491084" calcext:value-type="float">
            <text:p>0.16260015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3.66111111111111" calcext:value-type="float">
            <text:p>3.6611111111</text:p>
          </table:table-cell>
          <table:table-cell office:value-type="float" office:value="1.07452257558048" calcext:value-type="float">
            <text:p>1.0745225756</text:p>
          </table:table-cell>
          <table:table-cell office:value-type="float" office:value="4.55555555555556" calcext:value-type="float">
            <text:p>4.5555555556</text:p>
          </table:table-cell>
          <table:table-cell office:value-type="float" office:value="0.88331586286008" calcext:value-type="float">
            <text:p>0.8833158629</text:p>
          </table:table-cell>
          <table:table-cell office:value-type="float" office:value="0.063735219679581" calcext:value-type="float">
            <text:p>0.0637352197</text:p>
          </table:table-cell>
          <table:table-cell office:value-type="float" office:value="0.0874531107116297" calcext:value-type="float">
            <text:p>0.08745311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3.80568720379147" calcext:value-type="float">
            <text:p>3.8056872038</text:p>
          </table:table-cell>
          <table:table-cell office:value-type="float" office:value="0.884391175046294" calcext:value-type="float">
            <text:p>0.884391175</text:p>
          </table:table-cell>
          <table:table-cell office:value-type="float" office:value="3.91469194312796" calcext:value-type="float">
            <text:p>3.9146919431</text:p>
          </table:table-cell>
          <table:table-cell office:value-type="float" office:value="1.01753455168301" calcext:value-type="float">
            <text:p>1.0175345517</text:p>
          </table:table-cell>
          <table:table-cell office:value-type="float" office:value="0.0658440165116446" calcext:value-type="float">
            <text:p>0.0658440165</text:p>
          </table:table-cell>
          <table:table-cell office:value-type="float" office:value="0.0794123681933775" calcext:value-type="float">
            <text:p>0.079412368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.78125" calcext:value-type="float">
            <text:p>3.78125</text:p>
          </table:table-cell>
          <table:table-cell office:value-type="float" office:value="1.13974709365719" calcext:value-type="float">
            <text:p>1.1397470937</text:p>
          </table:table-cell>
          <table:table-cell office:value-type="float" office:value="4.3" calcext:value-type="float">
            <text:p>4.3</text:p>
          </table:table-cell>
          <table:table-cell office:value-type="float" office:value="1.19791485507109" calcext:value-type="float">
            <text:p>1.1979148551</text:p>
          </table:table-cell>
          <table:table-cell office:value-type="float" office:value="0.0663763818676446" calcext:value-type="float">
            <text:p>0.0663763819</text:p>
          </table:table-cell>
          <table:table-cell office:value-type="float" office:value="0.118743905674296" calcext:value-type="float">
            <text:p>0.11874390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incoln City</text:p>
          </table:table-cell>
          <table:table-cell office:value-type="float" office:value="3.97163120567376" calcext:value-type="float">
            <text:p>3.9716312057</text:p>
          </table:table-cell>
          <table:table-cell office:value-type="float" office:value="0.894770166704717" calcext:value-type="float">
            <text:p>0.8947701667</text:p>
          </table:table-cell>
          <table:table-cell office:value-type="float" office:value="4.60283687943262" calcext:value-type="float">
            <text:p>4.6028368794</text:p>
          </table:table-cell>
          <table:table-cell office:value-type="float" office:value="0.824100047497449" calcext:value-type="float">
            <text:p>0.8241000475</text:p>
          </table:table-cell>
          <table:table-cell office:value-type="float" office:value="0.0664740567453768" calcext:value-type="float">
            <text:p>0.0664740567</text:p>
          </table:table-cell>
          <table:table-cell office:value-type="float" office:value="0.0779469968011989" calcext:value-type="float">
            <text:p>0.07794699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ewry, Mourne and Down</text:p>
          </table:table-cell>
          <table:table-cell office:value-type="float" office:value="4.02916666666667" calcext:value-type="float">
            <text:p>4.0291666667</text:p>
          </table:table-cell>
          <table:table-cell office:value-type="float" office:value="0.95152472671789" calcext:value-type="float">
            <text:p>0.9515247267</text:p>
          </table:table-cell>
          <table:table-cell office:value-type="float" office:value="4.55" calcext:value-type="float">
            <text:p>4.55</text:p>
          </table:table-cell>
          <table:table-cell office:value-type="float" office:value="0.656378955583841" calcext:value-type="float">
            <text:p>0.6563789556</text:p>
          </table:table-cell>
          <table:table-cell office:value-type="float" office:value="0.0677142501381409" calcext:value-type="float">
            <text:p>0.0677142501</text:p>
          </table:table-cell>
          <table:table-cell office:value-type="float" office:value="0.0633571464618417" calcext:value-type="float">
            <text:p>0.0633571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4.17721518987342" calcext:value-type="float">
            <text:p>4.1772151899</text:p>
          </table:table-cell>
          <table:table-cell office:value-type="float" office:value="0.944799137060106" calcext:value-type="float">
            <text:p>0.9447991371</text:p>
          </table:table-cell>
          <table:table-cell office:value-type="float" office:value="4.53164556962025" calcext:value-type="float">
            <text:p>4.5316455696</text:p>
          </table:table-cell>
          <table:table-cell office:value-type="float" office:value="0.978702874940643" calcext:value-type="float">
            <text:p>0.9787028749</text:p>
          </table:table-cell>
          <table:table-cell office:value-type="float" office:value="0.0760711506903631" calcext:value-type="float">
            <text:p>0.0760711507</text:p>
          </table:table-cell>
          <table:table-cell office:value-type="float" office:value="0.117707943365201" calcext:value-type="float">
            <text:p>0.117707943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3.9" calcext:value-type="float">
            <text:p>3.9</text:p>
          </table:table-cell>
          <table:table-cell office:value-type="float" office:value="0.830662386291808" calcext:value-type="float">
            <text:p>0.8306623863</text:p>
          </table:table-cell>
          <table:table-cell office:value-type="float" office:value="4.38181818181818" calcext:value-type="float">
            <text:p>4.3818181818</text:p>
          </table:table-cell>
          <table:table-cell office:value-type="float" office:value="0.953289216648606" calcext:value-type="float">
            <text:p>0.9532892166</text:p>
          </table:table-cell>
          <table:table-cell office:value-type="float" office:value="0.0769188693390251" calcext:value-type="float">
            <text:p>0.0769188693</text:p>
          </table:table-cell>
          <table:table-cell office:value-type="float" office:value="0.110103135588594" calcext:value-type="float">
            <text:p>0.11010313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3.8343023255814" calcext:value-type="float">
            <text:p>3.8343023256</text:p>
          </table:table-cell>
          <table:table-cell office:value-type="float" office:value="1.00153259383118" calcext:value-type="float">
            <text:p>1.0015325938</text:p>
          </table:table-cell>
          <table:table-cell office:value-type="float" office:value="4.24418604651163" calcext:value-type="float">
            <text:p>4.2441860465</text:p>
          </table:table-cell>
          <table:table-cell office:value-type="float" office:value="1.11476399120369" calcext:value-type="float">
            <text:p>1.1147639912</text:p>
          </table:table-cell>
          <table:table-cell office:value-type="float" office:value="0.0778995363972055" calcext:value-type="float">
            <text:p>0.0778995364</text:p>
          </table:table-cell>
          <table:table-cell office:value-type="float" office:value="0.0851082472035669" calcext:value-type="float">
            <text:p>0.08510824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float" office:value="3.88181818181818" calcext:value-type="float">
            <text:p>3.8818181818</text:p>
          </table:table-cell>
          <table:table-cell office:value-type="float" office:value="1.01113633809436" calcext:value-type="float">
            <text:p>1.0111363381</text:p>
          </table:table-cell>
          <table:table-cell office:value-type="float" office:value="4.63636363636364" calcext:value-type="float">
            <text:p>4.6363636364</text:p>
          </table:table-cell>
          <table:table-cell office:value-type="float" office:value="0.683936104501965" calcext:value-type="float">
            <text:p>0.6839361045</text:p>
          </table:table-cell>
          <table:table-cell office:value-type="float" office:value="0.0824590774645038" calcext:value-type="float">
            <text:p>0.0824590775</text:p>
          </table:table-cell>
          <table:table-cell office:value-type="float" office:value="0.0648652952580749" calcext:value-type="float">
            <text:p>0.06486529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3.87671232876712" calcext:value-type="float">
            <text:p>3.8767123288</text:p>
          </table:table-cell>
          <table:table-cell office:value-type="float" office:value="0.994094969133342" calcext:value-type="float">
            <text:p>0.9940949691</text:p>
          </table:table-cell>
          <table:table-cell office:value-type="float" office:value="4.55479452054795" calcext:value-type="float">
            <text:p>4.5547945205</text:p>
          </table:table-cell>
          <table:table-cell office:value-type="float" office:value="0.702547438244332" calcext:value-type="float">
            <text:p>0.7025474382</text:p>
          </table:table-cell>
          <table:table-cell office:value-type="float" office:value="0.0832265829994537" calcext:value-type="float">
            <text:p>0.083226583</text:p>
          </table:table-cell>
          <table:table-cell office:value-type="float" office:value="0.0586890653348942" calcext:value-type="float">
            <text:p>0.05868906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3.9" calcext:value-type="float">
            <text:p>3.9</text:p>
          </table:table-cell>
          <table:table-cell office:value-type="float" office:value="0.874642784226795" calcext:value-type="float">
            <text:p>0.8746427842</text:p>
          </table:table-cell>
          <table:table-cell office:value-type="float" office:value="4.13333333333333" calcext:value-type="float">
            <text:p>4.1333333333</text:p>
          </table:table-cell>
          <table:table-cell office:value-type="float" office:value="1.24454364683963" calcext:value-type="float">
            <text:p>1.2445436468</text:p>
          </table:table-cell>
          <table:table-cell office:value-type="float" office:value="0.0888046881327368" calcext:value-type="float">
            <text:p>0.0888046881</text:p>
          </table:table-cell>
          <table:table-cell office:value-type="float" office:value="0.186099903183974" calcext:value-type="float">
            <text:p>0.1860999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float" office:value="3.87741935483871" calcext:value-type="float">
            <text:p>3.8774193548</text:p>
          </table:table-cell>
          <table:table-cell office:value-type="float" office:value="1.03384957956841" calcext:value-type="float">
            <text:p>1.0338495796</text:p>
          </table:table-cell>
          <table:table-cell office:value-type="float" office:value="4.27741935483871" calcext:value-type="float">
            <text:p>4.2774193548</text:p>
          </table:table-cell>
          <table:table-cell office:value-type="float" office:value="0.993757832971963" calcext:value-type="float">
            <text:p>0.993757833</text:p>
          </table:table-cell>
          <table:table-cell office:value-type="float" office:value="0.0896156390210718" calcext:value-type="float">
            <text:p>0.089615639</text:p>
          </table:table-cell>
          <table:table-cell office:value-type="float" office:value="0.0773974321708389" calcext:value-type="float">
            <text:p>0.077397432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4.03819444444444" calcext:value-type="float">
            <text:p>4.0381944444</text:p>
          </table:table-cell>
          <table:table-cell office:value-type="float" office:value="0.779689800121548" calcext:value-type="float">
            <text:p>0.7796898001</text:p>
          </table:table-cell>
          <table:table-cell office:value-type="float" office:value="4.17361111111111" calcext:value-type="float">
            <text:p>4.1736111111</text:p>
          </table:table-cell>
          <table:table-cell office:value-type="float" office:value="1.24348223589549" calcext:value-type="float">
            <text:p>1.2434822359</text:p>
          </table:table-cell>
          <table:table-cell office:value-type="float" office:value="0.0898569231326911" calcext:value-type="float">
            <text:p>0.0898569231</text:p>
          </table:table-cell>
          <table:table-cell office:value-type="float" office:value="0.133294779022355" calcext:value-type="float">
            <text:p>0.13329477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float" office:value="3.95714285714286" calcext:value-type="float">
            <text:p>3.9571428571</text:p>
          </table:table-cell>
          <table:table-cell office:value-type="float" office:value="0.818285913806839" calcext:value-type="float">
            <text:p>0.8182859138</text:p>
          </table:table-cell>
          <table:table-cell office:value-type="float" office:value="4.74285714285714" calcext:value-type="float">
            <text:p>4.7428571429</text:p>
          </table:table-cell>
          <table:table-cell office:value-type="float" office:value="0.552545131594678" calcext:value-type="float">
            <text:p>0.5525451316</text:p>
          </table:table-cell>
          <table:table-cell office:value-type="float" office:value="0.1020092435795" calcext:value-type="float">
            <text:p>0.1020092436</text:p>
          </table:table-cell>
          <table:table-cell office:value-type="float" office:value="0.0814585691012118" calcext:value-type="float">
            <text:p>0.08145856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3.88288288288288" calcext:value-type="float">
            <text:p>3.8828828829</text:p>
          </table:table-cell>
          <table:table-cell office:value-type="float" office:value="0.907811334317882" calcext:value-type="float">
            <text:p>0.9078113343</text:p>
          </table:table-cell>
          <table:table-cell office:value-type="float" office:value="4.58558558558559" calcext:value-type="float">
            <text:p>4.5855855856</text:p>
          </table:table-cell>
          <table:table-cell office:value-type="float" office:value="0.853909593590831" calcext:value-type="float">
            <text:p>0.8539095936</text:p>
          </table:table-cell>
          <table:table-cell office:value-type="float" office:value="0.105904017606601" calcext:value-type="float">
            <text:p>0.1059040176</text:p>
          </table:table-cell>
          <table:table-cell office:value-type="float" office:value="0.0895888233635033" calcext:value-type="float">
            <text:p>0.08958882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3.93333333333333" calcext:value-type="float">
            <text:p>3.9333333333</text:p>
          </table:table-cell>
          <table:table-cell office:value-type="float" office:value="1.03243688713932" calcext:value-type="float">
            <text:p>1.0324368871</text:p>
          </table:table-cell>
          <table:table-cell office:value-type="float" office:value="4.31111111111111" calcext:value-type="float">
            <text:p>4.3111111111</text:p>
          </table:table-cell>
          <table:table-cell office:value-type="float" office:value="1.1119996447286" calcext:value-type="float">
            <text:p>1.1119996447</text:p>
          </table:table-cell>
          <table:table-cell office:value-type="float" office:value="0.111620553929022" calcext:value-type="float">
            <text:p>0.1116205539</text:p>
          </table:table-cell>
          <table:table-cell office:value-type="float" office:value="0.0928095892119502" calcext:value-type="float">
            <text:p>0.09280958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3.94736842105263" calcext:value-type="float">
            <text:p>3.9473684211</text:p>
          </table:table-cell>
          <table:table-cell office:value-type="float" office:value="1.01495056714089" calcext:value-type="float">
            <text:p>1.0149505671</text:p>
          </table:table-cell>
          <table:table-cell office:value-type="float" office:value="4.53947368421053" calcext:value-type="float">
            <text:p>4.5394736842</text:p>
          </table:table-cell>
          <table:table-cell office:value-type="float" office:value="0.818226411107461" calcext:value-type="float">
            <text:p>0.8182264111</text:p>
          </table:table-cell>
          <table:table-cell office:value-type="float" office:value="0.113410517143674" calcext:value-type="float">
            <text:p>0.1134105171</text:p>
          </table:table-cell>
          <table:table-cell office:value-type="float" office:value="0.0931111499922514" calcext:value-type="float">
            <text:p>0.093111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useway Coast and Glens</text:p>
          </table:table-cell>
          <table:table-cell office:value-type="float" office:value="4.01048951048951" calcext:value-type="float">
            <text:p>4.0104895105</text:p>
          </table:table-cell>
          <table:table-cell office:value-type="float" office:value="1.03347558672255" calcext:value-type="float">
            <text:p>1.0334755867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0.842301813981177" calcext:value-type="float">
            <text:p>0.842301814</text:p>
          </table:table-cell>
          <table:table-cell office:value-type="float" office:value="0.113927329580863" calcext:value-type="float">
            <text:p>0.1139273296</text:p>
          </table:table-cell>
          <table:table-cell office:value-type="float" office:value="0.0681900577304877" calcext:value-type="float">
            <text:p>0.068190057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float" office:value="3.75568181818182" calcext:value-type="float">
            <text:p>3.7556818182</text:p>
          </table:table-cell>
          <table:table-cell office:value-type="float" office:value="1.06064495329123" calcext:value-type="float">
            <text:p>1.0606449533</text:p>
          </table:table-cell>
          <table:table-cell office:value-type="float" office:value="4.43181818181818" calcext:value-type="float">
            <text:p>4.4318181818</text:p>
          </table:table-cell>
          <table:table-cell office:value-type="float" office:value="0.822903045010531" calcext:value-type="float">
            <text:p>0.822903045</text:p>
          </table:table-cell>
          <table:table-cell office:value-type="float" office:value="0.114365609907155" calcext:value-type="float">
            <text:p>0.1143656099</text:p>
          </table:table-cell>
          <table:table-cell office:value-type="float" office:value="0.0831132950766486" calcext:value-type="float">
            <text:p>0.08311329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3.79646017699115" calcext:value-type="float">
            <text:p>3.796460177</text:p>
          </table:table-cell>
          <table:table-cell office:value-type="float" office:value="0.868925610993644" calcext:value-type="float">
            <text:p>0.868925611</text:p>
          </table:table-cell>
          <table:table-cell office:value-type="float" office:value="4.30530973451327" calcext:value-type="float">
            <text:p>4.3053097345</text:p>
          </table:table-cell>
          <table:table-cell office:value-type="float" office:value="1.02174072425658" calcext:value-type="float">
            <text:p>1.0217407243</text:p>
          </table:table-cell>
          <table:table-cell office:value-type="float" office:value="0.117341889985482" calcext:value-type="float">
            <text:p>0.11734189</text:p>
          </table:table-cell>
          <table:table-cell office:value-type="float" office:value="0.0780231347608605" calcext:value-type="float">
            <text:p>0.078023134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float" office:value="3.56632653061224" calcext:value-type="float">
            <text:p>3.5663265306</text:p>
          </table:table-cell>
          <table:table-cell office:value-type="float" office:value="1.08476874969578" calcext:value-type="float">
            <text:p>1.0847687497</text:p>
          </table:table-cell>
          <table:table-cell office:value-type="float" office:value="4.3469387755102" calcext:value-type="float">
            <text:p>4.3469387755</text:p>
          </table:table-cell>
          <table:table-cell office:value-type="float" office:value="1.00104069130047" calcext:value-type="float">
            <text:p>1.0010406913</text:p>
          </table:table-cell>
          <table:table-cell office:value-type="float" office:value="0.124461102627395" calcext:value-type="float">
            <text:p>0.1244611026</text:p>
          </table:table-cell>
          <table:table-cell office:value-type="float" office:value="0.0934520624553009" calcext:value-type="float">
            <text:p>0.09345206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3.73873873873874" calcext:value-type="float">
            <text:p>3.7387387387</text:p>
          </table:table-cell>
          <table:table-cell office:value-type="float" office:value="0.997399426722934" calcext:value-type="float">
            <text:p>0.9973994267</text:p>
          </table:table-cell>
          <table:table-cell office:value-type="float" office:value="4.34234234234234" calcext:value-type="float">
            <text:p>4.3423423423</text:p>
          </table:table-cell>
          <table:table-cell office:value-type="float" office:value="0.972555799788691" calcext:value-type="float">
            <text:p>0.9725557998</text:p>
          </table:table-cell>
          <table:table-cell office:value-type="float" office:value="0.124710316220753" calcext:value-type="float">
            <text:p>0.1247103162</text:p>
          </table:table-cell>
          <table:table-cell office:value-type="float" office:value="0.0926677053554922" calcext:value-type="float">
            <text:p>0.09266770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4.00649350649351" calcext:value-type="float">
            <text:p>4.0064935065</text:p>
          </table:table-cell>
          <table:table-cell office:value-type="float" office:value="0.815807728547502" calcext:value-type="float">
            <text:p>0.8158077285</text:p>
          </table:table-cell>
          <table:table-cell office:value-type="float" office:value="4.25974025974026" calcext:value-type="float">
            <text:p>4.2597402597</text:p>
          </table:table-cell>
          <table:table-cell office:value-type="float" office:value="1.06176277589453" calcext:value-type="float">
            <text:p>1.0617627759</text:p>
          </table:table-cell>
          <table:table-cell office:value-type="float" office:value="0.125494924210044" calcext:value-type="float">
            <text:p>0.1254949242</text:p>
          </table:table-cell>
          <table:table-cell office:value-type="float" office:value="0.149094624687339" calcext:value-type="float">
            <text:p>0.14909462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3.87433155080214" calcext:value-type="float">
            <text:p>3.8743315508</text:p>
          </table:table-cell>
          <table:table-cell office:value-type="float" office:value="0.90541092229021" calcext:value-type="float">
            <text:p>0.9054109223</text:p>
          </table:table-cell>
          <table:table-cell office:value-type="float" office:value="4.45454545454545" calcext:value-type="float">
            <text:p>4.4545454545</text:p>
          </table:table-cell>
          <table:table-cell office:value-type="float" office:value="0.920252337992652" calcext:value-type="float">
            <text:p>0.920252338</text:p>
          </table:table-cell>
          <table:table-cell office:value-type="float" office:value="0.135946794131878" calcext:value-type="float">
            <text:p>0.1359467941</text:p>
          </table:table-cell>
          <table:table-cell office:value-type="float" office:value="0.0740328680032873" calcext:value-type="float">
            <text:p>0.07403286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3.98561151079137" calcext:value-type="float">
            <text:p>3.9856115108</text:p>
          </table:table-cell>
          <table:table-cell office:value-type="float" office:value="0.989045114019246" calcext:value-type="float">
            <text:p>0.989045114</text:p>
          </table:table-cell>
          <table:table-cell office:value-type="float" office:value="4.69784172661871" calcext:value-type="float">
            <text:p>4.6978417266</text:p>
          </table:table-cell>
          <table:table-cell office:value-type="float" office:value="0.65321205541388" calcext:value-type="float">
            <text:p>0.6532120554</text:p>
          </table:table-cell>
          <table:table-cell office:value-type="float" office:value="0.1380337808516" calcext:value-type="float">
            <text:p>0.1380337809</text:p>
          </table:table-cell>
          <table:table-cell office:value-type="float" office:value="0.0558856756280752" calcext:value-type="float">
            <text:p>0.055885675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orcester City</text:p>
          </table:table-cell>
          <table:table-cell office:value-type="float" office:value="3.86413043478261" calcext:value-type="float">
            <text:p>3.8641304348</text:p>
          </table:table-cell>
          <table:table-cell office:value-type="float" office:value="0.972734996949897" calcext:value-type="float">
            <text:p>0.9727349969</text:p>
          </table:table-cell>
          <table:table-cell office:value-type="float" office:value="4.64130434782609" calcext:value-type="float">
            <text:p>4.6413043478</text:p>
          </table:table-cell>
          <table:table-cell office:value-type="float" office:value="0.684955119747311" calcext:value-type="float">
            <text:p>0.6849551197</text:p>
          </table:table-cell>
          <table:table-cell office:value-type="float" office:value="0.155247222268906" calcext:value-type="float">
            <text:p>0.1552472223</text:p>
          </table:table-cell>
          <table:table-cell office:value-type="float" office:value="0.0733244140345582" calcext:value-type="float">
            <text:p>0.0733244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3.6" calcext:value-type="float">
            <text:p>3.6</text:p>
          </table:table-cell>
          <table:table-cell office:value-type="float" office:value="1.2059376908803" calcext:value-type="float">
            <text:p>1.2059376909</text:p>
          </table:table-cell>
          <table:table-cell office:value-type="float" office:value="4.65714285714286" calcext:value-type="float">
            <text:p>4.6571428571</text:p>
          </table:table-cell>
          <table:table-cell office:value-type="float" office:value="0.582745087267747" calcext:value-type="float">
            <text:p>0.5827450873</text:p>
          </table:table-cell>
          <table:table-cell office:value-type="float" office:value="0.170756701156571" calcext:value-type="float">
            <text:p>0.1707567012</text:p>
          </table:table-cell>
          <table:table-cell office:value-type="float" office:value="0.0828840747046852" calcext:value-type="float">
            <text:p>0.08288407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4.14473684210526" calcext:value-type="float">
            <text:p>4.1447368421</text:p>
          </table:table-cell>
          <table:table-cell office:value-type="float" office:value="0.733663255760561" calcext:value-type="float">
            <text:p>0.7336632558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1.16266958075655" calcext:value-type="float">
            <text:p>1.1626695808</text:p>
          </table:table-cell>
          <table:table-cell office:value-type="float" office:value="0.171301901298746" calcext:value-type="float">
            <text:p>0.1713019013</text:p>
          </table:table-cell>
          <table:table-cell office:value-type="float" office:value="0.260220128064372" calcext:value-type="float">
            <text:p>0.26022012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3.9125" calcext:value-type="float">
            <text:p>3.9125</text:p>
          </table:table-cell>
          <table:table-cell office:value-type="float" office:value="1.07754060248327" calcext:value-type="float">
            <text:p>1.0775406025</text:p>
          </table:table-cell>
          <table:table-cell office:value-type="float" office:value="4.675" calcext:value-type="float">
            <text:p>4.675</text:p>
          </table:table-cell>
          <table:table-cell office:value-type="float" office:value="0.685109480302236" calcext:value-type="float">
            <text:p>0.6851094803</text:p>
          </table:table-cell>
          <table:table-cell office:value-type="float" office:value="0.181599100497868" calcext:value-type="float">
            <text:p>0.1815991005</text:p>
          </table:table-cell>
          <table:table-cell office:value-type="float" office:value="0.101426785121548" calcext:value-type="float">
            <text:p>0.10142678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4.03488372093023" calcext:value-type="float">
            <text:p>4.0348837209</text:p>
          </table:table-cell>
          <table:table-cell office:value-type="float" office:value="0.948654793226565" calcext:value-type="float">
            <text:p>0.9486547932</text:p>
          </table:table-cell>
          <table:table-cell office:value-type="float" office:value="4.24418604651163" calcext:value-type="float">
            <text:p>4.2441860465</text:p>
          </table:table-cell>
          <table:table-cell office:value-type="float" office:value="0.999256078076457" calcext:value-type="float">
            <text:p>0.9992560781</text:p>
          </table:table-cell>
          <table:table-cell office:value-type="float" office:value="0.248608218029531" calcext:value-type="float">
            <text:p>0.248608218</text:p>
          </table:table-cell>
          <table:table-cell office:value-type="float" office:value="0.111320529930657" calcext:value-type="float">
            <text:p>0.11132052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3.72" calcext:value-type="float">
            <text:p>3.72</text:p>
          </table:table-cell>
          <table:table-cell office:value-type="float" office:value="1.257616793781" calcext:value-type="float">
            <text:p>1.2576167938</text:p>
          </table:table-cell>
          <table:table-cell office:value-type="float" office:value="4.28" calcext:value-type="float">
            <text:p>4.28</text:p>
          </table:table-cell>
          <table:table-cell office:value-type="float" office:value="1.342236938845" calcext:value-type="float">
            <text:p>1.3422369388</text:p>
          </table:table-cell>
          <table:table-cell office:value-type="float" office:value="0.283409012110562" calcext:value-type="float">
            <text:p>0.2834090121</text:p>
          </table:table-cell>
          <table:table-cell office:value-type="float" office:value="0.213420018750833" calcext:value-type="float">
            <text:p>0.2134200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3.94444444444444" calcext:value-type="float">
            <text:p>3.9444444444</text:p>
          </table:table-cell>
          <table:table-cell office:value-type="float" office:value="1.13637934893739" calcext:value-type="float">
            <text:p>1.1363793489</text:p>
          </table:table-cell>
          <table:table-cell office:value-type="float" office:value="4.06666666666667" calcext:value-type="float">
            <text:p>4.0666666667</text:p>
          </table:table-cell>
          <table:table-cell office:value-type="float" office:value="1.21837779216647" calcext:value-type="float">
            <text:p>1.2183777922</text:p>
          </table:table-cell>
          <table:table-cell office:value-type="float" office:value="0.283554663236559" calcext:value-type="float">
            <text:p>0.2835546632</text:p>
          </table:table-cell>
          <table:table-cell office:value-type="float" office:value="0.156791721431208" calcext:value-type="float">
            <text:p>0.15679172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3.3" calcext:value-type="float">
            <text:p>3.3</text:p>
          </table:table-cell>
          <table:table-cell office:value-type="float" office:value="1.23895116933639" calcext:value-type="float">
            <text:p>1.2389511693</text:p>
          </table:table-cell>
          <table:table-cell office:value-type="float" office:value="4.15" calcext:value-type="float">
            <text:p>4.15</text:p>
          </table:table-cell>
          <table:table-cell office:value-type="float" office:value="1.42390308658981" calcext:value-type="float">
            <text:p>1.4239030866</text:p>
          </table:table-cell>
          <table:table-cell office:value-type="float" office:value="0.541338294353388" calcext:value-type="float">
            <text:p>0.5413382944</text:p>
          </table:table-cell>
          <table:table-cell office:value-type="float" office:value="0.227764069658368" calcext:value-type="float">
            <text:p>0.2277640697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price stats for h&amp;r" table:style-name="ta1">
        <table:shapes>
          <draw:frame draw:z-index="0" draw:style-name="gr1" draw:text-style-name="P1" svg:width="160mm" svg:height="90.05mm" svg:x="9.76mm" svg:y="33.73mm">
            <loext:p draw:notify-on-update-of-ranges="'price stats for h&amp;r'.A2:'price stats for h&amp;r'.A5 'price stats for h&amp;r'.B1:'price stats for h&amp;r'.B1 'price stats for h&amp;r'.B2:'price stats for h&amp;r'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mm" svg:height="90.05mm" svg:x="178.11mm" svg:y="33.2mm">
            <loext:p draw:notify-on-update-of-ranges="'price stats for h&amp;r'.A2:'price stats for h&amp;r'.A5 'price stats for h&amp;r'.D1:'price stats for h&amp;r'.D1 'price stats for h&amp;r'.D2:'price stats for h&amp;r'.D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atings avg</text:p>
          </table:table-cell>
          <table:table-cell office:value-type="string" calcext:value-type="string">
            <text:p>ratings std</text:p>
          </table:table-cell>
          <table:table-cell office:value-type="string" calcext:value-type="string">
            <text:p>hygiene avg</text:p>
          </table:table-cell>
          <table:table-cell office:value-type="string" calcext:value-type="string">
            <text:p>hygiene std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Std-error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.76171765366264" calcext:value-type="float">
            <text:p>3.7617176537</text:p>
          </table:table-cell>
          <table:table-cell office:value-type="float" office:value="0.874964140712556" calcext:value-type="float">
            <text:p>0.8749641407</text:p>
          </table:table-cell>
          <table:table-cell office:value-type="float" office:value="4.13920853213584" calcext:value-type="float">
            <text:p>4.1392085321</text:p>
          </table:table-cell>
          <table:table-cell office:value-type="float" office:value="1.15181494971108" calcext:value-type="float">
            <text:p>1.1518149497</text:p>
          </table:table-cell>
          <table:table-cell office:value-type="float" office:value="-0.00551745210322611" calcext:value-type="float">
            <text:p>-0.0055174521</text:p>
          </table:table-cell>
          <table:table-cell office:value-type="float" office:value="0.022059713069515" calcext:value-type="float">
            <text:p>0.022059713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81501538461538" calcext:value-type="float">
            <text:p>3.8150153846</text:p>
          </table:table-cell>
          <table:table-cell office:value-type="float" office:value="0.798110701639194" calcext:value-type="float">
            <text:p>0.7981107016</text:p>
          </table:table-cell>
          <table:table-cell office:value-type="float" office:value="4.20430769230769" calcext:value-type="float">
            <text:p>4.2043076923</text:p>
          </table:table-cell>
          <table:table-cell office:value-type="float" office:value="1.0896350401442" calcext:value-type="float">
            <text:p>1.0896350401</text:p>
          </table:table-cell>
          <table:table-cell office:value-type="float" office:value="0.0091388853480585" calcext:value-type="float">
            <text:p>0.0091388853</text:p>
          </table:table-cell>
          <table:table-cell office:value-type="float" office:value="0.015147520997125" calcext:value-type="float">
            <text:p>0.015147521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2598584428716" calcext:value-type="float">
            <text:p>3.7259858443</text:p>
          </table:table-cell>
          <table:table-cell office:value-type="float" office:value="0.839038741603055" calcext:value-type="float">
            <text:p>0.8390387416</text:p>
          </table:table-cell>
          <table:table-cell office:value-type="float" office:value="4.31193124368049" calcext:value-type="float">
            <text:p>4.3119312437</text:p>
          </table:table-cell>
          <table:table-cell office:value-type="float" office:value="1.02509917709274" calcext:value-type="float">
            <text:p>1.0250991771</text:p>
          </table:table-cell>
          <table:table-cell office:value-type="float" office:value="-0.0431636991951096" calcext:value-type="float">
            <text:p>-0.0431636992</text:p>
          </table:table-cell>
          <table:table-cell office:value-type="float" office:value="0.0274590466563545" calcext:value-type="float">
            <text:p>0.027459046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402010050251" calcext:value-type="float">
            <text:p>3.8040201005</text:p>
          </table:table-cell>
          <table:table-cell office:value-type="float" office:value="0.976756976197633" calcext:value-type="float">
            <text:p>0.9767569762</text:p>
          </table:table-cell>
          <table:table-cell office:value-type="float" office:value="4.2713567839196" calcext:value-type="float">
            <text:p>4.2713567839</text:p>
          </table:table-cell>
          <table:table-cell office:value-type="float" office:value="1.06885260809471" calcext:value-type="float">
            <text:p>1.0688526081</text:p>
          </table:table-cell>
          <table:table-cell office:value-type="float" office:value="0.0641752659418075" calcext:value-type="float">
            <text:p>0.0641752659</text:p>
          </table:table-cell>
          <table:table-cell office:value-type="float" office:value="0.0548766443274075" calcext:value-type="float">
            <text:p>0.054876644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2 = 0.01432</text:p>
          </table:table-cell>
          <table:table-cell/>
          <table:table-cell office:value-type="string" calcext:value-type="string">
            <text:p>R2=0.7337</text:p>
          </table:table-cell>
          <table:table-cell table:number-columns-repeated="4"/>
        </table:table-row>
      </table:table>
      <table:table table:name="concil stats for price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price avg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.09158415841584" calcext:value-type="float">
            <text:p>2.0915841584</text:p>
          </table:table-cell>
          <table:table-cell office:value-type="float" office:value="0.788784919263772" calcext:value-type="float">
            <text:p>0.78878491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.11206896551724" calcext:value-type="float">
            <text:p>2.1120689655</text:p>
          </table:table-cell>
          <table:table-cell office:value-type="float" office:value="0.810986539751154" calcext:value-type="float">
            <text:p>0.81098653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2.12837837837838" calcext:value-type="float">
            <text:p>2.1283783784</text:p>
          </table:table-cell>
          <table:table-cell office:value-type="float" office:value="0.761447815512476" calcext:value-type="float">
            <text:p>0.76144781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.12837837837838" calcext:value-type="float">
            <text:p>2.1283783784</text:p>
          </table:table-cell>
          <table:table-cell office:value-type="float" office:value="0.865287059112547" calcext:value-type="float">
            <text:p>0.86528705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2.13541666666667" calcext:value-type="float">
            <text:p>2.1354166667</text:p>
          </table:table-cell>
          <table:table-cell office:value-type="float" office:value="0.844649726053482" calcext:value-type="float">
            <text:p>0.84464972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.14673913043478" calcext:value-type="float">
            <text:p>2.1467391304</text:p>
          </table:table-cell>
          <table:table-cell office:value-type="float" office:value="0.830917654968514" calcext:value-type="float">
            <text:p>0.83091765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2.17105263157895" calcext:value-type="float">
            <text:p>2.1710526316</text:p>
          </table:table-cell>
          <table:table-cell office:value-type="float" office:value="0.683704266145609" calcext:value-type="float">
            <text:p>0.68370426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2.17948717948718" calcext:value-type="float">
            <text:p>2.1794871795</text:p>
          </table:table-cell>
          <table:table-cell office:value-type="float" office:value="0.882429480636936" calcext:value-type="float">
            <text:p>0.88242948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.18162839248434" calcext:value-type="float">
            <text:p>2.1816283925</text:p>
          </table:table-cell>
          <table:table-cell office:value-type="float" office:value="0.789179603423075" calcext:value-type="float">
            <text:p>0.789179603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Newry, Mourne and Down</text:p>
          </table:table-cell>
          <table:table-cell office:value-type="float" office:value="2.19262295081967" calcext:value-type="float">
            <text:p>2.1926229508</text:p>
          </table:table-cell>
          <table:table-cell office:value-type="float" office:value="0.772733919465771" calcext:value-type="float">
            <text:p>0.7727339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2.19339622641509" calcext:value-type="float">
            <text:p>2.1933962264</text:p>
          </table:table-cell>
          <table:table-cell office:value-type="float" office:value="0.80188679245283" calcext:value-type="float">
            <text:p>0.80188679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2.20588235294118" calcext:value-type="float">
            <text:p>2.2058823529</text:p>
          </table:table-cell>
          <table:table-cell office:value-type="float" office:value="0.681883712904096" calcext:value-type="float">
            <text:p>0.68188371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.22107438016529" calcext:value-type="float">
            <text:p>2.2210743802</text:p>
          </table:table-cell>
          <table:table-cell office:value-type="float" office:value="0.915990906928136" calcext:value-type="float">
            <text:p>0.915990906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.22368421052632" calcext:value-type="float">
            <text:p>2.2236842105</text:p>
          </table:table-cell>
          <table:table-cell office:value-type="float" office:value="0.854149071953552" calcext:value-type="float">
            <text:p>0.8541490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.22744360902256" calcext:value-type="float">
            <text:p>2.227443609</text:p>
          </table:table-cell>
          <table:table-cell office:value-type="float" office:value="0.9240208425662" calcext:value-type="float">
            <text:p>0.924020842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.24284741144414" calcext:value-type="float">
            <text:p>2.2428474114</text:p>
          </table:table-cell>
          <table:table-cell office:value-type="float" office:value="0.875335629604526" calcext:value-type="float">
            <text:p>0.875335629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.24693251533742" calcext:value-type="float">
            <text:p>2.2469325153</text:p>
          </table:table-cell>
          <table:table-cell office:value-type="float" office:value="0.871976691932784" calcext:value-type="float">
            <text:p>0.871976691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.25308641975309" calcext:value-type="float">
            <text:p>2.2530864198</text:p>
          </table:table-cell>
          <table:table-cell office:value-type="float" office:value="0.745867035407072" calcext:value-type="float">
            <text:p>0.74586703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2.26851851851852" calcext:value-type="float">
            <text:p>2.2685185185</text:p>
          </table:table-cell>
          <table:table-cell office:value-type="float" office:value="0.800537799342157" calcext:value-type="float">
            <text:p>0.80053779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erry City and Strabane</text:p>
          </table:table-cell>
          <table:table-cell office:value-type="float" office:value="2.26851851851852" calcext:value-type="float">
            <text:p>2.2685185185</text:p>
          </table:table-cell>
          <table:table-cell office:value-type="float" office:value="0.763538078818085" calcext:value-type="float">
            <text:p>0.76353807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.26992409867173" calcext:value-type="float">
            <text:p>2.2699240987</text:p>
          </table:table-cell>
          <table:table-cell office:value-type="float" office:value="0.842047064003019" calcext:value-type="float">
            <text:p>0.84204706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.27254746835443" calcext:value-type="float">
            <text:p>2.2725474684</text:p>
          </table:table-cell>
          <table:table-cell office:value-type="float" office:value="0.864188357208136" calcext:value-type="float">
            <text:p>0.864188357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.28084415584416" calcext:value-type="float">
            <text:p>2.2808441558</text:p>
          </table:table-cell>
          <table:table-cell office:value-type="float" office:value="0.868051221855339" calcext:value-type="float">
            <text:p>0.868051221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.28885135135135" calcext:value-type="float">
            <text:p>2.2888513514</text:p>
          </table:table-cell>
          <table:table-cell office:value-type="float" office:value="0.852120188554066" calcext:value-type="float">
            <text:p>0.852120188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2.29166666666667" calcext:value-type="float">
            <text:p>2.2916666667</text:p>
          </table:table-cell>
          <table:table-cell office:value-type="float" office:value="0.465847495312456" calcext:value-type="float">
            <text:p>0.46584749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.29207920792079" calcext:value-type="float">
            <text:p>2.2920792079</text:p>
          </table:table-cell>
          <table:table-cell office:value-type="float" office:value="0.786700487537946" calcext:value-type="float">
            <text:p>0.786700487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2.29838709677419" calcext:value-type="float">
            <text:p>2.2983870968</text:p>
          </table:table-cell>
          <table:table-cell office:value-type="float" office:value="1.0088706454191" calcext:value-type="float">
            <text:p>1.00887064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2.31132075471698" calcext:value-type="float">
            <text:p>2.3113207547</text:p>
          </table:table-cell>
          <table:table-cell office:value-type="float" office:value="1.06941358950515" calcext:value-type="float">
            <text:p>1.06941358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907864940395872" calcext:value-type="float">
            <text:p>0.90786494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.32142857142857" calcext:value-type="float">
            <text:p>2.3214285714</text:p>
          </table:table-cell>
          <table:table-cell office:value-type="float" office:value="1.0195787445443" calcext:value-type="float">
            <text:p>1.01957874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.32824427480916" calcext:value-type="float">
            <text:p>2.3282442748</text:p>
          </table:table-cell>
          <table:table-cell office:value-type="float" office:value="0.752910364296903" calcext:value-type="float">
            <text:p>0.75291036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.32843137254902" calcext:value-type="float">
            <text:p>2.3284313725</text:p>
          </table:table-cell>
          <table:table-cell office:value-type="float" office:value="0.901714320546429" calcext:value-type="float">
            <text:p>0.901714320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.33838383838384" calcext:value-type="float">
            <text:p>2.3383838384</text:p>
          </table:table-cell>
          <table:table-cell office:value-type="float" office:value="0.761538457574576" calcext:value-type="float">
            <text:p>0.761538457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2.34756097560976" calcext:value-type="float">
            <text:p>2.3475609756</text:p>
          </table:table-cell>
          <table:table-cell office:value-type="float" office:value="0.687160223755161" calcext:value-type="float">
            <text:p>0.68716022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.35714285714286" calcext:value-type="float">
            <text:p>2.3571428571</text:p>
          </table:table-cell>
          <table:table-cell office:value-type="float" office:value="0.872262481558558" calcext:value-type="float">
            <text:p>0.87226248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.359375" calcext:value-type="float">
            <text:p>2.359375</text:p>
          </table:table-cell>
          <table:table-cell office:value-type="float" office:value="0.861361340771107" calcext:value-type="float">
            <text:p>0.86136134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ity of London Corporation</text:p>
          </table:table-cell>
          <table:table-cell office:value-type="float" office:value="2.36707089552239" calcext:value-type="float">
            <text:p>2.3670708955</text:p>
          </table:table-cell>
          <table:table-cell office:value-type="float" office:value="0.939733708416921" calcext:value-type="float">
            <text:p>0.9397337084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2.37179487179487" calcext:value-type="float">
            <text:p>2.3717948718</text:p>
          </table:table-cell>
          <table:table-cell office:value-type="float" office:value="0.839474413699282" calcext:value-type="float">
            <text:p>0.83947441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float" office:value="2.3728813559322" calcext:value-type="float">
            <text:p>2.3728813559</text:p>
          </table:table-cell>
          <table:table-cell office:value-type="float" office:value="0.851684374671262" calcext:value-type="float">
            <text:p>0.85168437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ngston-Upon-Thames</text:p>
          </table:table-cell>
          <table:table-cell office:value-type="float" office:value="2.37704918032787" calcext:value-type="float">
            <text:p>2.3770491803</text:p>
          </table:table-cell>
          <table:table-cell office:value-type="float" office:value="0.822484927884815" calcext:value-type="float">
            <text:p>0.82248492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float" office:value="2.38333333333333" calcext:value-type="float">
            <text:p>2.3833333333</text:p>
          </table:table-cell>
          <table:table-cell office:value-type="float" office:value="0.820907357068317" calcext:value-type="float">
            <text:p>0.82090735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.38486842105263" calcext:value-type="float">
            <text:p>2.3848684211</text:p>
          </table:table-cell>
          <table:table-cell office:value-type="float" office:value="0.815597122909042" calcext:value-type="float">
            <text:p>0.81559712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.38636363636364" calcext:value-type="float">
            <text:p>2.3863636364</text:p>
          </table:table-cell>
          <table:table-cell office:value-type="float" office:value="0.752459413169837" calcext:value-type="float">
            <text:p>0.75245941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useway Coast and Glens</text:p>
          </table:table-cell>
          <table:table-cell office:value-type="float" office:value="2.38839285714286" calcext:value-type="float">
            <text:p>2.3883928571</text:p>
          </table:table-cell>
          <table:table-cell office:value-type="float" office:value="0.953049198223625" calcext:value-type="float">
            <text:p>0.95304919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.39795918367347" calcext:value-type="float">
            <text:p>2.3979591837</text:p>
          </table:table-cell>
          <table:table-cell office:value-type="float" office:value="0.831335241673486" calcext:value-type="float">
            <text:p>0.83133524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.40091463414634" calcext:value-type="float">
            <text:p>2.4009146341</text:p>
          </table:table-cell>
          <table:table-cell office:value-type="float" office:value="0.82806107205576" calcext:value-type="float">
            <text:p>0.82806107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.40530303030303" calcext:value-type="float">
            <text:p>2.4053030303</text:p>
          </table:table-cell>
          <table:table-cell office:value-type="float" office:value="0.823155826215937" calcext:value-type="float">
            <text:p>0.823155826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2.41666666666667" calcext:value-type="float">
            <text:p>2.4166666667</text:p>
          </table:table-cell>
          <table:table-cell office:value-type="float" office:value="0.909059342886309" calcext:value-type="float">
            <text:p>0.90905934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.42063492063492" calcext:value-type="float">
            <text:p>2.4206349206</text:p>
          </table:table-cell>
          <table:table-cell office:value-type="float" office:value="0.914852530428453" calcext:value-type="float">
            <text:p>0.91485253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rlisle City</text:p>
          </table:table-cell>
          <table:table-cell office:value-type="float" office:value="2.42647058823529" calcext:value-type="float">
            <text:p>2.4264705882</text:p>
          </table:table-cell>
          <table:table-cell office:value-type="float" office:value="0.955882352941176" calcext:value-type="float">
            <text:p>0.95588235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2.42647058823529" calcext:value-type="float">
            <text:p>2.4264705882</text:p>
          </table:table-cell>
          <table:table-cell office:value-type="float" office:value="1.09061742457289" calcext:value-type="float">
            <text:p>1.0906174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836193010016228" calcext:value-type="float">
            <text:p>0.836193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rwich City</text:p>
          </table:table-cell>
          <table:table-cell office:value-type="float" office:value="2.43838028169014" calcext:value-type="float">
            <text:p>2.4383802817</text:p>
          </table:table-cell>
          <table:table-cell office:value-type="float" office:value="0.869163947746277" calcext:value-type="float">
            <text:p>0.869163947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tockton On Tees</text:p>
          </table:table-cell>
          <table:table-cell office:value-type="float" office:value="2.44565217391304" calcext:value-type="float">
            <text:p>2.4456521739</text:p>
          </table:table-cell>
          <table:table-cell office:value-type="float" office:value="0.862744992738453" calcext:value-type="float">
            <text:p>0.86274499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float" office:value="2.45689655172414" calcext:value-type="float">
            <text:p>2.4568965517</text:p>
          </table:table-cell>
          <table:table-cell office:value-type="float" office:value="1.11236964660034" calcext:value-type="float">
            <text:p>1.11236964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0.583327520432347" calcext:value-type="float">
            <text:p>0.5833275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.46112440191388" calcext:value-type="float">
            <text:p>2.4611244019</text:p>
          </table:table-cell>
          <table:table-cell office:value-type="float" office:value="0.793862177442009" calcext:value-type="float">
            <text:p>0.793862177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float" office:value="2.46212121212121" calcext:value-type="float">
            <text:p>2.4621212121</text:p>
          </table:table-cell>
          <table:table-cell office:value-type="float" office:value="0.947726969939152" calcext:value-type="float">
            <text:p>0.9477269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2.46323529411765" calcext:value-type="float">
            <text:p>2.4632352941</text:p>
          </table:table-cell>
          <table:table-cell office:value-type="float" office:value="0.883118540401788" calcext:value-type="float">
            <text:p>0.8831185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2.46621621621622" calcext:value-type="float">
            <text:p>2.4662162162</text:p>
          </table:table-cell>
          <table:table-cell office:value-type="float" office:value="0.895110898614309" calcext:value-type="float">
            <text:p>0.89511089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.46913580246914" calcext:value-type="float">
            <text:p>2.4691358025</text:p>
          </table:table-cell>
          <table:table-cell office:value-type="float" office:value="0.87786806502024" calcext:value-type="float">
            <text:p>0.87786806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2.48355263157895" calcext:value-type="float">
            <text:p>2.4835526316</text:p>
          </table:table-cell>
          <table:table-cell office:value-type="float" office:value="0.823518932047372" calcext:value-type="float">
            <text:p>0.8235189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.49264705882353" calcext:value-type="float">
            <text:p>2.4926470588</text:p>
          </table:table-cell>
          <table:table-cell office:value-type="float" office:value="1.02807160663725" calcext:value-type="float">
            <text:p>1.0280716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.5" calcext:value-type="float">
            <text:p>2.5</text:p>
          </table:table-cell>
          <table:table-cell office:value-type="float" office:value="0.810092587300982" calcext:value-type="float">
            <text:p>0.81009258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2.5" calcext:value-type="float">
            <text:p>2.5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oucester City</text:p>
          </table:table-cell>
          <table:table-cell office:value-type="float" office:value="2.5" calcext:value-type="float">
            <text:p>2.5</text:p>
          </table:table-cell>
          <table:table-cell office:value-type="float" office:value="0.676252226000574" calcext:value-type="float">
            <text:p>0.6762522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2.5" calcext:value-type="float">
            <text:p>2.5</text:p>
          </table:table-cell>
          <table:table-cell office:value-type="float" office:value="0.818317088384971" calcext:value-type="float">
            <text:p>0.81831708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2.5" calcext:value-type="float">
            <text:p>2.5</text:p>
          </table:table-cell>
          <table:table-cell office:value-type="float" office:value="0.968245836551854" calcext:value-type="float">
            <text:p>0.96824583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2.5" calcext:value-type="float">
            <text:p>2.5</text:p>
          </table:table-cell>
          <table:table-cell office:value-type="float" office:value="0.765465544619743" calcext:value-type="float">
            <text:p>0.76546554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.5" calcext:value-type="float">
            <text:p>2.5</text:p>
          </table:table-cell>
          <table:table-cell office:value-type="float" office:value="0.814173684098662" calcext:value-type="float">
            <text:p>0.81417368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2.5" calcext:value-type="float">
            <text:p>2.5</text:p>
          </table:table-cell>
          <table:table-cell office:value-type="float" office:value="0.883883476483184" calcext:value-type="float">
            <text:p>0.8838834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2.5" calcext:value-type="float">
            <text:p>2.5</text:p>
          </table:table-cell>
          <table:table-cell office:value-type="float" office:value="0.606339062590832" calcext:value-type="float">
            <text:p>0.60633906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.51068376068376" calcext:value-type="float">
            <text:p>2.5106837607</text:p>
          </table:table-cell>
          <table:table-cell office:value-type="float" office:value="0.856968146587841" calcext:value-type="float">
            <text:p>0.856968146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.5109649122807" calcext:value-type="float">
            <text:p>2.5109649123</text:p>
          </table:table-cell>
          <table:table-cell office:value-type="float" office:value="0.749554217575114" calcext:value-type="float">
            <text:p>0.749554217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2.51344086021505" calcext:value-type="float">
            <text:p>2.5134408602</text:p>
          </table:table-cell>
          <table:table-cell office:value-type="float" office:value="0.788326790248128" calcext:value-type="float">
            <text:p>0.78832679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.51748251748252" calcext:value-type="float">
            <text:p>2.5174825175</text:p>
          </table:table-cell>
          <table:table-cell office:value-type="float" office:value="0.957876051175016" calcext:value-type="float">
            <text:p>0.95787605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2.51838235294118" calcext:value-type="float">
            <text:p>2.5183823529</text:p>
          </table:table-cell>
          <table:table-cell office:value-type="float" office:value="0.694405395864857" calcext:value-type="float">
            <text:p>0.69440539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2.5219298245614" calcext:value-type="float">
            <text:p>2.5219298246</text:p>
          </table:table-cell>
          <table:table-cell office:value-type="float" office:value="0.793726362756748" calcext:value-type="float">
            <text:p>0.79372636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2.52314814814815" calcext:value-type="float">
            <text:p>2.5231481481</text:p>
          </table:table-cell>
          <table:table-cell office:value-type="float" office:value="1.03443995238446" calcext:value-type="float">
            <text:p>1.03443995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hondda Cynon Taf</text:p>
          </table:table-cell>
          <table:table-cell office:value-type="float" office:value="2.52551020408163" calcext:value-type="float">
            <text:p>2.5255102041</text:p>
          </table:table-cell>
          <table:table-cell office:value-type="float" office:value="0.691133529803269" calcext:value-type="float">
            <text:p>0.69113352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orcester City</text:p>
          </table:table-cell>
          <table:table-cell office:value-type="float" office:value="2.52840909090909" calcext:value-type="float">
            <text:p>2.5284090909</text:p>
          </table:table-cell>
          <table:table-cell office:value-type="float" office:value="0.941794571264249" calcext:value-type="float">
            <text:p>0.94179457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2.52906976744186" calcext:value-type="float">
            <text:p>2.5290697674</text:p>
          </table:table-cell>
          <table:table-cell office:value-type="float" office:value="0.913734514273355" calcext:value-type="float">
            <text:p>0.91373451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anterbury City</text:p>
          </table:table-cell>
          <table:table-cell office:value-type="float" office:value="2.54960317460317" calcext:value-type="float">
            <text:p>2.5496031746</text:p>
          </table:table-cell>
          <table:table-cell office:value-type="float" office:value="0.882490524067702" calcext:value-type="float">
            <text:p>0.882490524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2.55102040816327" calcext:value-type="float">
            <text:p>2.5510204082</text:p>
          </table:table-cell>
          <table:table-cell office:value-type="float" office:value="0.776700885083588" calcext:value-type="float">
            <text:p>0.77670088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2.55681818181818" calcext:value-type="float">
            <text:p>2.5568181818</text:p>
          </table:table-cell>
          <table:table-cell office:value-type="float" office:value="0.959201307734894" calcext:value-type="float">
            <text:p>0.9592013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2.55813953488372" calcext:value-type="float">
            <text:p>2.5581395349</text:p>
          </table:table-cell>
          <table:table-cell office:value-type="float" office:value="0.932047647783802" calcext:value-type="float">
            <text:p>0.93204764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t Albans City</text:p>
          </table:table-cell>
          <table:table-cell office:value-type="float" office:value="2.55896226415094" calcext:value-type="float">
            <text:p>2.5589622642</text:p>
          </table:table-cell>
          <table:table-cell office:value-type="float" office:value="0.881914650862652" calcext:value-type="float">
            <text:p>0.881914650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.56756756756757" calcext:value-type="float">
            <text:p>2.5675675676</text:p>
          </table:table-cell>
          <table:table-cell office:value-type="float" office:value="0.950459790313189" calcext:value-type="float">
            <text:p>0.950459790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2.57075471698113" calcext:value-type="float">
            <text:p>2.570754717</text:p>
          </table:table-cell>
          <table:table-cell office:value-type="float" office:value="0.889373001649283" calcext:value-type="float">
            <text:p>0.88937300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2.5765306122449" calcext:value-type="float">
            <text:p>2.5765306122</text:p>
          </table:table-cell>
          <table:table-cell office:value-type="float" office:value="0.889571212967484" calcext:value-type="float">
            <text:p>0.8895712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2.578125" calcext:value-type="float">
            <text:p>2.578125</text:p>
          </table:table-cell>
          <table:table-cell office:value-type="float" office:value="0.82309794944162" calcext:value-type="float">
            <text:p>0.82309794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2.57978723404255" calcext:value-type="float">
            <text:p>2.579787234</text:p>
          </table:table-cell>
          <table:table-cell office:value-type="float" office:value="0.701643933950687" calcext:value-type="float">
            <text:p>0.7016439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2.58522727272727" calcext:value-type="float">
            <text:p>2.5852272727</text:p>
          </table:table-cell>
          <table:table-cell office:value-type="float" office:value="0.816977491167523" calcext:value-type="float">
            <text:p>0.81697749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.58620689655172" calcext:value-type="float">
            <text:p>2.5862068966</text:p>
          </table:table-cell>
          <table:table-cell office:value-type="float" office:value="0.934129063148719" calcext:value-type="float">
            <text:p>0.93412906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2.58620689655172" calcext:value-type="float">
            <text:p>2.5862068966</text:p>
          </table:table-cell>
          <table:table-cell office:value-type="float" office:value="0.728945453676197" calcext:value-type="float">
            <text:p>0.72894545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.58720930232558" calcext:value-type="float">
            <text:p>2.5872093023</text:p>
          </table:table-cell>
          <table:table-cell office:value-type="float" office:value="1.02282628405577" calcext:value-type="float">
            <text:p>1.02282628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2.58928571428571" calcext:value-type="float">
            <text:p>2.5892857143</text:p>
          </table:table-cell>
          <table:table-cell office:value-type="float" office:value="0.879362303731795" calcext:value-type="float">
            <text:p>0.8793623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float" office:value="2.60245901639344" calcext:value-type="float">
            <text:p>2.6024590164</text:p>
          </table:table-cell>
          <table:table-cell office:value-type="float" office:value="0.690059763954211" calcext:value-type="float">
            <text:p>0.6900597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.60752688172043" calcext:value-type="float">
            <text:p>2.6075268817</text:p>
          </table:table-cell>
          <table:table-cell office:value-type="float" office:value="0.748113981186868" calcext:value-type="float">
            <text:p>0.74811398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835053321403356" calcext:value-type="float">
            <text:p>0.83505332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.62987012987013" calcext:value-type="float">
            <text:p>2.6298701299</text:p>
          </table:table-cell>
          <table:table-cell office:value-type="float" office:value="0.795288877527006" calcext:value-type="float">
            <text:p>0.79528887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2.63297872340426" calcext:value-type="float">
            <text:p>2.6329787234</text:p>
          </table:table-cell>
          <table:table-cell office:value-type="float" office:value="0.972837295647441" calcext:value-type="float">
            <text:p>0.97283729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2.63888888888889" calcext:value-type="float">
            <text:p>2.6388888889</text:p>
          </table:table-cell>
          <table:table-cell office:value-type="float" office:value="0.708197154665665" calcext:value-type="float">
            <text:p>0.70819715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2.64344262295082" calcext:value-type="float">
            <text:p>2.643442623</text:p>
          </table:table-cell>
          <table:table-cell office:value-type="float" office:value="0.849854153824907" calcext:value-type="float">
            <text:p>0.84985415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897527467855751" calcext:value-type="float">
            <text:p>0.897527467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772801541291309" calcext:value-type="float">
            <text:p>0.77280154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2.66791044776119" calcext:value-type="float">
            <text:p>2.6679104478</text:p>
          </table:table-cell>
          <table:table-cell office:value-type="float" office:value="0.861043340239875" calcext:value-type="float">
            <text:p>0.86104334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2.67156862745098" calcext:value-type="float">
            <text:p>2.6715686275</text:p>
          </table:table-cell>
          <table:table-cell office:value-type="float" office:value="1.0212091498039" calcext:value-type="float">
            <text:p>1.02120914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.67241379310345" calcext:value-type="float">
            <text:p>2.6724137931</text:p>
          </table:table-cell>
          <table:table-cell office:value-type="float" office:value="0.912328038298135" calcext:value-type="float">
            <text:p>0.91232803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2.67307692307692" calcext:value-type="float">
            <text:p>2.6730769231</text:p>
          </table:table-cell>
          <table:table-cell office:value-type="float" office:value="0.95265123665391" calcext:value-type="float">
            <text:p>0.95265123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2.67857142857143" calcext:value-type="float">
            <text:p>2.6785714286</text:p>
          </table:table-cell>
          <table:table-cell office:value-type="float" office:value="0.798595706249925" calcext:value-type="float">
            <text:p>0.79859570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2.68258426966292" calcext:value-type="float">
            <text:p>2.6825842697</text:p>
          </table:table-cell>
          <table:table-cell office:value-type="float" office:value="0.947175016858841" calcext:value-type="float">
            <text:p>0.94717501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2.68382352941176" calcext:value-type="float">
            <text:p>2.6838235294</text:p>
          </table:table-cell>
          <table:table-cell office:value-type="float" office:value="0.809658659762693" calcext:value-type="float">
            <text:p>0.80965865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2.69117647058824" calcext:value-type="float">
            <text:p>2.6911764706</text:p>
          </table:table-cell>
          <table:table-cell office:value-type="float" office:value="0.802245982175639" calcext:value-type="float">
            <text:p>0.80224598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2.69444444444444" calcext:value-type="float">
            <text:p>2.6944444444</text:p>
          </table:table-cell>
          <table:table-cell office:value-type="float" office:value="1.01910757376912" calcext:value-type="float">
            <text:p>1.01910757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2.6953125" calcext:value-type="float">
            <text:p>2.6953125</text:p>
          </table:table-cell>
          <table:table-cell office:value-type="float" office:value="0.833231601863341" calcext:value-type="float">
            <text:p>0.83323160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2.71381578947368" calcext:value-type="float">
            <text:p>2.7138157895</text:p>
          </table:table-cell>
          <table:table-cell office:value-type="float" office:value="1.00140029209795" calcext:value-type="float">
            <text:p>1.00140029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2.725" calcext:value-type="float">
            <text:p>2.725</text:p>
          </table:table-cell>
          <table:table-cell office:value-type="float" office:value="0.854766049863938" calcext:value-type="float">
            <text:p>0.85476604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2.72569444444444" calcext:value-type="float">
            <text:p>2.7256944444</text:p>
          </table:table-cell>
          <table:table-cell office:value-type="float" office:value="0.891861079100092" calcext:value-type="float">
            <text:p>0.89186107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.72727272727273" calcext:value-type="float">
            <text:p>2.7272727273</text:p>
          </table:table-cell>
          <table:table-cell office:value-type="float" office:value="1.28564869306645" calcext:value-type="float">
            <text:p>1.2856486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ng's Lynn and West Norfolk</text:p>
          </table:table-cell>
          <table:table-cell office:value-type="float" office:value="2.73026315789474" calcext:value-type="float">
            <text:p>2.7302631579</text:p>
          </table:table-cell>
          <table:table-cell office:value-type="float" office:value="1.06743294339394" calcext:value-type="float">
            <text:p>1.06743294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float" office:value="2.73809523809524" calcext:value-type="float">
            <text:p>2.7380952381</text:p>
          </table:table-cell>
          <table:table-cell office:value-type="float" office:value="0.733858809877259" calcext:value-type="float">
            <text:p>0.73385880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float" office:value="2.74038461538462" calcext:value-type="float">
            <text:p>2.7403846154</text:p>
          </table:table-cell>
          <table:table-cell office:value-type="float" office:value="0.776706462567477" calcext:value-type="float">
            <text:p>0.7767064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2.74038461538462" calcext:value-type="float">
            <text:p>2.7403846154</text:p>
          </table:table-cell>
          <table:table-cell office:value-type="float" office:value="0.776706462567477" calcext:value-type="float">
            <text:p>0.7767064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2.74305555555556" calcext:value-type="float">
            <text:p>2.7430555556</text:p>
          </table:table-cell>
          <table:table-cell office:value-type="float" office:value="1.09526460386024" calcext:value-type="float">
            <text:p>1.09526460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float" office:value="2.75" calcext:value-type="float">
            <text:p>2.75</text:p>
          </table:table-cell>
          <table:table-cell office:value-type="float" office:value="0.935414346693485" calcext:value-type="float">
            <text:p>0.93541434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incoln City</text:p>
          </table:table-cell>
          <table:table-cell office:value-type="float" office:value="2.75" calcext:value-type="float">
            <text:p>2.75</text:p>
          </table:table-cell>
          <table:table-cell office:value-type="float" office:value="0.985471382716843" calcext:value-type="float">
            <text:p>0.98547138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2.75" calcext:value-type="float">
            <text:p>2.75</text:p>
          </table:table-cell>
          <table:table-cell office:value-type="float" office:value="0.67700320038633" calcext:value-type="float">
            <text:p>0.677003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2.75735294117647" calcext:value-type="float">
            <text:p>2.7573529412</text:p>
          </table:table-cell>
          <table:table-cell office:value-type="float" office:value="0.948073305752031" calcext:value-type="float">
            <text:p>0.94807330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.75862068965517" calcext:value-type="float">
            <text:p>2.7586206897</text:p>
          </table:table-cell>
          <table:table-cell office:value-type="float" office:value="0.891731071792121" calcext:value-type="float">
            <text:p>0.89173107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float" office:value="2.77777777777778" calcext:value-type="float">
            <text:p>2.7777777778</text:p>
          </table:table-cell>
          <table:table-cell office:value-type="float" office:value="0.869581991249918" calcext:value-type="float">
            <text:p>0.86958199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2.77777777777778" calcext:value-type="float">
            <text:p>2.7777777778</text:p>
          </table:table-cell>
          <table:table-cell office:value-type="float" office:value="1.14530711822713" calcext:value-type="float">
            <text:p>1.14530711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2.78846153846154" calcext:value-type="float">
            <text:p>2.7884615385</text:p>
          </table:table-cell>
          <table:table-cell office:value-type="float" office:value="1.11306124065291" calcext:value-type="float">
            <text:p>1.11306124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2.79017857142857" calcext:value-type="float">
            <text:p>2.7901785714</text:p>
          </table:table-cell>
          <table:table-cell office:value-type="float" office:value="0.78316092825218" calcext:value-type="float">
            <text:p>0.78316092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09433724836446" calcext:value-type="float">
            <text:p>1.09433724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792332113807984" calcext:value-type="float">
            <text:p>0.79233211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float" office:value="2.83018867924528" calcext:value-type="float">
            <text:p>2.8301886792</text:p>
          </table:table-cell>
          <table:table-cell office:value-type="float" office:value="0.846432002119168" calcext:value-type="float">
            <text:p>0.84643200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float" office:value="2.84574468085106" calcext:value-type="float">
            <text:p>2.8457446809</text:p>
          </table:table-cell>
          <table:table-cell office:value-type="float" office:value="0.918997475700585" calcext:value-type="float">
            <text:p>0.91899747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2.86290322580645" calcext:value-type="float">
            <text:p>2.8629032258</text:p>
          </table:table-cell>
          <table:table-cell office:value-type="float" office:value="0.790157981542961" calcext:value-type="float">
            <text:p>0.79015798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2.89634146341463" calcext:value-type="float">
            <text:p>2.8963414634</text:p>
          </table:table-cell>
          <table:table-cell office:value-type="float" office:value="1.11936339943206" calcext:value-type="float">
            <text:p>1.11936339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2.90697674418605" calcext:value-type="float">
            <text:p>2.9069767442</text:p>
          </table:table-cell>
          <table:table-cell office:value-type="float" office:value="0.840513505511684" calcext:value-type="float">
            <text:p>0.84051350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.93918918918919" calcext:value-type="float">
            <text:p>2.9391891892</text:p>
          </table:table-cell>
          <table:table-cell office:value-type="float" office:value="1.30669456796039" calcext:value-type="float">
            <text:p>1.3066945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float" office:value="2.94642857142857" calcext:value-type="float">
            <text:p>2.9464285714</text:p>
          </table:table-cell>
          <table:table-cell office:value-type="float" office:value="0.957482615603893" calcext:value-type="float">
            <text:p>0.9574826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2.98076923076923" calcext:value-type="float">
            <text:p>2.9807692308</text:p>
          </table:table-cell>
          <table:table-cell office:value-type="float" office:value="1.15384615384615" calcext:value-type="float">
            <text:p>1.15384615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float" office:value="2.98913043478261" calcext:value-type="float">
            <text:p>2.9891304348</text:p>
          </table:table-cell>
          <table:table-cell office:value-type="float" office:value="1.08967052476975" calcext:value-type="float">
            <text:p>1.08967052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inchester City</text:p>
          </table:table-cell>
          <table:table-cell office:value-type="float" office:value="3.02215189873418" calcext:value-type="float">
            <text:p>3.0221518987</text:p>
          </table:table-cell>
          <table:table-cell office:value-type="float" office:value="0.810522055371247" calcext:value-type="float">
            <text:p>0.81052205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3.03571428571429" calcext:value-type="float">
            <text:p>3.0357142857</text:p>
          </table:table-cell>
          <table:table-cell office:value-type="float" office:value="1.12938487863156" calcext:value-type="float">
            <text:p>1.12938487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float" office:value="3.07098765432099" calcext:value-type="float">
            <text:p>3.0709876543</text:p>
          </table:table-cell>
          <table:table-cell office:value-type="float" office:value="1.04026540409585" calcext:value-type="float">
            <text:p>1.0402654041</text:p>
          </table:table-cell>
          <table:table-cell office:value-type="float" office:value="81" calcext:value-type="float">
            <text:p>81</text:p>
          </table:table-cell>
        </table:table-row>
      </table:table>
      <table:table table:name="cat status for price" table:style-name="ta1"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ice avg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Thrift Stores</text:p>
          </table:table-cell>
          <table:table-cell office:value-type="float" office:value="1.47727272727273" calcext:value-type="float">
            <text:p>1.4772727273</text:p>
          </table:table-cell>
          <table:table-cell office:value-type="float" office:value="0.482118259899919" calcext:value-type="float">
            <text:p>0.48211825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scount Store</text:p>
          </table:table-cell>
          <table:table-cell office:value-type="float" office:value="1.4781746031746" calcext:value-type="float">
            <text:p>1.4781746032</text:p>
          </table:table-cell>
          <table:table-cell office:value-type="float" office:value="0.675550805009255" calcext:value-type="float">
            <text:p>0.67555080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Food Trucks</text:p>
          </table:table-cell>
          <table:table-cell office:value-type="float" office:value="1.59090909090909" calcext:value-type="float">
            <text:p>1.5909090909</text:p>
          </table:table-cell>
          <table:table-cell office:value-type="float" office:value="0.556702214268904" calcext:value-type="float">
            <text:p>0.5567022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bble Tea</text:p>
          </table:table-cell>
          <table:table-cell office:value-type="float" office:value="1.625" calcext:value-type="float">
            <text:p>1.625</text:p>
          </table:table-cell>
          <table:table-cell office:value-type="float" office:value="0.57282196186948" calcext:value-type="float">
            <text:p>0.57282196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.68478260869565" calcext:value-type="float">
            <text:p>1.6847826087</text:p>
          </table:table-cell>
          <table:table-cell office:value-type="float" office:value="0.872955348054837" calcext:value-type="float">
            <text:p>0.87295534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munity Service/Non-Profit</text:p>
          </table:table-cell>
          <table:table-cell office:value-type="float" office:value="1.75" calcext:value-type="float">
            <text:p>1.75</text:p>
          </table:table-cell>
          <table:table-cell office:value-type="float" office:value="0.612372435695794" calcext:value-type="float">
            <text:p>0.6123724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1.76020408163265" calcext:value-type="float">
            <text:p>1.7602040816</text:p>
          </table:table-cell>
          <table:table-cell office:value-type="float" office:value="0.66424574317814" calcext:value-type="float">
            <text:p>0.66424574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ternet Cafes</text:p>
          </table:table-cell>
          <table:table-cell office:value-type="float" office:value="1.76136363636364" calcext:value-type="float">
            <text:p>1.7613636364</text:p>
          </table:table-cell>
          <table:table-cell office:value-type="float" office:value="0.614582603772271" calcext:value-type="float">
            <text:p>0.6145826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float" office:value="1.7963347164592" calcext:value-type="float">
            <text:p>1.7963347165</text:p>
          </table:table-cell>
          <table:table-cell office:value-type="float" office:value="0.823620676866389" calcext:value-type="float">
            <text:p>0.823620676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float" office:value="1.84210526315789" calcext:value-type="float">
            <text:p>1.8421052632</text:p>
          </table:table-cell>
          <table:table-cell office:value-type="float" office:value="0.744322927564787" calcext:value-type="float">
            <text:p>0.74432292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reperies</text:p>
          </table:table-cell>
          <table:table-cell office:value-type="float" office:value="1.8452380952381" calcext:value-type="float">
            <text:p>1.8452380952</text:p>
          </table:table-cell>
          <table:table-cell office:value-type="float" office:value="0.624290981053662" calcext:value-type="float">
            <text:p>0.62429098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wspapers &amp; Magazines</text:p>
          </table:table-cell>
          <table:table-cell office:value-type="float" office:value="1.97916666666667" calcext:value-type="float">
            <text:p>1.9791666667</text:p>
          </table:table-cell>
          <table:table-cell office:value-type="float" office:value="0.824775772429286" calcext:value-type="float">
            <text:p>0.824775772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omedy Clubs</text:p>
          </table:table-cell>
          <table:table-cell office:value-type="float" office:value="1.98863636363636" calcext:value-type="float">
            <text:p>1.9886363636</text:p>
          </table:table-cell>
          <table:table-cell office:value-type="float" office:value="0.614582603772271" calcext:value-type="float">
            <text:p>0.6145826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treet Vendors</text:p>
          </table:table-cell>
          <table:table-cell office:value-type="float" office:value="1.99074074074074" calcext:value-type="float">
            <text:p>1.9907407407</text:p>
          </table:table-cell>
          <table:table-cell office:value-type="float" office:value="0.9777181519418" calcext:value-type="float">
            <text:p>0.97771815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1.9921875" calcext:value-type="float">
            <text:p>1.9921875</text:p>
          </table:table-cell>
          <table:table-cell office:value-type="float" office:value="0.723447624119224" calcext:value-type="float">
            <text:p>0.723447624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rts &amp; Crafts</text:p>
          </table:table-cell>
          <table:table-cell office:value-type="float" office:value="2" calcext:value-type="float">
            <text:p>2</text:p>
          </table:table-cell>
          <table:table-cell office:value-type="float" office:value="0.728868986855663" calcext:value-type="float">
            <text:p>0.72886898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2.0253164556962" calcext:value-type="float">
            <text:p>2.0253164557</text:p>
          </table:table-cell>
          <table:table-cell office:value-type="float" office:value="0.725436290275168" calcext:value-type="float">
            <text:p>0.72543629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mported Food</text:p>
          </table:table-cell>
          <table:table-cell office:value-type="float" office:value="2.02868852459016" calcext:value-type="float">
            <text:p>2.0286885246</text:p>
          </table:table-cell>
          <table:table-cell office:value-type="float" office:value="0.909983742261251" calcext:value-type="float">
            <text:p>0.90998374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2.03157216494845" calcext:value-type="float">
            <text:p>2.0315721649</text:p>
          </table:table-cell>
          <table:table-cell office:value-type="float" office:value="0.846917912774188" calcext:value-type="float">
            <text:p>0.846917912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Breakfast &amp; Brunch</text:p>
          </table:table-cell>
          <table:table-cell office:value-type="float" office:value="2.03643578643579" calcext:value-type="float">
            <text:p>2.0364357864</text:p>
          </table:table-cell>
          <table:table-cell office:value-type="float" office:value="0.773983992951788" calcext:value-type="float">
            <text:p>0.77398399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Chicken Wings</text:p>
          </table:table-cell>
          <table:table-cell office:value-type="float" office:value="2.03947368421053" calcext:value-type="float">
            <text:p>2.0394736842</text:p>
          </table:table-cell>
          <table:table-cell office:value-type="float" office:value="0.726668487972846" calcext:value-type="float">
            <text:p>0.7266684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ast Food</text:p>
          </table:table-cell>
          <table:table-cell office:value-type="float" office:value="2.04165167326376" calcext:value-type="float">
            <text:p>2.0416516733</text:p>
          </table:table-cell>
          <table:table-cell office:value-type="float" office:value="0.926692516860876" calcext:value-type="float">
            <text:p>0.9266925169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Donuts</text:p>
          </table:table-cell>
          <table:table-cell office:value-type="float" office:value="2.04166666666667" calcext:value-type="float">
            <text:p>2.0416666667</text:p>
          </table:table-cell>
          <table:table-cell office:value-type="float" office:value="0.821795121804834" calcext:value-type="float">
            <text:p>0.8217951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uice Bars &amp; Smoothies</text:p>
          </table:table-cell>
          <table:table-cell office:value-type="float" office:value="2.05128205128205" calcext:value-type="float">
            <text:p>2.0512820513</text:p>
          </table:table-cell>
          <table:table-cell office:value-type="float" office:value="0.824658995530039" calcext:value-type="float">
            <text:p>0.82465899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ruits &amp; Veggies</text:p>
          </table:table-cell>
          <table:table-cell office:value-type="float" office:value="2.05275229357798" calcext:value-type="float">
            <text:p>2.0527522936</text:p>
          </table:table-cell>
          <table:table-cell office:value-type="float" office:value="0.821216228897622" calcext:value-type="float">
            <text:p>0.821216228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ish &amp; Chips</text:p>
          </table:table-cell>
          <table:table-cell office:value-type="float" office:value="2.06202046035806" calcext:value-type="float">
            <text:p>2.0620204604</text:p>
          </table:table-cell>
          <table:table-cell office:value-type="float" office:value="0.95522099740666" calcext:value-type="float">
            <text:p>0.9552209974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Milkshake Bars</text:p>
          </table:table-cell>
          <table:table-cell office:value-type="float" office:value="2.06521739130435" calcext:value-type="float">
            <text:p>2.0652173913</text:p>
          </table:table-cell>
          <table:table-cell office:value-type="float" office:value="0.7913162923131" calcext:value-type="float">
            <text:p>0.79131629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ce Cream &amp; Frozen Yogurt</text:p>
          </table:table-cell>
          <table:table-cell office:value-type="float" office:value="2.0662100456621" calcext:value-type="float">
            <text:p>2.0662100457</text:p>
          </table:table-cell>
          <table:table-cell office:value-type="float" office:value="0.892421042228058" calcext:value-type="float">
            <text:p>0.89242104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Bakeries</text:p>
          </table:table-cell>
          <table:table-cell office:value-type="float" office:value="2.08140877598152" calcext:value-type="float">
            <text:p>2.081408776</text:p>
          </table:table-cell>
          <table:table-cell office:value-type="float" office:value="0.911902106500386" calcext:value-type="float">
            <text:p>0.911902106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Hostels</text:p>
          </table:table-cell>
          <table:table-cell office:value-type="float" office:value="2.08333333333333" calcext:value-type="float">
            <text:p>2.0833333333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2.09459459459459" calcext:value-type="float">
            <text:p>2.0945945946</text:p>
          </table:table-cell>
          <table:table-cell office:value-type="float" office:value="1.00899895426136" calcext:value-type="float">
            <text:p>1.00899895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2.09677419354839" calcext:value-type="float">
            <text:p>2.0967741935</text:p>
          </table:table-cell>
          <table:table-cell office:value-type="float" office:value="0.736922051713591" calcext:value-type="float">
            <text:p>0.73692205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float" office:value="2.10720130932897" calcext:value-type="float">
            <text:p>2.1072013093</text:p>
          </table:table-cell>
          <table:table-cell office:value-type="float" office:value="0.843162688008022" calcext:value-type="float">
            <text:p>0.84316268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float" office:value="2.12890625" calcext:value-type="float">
            <text:p>2.12890625</text:p>
          </table:table-cell>
          <table:table-cell office:value-type="float" office:value="1.07528356316413" calcext:value-type="float">
            <text:p>1.07528356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2.13235294117647" calcext:value-type="float">
            <text:p>2.1323529412</text:p>
          </table:table-cell>
          <table:table-cell office:value-type="float" office:value="1.02941176470588" calcext:value-type="float">
            <text:p>1.02941176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2.13235294117647" calcext:value-type="float">
            <text:p>2.1323529412</text:p>
          </table:table-cell>
          <table:table-cell office:value-type="float" office:value="0.712894096678872" calcext:value-type="float">
            <text:p>0.71289409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bacco Shops</text:p>
          </table:table-cell>
          <table:table-cell office:value-type="float" office:value="2.15277777777778" calcext:value-type="float">
            <text:p>2.1527777778</text:p>
          </table:table-cell>
          <table:table-cell office:value-type="float" office:value="0.812826382688863" calcext:value-type="float">
            <text:p>0.81282638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2.1608040201005" calcext:value-type="float">
            <text:p>2.1608040201</text:p>
          </table:table-cell>
          <table:table-cell office:value-type="float" office:value="0.918074430579755" calcext:value-type="float">
            <text:p>0.91807443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office:value-type="float" office:value="2.16796875" calcext:value-type="float">
            <text:p>2.16796875</text:p>
          </table:table-cell>
          <table:table-cell office:value-type="float" office:value="0.740901435093385" calcext:value-type="float">
            <text:p>0.74090143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rds &amp; Stationery</text:p>
          </table:table-cell>
          <table:table-cell office:value-type="float" office:value="2.17105263157895" calcext:value-type="float">
            <text:p>2.1710526316</text:p>
          </table:table-cell>
          <table:table-cell office:value-type="float" office:value="0.845081090701653" calcext:value-type="float">
            <text:p>0.84508109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2.17233009708738" calcext:value-type="float">
            <text:p>2.1723300971</text:p>
          </table:table-cell>
          <table:table-cell office:value-type="float" office:value="0.627087897221544" calcext:value-type="float">
            <text:p>0.62708789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2.17567567567568" calcext:value-type="float">
            <text:p>2.1756756757</text:p>
          </table:table-cell>
          <table:table-cell office:value-type="float" office:value="0.859888555131515" calcext:value-type="float">
            <text:p>0.85988855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rt Galleries</text:p>
          </table:table-cell>
          <table:table-cell office:value-type="float" office:value="2.18333333333333" calcext:value-type="float">
            <text:p>2.1833333333</text:p>
          </table:table-cell>
          <table:table-cell office:value-type="float" office:value="0.959455864308283" calcext:value-type="float">
            <text:p>0.95945586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ot Dogs</text:p>
          </table:table-cell>
          <table:table-cell office:value-type="float" office:value="2.1875" calcext:value-type="float">
            <text:p>2.1875</text:p>
          </table:table-cell>
          <table:table-cell office:value-type="float" office:value="0.541265877365274" calcext:value-type="float">
            <text:p>0.5412658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2.1875" calcext:value-type="float">
            <text:p>2.1875</text:p>
          </table:table-cell>
          <table:table-cell office:value-type="float" office:value="0.718458791938888" calcext:value-type="float">
            <text:p>0.71845879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urgers</text:p>
          </table:table-cell>
          <table:table-cell office:value-type="float" office:value="2.19425956738769" calcext:value-type="float">
            <text:p>2.1942595674</text:p>
          </table:table-cell>
          <table:table-cell office:value-type="float" office:value="0.764904804694939" calcext:value-type="float">
            <text:p>0.764904804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2.20037453183521" calcext:value-type="float">
            <text:p>2.2003745318</text:p>
          </table:table-cell>
          <table:table-cell office:value-type="float" office:value="0.74427896019391" calcext:value-type="float">
            <text:p>0.744278960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upcakes</text:p>
          </table:table-cell>
          <table:table-cell office:value-type="float" office:value="2.20588235294118" calcext:value-type="float">
            <text:p>2.2058823529</text:p>
          </table:table-cell>
          <table:table-cell office:value-type="float" office:value="0.912476003381681" calcext:value-type="float">
            <text:p>0.91247600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laysian</text:p>
          </table:table-cell>
          <table:table-cell office:value-type="float" office:value="2.20588235294118" calcext:value-type="float">
            <text:p>2.2058823529</text:p>
          </table:table-cell>
          <table:table-cell office:value-type="float" office:value="0.746242026845016" calcext:value-type="float">
            <text:p>0.74624202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ol Halls</text:p>
          </table:table-cell>
          <table:table-cell office:value-type="float" office:value="2.20833333333333" calcext:value-type="float">
            <text:p>2.2083333333</text:p>
          </table:table-cell>
          <table:table-cell office:value-type="float" office:value="0.698460608926675" calcext:value-type="float">
            <text:p>0.69846060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ish Pub</text:p>
          </table:table-cell>
          <table:table-cell office:value-type="float" office:value="2.21153846153846" calcext:value-type="float">
            <text:p>2.2115384615</text:p>
          </table:table-cell>
          <table:table-cell office:value-type="float" office:value="0.719549497456527" calcext:value-type="float">
            <text:p>0.71954949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orts Bars</text:p>
          </table:table-cell>
          <table:table-cell office:value-type="float" office:value="2.21283783783784" calcext:value-type="float">
            <text:p>2.2128378378</text:p>
          </table:table-cell>
          <table:table-cell office:value-type="float" office:value="0.698311709749811" calcext:value-type="float">
            <text:p>0.69831170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oodles</text:p>
          </table:table-cell>
          <table:table-cell office:value-type="float" office:value="2.22222222222222" calcext:value-type="float">
            <text:p>2.2222222222</text:p>
          </table:table-cell>
          <table:table-cell office:value-type="float" office:value="0.666087711571211" calcext:value-type="float">
            <text:p>0.66608771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a Rooms</text:p>
          </table:table-cell>
          <table:table-cell office:value-type="float" office:value="2.22368421052632" calcext:value-type="float">
            <text:p>2.2236842105</text:p>
          </table:table-cell>
          <table:table-cell office:value-type="float" office:value="0.83467113300809" calcext:value-type="float">
            <text:p>0.83467113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atisserie/Cake Shop</text:p>
          </table:table-cell>
          <table:table-cell office:value-type="float" office:value="2.22602739726027" calcext:value-type="float">
            <text:p>2.2260273973</text:p>
          </table:table-cell>
          <table:table-cell office:value-type="float" office:value="0.799005214365165" calcext:value-type="float">
            <text:p>0.79900521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Diners</text:p>
          </table:table-cell>
          <table:table-cell office:value-type="float" office:value="2.22701149425287" calcext:value-type="float">
            <text:p>2.2270114943</text:p>
          </table:table-cell>
          <table:table-cell office:value-type="float" office:value="0.694427929516929" calcext:value-type="float">
            <text:p>0.6944279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icken Shop</text:p>
          </table:table-cell>
          <table:table-cell office:value-type="float" office:value="2.23557692307692" calcext:value-type="float">
            <text:p>2.2355769231</text:p>
          </table:table-cell>
          <table:table-cell office:value-type="float" office:value="0.566308605259122" calcext:value-type="float">
            <text:p>0.56630860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holesale Stores</text:p>
          </table:table-cell>
          <table:table-cell office:value-type="float" office:value="2.23958333333333" calcext:value-type="float">
            <text:p>2.2395833333</text:p>
          </table:table-cell>
          <table:table-cell office:value-type="float" office:value="0.882347622192574" calcext:value-type="float">
            <text:p>0.88234762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ve Bars</text:p>
          </table:table-cell>
          <table:table-cell office:value-type="float" office:value="2.25" calcext:value-type="float">
            <text:p>2.25</text:p>
          </table:table-cell>
          <table:table-cell office:value-type="float" office:value="0.67700320038633" calcext:value-type="float">
            <text:p>0.67700320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rugstores</text:p>
          </table:table-cell>
          <table:table-cell office:value-type="float" office:value="2.26851851851852" calcext:value-type="float">
            <text:p>2.2685185185</text:p>
          </table:table-cell>
          <table:table-cell office:value-type="float" office:value="0.718924774693185" calcext:value-type="float">
            <text:p>0.71892477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ports Wear</text:p>
          </table:table-cell>
          <table:table-cell office:value-type="float" office:value="2.27272727272727" calcext:value-type="float">
            <text:p>2.2727272727</text:p>
          </table:table-cell>
          <table:table-cell office:value-type="float" office:value="0.718699468220086" calcext:value-type="float">
            <text:p>0.71869946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rdware Stores</text:p>
          </table:table-cell>
          <table:table-cell office:value-type="float" office:value="2.28260869565217" calcext:value-type="float">
            <text:p>2.2826086957</text:p>
          </table:table-cell>
          <table:table-cell office:value-type="float" office:value="0.950698678507386" calcext:value-type="float">
            <text:p>0.9506986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2.28466386554622" calcext:value-type="float">
            <text:p>2.2846638655</text:p>
          </table:table-cell>
          <table:table-cell office:value-type="float" office:value="0.72442826807425" calcext:value-type="float">
            <text:p>0.724428268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elis</text:p>
          </table:table-cell>
          <table:table-cell office:value-type="float" office:value="2.28801169590643" calcext:value-type="float">
            <text:p>2.2880116959</text:p>
          </table:table-cell>
          <table:table-cell office:value-type="float" office:value="0.946686817108893" calcext:value-type="float">
            <text:p>0.94668681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2.29166666666667" calcext:value-type="float">
            <text:p>2.2916666667</text:p>
          </table:table-cell>
          <table:table-cell office:value-type="float" office:value="0.96859059206805" calcext:value-type="float">
            <text:p>0.96859059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thiopian</text:p>
          </table:table-cell>
          <table:table-cell office:value-type="float" office:value="2.30263157894737" calcext:value-type="float">
            <text:p>2.3026315789</text:p>
          </table:table-cell>
          <table:table-cell office:value-type="float" office:value="0.732600574056582" calcext:value-type="float">
            <text:p>0.7326005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men</text:p>
          </table:table-cell>
          <table:table-cell office:value-type="float" office:value="2.30769230769231" calcext:value-type="float">
            <text:p>2.3076923077</text:p>
          </table:table-cell>
          <table:table-cell office:value-type="float" office:value="0.451001515367638" calcext:value-type="float">
            <text:p>0.4510015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 office:value-type="float" office:value="2.31481481481481" calcext:value-type="float">
            <text:p>2.3148148148</text:p>
          </table:table-cell>
          <table:table-cell office:value-type="float" office:value="0.559400276555304" calcext:value-type="float">
            <text:p>0.5594002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reweries</text:p>
          </table:table-cell>
          <table:table-cell office:value-type="float" office:value="2.31884057971014" calcext:value-type="float">
            <text:p>2.3188405797</text:p>
          </table:table-cell>
          <table:table-cell office:value-type="float" office:value="0.612200914808544" calcext:value-type="float">
            <text:p>0.61220091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2.32484076433121" calcext:value-type="float">
            <text:p>2.3248407643</text:p>
          </table:table-cell>
          <table:table-cell office:value-type="float" office:value="0.622344657511554" calcext:value-type="float">
            <text:p>0.62234465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2.32954545454545" calcext:value-type="float">
            <text:p>2.3295454545</text:p>
          </table:table-cell>
          <table:table-cell office:value-type="float" office:value="0.781120857094746" calcext:value-type="float">
            <text:p>0.78112085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sic &amp; DVDs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0.831704136597464" calcext:value-type="float">
            <text:p>0.8317041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venience Stores</text:p>
          </table:table-cell>
          <table:table-cell office:value-type="float" office:value="2.34572784810127" calcext:value-type="float">
            <text:p>2.3457278481</text:p>
          </table:table-cell>
          <table:table-cell office:value-type="float" office:value="0.906493335022202" calcext:value-type="float">
            <text:p>0.90649333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2.34677419354839" calcext:value-type="float">
            <text:p>2.3467741935</text:p>
          </table:table-cell>
          <table:table-cell office:value-type="float" office:value="0.901784564418991" calcext:value-type="float">
            <text:p>0.90178456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2.34779792746114" calcext:value-type="float">
            <text:p>2.3477979275</text:p>
          </table:table-cell>
          <table:table-cell office:value-type="float" office:value="0.79281198928775" calcext:value-type="float">
            <text:p>0.7928119893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2.35052316890882" calcext:value-type="float">
            <text:p>2.3505231689</text:p>
          </table:table-cell>
          <table:table-cell office:value-type="float" office:value="0.873160947475114" calcext:value-type="float">
            <text:p>0.873160947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2.35119047619048" calcext:value-type="float">
            <text:p>2.3511904762</text:p>
          </table:table-cell>
          <table:table-cell office:value-type="float" office:value="0.679328107768651" calcext:value-type="float">
            <text:p>0.67932810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smetics &amp; Beauty Supply</text:p>
          </table:table-cell>
          <table:table-cell office:value-type="float" office:value="2.35294117647059" calcext:value-type="float">
            <text:p>2.3529411765</text:p>
          </table:table-cell>
          <table:table-cell office:value-type="float" office:value="0.807708679082553" calcext:value-type="float">
            <text:p>0.80770867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andinavian</text:p>
          </table:table-cell>
          <table:table-cell office:value-type="float" office:value="2.35294117647059" calcext:value-type="float">
            <text:p>2.3529411765</text:p>
          </table:table-cell>
          <table:table-cell office:value-type="float" office:value="0.844788624490887" calcext:value-type="float">
            <text:p>0.8447886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sic Venues</text:p>
          </table:table-cell>
          <table:table-cell office:value-type="float" office:value="2.35526315789474" calcext:value-type="float">
            <text:p>2.3552631579</text:p>
          </table:table-cell>
          <table:table-cell office:value-type="float" office:value="0.710891718907374" calcext:value-type="float">
            <text:p>0.710891718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merican (Traditional)</text:p>
          </table:table-cell>
          <table:table-cell office:value-type="float" office:value="2.35567970204842" calcext:value-type="float">
            <text:p>2.355679702</text:p>
          </table:table-cell>
          <table:table-cell office:value-type="float" office:value="0.881149766183141" calcext:value-type="float">
            <text:p>0.881149766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Food Delivery Services</text:p>
          </table:table-cell>
          <table:table-cell office:value-type="float" office:value="2.36378205128205" calcext:value-type="float">
            <text:p>2.3637820513</text:p>
          </table:table-cell>
          <table:table-cell office:value-type="float" office:value="0.91258251678095" calcext:value-type="float">
            <text:p>0.91258251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ersian/Iranian</text:p>
          </table:table-cell>
          <table:table-cell office:value-type="float" office:value="2.36842105263158" calcext:value-type="float">
            <text:p>2.3684210526</text:p>
          </table:table-cell>
          <table:table-cell office:value-type="float" office:value="0.605358497449222" calcext:value-type="float">
            <text:p>0.60535849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int Media</text:p>
          </table:table-cell>
          <table:table-cell office:value-type="float" office:value="2.38425925925926" calcext:value-type="float">
            <text:p>2.3842592593</text:p>
          </table:table-cell>
          <table:table-cell office:value-type="float" office:value="0.939997245566988" calcext:value-type="float">
            <text:p>0.93999724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uban</text:p>
          </table:table-cell>
          <table:table-cell office:value-type="float" office:value="2.38636363636364" calcext:value-type="float">
            <text:p>2.3863636364</text:p>
          </table:table-cell>
          <table:table-cell office:value-type="float" office:value="0.835053321403356" calcext:value-type="float">
            <text:p>0.83505332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banese</text:p>
          </table:table-cell>
          <table:table-cell office:value-type="float" office:value="2.39285714285714" calcext:value-type="float">
            <text:p>2.3928571429</text:p>
          </table:table-cell>
          <table:table-cell office:value-type="float" office:value="0.864551316922158" calcext:value-type="float">
            <text:p>0.86455131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est Houses</text:p>
          </table:table-cell>
          <table:table-cell office:value-type="float" office:value="2.40591397849462" calcext:value-type="float">
            <text:p>2.4059139785</text:p>
          </table:table-cell>
          <table:table-cell office:value-type="float" office:value="0.864405117785674" calcext:value-type="float">
            <text:p>0.86440511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rbeque</text:p>
          </table:table-cell>
          <table:table-cell office:value-type="float" office:value="2.40740740740741" calcext:value-type="float">
            <text:p>2.4074074074</text:p>
          </table:table-cell>
          <table:table-cell office:value-type="float" office:value="0.652268648315063" calcext:value-type="float">
            <text:p>0.652268648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ay Bars</text:p>
          </table:table-cell>
          <table:table-cell office:value-type="float" office:value="2.41071428571429" calcext:value-type="float">
            <text:p>2.4107142857</text:p>
          </table:table-cell>
          <table:table-cell office:value-type="float" office:value="0.678806350312436" calcext:value-type="float">
            <text:p>0.67880635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float" office:value="2.41516829295033" calcext:value-type="float">
            <text:p>2.415168293</text:p>
          </table:table-cell>
          <table:table-cell office:value-type="float" office:value="0.795385976576463" calcext:value-type="float">
            <text:p>0.7953859766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.41666666666667" calcext:value-type="float">
            <text:p>2.4166666667</text:p>
          </table:table-cell>
          <table:table-cell office:value-type="float" office:value="0.886749562348235" calcext:value-type="float">
            <text:p>0.88674956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sian Fusion</text:p>
          </table:table-cell>
          <table:table-cell office:value-type="float" office:value="2.42745535714286" calcext:value-type="float">
            <text:p>2.4274553571</text:p>
          </table:table-cell>
          <table:table-cell office:value-type="float" office:value="0.836216098911306" calcext:value-type="float">
            <text:p>0.836216098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2.42920540997464" calcext:value-type="float">
            <text:p>2.42920541</text:p>
          </table:table-cell>
          <table:table-cell office:value-type="float" office:value="0.897014609529124" calcext:value-type="float">
            <text:p>0.897014609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Caterers</text:p>
          </table:table-cell>
          <table:table-cell office:value-type="float" office:value="2.43150684931507" calcext:value-type="float">
            <text:p>2.4315068493</text:p>
          </table:table-cell>
          <table:table-cell office:value-type="float" office:value="0.968033837335792" calcext:value-type="float">
            <text:p>0.96803383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hopping Centers</text:p>
          </table:table-cell>
          <table:table-cell office:value-type="float" office:value="2.43243243243243" calcext:value-type="float">
            <text:p>2.4324324324</text:p>
          </table:table-cell>
          <table:table-cell office:value-type="float" office:value="0.765931354645583" calcext:value-type="float">
            <text:p>0.76593135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oroccan</text:p>
          </table:table-cell>
          <table:table-cell office:value-type="float" office:value="2.43243243243243" calcext:value-type="float">
            <text:p>2.4324324324</text:p>
          </table:table-cell>
          <table:table-cell office:value-type="float" office:value="0.708654627141994" calcext:value-type="float">
            <text:p>0.70865462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okah Bars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736864132659475" calcext:value-type="float">
            <text:p>0.73686413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cal Flavor</text:p>
          </table:table-cell>
          <table:table-cell office:value-type="float" office:value="2.44047619047619" calcext:value-type="float">
            <text:p>2.4404761905</text:p>
          </table:table-cell>
          <table:table-cell office:value-type="float" office:value="0.981691815623252" calcext:value-type="float">
            <text:p>0.98169181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ndy Stores</text:p>
          </table:table-cell>
          <table:table-cell office:value-type="float" office:value="2.44047619047619" calcext:value-type="float">
            <text:p>2.4404761905</text:p>
          </table:table-cell>
          <table:table-cell office:value-type="float" office:value="1.01888349813236" calcext:value-type="float">
            <text:p>1.018883498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Tex-Mex</text:p>
          </table:table-cell>
          <table:table-cell office:value-type="float" office:value="2.44444444444444" calcext:value-type="float">
            <text:p>2.4444444444</text:p>
          </table:table-cell>
          <table:table-cell office:value-type="float" office:value="0.694999777955378" calcext:value-type="float">
            <text:p>0.6949997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elicatessen</text:p>
          </table:table-cell>
          <table:table-cell office:value-type="float" office:value="2.45024875621891" calcext:value-type="float">
            <text:p>2.4502487562</text:p>
          </table:table-cell>
          <table:table-cell office:value-type="float" office:value="0.880277227821915" calcext:value-type="float">
            <text:p>0.88027722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raoke</text:p>
          </table:table-cell>
          <table:table-cell office:value-type="float" office:value="2.4537037037037" calcext:value-type="float">
            <text:p>2.4537037037</text:p>
          </table:table-cell>
          <table:table-cell office:value-type="float" office:value="0.720201351208521" calcext:value-type="float">
            <text:p>0.7202013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andmarks &amp; Historical Buildings</text:p>
          </table:table-cell>
          <table:table-cell office:value-type="float" office:value="2.4537037037037" calcext:value-type="float">
            <text:p>2.4537037037</text:p>
          </table:table-cell>
          <table:table-cell office:value-type="float" office:value="1.04756560175785" calcext:value-type="float">
            <text:p>1.04756560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eer, Wine &amp; Spirits</text:p>
          </table:table-cell>
          <table:table-cell office:value-type="float" office:value="2.46066433566434" calcext:value-type="float">
            <text:p>2.4606643357</text:p>
          </table:table-cell>
          <table:table-cell office:value-type="float" office:value="0.857902332322846" calcext:value-type="float">
            <text:p>0.857902332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ushi Bars</text:p>
          </table:table-cell>
          <table:table-cell office:value-type="float" office:value="2.46559633027523" calcext:value-type="float">
            <text:p>2.4655963303</text:p>
          </table:table-cell>
          <table:table-cell office:value-type="float" office:value="0.926772966064901" calcext:value-type="float">
            <text:p>0.926772966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2.46621621621622" calcext:value-type="float">
            <text:p>2.4662162162</text:p>
          </table:table-cell>
          <table:table-cell office:value-type="float" office:value="0.795175830806745" calcext:value-type="float">
            <text:p>0.79517583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ikes</text:p>
          </table:table-cell>
          <table:table-cell office:value-type="float" office:value="2.5" calcext:value-type="float">
            <text:p>2.5</text:p>
          </table:table-cell>
          <table:table-cell office:value-type="float" office:value="0.912870929175277" calcext:value-type="float">
            <text:p>0.91287092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ft Shops</text:p>
          </table:table-cell>
          <table:table-cell office:value-type="float" office:value="2.5" calcext:value-type="float">
            <text:p>2.5</text:p>
          </table:table-cell>
          <table:table-cell office:value-type="float" office:value="0.954703269782467" calcext:value-type="float">
            <text:p>0.95470326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 Equipment</text:p>
          </table:table-cell>
          <table:table-cell office:value-type="float" office:value="2.5" calcext:value-type="float">
            <text:p>2.5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2.5" calcext:value-type="float">
            <text:p>2.5</text:p>
          </table:table-cell>
          <table:table-cell office:value-type="float" office:value="0.696357518163945" calcext:value-type="float">
            <text:p>0.69635751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imalayan/Nepalese</text:p>
          </table:table-cell>
          <table:table-cell office:value-type="float" office:value="2.5" calcext:value-type="float">
            <text:p>2.5</text:p>
          </table:table-cell>
          <table:table-cell office:value-type="float" office:value="0.662266178532522" calcext:value-type="float">
            <text:p>0.66226617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d &amp; Breakfast</text:p>
          </table:table-cell>
          <table:table-cell office:value-type="float" office:value="2.5" calcext:value-type="float">
            <text:p>2.5</text:p>
          </table:table-cell>
          <table:table-cell office:value-type="float" office:value="0.85842854293108" calcext:value-type="float">
            <text:p>0.85842854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ports Clubs</text:p>
          </table:table-cell>
          <table:table-cell office:value-type="float" office:value="2.5" calcext:value-type="float">
            <text:p>2.5</text:p>
          </table:table-cell>
          <table:table-cell office:value-type="float" office:value="1.15727512471569" calcext:value-type="float">
            <text:p>1.15727512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2.51488095238095" calcext:value-type="float">
            <text:p>2.5148809524</text:p>
          </table:table-cell>
          <table:table-cell office:value-type="float" office:value="1.01135752009204" calcext:value-type="float">
            <text:p>1.01135752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im Sum</text:p>
          </table:table-cell>
          <table:table-cell office:value-type="float" office:value="2.52232142857143" calcext:value-type="float">
            <text:p>2.5223214286</text:p>
          </table:table-cell>
          <table:table-cell office:value-type="float" office:value="0.601851284049677" calcext:value-type="float">
            <text:p>0.6018512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afood Markets</text:p>
          </table:table-cell>
          <table:table-cell office:value-type="float" office:value="2.525" calcext:value-type="float">
            <text:p>2.525</text:p>
          </table:table-cell>
          <table:table-cell office:value-type="float" office:value="0.684196609170201" calcext:value-type="float">
            <text:p>0.68419660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erican (New)</text:p>
          </table:table-cell>
          <table:table-cell office:value-type="float" office:value="2.53521126760563" calcext:value-type="float">
            <text:p>2.5352112676</text:p>
          </table:table-cell>
          <table:table-cell office:value-type="float" office:value="0.710578734880654" calcext:value-type="float">
            <text:p>0.710578734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ost Offices</text:p>
          </table:table-cell>
          <table:table-cell office:value-type="float" office:value="2.54166666666667" calcext:value-type="float">
            <text:p>2.5416666667</text:p>
          </table:table-cell>
          <table:table-cell office:value-type="float" office:value="0.755764881134044" calcext:value-type="float">
            <text:p>0.75576488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owers &amp; Gifts</text:p>
          </table:table-cell>
          <table:table-cell office:value-type="float" office:value="2.54166666666667" calcext:value-type="float">
            <text:p>2.5416666667</text:p>
          </table:table-cell>
          <table:table-cell office:value-type="float" office:value="1.04499468366537" calcext:value-type="float">
            <text:p>1.04499468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2.54834254143646" calcext:value-type="float">
            <text:p>2.5483425414</text:p>
          </table:table-cell>
          <table:table-cell office:value-type="float" office:value="0.79508418110352" calcext:value-type="float">
            <text:p>0.7950841811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Leisure Centers</text:p>
          </table:table-cell>
          <table:table-cell office:value-type="float" office:value="2.55" calcext:value-type="float">
            <text:p>2.55</text:p>
          </table:table-cell>
          <table:table-cell office:value-type="float" office:value="1.0295630140987" calcext:value-type="float">
            <text:p>1.0295630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tin American</text:p>
          </table:table-cell>
          <table:table-cell office:value-type="float" office:value="2.55102040816327" calcext:value-type="float">
            <text:p>2.5510204082</text:p>
          </table:table-cell>
          <table:table-cell office:value-type="float" office:value="0.666202288632683" calcext:value-type="float">
            <text:p>0.66620228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2.55403458213256" calcext:value-type="float">
            <text:p>2.5540345821</text:p>
          </table:table-cell>
          <table:table-cell office:value-type="float" office:value="0.783565617299454" calcext:value-type="float">
            <text:p>0.783565617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Bistros</text:p>
          </table:table-cell>
          <table:table-cell office:value-type="float" office:value="2.55841121495327" calcext:value-type="float">
            <text:p>2.558411215</text:p>
          </table:table-cell>
          <table:table-cell office:value-type="float" office:value="0.826389681487261" calcext:value-type="float">
            <text:p>0.82638968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office:value-type="float" office:value="2.56349952963311" calcext:value-type="float">
            <text:p>2.5634995296</text:p>
          </table:table-cell>
          <table:table-cell office:value-type="float" office:value="0.764150781881685" calcext:value-type="float">
            <text:p>0.764150781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2.56686046511628" calcext:value-type="float">
            <text:p>2.5668604651</text:p>
          </table:table-cell>
          <table:table-cell office:value-type="float" office:value="0.868894327650399" calcext:value-type="float">
            <text:p>0.868894327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2.56764374295378" calcext:value-type="float">
            <text:p>2.567643743</text:p>
          </table:table-cell>
          <table:table-cell office:value-type="float" office:value="0.745385182556755" calcext:value-type="float">
            <text:p>0.745385182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2.57075471698113" calcext:value-type="float">
            <text:p>2.570754717</text:p>
          </table:table-cell>
          <table:table-cell office:value-type="float" office:value="0.708568445333994" calcext:value-type="float">
            <text:p>0.7085684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pecialty Food</text:p>
          </table:table-cell>
          <table:table-cell office:value-type="float" office:value="2.58196721311475" calcext:value-type="float">
            <text:p>2.5819672131</text:p>
          </table:table-cell>
          <table:table-cell office:value-type="float" office:value="0.872768009797002" calcext:value-type="float">
            <text:p>0.872768009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as &amp; Service Stations</text:p>
          </table:table-cell>
          <table:table-cell office:value-type="float" office:value="2.58333333333333" calcext:value-type="float">
            <text:p>2.5833333333</text:p>
          </table:table-cell>
          <table:table-cell office:value-type="float" office:value="0.909059342886309" calcext:value-type="float">
            <text:p>0.90905934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uten-Free</text:p>
          </table:table-cell>
          <table:table-cell office:value-type="float" office:value="2.59259259259259" calcext:value-type="float">
            <text:p>2.5925925926</text:p>
          </table:table-cell>
          <table:table-cell office:value-type="float" office:value="0.674084249007455" calcext:value-type="float">
            <text:p>0.6740842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oos</text:p>
          </table:table-cell>
          <table:table-cell office:value-type="float" office:value="2.60416666666667" calcext:value-type="float">
            <text:p>2.6041666667</text:p>
          </table:table-cell>
          <table:table-cell office:value-type="float" office:value="1.29686454145716" calcext:value-type="float">
            <text:p>1.29686454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zz &amp; Blues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642824346533225" calcext:value-type="float">
            <text:p>0.64282434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ildren's Clothing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990658850804699" calcext:value-type="float">
            <text:p>0.9906588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ain Stations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642824346533225" calcext:value-type="float">
            <text:p>0.6428243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astropubs</text:p>
          </table:table-cell>
          <table:table-cell office:value-type="float" office:value="2.61501210653753" calcext:value-type="float">
            <text:p>2.6150121065</text:p>
          </table:table-cell>
          <table:table-cell office:value-type="float" office:value="0.691809440898915" calcext:value-type="float">
            <text:p>0.691809440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ookstores</text:p>
          </table:table-cell>
          <table:table-cell office:value-type="float" office:value="2.61904761904762" calcext:value-type="float">
            <text:p>2.619047619</text:p>
          </table:table-cell>
          <table:table-cell office:value-type="float" office:value="0.818749945907114" calcext:value-type="float">
            <text:p>0.818749945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2.62269938650307" calcext:value-type="float">
            <text:p>2.6226993865</text:p>
          </table:table-cell>
          <table:table-cell office:value-type="float" office:value="0.833247075465993" calcext:value-type="float">
            <text:p>0.833247075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Women's Clothing</text:p>
          </table:table-cell>
          <table:table-cell office:value-type="float" office:value="2.62323943661972" calcext:value-type="float">
            <text:p>2.6232394366</text:p>
          </table:table-cell>
          <table:table-cell office:value-type="float" office:value="1.00952613991771" calcext:value-type="float">
            <text:p>1.00952613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at Shops</text:p>
          </table:table-cell>
          <table:table-cell office:value-type="float" office:value="2.62445887445887" calcext:value-type="float">
            <text:p>2.6244588745</text:p>
          </table:table-cell>
          <table:table-cell office:value-type="float" office:value="0.800390346757848" calcext:value-type="float">
            <text:p>0.800390346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2.62784090909091" calcext:value-type="float">
            <text:p>2.6278409091</text:p>
          </table:table-cell>
          <table:table-cell office:value-type="float" office:value="0.800385487896637" calcext:value-type="float">
            <text:p>0.80038548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mpgrounds</text:p>
          </table:table-cell>
          <table:table-cell office:value-type="float" office:value="2.63157894736842" calcext:value-type="float">
            <text:p>2.6315789474</text:p>
          </table:table-cell>
          <table:table-cell office:value-type="float" office:value="0.55824219567359" calcext:value-type="float">
            <text:p>0.5582421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2.63318670576735" calcext:value-type="float">
            <text:p>2.6331867058</text:p>
          </table:table-cell>
          <table:table-cell office:value-type="float" office:value="0.773169841908713" calcext:value-type="float">
            <text:p>0.773169841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float" office:value="2.63761467889908" calcext:value-type="float">
            <text:p>2.6376146789</text:p>
          </table:table-cell>
          <table:table-cell office:value-type="float" office:value="0.932643376667315" calcext:value-type="float">
            <text:p>0.93264337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2.63778352566653" calcext:value-type="float">
            <text:p>2.6377835257</text:p>
          </table:table-cell>
          <table:table-cell office:value-type="float" office:value="0.875389732825691" calcext:value-type="float">
            <text:p>0.8753897328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2.64423076923077" calcext:value-type="float">
            <text:p>2.6442307692</text:p>
          </table:table-cell>
          <table:table-cell office:value-type="float" office:value="0.894713131551786" calcext:value-type="float">
            <text:p>0.89471313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ealth Markets</text:p>
          </table:table-cell>
          <table:table-cell office:value-type="float" office:value="2.64598540145985" calcext:value-type="float">
            <text:p>2.6459854015</text:p>
          </table:table-cell>
          <table:table-cell office:value-type="float" office:value="0.740907374111744" calcext:value-type="float">
            <text:p>0.740907374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2.64830508474576" calcext:value-type="float">
            <text:p>2.6483050847</text:p>
          </table:table-cell>
          <table:table-cell office:value-type="float" office:value="0.891384505307238" calcext:value-type="float">
            <text:p>0.891384505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Dance Clubs</text:p>
          </table:table-cell>
          <table:table-cell office:value-type="float" office:value="2.65086206896552" calcext:value-type="float">
            <text:p>2.650862069</text:p>
          </table:table-cell>
          <table:table-cell office:value-type="float" office:value="0.992362705665484" calcext:value-type="float">
            <text:p>0.992362705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2.65151515151515" calcext:value-type="float">
            <text:p>2.6515151515</text:p>
          </table:table-cell>
          <table:table-cell office:value-type="float" office:value="0.82901775106967" calcext:value-type="float">
            <text:p>0.82901775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9537935951883" calcext:value-type="float">
            <text:p>0.9537935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cial Clubs</text:p>
          </table:table-cell>
          <table:table-cell office:value-type="float" office:value="2.675" calcext:value-type="float">
            <text:p>2.675</text:p>
          </table:table-cell>
          <table:table-cell office:value-type="float" office:value="1.14591666363658" calcext:value-type="float">
            <text:p>1.14591666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urniture Stores</text:p>
          </table:table-cell>
          <table:table-cell office:value-type="float" office:value="2.68939393939394" calcext:value-type="float">
            <text:p>2.6893939394</text:p>
          </table:table-cell>
          <table:table-cell office:value-type="float" office:value="1.02622857455637" calcext:value-type="float">
            <text:p>1.02622857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apas Bars</text:p>
          </table:table-cell>
          <table:table-cell office:value-type="float" office:value="2.69083969465649" calcext:value-type="float">
            <text:p>2.6908396947</text:p>
          </table:table-cell>
          <table:table-cell office:value-type="float" office:value="0.64561945893272" calcext:value-type="float">
            <text:p>0.645619458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2.69179894179894" calcext:value-type="float">
            <text:p>2.6917989418</text:p>
          </table:table-cell>
          <table:table-cell office:value-type="float" office:value="0.606881997193358" calcext:value-type="float">
            <text:p>0.606881997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en's Clothing</text:p>
          </table:table-cell>
          <table:table-cell office:value-type="float" office:value="2.69230769230769" calcext:value-type="float">
            <text:p>2.6923076923</text:p>
          </table:table-cell>
          <table:table-cell office:value-type="float" office:value="1.04154338520974" calcext:value-type="float">
            <text:p>1.04154338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ck Cashing/Pay-day Loans</text:p>
          </table:table-cell>
          <table:table-cell office:value-type="float" office:value="2.69230769230769" calcext:value-type="float">
            <text:p>2.6923076923</text:p>
          </table:table-cell>
          <table:table-cell office:value-type="float" office:value="0.82714666029256" calcext:value-type="float">
            <text:p>0.82714666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ne Bars</text:p>
          </table:table-cell>
          <table:table-cell office:value-type="float" office:value="2.69348894348894" calcext:value-type="float">
            <text:p>2.6934889435</text:p>
          </table:table-cell>
          <table:table-cell office:value-type="float" office:value="0.709838279156518" calcext:value-type="float">
            <text:p>0.709838279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Hotels &amp; Travel</text:p>
          </table:table-cell>
          <table:table-cell office:value-type="float" office:value="2.69736842105263" calcext:value-type="float">
            <text:p>2.6973684211</text:p>
          </table:table-cell>
          <table:table-cell office:value-type="float" office:value="1.09297682406817" calcext:value-type="float">
            <text:p>1.09297682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2.71875" calcext:value-type="float">
            <text:p>2.71875</text:p>
          </table:table-cell>
          <table:table-cell office:value-type="float" office:value="0.678204200444085" calcext:value-type="float">
            <text:p>0.67820420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apas/Small Plates</text:p>
          </table:table-cell>
          <table:table-cell office:value-type="float" office:value="2.72135416666667" calcext:value-type="float">
            <text:p>2.7213541667</text:p>
          </table:table-cell>
          <table:table-cell office:value-type="float" office:value="0.598250260815632" calcext:value-type="float">
            <text:p>0.59825026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2.73809523809524" calcext:value-type="float">
            <text:p>2.7380952381</text:p>
          </table:table-cell>
          <table:table-cell office:value-type="float" office:value="0.914422112841501" calcext:value-type="float">
            <text:p>0.9144221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unges</text:p>
          </table:table-cell>
          <table:table-cell office:value-type="float" office:value="2.75" calcext:value-type="float">
            <text:p>2.75</text:p>
          </table:table-cell>
          <table:table-cell office:value-type="float" office:value="0.783180753736489" calcext:value-type="float">
            <text:p>0.783180753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eer Gardens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orists</text:p>
          </table:table-cell>
          <table:table-cell office:value-type="float" office:value="2.75862068965517" calcext:value-type="float">
            <text:p>2.7586206897</text:p>
          </table:table-cell>
          <table:table-cell office:value-type="float" office:value="0.950233089872785" calcext:value-type="float">
            <text:p>0.95023308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2.75910364145658" calcext:value-type="float">
            <text:p>2.7591036415</text:p>
          </table:table-cell>
          <table:table-cell office:value-type="float" office:value="1.0390254984635" calcext:value-type="float">
            <text:p>1.039025498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Organic Stores</text:p>
          </table:table-cell>
          <table:table-cell office:value-type="float" office:value="2.76162790697674" calcext:value-type="float">
            <text:p>2.761627907</text:p>
          </table:table-cell>
          <table:table-cell office:value-type="float" office:value="0.690368725990577" calcext:value-type="float">
            <text:p>0.6903687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2.76515151515152" calcext:value-type="float">
            <text:p>2.7651515152</text:p>
          </table:table-cell>
          <table:table-cell office:value-type="float" office:value="1.00931156018744" calcext:value-type="float">
            <text:p>1.00931156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me Decor</text:p>
          </table:table-cell>
          <table:table-cell office:value-type="float" office:value="2.76785714285714" calcext:value-type="float">
            <text:p>2.7678571429</text:p>
          </table:table-cell>
          <table:table-cell office:value-type="float" office:value="1.02192170913032" calcext:value-type="float">
            <text:p>1.02192170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eese Shops</text:p>
          </table:table-cell>
          <table:table-cell office:value-type="float" office:value="2.76785714285714" calcext:value-type="float">
            <text:p>2.7678571429</text:p>
          </table:table-cell>
          <table:table-cell office:value-type="float" office:value="0.842319743933625" calcext:value-type="float">
            <text:p>0.84231974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acation Rentals</text:p>
          </table:table-cell>
          <table:table-cell office:value-type="float" office:value="2.78409090909091" calcext:value-type="float">
            <text:p>2.7840909091</text:p>
          </table:table-cell>
          <table:table-cell office:value-type="float" office:value="0.992286886168919" calcext:value-type="float">
            <text:p>0.9922868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cktail Bars</text:p>
          </table:table-cell>
          <table:table-cell office:value-type="float" office:value="2.79030054644809" calcext:value-type="float">
            <text:p>2.7903005464</text:p>
          </table:table-cell>
          <table:table-cell office:value-type="float" office:value="0.731265216440422" calcext:value-type="float">
            <text:p>0.731265216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Venues &amp; Event Spaces</text:p>
          </table:table-cell>
          <table:table-cell office:value-type="float" office:value="2.81007751937984" calcext:value-type="float">
            <text:p>2.8100775194</text:p>
          </table:table-cell>
          <table:table-cell office:value-type="float" office:value="0.901266977389819" calcext:value-type="float">
            <text:p>0.901266977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hocolatiers &amp; Shops</text:p>
          </table:table-cell>
          <table:table-cell office:value-type="float" office:value="2.81862745098039" calcext:value-type="float">
            <text:p>2.818627451</text:p>
          </table:table-cell>
          <table:table-cell office:value-type="float" office:value="0.974861853007419" calcext:value-type="float">
            <text:p>0.9748618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Kitchen &amp; Bath</text:p>
          </table:table-cell>
          <table:table-cell office:value-type="float" office:value="2.84090909090909" calcext:value-type="float">
            <text:p>2.8409090909</text:p>
          </table:table-cell>
          <table:table-cell office:value-type="float" office:value="1.07804920233013" calcext:value-type="float">
            <text:p>1.0780492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2.86424142961342" calcext:value-type="float">
            <text:p>2.8642414296</text:p>
          </table:table-cell>
          <table:table-cell office:value-type="float" office:value="0.884906950354336" calcext:value-type="float">
            <text:p>0.884906950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2.8804347826087" calcext:value-type="float">
            <text:p>2.8804347826</text:p>
          </table:table-cell>
          <table:table-cell office:value-type="float" office:value="1.00506750048407" calcext:value-type="float">
            <text:p>1.0050675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ottish</text:p>
          </table:table-cell>
          <table:table-cell office:value-type="float" office:value="2.88157894736842" calcext:value-type="float">
            <text:p>2.8815789474</text:p>
          </table:table-cell>
          <table:table-cell office:value-type="float" office:value="0.871207650381413" calcext:value-type="float">
            <text:p>0.87120765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2.89285714285714" calcext:value-type="float">
            <text:p>2.8928571429</text:p>
          </table:table-cell>
          <table:table-cell office:value-type="float" office:value="0.652702388660609" calcext:value-type="float">
            <text:p>0.65270238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rasseries</text:p>
          </table:table-cell>
          <table:table-cell office:value-type="float" office:value="2.8960396039604" calcext:value-type="float">
            <text:p>2.896039604</text:p>
          </table:table-cell>
          <table:table-cell office:value-type="float" office:value="0.785281786099768" calcext:value-type="float">
            <text:p>0.78528178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ineries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1.08653373420044" calcext:value-type="float">
            <text:p>1.0865337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ffee &amp; Tea Supplies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0.931694990624912" calcext:value-type="float">
            <text:p>0.93169499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rseries &amp; Gardening</text:p>
          </table:table-cell>
          <table:table-cell office:value-type="float" office:value="2.92857142857143" calcext:value-type="float">
            <text:p>2.9285714286</text:p>
          </table:table-cell>
          <table:table-cell office:value-type="float" office:value="0.942207568448066" calcext:value-type="float">
            <text:p>0.9422075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rcades</text:p>
          </table:table-cell>
          <table:table-cell office:value-type="float" office:value="2.94642857142857" calcext:value-type="float">
            <text:p>2.9464285714</text:p>
          </table:table-cell>
          <table:table-cell office:value-type="float" office:value="1.01409077603576" calcext:value-type="float">
            <text:p>1.0140907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cessories</text:p>
          </table:table-cell>
          <table:table-cell office:value-type="float" office:value="2.97619047619048" calcext:value-type="float">
            <text:p>2.9761904762</text:p>
          </table:table-cell>
          <table:table-cell office:value-type="float" office:value="1.1230929919115" calcext:value-type="float">
            <text:p>1.1230929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wimming Pools</text:p>
          </table:table-cell>
          <table:table-cell office:value-type="float" office:value="2.98076923076923" calcext:value-type="float">
            <text:p>2.9807692308</text:p>
          </table:table-cell>
          <table:table-cell office:value-type="float" office:value="1.04449812415387" calcext:value-type="float">
            <text:p>1.04449812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2.98630136986301" calcext:value-type="float">
            <text:p>2.9863013699</text:p>
          </table:table-cell>
          <table:table-cell office:value-type="float" office:value="0.945329553103428" calcext:value-type="float">
            <text:p>0.945329553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Kids Activities</text:p>
          </table:table-cell>
          <table:table-cell office:value-type="float" office:value="2.99528301886792" calcext:value-type="float">
            <text:p>2.9952830189</text:p>
          </table:table-cell>
          <table:table-cell office:value-type="float" office:value="0.951030431776224" calcext:value-type="float">
            <text:p>0.95103043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dult Entertainment</text:p>
          </table:table-cell>
          <table:table-cell office:value-type="float" office:value="3.03571428571429" calcext:value-type="float">
            <text:p>3.0357142857</text:p>
          </table:table-cell>
          <table:table-cell office:value-type="float" office:value="1.31222664791956" calcext:value-type="float">
            <text:p>1.31222664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y Stores</text:p>
          </table:table-cell>
          <table:table-cell office:value-type="float" office:value="3.04166666666667" calcext:value-type="float">
            <text:p>3.0416666667</text:p>
          </table:table-cell>
          <table:table-cell office:value-type="float" office:value="1.19387906515787" calcext:value-type="float">
            <text:p>1.19387906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eakhouses</text:p>
          </table:table-cell>
          <table:table-cell office:value-type="float" office:value="3.06016597510373" calcext:value-type="float">
            <text:p>3.0601659751</text:p>
          </table:table-cell>
          <table:table-cell office:value-type="float" office:value="0.827440670826961" calcext:value-type="float">
            <text:p>0.827440670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3.1" calcext:value-type="float">
            <text:p>3.1</text:p>
          </table:table-cell>
          <table:table-cell office:value-type="float" office:value="0.997079067409735" calcext:value-type="float">
            <text:p>0.99707906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dern European</text:p>
          </table:table-cell>
          <table:table-cell office:value-type="float" office:value="3.10534591194969" calcext:value-type="float">
            <text:p>3.1053459119</text:p>
          </table:table-cell>
          <table:table-cell office:value-type="float" office:value="0.91239010185062" calcext:value-type="float">
            <text:p>0.912390101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3.125" calcext:value-type="float">
            <text:p>3.125</text:p>
          </table:table-cell>
          <table:table-cell office:value-type="float" office:value="0.963189687963903" calcext:value-type="float">
            <text:p>0.96318968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musement Parks</text:p>
          </table:table-cell>
          <table:table-cell office:value-type="float" office:value="3.16176470588235" calcext:value-type="float">
            <text:p>3.1617647059</text:p>
          </table:table-cell>
          <table:table-cell office:value-type="float" office:value="0.870011732808767" calcext:value-type="float">
            <text:p>0.87001173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ild Care &amp; Day Care</text:p>
          </table:table-cell>
          <table:table-cell office:value-type="float" office:value="3.22916666666667" calcext:value-type="float">
            <text:p>3.2291666667</text:p>
          </table:table-cell>
          <table:table-cell office:value-type="float" office:value="1.19224199398537" calcext:value-type="float">
            <text:p>1.19224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dding Planning</text:p>
          </table:table-cell>
          <table:table-cell office:value-type="float" office:value="3.25" calcext:value-type="float">
            <text:p>3.25</text:p>
          </table:table-cell>
          <table:table-cell office:value-type="float" office:value="1.09924216318941" calcext:value-type="float">
            <text:p>1.09924216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uvian</text:p>
          </table:table-cell>
          <table:table-cell office:value-type="float" office:value="3.29545454545455" calcext:value-type="float">
            <text:p>3.2954545455</text:p>
          </table:table-cell>
          <table:table-cell office:value-type="float" office:value="0.803530433166531" calcext:value-type="float">
            <text:p>0.80353043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mpagne Bars</text:p>
          </table:table-cell>
          <table:table-cell office:value-type="float" office:value="3.31730769230769" calcext:value-type="float">
            <text:p>3.3173076923</text:p>
          </table:table-cell>
          <table:table-cell office:value-type="float" office:value="0.688356781888286" calcext:value-type="float">
            <text:p>0.68835678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yms</text:p>
          </table:table-cell>
          <table:table-cell office:value-type="float" office:value="3.41463414634146" calcext:value-type="float">
            <text:p>3.4146341463</text:p>
          </table:table-cell>
          <table:table-cell office:value-type="float" office:value="1.03389176572032" calcext:value-type="float">
            <text:p>1.03389176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3.71212121212121" calcext:value-type="float">
            <text:p>3.7121212121</text:p>
          </table:table-cell>
          <table:table-cell office:value-type="float" office:value="0.720693090546987" calcext:value-type="float">
            <text:p>0.72069309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0.921284663987611" calcext:value-type="float">
            <text:p>0.9212846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eschools</text:p>
          </table:table-cell>
          <table:table-cell office:value-type="float" office:value="3.97727272727273" calcext:value-type="float">
            <text:p>3.9772727273</text:p>
          </table:table-cell>
          <table:table-cell office:value-type="float" office:value="1.04149447612633" calcext:value-type="float">
            <text:p>1.0414944761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'h&amp;r by cat'.A1:'h&amp;r by cat'.C28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cat stats for h&amp;r'.A1:'cat stats for h&amp;r'.H1048576" table:display-filter-buttons="true" table:orientation="column"/>
        <table:database-range table:name="__Anonymous_Sheet_DB__2" table:target-range-address="'concil stats for h&amp;r'.A1:'concil stats for h&amp;r'.H152" table:display-filter-buttons="true">
          <table:sort>
            <table:sort-by table:field-number="5" table:data-type="automatic"/>
          </table:sort>
        </table:database-range>
        <table:database-range table:name="__Anonymous_Sheet_DB__4" table:target-range-address="'concil stats for price'.A1:'concil stats for price'.D149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'cat status for price'.A1:'cat status for price'.D20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1:53:18.807815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3:27:09.010993104</meta:creation-date>
    <dc:date>2016-12-04T11:55:52.534698804</dc:date>
    <meta:editing-duration>PT35M22S</meta:editing-duration>
    <meta:editing-cycles>7</meta:editing-cycles>
    <meta:generator>LibreOffice/5.1.6.2.0$Linux_X86_64 LibreOffice_project/10$Build-2</meta:generator>
    <meta:document-statistic meta:table-count="6" meta:cell-count="4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994cm" svg:y="3.955cm" style:legend-expansion="high" chart:style-name="ch2"/>
        <chart:plot-area chart:style-name="ch3" table:cell-range-address="'h&amp;r by cat'.A2:'h&amp;r by cat'.C192 'h&amp;r by cat'.B1:'h&amp;r by cat'.C1" chart:data-source-has-labels="both" svg:x="0.319cm" svg:y="0.18cm" svg:width="13.356cm" svg:height="8.646cm">
          <chartooo:coordinate-region svg:x="0.755cm" svg:y="0.38cm" svg:width="12.64cm" svg:height="7.799cm"/>
          <chart:axis chart:dimension="x" chart:name="primary-x" chart:style-name="ch4" chartooo:axis-type="auto">
            <chart:categories table:cell-range-address="'h&amp;r by cat'.A2:'h&amp;r by cat'.A1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&amp;r by cat'.B2:'h&amp;r by cat'.B192" chart:label-cell-address="'h&amp;r by cat'.B1:'h&amp;r by cat'.B1" chart:class="chart:scatter">
            <chart:data-point chart:repeated="191"/>
          </chart:series>
          <chart:series chart:style-name="ch7" chart:values-cell-range-address="'h&amp;r by cat'.C2:'h&amp;r by cat'.C192" chart:label-cell-address="'h&amp;r by cat'.C1:'h&amp;r by cat'.C1" chart:class="chart:scatter"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giene</text:p>
                <draw:g>
                  <svg:desc>'h&amp;r by cat'.B1:'h&amp;r by cat'.B1</svg:desc>
                </draw:g>
              </table:table-cell>
              <table:table-cell office:value-type="string">
                <text:p>Rating</text:p>
                <draw:g>
                  <svg:desc>'h&amp;r by cat'.C1:'h&amp;r by ca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okah Bars</text:p>
                <draw:g>
                  <svg:desc>'h&amp;r by cat'.A2:'h&amp;r by cat'.A192</svg:desc>
                </draw:g>
              </table:table-cell>
              <table:table-cell office:value-type="float" office:value="2.75">
                <text:p>2.75</text:p>
                <draw:g>
                  <svg:desc>'h&amp;r by cat'.B2:'h&amp;r by cat'.B192</svg:desc>
                </draw:g>
              </table:table-cell>
              <table:table-cell office:value-type="float" office:value="3.96153846153846">
                <text:p>3.96153846153846</text:p>
                <draw:g>
                  <svg:desc>'h&amp;r by cat'.C2:'h&amp;r by cat'.C192</svg:desc>
                </draw:g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2.98305084745763">
                <text:p>2.98305084745763</text:p>
              </table:table-cell>
              <table:table-cell office:value-type="float" office:value="3.71551724137931">
                <text:p>3.71551724137931</text:p>
              </table:table-cell>
            </table:table-row>
            <table:table-row>
              <table:table-cell office:value-type="string">
                <text:p>Malaysian</text:p>
              </table:table-cell>
              <table:table-cell office:value-type="float" office:value="3">
                <text:p>3</text:p>
              </table:table-cell>
              <table:table-cell office:value-type="float" office:value="3.80208333333333">
                <text:p>3.80208333333333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3">
                <text:p>3</text:p>
              </table:table-cell>
              <table:table-cell office:value-type="float" office:value="3.96875">
                <text:p>3.96875</text:p>
              </table:table-cell>
            </table:table-row>
            <table:table-row>
              <table:table-cell office:value-type="string">
                <text:p>Korean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3.85975609756098">
                <text:p>3.85975609756098</text:p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3.30232558139535">
                <text:p>3.30232558139535</text:p>
              </table:table-cell>
              <table:table-cell office:value-type="float" office:value="3.96261682242991">
                <text:p>3.96261682242991</text:p>
              </table:table-cell>
            </table:table-row>
            <table:table-row>
              <table:table-cell office:value-type="string">
                <text:p>Dim Sum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73571428571429">
                <text:p>3.73571428571429</text:p>
              </table:table-cell>
            </table:table-row>
            <table:table-row>
              <table:table-cell office:value-type="string">
                <text:p>Cantonese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3.91489361702128">
                <text:p>3.91489361702128</text:p>
              </table:table-cell>
            </table:table-row>
            <table:table-row>
              <table:table-cell office:value-type="string">
                <text:p>Middle Eastern</text:p>
              </table:table-cell>
              <table:table-cell office:value-type="float" office:value="3.49056603773585">
                <text:p>3.49056603773585</text:p>
              </table:table-cell>
              <table:table-cell office:value-type="float" office:value="3.98009950248756">
                <text:p>3.98009950248756</text:p>
              </table:table-cell>
            </table:table-row>
            <table:table-row>
              <table:table-cell office:value-type="string">
                <text:p>Organic Stores</text:p>
              </table:table-cell>
              <table:table-cell office:value-type="float" office:value="3.59090909090909">
                <text:p>3.59090909090909</text:p>
              </table:table-cell>
              <table:table-cell office:value-type="float" office:value="4.24590163934426">
                <text:p>4.24590163934426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3.62419562419562">
                <text:p>3.62419562419562</text:p>
              </table:table-cell>
              <table:table-cell office:value-type="float" office:value="3.74917413874469">
                <text:p>3.74917413874469</text:p>
              </table:table-cell>
            </table:table-row>
            <table:table-row>
              <table:table-cell office:value-type="string">
                <text:p>Halal</text:p>
              </table:table-cell>
              <table:table-cell office:value-type="float" office:value="3.6271186440678">
                <text:p>3.6271186440678</text:p>
              </table:table-cell>
              <table:table-cell office:value-type="float" office:value="3.8641975308642">
                <text:p>3.8641975308642</text:p>
              </table:table-cell>
            </table:table-row>
            <table:table-row>
              <table:table-cell office:value-type="string">
                <text:p>Bangladeshi</text:p>
              </table:table-cell>
              <table:table-cell office:value-type="float" office:value="3.65217391304348">
                <text:p>3.65217391304348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Jazz &amp; Blues</text:p>
              </table:table-cell>
              <table:table-cell office:value-type="float" office:value="3.6875">
                <text:p>3.6875</text:p>
              </table:table-cell>
              <table:table-cell office:value-type="float" office:value="3.96341463414634">
                <text:p>3.96341463414634</text:p>
              </table:table-cell>
            </table:table-row>
            <table:table-row>
              <table:table-cell office:value-type="string">
                <text:p>Pakistani</text:p>
              </table:table-cell>
              <table:table-cell office:value-type="float" office:value="3.6913357400722">
                <text:p>3.6913357400722</text:p>
              </table:table-cell>
              <table:table-cell office:value-type="float" office:value="3.89014084507042">
                <text:p>3.89014084507042</text:p>
              </table:table-cell>
            </table:table-row>
            <table:table-row>
              <table:table-cell office:value-type="string">
                <text:p>Vegan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.22641509433962">
                <text:p>4.2264150943396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3.70588235294118">
                <text:p>3.70588235294118</text:p>
              </table:table-cell>
              <table:table-cell office:value-type="float" office:value="3.9550408719346">
                <text:p>3.9550408719346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3.72098214285714">
                <text:p>3.72098214285714</text:p>
              </table:table-cell>
              <table:table-cell office:value-type="float" office:value="3.94765992799778">
                <text:p>3.94765992799778</text:p>
              </table:table-cell>
            </table:table-row>
            <table:table-row>
              <table:table-cell office:value-type="string">
                <text:p>Creperies</text:p>
              </table:table-cell>
              <table:table-cell office:value-type="float" office:value="3.72727272727273">
                <text:p>3.72727272727273</text:p>
              </table:table-cell>
              <table:table-cell office:value-type="float" office:value="3.98913043478261">
                <text:p>3.98913043478261</text:p>
              </table:table-cell>
            </table:table-row>
            <table:table-row>
              <table:table-cell office:value-type="string">
                <text:p>Latin American</text:p>
              </table:table-cell>
              <table:table-cell office:value-type="float" office:value="3.74074074074074">
                <text:p>3.74074074074074</text:p>
              </table:table-cell>
              <table:table-cell office:value-type="float" office:value="4.04761904761905">
                <text:p>4.04761904761905</text:p>
              </table:table-cell>
            </table:table-row>
            <table:table-row>
              <table:table-cell office:value-type="string">
                <text:p>Chicken Shop</text:p>
              </table:table-cell>
              <table:table-cell office:value-type="float" office:value="3.75">
                <text:p>3.75</text:p>
              </table:table-cell>
              <table:table-cell office:value-type="float" office:value="3.66428571428571">
                <text:p>3.66428571428571</text:p>
              </table:table-cell>
            </table:table-row>
            <table:table-row>
              <table:table-cell office:value-type="string">
                <text:p>Imported Food</text:p>
              </table:table-cell>
              <table:table-cell office:value-type="float" office:value="3.78260869565217">
                <text:p>3.78260869565217</text:p>
              </table:table-cell>
              <table:table-cell office:value-type="float" office:value="3.95833333333333">
                <text:p>3.95833333333333</text:p>
              </table:table-cell>
            </table:table-row>
            <table:table-row>
              <table:table-cell office:value-type="string">
                <text:p>Tex-Mex</text:p>
              </table:table-cell>
              <table:table-cell office:value-type="float" office:value="3.78571428571429">
                <text:p>3.78571428571429</text:p>
              </table:table-cell>
              <table:table-cell office:value-type="float" office:value="3.67307692307692">
                <text:p>3.67307692307692</text:p>
              </table:table-cell>
            </table:table-row>
            <table:table-row>
              <table:table-cell office:value-type="string">
                <text:p>Street Vendors</text:p>
              </table:table-cell>
              <table:table-cell office:value-type="float" office:value="3.78571428571429">
                <text:p>3.78571428571429</text:p>
              </table:table-cell>
              <table:table-cell office:value-type="float" office:value="4.1219512195122">
                <text:p>4.1219512195122</text:p>
              </table:table-cell>
            </table:table-row>
            <table:table-row>
              <table:table-cell office:value-type="string">
                <text:p>Lebanese</text:p>
              </table:table-cell>
              <table:table-cell office:value-type="float" office:value="3.78947368421053">
                <text:p>3.78947368421053</text:p>
              </table:table-cell>
              <table:table-cell office:value-type="float" office:value="3.83064516129032">
                <text:p>3.83064516129032</text:p>
              </table:table-cell>
            </table:table-row>
            <table:table-row>
              <table:table-cell office:value-type="string">
                <text:p>Karaoke</text:p>
              </table:table-cell>
              <table:table-cell office:value-type="float" office:value="3.8">
                <text:p>3.8</text:p>
              </table:table-cell>
              <table:table-cell office:value-type="float" office:value="3.36046511627907">
                <text:p>3.36046511627907</text:p>
              </table:table-cell>
            </table:table-row>
            <table:table-row>
              <table:table-cell office:value-type="string">
                <text:p>Buffets</text:p>
              </table:table-cell>
              <table:table-cell office:value-type="float" office:value="3.80487804878049">
                <text:p>3.80487804878049</text:p>
              </table:table-cell>
              <table:table-cell office:value-type="float" office:value="3.46601941747573">
                <text:p>3.46601941747573</text:p>
              </table:table-cell>
            </table:table-row>
            <table:table-row>
              <table:table-cell office:value-type="string">
                <text:p>Food Delivery Services</text:p>
              </table:table-cell>
              <table:table-cell office:value-type="float" office:value="3.85294117647059">
                <text:p>3.85294117647059</text:p>
              </table:table-cell>
              <table:table-cell office:value-type="float" office:value="3.73132183908046">
                <text:p>3.73132183908046</text:p>
              </table:table-cell>
            </table:table-row>
            <table:table-row>
              <table:table-cell office:value-type="string">
                <text:p>Moroccan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4.09803921568627">
                <text:p>4.09803921568627</text:p>
              </table:table-cell>
            </table:table-row>
            <table:table-row>
              <table:table-cell office:value-type="string">
                <text:p>Thai</text:p>
              </table:table-cell>
              <table:table-cell office:value-type="float" office:value="3.88931297709924">
                <text:p>3.88931297709924</text:p>
              </table:table-cell>
              <table:table-cell office:value-type="float" office:value="3.92364864864865">
                <text:p>3.92364864864865</text:p>
              </table:table-cell>
            </table:table-row>
            <table:table-row>
              <table:table-cell office:value-type="string">
                <text:p>Seafood Markets</text:p>
              </table:table-cell>
              <table:table-cell office:value-type="float" office:value="3.89285714285714">
                <text:p>3.89285714285714</text:p>
              </table:table-cell>
              <table:table-cell office:value-type="float" office:value="4.35585585585586">
                <text:p>4.35585585585586</text:p>
              </table:table-cell>
            </table:table-row>
            <table:table-row>
              <table:table-cell office:value-type="string">
                <text:p>Fast Food</text:p>
              </table:table-cell>
              <table:table-cell office:value-type="float" office:value="3.90025795356836">
                <text:p>3.90025795356836</text:p>
              </table:table-cell>
              <table:table-cell office:value-type="float" office:value="3.67926296064959">
                <text:p>3.67926296064959</text:p>
              </table:table-cell>
            </table:table-row>
            <table:table-row>
              <table:table-cell office:value-type="string">
                <text:p>Hot Dogs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87037037037037">
                <text:p>3.87037037037037</text:p>
              </table:table-cell>
            </table:table-row>
            <table:table-row>
              <table:table-cell office:value-type="string">
                <text:p>Tapas Bars</text:p>
              </table:table-cell>
              <table:table-cell office:value-type="float" office:value="3.92592592592593">
                <text:p>3.92592592592593</text:p>
              </table:table-cell>
              <table:table-cell office:value-type="float" office:value="4.00280898876405">
                <text:p>4.00280898876405</text:p>
              </table:table-cell>
            </table:table-row>
            <table:table-row>
              <table:table-cell office:value-type="string">
                <text:p>Gastropubs</text:p>
              </table:table-cell>
              <table:table-cell office:value-type="float" office:value="3.95092024539877">
                <text:p>3.95092024539877</text:p>
              </table:table-cell>
              <table:table-cell office:value-type="float" office:value="3.7577519379845">
                <text:p>3.757751937984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3.96969696969697">
                <text:p>3.96969696969697</text:p>
              </table:table-cell>
              <table:table-cell office:value-type="float" office:value="3.92008196721311">
                <text:p>3.92008196721311</text:p>
              </table:table-cell>
            </table:table-row>
            <table:table-row>
              <table:table-cell office:value-type="string">
                <text:p>Specialty Food</text:p>
              </table:table-cell>
              <table:table-cell office:value-type="float" office:value="3.97560975609756">
                <text:p>3.97560975609756</text:p>
              </table:table-cell>
              <table:table-cell office:value-type="float" office:value="4.234375">
                <text:p>4.234375</text:p>
              </table:table-cell>
            </table:table-row>
            <table:table-row>
              <table:table-cell office:value-type="string">
                <text:p>Dive Bars</text:p>
              </table:table-cell>
              <table:table-cell office:value-type="float" office:value="4">
                <text:p>4</text:p>
              </table:table-cell>
              <table:table-cell office:value-type="float" office:value="3.39814814814815">
                <text:p>3.3981481481481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">
                <text:p>4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Delicatessen</text:p>
              </table:table-cell>
              <table:table-cell office:value-type="float" office:value="4">
                <text:p>4</text:p>
              </table:table-cell>
              <table:table-cell office:value-type="float" office:value="4.2463556851312">
                <text:p>4.2463556851312</text:p>
              </table:table-cell>
            </table:table-row>
            <table:table-row>
              <table:table-cell office:value-type="string">
                <text:p>Asian Fusion</text:p>
              </table:table-cell>
              <table:table-cell office:value-type="float" office:value="4.01869158878505">
                <text:p>4.01869158878505</text:p>
              </table:table-cell>
              <table:table-cell office:value-type="float" office:value="3.82450331125828">
                <text:p>3.82450331125828</text:p>
              </table:table-cell>
            </table:table-row>
            <table:table-row>
              <table:table-cell office:value-type="string">
                <text:p>Sushi Bars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3.74305555555556">
                <text:p>3.74305555555556</text:p>
              </table:table-cell>
            </table:table-row>
            <table:table-row>
              <table:table-cell office:value-type="string">
                <text:p>Himalayan/Nepalese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4.28125">
                <text:p>4.28125</text:p>
              </table:table-cell>
            </table:table-row>
            <table:table-row>
              <table:table-cell office:value-type="string">
                <text:p>Cocktail Bars</text:p>
              </table:table-cell>
              <table:table-cell office:value-type="float" office:value="4.04651162790698">
                <text:p>4.04651162790698</text:p>
              </table:table-cell>
              <table:table-cell office:value-type="float" office:value="3.86043956043956">
                <text:p>3.86043956043956</text:p>
              </table:table-cell>
            </table:table-row>
            <table:table-row>
              <table:table-cell office:value-type="string">
                <text:p>Mediterranean</text:p>
              </table:table-cell>
              <table:table-cell office:value-type="float" office:value="4.046875">
                <text:p>4.046875</text:p>
              </table:table-cell>
              <table:table-cell office:value-type="float" office:value="4.04089979550102">
                <text:p>4.04089979550102</text:p>
              </table:table-cell>
            </table:table-row>
            <table:table-row>
              <table:table-cell office:value-type="string">
                <text:p>Brazilian</text:p>
              </table:table-cell>
              <table:table-cell office:value-type="float" office:value="4.05263157894737">
                <text:p>4.05263157894737</text:p>
              </table:table-cell>
              <table:table-cell office:value-type="float" office:value="3.78571428571429">
                <text:p>3.78571428571429</text:p>
              </table:table-cell>
            </table:table-row>
            <table:table-row>
              <table:table-cell office:value-type="string">
                <text:p>Check Cashing/Pay-day Loans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3.67857142857143">
                <text:p>3.67857142857143</text:p>
              </table:table-cell>
            </table:table-row>
            <table:table-row>
              <table:table-cell office:value-type="string">
                <text:p>Ethiopian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4.20967741935484">
                <text:p>4.20967741935484</text:p>
              </table:table-cell>
            </table:table-row>
            <table:table-row>
              <table:table-cell office:value-type="string">
                <text:p>Convenience Stores</text:p>
              </table:table-cell>
              <table:table-cell office:value-type="float" office:value="4.07988165680473">
                <text:p>4.07988165680473</text:p>
              </table:table-cell>
              <table:table-cell office:value-type="float" office:value="3.60358796296296">
                <text:p>3.60358796296296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4.09243697478992">
                <text:p>4.09243697478992</text:p>
              </table:table-cell>
              <table:table-cell office:value-type="float" office:value="3.95910290237467">
                <text:p>3.95910290237467</text:p>
              </table:table-cell>
            </table:table-row>
            <table:table-row>
              <table:table-cell office:value-type="string">
                <text:p>Restaurants</text:p>
              </table:table-cell>
              <table:table-cell office:value-type="float" office:value="4.11001964636542">
                <text:p>4.11001964636542</text:p>
              </table:table-cell>
              <table:table-cell office:value-type="float" office:value="3.88124108416548">
                <text:p>3.88124108416548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4.1123595505618">
                <text:p>4.1123595505618</text:p>
              </table:table-cell>
              <table:table-cell office:value-type="float" office:value="3.70648148148148">
                <text:p>3.70648148148148</text:p>
              </table:table-cell>
            </table:table-row>
            <table:table-row>
              <table:table-cell office:value-type="string">
                <text:p>Bagels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3.79661016949153">
                <text:p>3.79661016949153</text:p>
              </table:table-cell>
            </table:table-row>
            <table:table-row>
              <table:table-cell office:value-type="string">
                <text:p>Bistros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Lounges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3.67842323651452">
                <text:p>3.67842323651452</text:p>
              </table:table-cell>
            </table:table-row>
            <table:table-row>
              <table:table-cell office:value-type="string">
                <text:p>Juice Bars &amp; Smoothies</text:p>
              </table:table-cell>
              <table:table-cell office:value-type="float" office:value="4.12">
                <text:p>4.12</text:p>
              </table:table-cell>
              <table:table-cell office:value-type="float" office:value="3.928125">
                <text:p>3.928125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85454545454545">
                <text:p>3.8545454545454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01046025104603">
                <text:p>4.01046025104603</text:p>
              </table:table-cell>
            </table:table-row>
            <table:table-row>
              <table:table-cell office:value-type="string">
                <text:p>Fruits &amp; Veggies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21538461538462">
                <text:p>4.21538461538462</text:p>
              </table:table-cell>
            </table:table-row>
            <table:table-row>
              <table:table-cell office:value-type="string">
                <text:p>Arts &amp; Crafts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23863636363636">
                <text:p>4.23863636363636</text:p>
              </table:table-cell>
            </table:table-row>
            <table:table-row>
              <table:table-cell office:value-type="string">
                <text:p>Mexican</text:p>
              </table:table-cell>
              <table:table-cell office:value-type="float" office:value="4.1484375">
                <text:p>4.1484375</text:p>
              </table:table-cell>
              <table:table-cell office:value-type="float" office:value="3.64970930232558">
                <text:p>3.64970930232558</text:p>
              </table:table-cell>
            </table:table-row>
            <table:table-row>
              <table:table-cell office:value-type="string">
                <text:p>Vegetarian</text:p>
              </table:table-cell>
              <table:table-cell office:value-type="float" office:value="4.14864864864865">
                <text:p>4.14864864864865</text:p>
              </table:table-cell>
              <table:table-cell office:value-type="float" office:value="4.13984674329502">
                <text:p>4.13984674329502</text:p>
              </table:table-cell>
            </table:table-row>
            <table:table-row>
              <table:table-cell office:value-type="string">
                <text:p>Sports Bars</text:p>
              </table:table-cell>
              <table:table-cell office:value-type="float" office:value="4.15384615384615">
                <text:p>4.15384615384615</text:p>
              </table:table-cell>
              <table:table-cell office:value-type="float" office:value="3.51941747572816">
                <text:p>3.51941747572816</text:p>
              </table:table-cell>
            </table:table-row>
            <table:table-row>
              <table:table-cell office:value-type="string">
                <text:p>Breakfast &amp; Brunch</text:p>
              </table:table-cell>
              <table:table-cell office:value-type="float" office:value="4.16377171215881">
                <text:p>4.16377171215881</text:p>
              </table:table-cell>
              <table:table-cell office:value-type="float" office:value="3.92322834645669">
                <text:p>3.92322834645669</text:p>
              </table:table-cell>
            </table:table-row>
            <table:table-row>
              <table:table-cell office:value-type="string">
                <text:p>Chicken Wings</text:p>
              </table:table-cell>
              <table:table-cell office:value-type="float" office:value="4.17391304347826">
                <text:p>4.17391304347826</text:p>
              </table:table-cell>
              <table:table-cell office:value-type="float" office:value="3.39312977099237">
                <text:p>3.39312977099237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17553191489362">
                <text:p>4.17553191489362</text:p>
              </table:table-cell>
              <table:table-cell office:value-type="float" office:value="3.96114519427403">
                <text:p>3.96114519427403</text:p>
              </table:table-cell>
            </table:table-row>
            <table:table-row>
              <table:table-cell office:value-type="string">
                <text:p>American (New)</text:p>
              </table:table-cell>
              <table:table-cell office:value-type="float" office:value="4.17647058823529">
                <text:p>4.17647058823529</text:p>
              </table:table-cell>
              <table:table-cell office:value-type="float" office:value="3.63170731707317">
                <text:p>3.63170731707317</text:p>
              </table:table-cell>
            </table:table-row>
            <table:table-row>
              <table:table-cell office:value-type="string">
                <text:p>Barbeque</text:p>
              </table:table-cell>
              <table:table-cell office:value-type="float" office:value="4.18">
                <text:p>4.18</text:p>
              </table:table-cell>
              <table:table-cell office:value-type="float" office:value="3.74013157894737">
                <text:p>3.74013157894737</text:p>
              </table:table-cell>
            </table:table-row>
            <table:table-row>
              <table:table-cell office:value-type="string">
                <text:p>Milkshake Bars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3.98611111111111">
                <text:p>3.98611111111111</text:p>
              </table:table-cell>
            </table:table-row>
            <table:table-row>
              <table:table-cell office:value-type="string">
                <text:p>Music Venues</text:p>
              </table:table-cell>
              <table:table-cell office:value-type="float" office:value="4.18536585365854">
                <text:p>4.18536585365854</text:p>
              </table:table-cell>
              <table:table-cell office:value-type="float" office:value="3.8836032388664">
                <text:p>3.8836032388664</text:p>
              </table:table-cell>
            </table:table-row>
            <table:table-row>
              <table:table-cell office:value-type="string">
                <text:p>Fish &amp; Chips</text:p>
              </table:table-cell>
              <table:table-cell office:value-type="float" office:value="4.1864406779661">
                <text:p>4.1864406779661</text:p>
              </table:table-cell>
              <table:table-cell office:value-type="float" office:value="3.86127625842251">
                <text:p>3.86127625842251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4.193359375">
                <text:p>4.193359375</text:p>
              </table:table-cell>
              <table:table-cell office:value-type="float" office:value="3.72665764546685">
                <text:p>3.72665764546685</text:p>
              </table:table-cell>
            </table:table-row>
            <table:table-row>
              <table:table-cell office:value-type="string">
                <text:p>Tapas/Small Plates</text:p>
              </table:table-cell>
              <table:table-cell office:value-type="float" office:value="4.19607843137255">
                <text:p>4.19607843137255</text:p>
              </table:table-cell>
              <table:table-cell office:value-type="float" office:value="4.04961832061069">
                <text:p>4.04961832061069</text:p>
              </table:table-cell>
            </table:table-row>
            <table:table-row>
              <table:table-cell office:value-type="string">
                <text:p>Modern European</text:p>
              </table:table-cell>
              <table:table-cell office:value-type="float" office:value="4.2">
                <text:p>4.2</text:p>
              </table:table-cell>
              <table:table-cell office:value-type="float" office:value="3.99376558603491">
                <text:p>3.99376558603491</text:p>
              </table:table-cell>
            </table:table-row>
            <table:table-row>
              <table:table-cell office:value-type="string">
                <text:p>Patisserie/Cake Shop</text:p>
              </table:table-cell>
              <table:table-cell office:value-type="float" office:value="4.2">
                <text:p>4.2</text:p>
              </table:table-cell>
              <table:table-cell office:value-type="float" office:value="4.00649350649351">
                <text:p>4.00649350649351</text:p>
              </table:table-cell>
            </table:table-row>
            <table:table-row>
              <table:table-cell office:value-type="string">
                <text:p>Delis</text:p>
              </table:table-cell>
              <table:table-cell office:value-type="float" office:value="4.20408163265306">
                <text:p>4.20408163265306</text:p>
              </table:table-cell>
              <table:table-cell office:value-type="float" office:value="4.12778730703259">
                <text:p>4.12778730703259</text:p>
              </table:table-cell>
            </table:table-row>
            <table:table-row>
              <table:table-cell office:value-type="string">
                <text:p>Newspapers &amp; Magazines</text:p>
              </table:table-cell>
              <table:table-cell office:value-type="float" office:value="4.21138211382114">
                <text:p>4.21138211382114</text:p>
              </table:table-cell>
              <table:table-cell office:value-type="float" office:value="3.74278846153846">
                <text:p>3.74278846153846</text:p>
              </table:table-cell>
            </table:table-row>
            <table:table-row>
              <table:table-cell office:value-type="string">
                <text:p>Cafes</text:p>
              </table:table-cell>
              <table:table-cell office:value-type="float" office:value="4.21223564954683">
                <text:p>4.21223564954683</text:p>
              </table:table-cell>
              <table:table-cell office:value-type="float" office:value="3.97014331210191">
                <text:p>3.97014331210191</text:p>
              </table:table-cell>
            </table:table-row>
            <table:table-row>
              <table:table-cell office:value-type="string">
                <text:p>Print Media</text:p>
              </table:table-cell>
              <table:table-cell office:value-type="float" office:value="4.24324324324324">
                <text:p>4.24324324324324</text:p>
              </table:table-cell>
              <table:table-cell office:value-type="float" office:value="3.9591439688716">
                <text:p>3.9591439688716</text:p>
              </table:table-cell>
            </table:table-row>
            <table:table-row>
              <table:table-cell office:value-type="string">
                <text:p>Pool Halls</text:p>
              </table:table-cell>
              <table:table-cell office:value-type="float" office:value="4.25">
                <text:p>4.25</text:p>
              </table:table-cell>
              <table:table-cell office:value-type="float" office:value="3.66176470588235">
                <text:p>3.66176470588235</text:p>
              </table:table-cell>
            </table:table-row>
            <table:table-row>
              <table:table-cell office:value-type="string">
                <text:p>Pizza</text:p>
              </table:table-cell>
              <table:table-cell office:value-type="float" office:value="4.25641025641026">
                <text:p>4.25641025641026</text:p>
              </table:table-cell>
              <table:table-cell office:value-type="float" office:value="3.63073852295409">
                <text:p>3.63073852295409</text:p>
              </table:table-cell>
            </table:table-row>
            <table:table-row>
              <table:table-cell office:value-type="string">
                <text:p>Local Flavor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04838709677419">
                <text:p>4.04838709677419</text:p>
              </table:table-cell>
            </table:table-row>
            <table:table-row>
              <table:table-cell office:value-type="string">
                <text:p>Libraries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05769230769231">
                <text:p>4.05769230769231</text:p>
              </table:table-cell>
            </table:table-row>
            <table:table-row>
              <table:table-cell office:value-type="string">
                <text:p>Active Life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Pubs</text:p>
              </table:table-cell>
              <table:table-cell office:value-type="float" office:value="4.26483535833774">
                <text:p>4.26483535833774</text:p>
              </table:table-cell>
              <table:table-cell office:value-type="float" office:value="3.67228438864629">
                <text:p>3.67228438864629</text:p>
              </table:table-cell>
            </table:table-row>
            <table:table-row>
              <table:table-cell office:value-type="string">
                <text:p>Soccer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3.85294117647059">
                <text:p>3.8529411764705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4.27272727272727">
                <text:p>4.27272727272727</text:p>
              </table:table-cell>
              <table:table-cell office:value-type="float" office:value="3.76041666666667">
                <text:p>3.76041666666667</text:p>
              </table:table-cell>
            </table:table-row>
            <table:table-row>
              <table:table-cell office:value-type="string">
                <text:p>Gay Bars</text:p>
              </table:table-cell>
              <table:table-cell office:value-type="float" office:value="4.28">
                <text:p>4.28</text:p>
              </table:table-cell>
              <table:table-cell office:value-type="float" office:value="3.6280487804878">
                <text:p>3.628048780487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4.2816091954023">
                <text:p>4.2816091954023</text:p>
              </table:table-cell>
              <table:table-cell office:value-type="float" office:value="3.7671768707483">
                <text:p>3.7671768707483</text:p>
              </table:table-cell>
            </table:table-row>
            <table:table-row>
              <table:table-cell office:value-type="string">
                <text:p>Coffee &amp; Tea</text:p>
              </table:table-cell>
              <table:table-cell office:value-type="float" office:value="4.2826420890937">
                <text:p>4.2826420890937</text:p>
              </table:table-cell>
              <table:table-cell office:value-type="float" office:value="3.86356088560886">
                <text:p>3.86356088560886</text:p>
              </table:table-cell>
            </table:table-row>
            <table:table-row>
              <table:table-cell office:value-type="string">
                <text:p>Salad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3.71008403361345">
                <text:p>3.71008403361345</text:p>
              </table:table-cell>
            </table:table-row>
            <table:table-row>
              <table:table-cell office:value-type="string">
                <text:p>Wine Bars</text:p>
              </table:table-cell>
              <table:table-cell office:value-type="float" office:value="4.28991596638655">
                <text:p>4.28991596638655</text:p>
              </table:table-cell>
              <table:table-cell office:value-type="float" office:value="3.87915936952715">
                <text:p>3.87915936952715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4.30046948356808">
                <text:p>4.30046948356808</text:p>
              </table:table-cell>
              <table:table-cell office:value-type="float" office:value="3.80619327282435">
                <text:p>3.80619327282435</text:p>
              </table:table-cell>
            </table:table-row>
            <table:table-row>
              <table:table-cell office:value-type="string">
                <text:p>Shopping Centers</text:p>
              </table:table-cell>
              <table:table-cell office:value-type="float" office:value="4.30769230769231">
                <text:p>4.30769230769231</text:p>
              </table:table-cell>
              <table:table-cell office:value-type="float" office:value="3.74137931034483">
                <text:p>3.74137931034483</text:p>
              </table:table-cell>
            </table:table-row>
            <table:table-row>
              <table:table-cell office:value-type="string">
                <text:p>Dance Clubs</text:p>
              </table:table-cell>
              <table:table-cell office:value-type="float" office:value="4.3125">
                <text:p>4.3125</text:p>
              </table:table-cell>
              <table:table-cell office:value-type="float" office:value="3.46674876847291">
                <text:p>3.46674876847291</text:p>
              </table:table-cell>
            </table:table-row>
            <table:table-row>
              <table:table-cell office:value-type="string">
                <text:p>Bakeries</text:p>
              </table:table-cell>
              <table:table-cell office:value-type="float" office:value="4.31488549618321">
                <text:p>4.31488549618321</text:p>
              </table:table-cell>
              <table:table-cell office:value-type="float" office:value="3.96650124069479">
                <text:p>3.96650124069479</text:p>
              </table:table-cell>
            </table:table-row>
            <table:table-row>
              <table:table-cell office:value-type="string">
                <text:p>Meat Shops</text:p>
              </table:table-cell>
              <table:table-cell office:value-type="float" office:value="4.31791907514451">
                <text:p>4.31791907514451</text:p>
              </table:table-cell>
              <table:table-cell office:value-type="float" office:value="4.34394250513347">
                <text:p>4.34394250513347</text:p>
              </table:table-cell>
            </table:table-row>
            <table:table-row>
              <table:table-cell office:value-type="string">
                <text:p>Gift Shops</text:p>
              </table:table-cell>
              <table:table-cell office:value-type="float" office:value="4.31818181818182">
                <text:p>4.31818181818182</text:p>
              </table:table-cell>
              <table:table-cell office:value-type="float" office:value="3.93014705882353">
                <text:p>3.93014705882353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4.34098101265823">
                <text:p>4.34098101265823</text:p>
              </table:table-cell>
              <table:table-cell office:value-type="float" office:value="3.7185689090451">
                <text:p>3.7185689090451</text:p>
              </table:table-cell>
            </table:table-row>
            <table:table-row>
              <table:table-cell office:value-type="string">
                <text:p>Seafood</text:p>
              </table:table-cell>
              <table:table-cell office:value-type="float" office:value="4.34285714285714">
                <text:p>4.34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rers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4.13450292397661">
                <text:p>4.13450292397661</text:p>
              </table:table-cell>
            </table:table-row>
            <table:table-row>
              <table:table-cell office:value-type="string">
                <text:p>Post Offices</text:p>
              </table:table-cell>
              <table:table-cell office:value-type="float" office:value="4.34920634920635">
                <text:p>4.34920634920635</text:p>
              </table:table-cell>
              <table:table-cell office:value-type="float" office:value="3.94748858447489">
                <text:p>3.94748858447489</text:p>
              </table:table-cell>
            </table:table-row>
            <table:table-row>
              <table:table-cell office:value-type="string">
                <text:p>Furniture Stores</text:p>
              </table:table-cell>
              <table:table-cell office:value-type="float" office:value="4.35">
                <text:p>4.35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Beer, Wine &amp; Spirits</text:p>
              </table:table-cell>
              <table:table-cell office:value-type="float" office:value="4.35365853658537">
                <text:p>4.35365853658537</text:p>
              </table:table-cell>
              <table:table-cell office:value-type="float" office:value="3.93968871595331">
                <text:p>3.93968871595331</text:p>
              </table:table-cell>
            </table:table-row>
            <table:table-row>
              <table:table-cell office:value-type="string">
                <text:p>Diners</text:p>
              </table:table-cell>
              <table:table-cell office:value-type="float" office:value="4.37254901960784">
                <text:p>4.37254901960784</text:p>
              </table:table-cell>
              <table:table-cell office:value-type="float" office:value="3.78358208955224">
                <text:p>3.78358208955224</text:p>
              </table:table-cell>
            </table:table-row>
            <table:table-row>
              <table:table-cell office:value-type="string">
                <text:p>Art Galleries</text:p>
              </table:table-cell>
              <table:table-cell office:value-type="float" office:value="4.375">
                <text:p>4.375</text:p>
              </table:table-cell>
              <table:table-cell office:value-type="float" office:value="4.09448818897638">
                <text:p>4.09448818897638</text:p>
              </table:table-cell>
            </table:table-row>
            <table:table-row>
              <table:table-cell office:value-type="string">
                <text:p>Breweries</text:p>
              </table:table-cell>
              <table:table-cell office:value-type="float" office:value="4.37777777777778">
                <text:p>4.37777777777778</text:p>
              </table:table-cell>
              <table:table-cell office:value-type="float" office:value="4.15263157894737">
                <text:p>4.15263157894737</text:p>
              </table:table-cell>
            </table:table-row>
            <table:table-row>
              <table:table-cell office:value-type="string">
                <text:p>Sports Clubs</text:p>
              </table:table-cell>
              <table:table-cell office:value-type="float" office:value="4.37894736842105">
                <text:p>4.37894736842105</text:p>
              </table:table-cell>
              <table:table-cell office:value-type="float" office:value="3.9336917562724">
                <text:p>3.9336917562724</text:p>
              </table:table-cell>
            </table:table-row>
            <table:table-row>
              <table:table-cell office:value-type="string">
                <text:p>Argentine</text:p>
              </table:table-cell>
              <table:table-cell office:value-type="float" office:value="4.38095238095238">
                <text:p>4.38095238095238</text:p>
              </table:table-cell>
              <table:table-cell office:value-type="float" office:value="3.96590909090909">
                <text:p>3.96590909090909</text:p>
              </table:table-cell>
            </table:table-row>
            <table:table-row>
              <table:table-cell office:value-type="string">
                <text:p>Health Markets</text:p>
              </table:table-cell>
              <table:table-cell office:value-type="float" office:value="4.38095238095238">
                <text:p>4.38095238095238</text:p>
              </table:table-cell>
              <table:table-cell office:value-type="float" office:value="4.04201680672269">
                <text:p>4.04201680672269</text:p>
              </table:table-cell>
            </table:table-row>
            <table:table-row>
              <table:table-cell office:value-type="string">
                <text:p>Brasseries</text:p>
              </table:table-cell>
              <table:table-cell office:value-type="float" office:value="4.38297872340426">
                <text:p>4.38297872340426</text:p>
              </table:table-cell>
              <table:table-cell office:value-type="float" office:value="3.88931297709924">
                <text:p>3.88931297709924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4.38461538461539">
                <text:p>4.38461538461539</text:p>
              </table:table-cell>
              <table:table-cell office:value-type="float" office:value="4.02490421455939">
                <text:p>4.02490421455939</text:p>
              </table:table-cell>
            </table:table-row>
            <table:table-row>
              <table:table-cell office:value-type="string">
                <text:p>Tea Rooms</text:p>
              </table:table-cell>
              <table:table-cell office:value-type="float" office:value="4.38679245283019">
                <text:p>4.38679245283019</text:p>
              </table:table-cell>
              <table:table-cell office:value-type="float" office:value="4.12199312714777">
                <text:p>4.12199312714777</text:p>
              </table:table-cell>
            </table:table-row>
            <table:table-row>
              <table:table-cell office:value-type="string">
                <text:p>Bowling</text:p>
              </table:table-cell>
              <table:table-cell office:value-type="float" office:value="4.4">
                <text:p>4.4</text:p>
              </table:table-cell>
              <table:table-cell office:value-type="float" office:value="3.74770642201835">
                <text:p>3.74770642201835</text:p>
              </table:table-cell>
            </table:table-row>
            <table:table-row>
              <table:table-cell office:value-type="string">
                <text:p>Nightlife</text:p>
              </table:table-cell>
              <table:table-cell office:value-type="float" office:value="4.4">
                <text:p>4.4</text:p>
              </table:table-cell>
              <table:table-cell office:value-type="float" office:value="3.92727272727273">
                <text:p>3.92727272727273</text:p>
              </table:table-cell>
            </table:table-row>
            <table:table-row>
              <table:table-cell office:value-type="string">
                <text:p>Hotels &amp; Travel</text:p>
              </table:table-cell>
              <table:table-cell office:value-type="float" office:value="4.4">
                <text:p>4.4</text:p>
              </table:table-cell>
              <table:table-cell office:value-type="float" office:value="3.97058823529412">
                <text:p>3.97058823529412</text:p>
              </table:table-cell>
            </table:table-row>
            <table:table-row>
              <table:table-cell office:value-type="string">
                <text:p>Steakhouses</text:p>
              </table:table-cell>
              <table:table-cell office:value-type="float" office:value="4.40350877192982">
                <text:p>4.40350877192982</text:p>
              </table:table-cell>
              <table:table-cell office:value-type="float" office:value="3.79283489096573">
                <text:p>3.79283489096573</text:p>
              </table:table-cell>
            </table:table-row>
            <table:table-row>
              <table:table-cell office:value-type="string">
                <text:p>Sandwiches</text:p>
              </table:table-cell>
              <table:table-cell office:value-type="float" office:value="4.40401785714286">
                <text:p>4.40401785714286</text:p>
              </table:table-cell>
              <table:table-cell office:value-type="float" office:value="3.80093676814988">
                <text:p>3.8009367681498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4.40579710144928">
                <text:p>4.40579710144928</text:p>
              </table:table-cell>
              <table:table-cell office:value-type="float" office:value="3.82075471698113">
                <text:p>3.82075471698113</text:p>
              </table:table-cell>
            </table:table-row>
            <table:table-row>
              <table:table-cell office:value-type="string">
                <text:p>Butcher</text:p>
              </table:table-cell>
              <table:table-cell office:value-type="float" office:value="4.40625">
                <text:p>4.40625</text:p>
              </table:table-cell>
              <table:table-cell office:value-type="float" office:value="4.40128205128205">
                <text:p>4.40128205128205</text:p>
              </table:table-cell>
            </table:table-row>
            <table:table-row>
              <table:table-cell office:value-type="string">
                <text:p>Amusement Parks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3.91538461538462">
                <text:p>3.91538461538462</text:p>
              </table:table-cell>
            </table:table-row>
            <table:table-row>
              <table:table-cell office:value-type="string">
                <text:p>Bookstores</text:p>
              </table:table-cell>
              <table:table-cell office:value-type="float" office:value="4.41025641025641">
                <text:p>4.41025641025641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Burgers</text:p>
              </table:table-cell>
              <table:table-cell office:value-type="float" office:value="4.4112676056338">
                <text:p>4.4112676056338</text:p>
              </table:table-cell>
              <table:table-cell office:value-type="float" office:value="3.47216494845361">
                <text:p>3.47216494845361</text:p>
              </table:table-cell>
            </table:table-row>
            <table:table-row>
              <table:table-cell office:value-type="string">
                <text:p>Candy Stores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11274509803922">
                <text:p>4.11274509803922</text:p>
              </table:table-cell>
            </table:table-row>
            <table:table-row>
              <table:table-cell office:value-type="string">
                <text:p>Playgrounds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Venues &amp; Event Spaces</text:p>
              </table:table-cell>
              <table:table-cell office:value-type="float" office:value="4.42021276595745">
                <text:p>4.42021276595745</text:p>
              </table:table-cell>
              <table:table-cell office:value-type="float" office:value="3.8118609406953">
                <text:p>3.8118609406953</text:p>
              </table:table-cell>
            </table:table-row>
            <table:table-row>
              <table:table-cell office:value-type="string">
                <text:p>Desserts</text:p>
              </table:table-cell>
              <table:table-cell office:value-type="float" office:value="4.425">
                <text:p>4.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yms</text:p>
              </table:table-cell>
              <table:table-cell office:value-type="float" office:value="4.43103448275862">
                <text:p>4.43103448275862</text:p>
              </table:table-cell>
              <table:table-cell office:value-type="float" office:value="3.78648648648649">
                <text:p>3.78648648648649</text:p>
              </table:table-cell>
            </table:table-row>
            <table:table-row>
              <table:table-cell office:value-type="string">
                <text:p>Soup</text:p>
              </table:table-cell>
              <table:table-cell office:value-type="float" office:value="4.46153846153846">
                <text:p>4.46153846153846</text:p>
              </table:table-cell>
              <table:table-cell office:value-type="float" office:value="3.87209302325581">
                <text:p>3.87209302325581</text:p>
              </table:table-cell>
            </table:table-row>
            <table:table-row>
              <table:table-cell office:value-type="string">
                <text:p>Social Clubs</text:p>
              </table:table-cell>
              <table:table-cell office:value-type="float" office:value="4.46794871794872">
                <text:p>4.46794871794872</text:p>
              </table:table-cell>
              <table:table-cell office:value-type="float" office:value="3.84624145785877">
                <text:p>3.84624145785877</text:p>
              </table:table-cell>
            </table:table-row>
            <table:table-row>
              <table:table-cell office:value-type="string">
                <text:p>Ice Cream &amp; Frozen Yogurt</text:p>
              </table:table-cell>
              <table:table-cell office:value-type="float" office:value="4.46808510638298">
                <text:p>4.46808510638298</text:p>
              </table:table-cell>
              <table:table-cell office:value-type="float" office:value="4.23387096774194">
                <text:p>4.23387096774194</text:p>
              </table:table-cell>
            </table:table-row>
            <table:table-row>
              <table:table-cell office:value-type="string">
                <text:p>Home &amp; Garden</text:p>
              </table:table-cell>
              <table:table-cell office:value-type="float" office:value="4.46938775510204">
                <text:p>4.46938775510204</text:p>
              </table:table-cell>
              <table:table-cell office:value-type="float" office:value="4.01418439716312">
                <text:p>4.01418439716312</text:p>
              </table:table-cell>
            </table:table-row>
            <table:table-row>
              <table:table-cell office:value-type="string">
                <text:p>Hostels</text:p>
              </table:table-cell>
              <table:table-cell office:value-type="float" office:value="4.47058823529412">
                <text:p>4.47058823529412</text:p>
              </table:table-cell>
              <table:table-cell office:value-type="float" office:value="3.62698412698413">
                <text:p>3.62698412698413</text:p>
              </table:table-cell>
            </table:table-row>
            <table:table-row>
              <table:table-cell office:value-type="string">
                <text:p>Farmers Market</text:p>
              </table:table-cell>
              <table:table-cell office:value-type="float" office:value="4.48611111111111">
                <text:p>4.48611111111111</text:p>
              </table:table-cell>
              <table:table-cell office:value-type="float" office:value="4.2020202020202">
                <text:p>4.2020202020202</text:p>
              </table:table-cell>
            </table:table-row>
            <table:table-row>
              <table:table-cell office:value-type="string">
                <text:p>Swimming Pools</text:p>
              </table:table-cell>
              <table:table-cell office:value-type="float" office:value="4.5">
                <text:p>4.5</text:p>
              </table:table-cell>
              <table:table-cell office:value-type="float" office:value="3.85384615384615">
                <text:p>3.85384615384615</text:p>
              </table:table-cell>
            </table:table-row>
            <table:table-row>
              <table:table-cell office:value-type="string">
                <text:p>Florists</text:p>
              </table:table-cell>
              <table:table-cell office:value-type="float" office:value="4.5">
                <text:p>4.5</text:p>
              </table:table-cell>
              <table:table-cell office:value-type="float" office:value="4.03448275862069">
                <text:p>4.03448275862069</text:p>
              </table:table-cell>
            </table:table-row>
            <table:table-row>
              <table:table-cell office:value-type="string">
                <text:p>Gluten-Free</text:p>
              </table:table-cell>
              <table:table-cell office:value-type="float" office:value="4.51219512195122">
                <text:p>4.51219512195122</text:p>
              </table:table-cell>
              <table:table-cell office:value-type="float" office:value="3.8304347826087">
                <text:p>3.8304347826087</text:p>
              </table:table-cell>
            </table:table-row>
            <table:table-row>
              <table:table-cell office:value-type="string">
                <text:p>Stadiums &amp; Arenas</text:p>
              </table:table-cell>
              <table:table-cell office:value-type="float" office:value="4.52380952380952">
                <text:p>4.52380952380952</text:p>
              </table:table-cell>
              <table:table-cell office:value-type="float" office:value="3.8943661971831">
                <text:p>3.8943661971831</text:p>
              </table:table-cell>
            </table:table-row>
            <table:table-row>
              <table:table-cell office:value-type="string">
                <text:p>Home Decor</text:p>
              </table:table-cell>
              <table:table-cell office:value-type="float" office:value="4.54166666666667">
                <text:p>4.54166666666667</text:p>
              </table:table-cell>
              <table:table-cell office:value-type="float" office:value="4.02586206896552">
                <text:p>4.02586206896552</text:p>
              </table:table-cell>
            </table:table-row>
            <table:table-row>
              <table:table-cell office:value-type="string">
                <text:p>Women's Clothing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3.76050420168067">
                <text:p>3.76050420168067</text:p>
              </table:table-cell>
            </table:table-row>
            <table:table-row>
              <table:table-cell office:value-type="string">
                <text:p>Religious Organizations</text:p>
              </table:table-cell>
              <table:table-cell office:value-type="float" office:value="4.55">
                <text:p>4.55</text:p>
              </table:table-cell>
              <table:table-cell office:value-type="float" office:value="4.38636363636364">
                <text:p>4.38636363636364</text:p>
              </table:table-cell>
            </table:table-row>
            <table:table-row>
              <table:table-cell office:value-type="string">
                <text:p>Zoos</text:p>
              </table:table-cell>
              <table:table-cell office:value-type="float" office:value="4.55263157894737">
                <text:p>4.55263157894737</text:p>
              </table:table-cell>
              <table:table-cell office:value-type="float" office:value="4.20512820512821">
                <text:p>4.20512820512821</text:p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4.55384615384615">
                <text:p>4.55384615384615</text:p>
              </table:table-cell>
              <table:table-cell office:value-type="float" office:value="3.68629908103592">
                <text:p>3.68629908103592</text:p>
              </table:table-cell>
            </table:table-row>
            <table:table-row>
              <table:table-cell office:value-type="string">
                <text:p>Bed &amp; Breakfast</text:p>
              </table:table-cell>
              <table:table-cell office:value-type="float" office:value="4.55714285714286">
                <text:p>4.55714285714286</text:p>
              </table:table-cell>
              <table:table-cell office:value-type="float" office:value="4.15139751552795">
                <text:p>4.15139751552795</text:p>
              </table:table-cell>
            </table:table-row>
            <table:table-row>
              <table:table-cell office:value-type="string">
                <text:p>Museums</text:p>
              </table:table-cell>
              <table:table-cell office:value-type="float" office:value="4.56">
                <text:p>4.56</text:p>
              </table:table-cell>
              <table:table-cell office:value-type="float" office:value="4.06531531531532">
                <text:p>4.06531531531532</text:p>
              </table:table-cell>
            </table:table-row>
            <table:table-row>
              <table:table-cell office:value-type="string">
                <text:p>Gas &amp; Service Stations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3.40728476821192">
                <text:p>3.40728476821192</text:p>
              </table:table-cell>
            </table:table-row>
            <table:table-row>
              <table:table-cell office:value-type="string">
                <text:p>Day Spas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3.95588235294118">
                <text:p>3.95588235294118</text:p>
              </table:table-cell>
            </table:table-row>
            <table:table-row>
              <table:table-cell office:value-type="string">
                <text:p>Leisure Centers</text:p>
              </table:table-cell>
              <table:table-cell office:value-type="float" office:value="4.57692307692308">
                <text:p>4.57692307692308</text:p>
              </table:table-cell>
              <table:table-cell office:value-type="float" office:value="3.79525862068966">
                <text:p>3.79525862068966</text:p>
              </table:table-cell>
            </table:table-row>
            <table:table-row>
              <table:table-cell office:value-type="string">
                <text:p>Campgrounds</text:p>
              </table:table-cell>
              <table:table-cell office:value-type="float" office:value="4.57692307692308">
                <text:p>4.57692307692308</text:p>
              </table:table-cell>
              <table:table-cell office:value-type="float" office:value="3.95977011494253">
                <text:p>3.95977011494253</text:p>
              </table:table-cell>
            </table:table-row>
            <table:table-row>
              <table:table-cell office:value-type="string">
                <text:p>Discount Store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72977941176471">
                <text:p>3.72977941176471</text:p>
              </table:table-cell>
            </table:table-row>
            <table:table-row>
              <table:table-cell office:value-type="string">
                <text:p>Cheese Shops</text:p>
              </table:table-cell>
              <table:table-cell office:value-type="float" office:value="4.58823529411765">
                <text:p>4.58823529411765</text:p>
              </table:table-cell>
              <table:table-cell office:value-type="float" office:value="4.49382716049383">
                <text:p>4.49382716049383</text:p>
              </table:table-cell>
            </table:table-row>
            <table:table-row>
              <table:table-cell office:value-type="string">
                <text:p>Train Stations</text:p>
              </table:table-cell>
              <table:table-cell office:value-type="float" office:value="4.59090909090909">
                <text:p>4.59090909090909</text:p>
              </table:table-cell>
              <table:table-cell office:value-type="float" office:value="3.31451612903226">
                <text:p>3.31451612903226</text:p>
              </table:table-cell>
            </table:table-row>
            <table:table-row>
              <table:table-cell office:value-type="string">
                <text:p>American (Traditional)</text:p>
              </table:table-cell>
              <table:table-cell office:value-type="float" office:value="4.59294871794872">
                <text:p>4.59294871794872</text:p>
              </table:table-cell>
              <table:table-cell office:value-type="float" office:value="3.31986143187067">
                <text:p>3.31986143187067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4.5952380952381">
                <text:p>4.5952380952381</text:p>
              </table:table-cell>
              <table:table-cell office:value-type="float" office:value="3.7967032967033">
                <text:p>3.7967032967033</text:p>
              </table:table-cell>
            </table:table-row>
            <table:table-row>
              <table:table-cell office:value-type="string">
                <text:p>Arcades</text:p>
              </table:table-cell>
              <table:table-cell office:value-type="float" office:value="4.6">
                <text:p>4.6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Churches</text:p>
              </table:table-cell>
              <table:table-cell office:value-type="float" office:value="4.6">
                <text:p>4.6</text:p>
              </table:table-cell>
              <table:table-cell office:value-type="float" office:value="4.22794117647059">
                <text:p>4.22794117647059</text:p>
              </table:table-cell>
            </table:table-row>
            <table:table-row>
              <table:table-cell office:value-type="string">
                <text:p>Vacation Rentals</text:p>
              </table:table-cell>
              <table:table-cell office:value-type="float" office:value="4.61111111111111">
                <text:p>4.61111111111111</text:p>
              </table:table-cell>
              <table:table-cell office:value-type="float" office:value="4.09375">
                <text:p>4.09375</text:p>
              </table:table-cell>
            </table:table-row>
            <table:table-row>
              <table:table-cell office:value-type="string">
                <text:p>Performing Arts</text:p>
              </table:table-cell>
              <table:table-cell office:value-type="float" office:value="4.61666666666667">
                <text:p>4.61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uest Houses</text:p>
              </table:table-cell>
              <table:table-cell office:value-type="float" office:value="4.62307692307692">
                <text:p>4.62307692307692</text:p>
              </table:table-cell>
              <table:table-cell office:value-type="float" office:value="4.14819004524887">
                <text:p>4.14819004524887</text:p>
              </table:table-cell>
            </table:table-row>
            <table:table-row>
              <table:table-cell office:value-type="string">
                <text:p>Landmarks &amp; Historical Buildings</text:p>
              </table:table-cell>
              <table:table-cell office:value-type="float" office:value="4.63076923076923">
                <text:p>4.63076923076923</text:p>
              </table:table-cell>
              <table:table-cell office:value-type="float" office:value="4.12837837837838">
                <text:p>4.12837837837838</text:p>
              </table:table-cell>
            </table:table-row>
            <table:table-row>
              <table:table-cell office:value-type="string">
                <text:p>Health &amp; Medical</text:p>
              </table:table-cell>
              <table:table-cell office:value-type="float" office:value="4.63157894736842">
                <text:p>4.63157894736842</text:p>
              </table:table-cell>
              <table:table-cell office:value-type="float" office:value="4.05084745762712">
                <text:p>4.05084745762712</text:p>
              </table:table-cell>
            </table:table-row>
            <table:table-row>
              <table:table-cell office:value-type="string">
                <text:p>Cosmetics &amp; Beauty Supply</text:p>
              </table:table-cell>
              <table:table-cell office:value-type="float" office:value="4.66037735849057">
                <text:p>4.66037735849057</text:p>
              </table:table-cell>
              <table:table-cell office:value-type="float" office:value="3.75189393939394">
                <text:p>3.75189393939394</text:p>
              </table:table-cell>
            </table:table-row>
            <table:table-row>
              <table:table-cell office:value-type="string">
                <text:p>Hardware Store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7931034482759">
                <text:p>3.87931034482759</text:p>
              </table:table-cell>
            </table:table-row>
            <table:table-row>
              <table:table-cell office:value-type="string">
                <text:p>Flowers &amp; Gift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8297872340426">
                <text:p>3.88297872340426</text:p>
              </table:table-cell>
            </table:table-row>
            <table:table-row>
              <table:table-cell office:value-type="string">
                <text:p>Internet Cafe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04285714285714">
                <text:p>4.04285714285714</text:p>
              </table:table-cell>
            </table:table-row>
            <table:table-row>
              <table:table-cell office:value-type="string">
                <text:p>Arts &amp; Entertainment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10493827160494">
                <text:p>4.10493827160494</text:p>
              </table:table-cell>
            </table:table-row>
            <table:table-row>
              <table:table-cell office:value-type="string">
                <text:p>Art School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Cinema</text:p>
              </table:table-cell>
              <table:table-cell office:value-type="float" office:value="4.67326732673267">
                <text:p>4.67326732673267</text:p>
              </table:table-cell>
              <table:table-cell office:value-type="float" office:value="3.68013468013468">
                <text:p>3.68013468013468</text:p>
              </table:table-cell>
            </table:table-row>
            <table:table-row>
              <table:table-cell office:value-type="string">
                <text:p>Chocolatiers &amp; Shops</text:p>
              </table:table-cell>
              <table:table-cell office:value-type="float" office:value="4.67532467532468">
                <text:p>4.67532467532468</text:p>
              </table:table-cell>
              <table:table-cell office:value-type="float" office:value="4.1787072243346">
                <text:p>4.1787072243346</text:p>
              </table:table-cell>
            </table:table-row>
            <table:table-row>
              <table:table-cell office:value-type="string">
                <text:p>Colleges &amp; Universities</text:p>
              </table:table-cell>
              <table:table-cell office:value-type="float" office:value="4.67567567567568">
                <text:p>4.67567567567568</text:p>
              </table:table-cell>
              <table:table-cell office:value-type="float" office:value="4.05673758865248">
                <text:p>4.05673758865248</text:p>
              </table:table-cell>
            </table:table-row>
            <table:table-row>
              <table:table-cell office:value-type="string">
                <text:p>Parks</text:p>
              </table:table-cell>
              <table:table-cell office:value-type="float" office:value="4.68918918918919">
                <text:p>4.68918918918919</text:p>
              </table:table-cell>
              <table:table-cell office:value-type="float" office:value="4.16831683168317">
                <text:p>4.16831683168317</text:p>
              </table:table-cell>
            </table:table-row>
            <table:table-row>
              <table:table-cell office:value-type="string">
                <text:p>Nurseries &amp; Gardening</text:p>
              </table:table-cell>
              <table:table-cell office:value-type="float" office:value="4.70149253731343">
                <text:p>4.70149253731343</text:p>
              </table:table-cell>
              <table:table-cell office:value-type="float" office:value="3.98711340206186">
                <text:p>3.98711340206186</text:p>
              </table:table-cell>
            </table:table-row>
            <table:table-row>
              <table:table-cell office:value-type="string">
                <text:p>Elementary Schools</text:p>
              </table:table-cell>
              <table:table-cell office:value-type="float" office:value="4.70454545454545">
                <text:p>4.70454545454545</text:p>
              </table:table-cell>
              <table:table-cell office:value-type="float" office:value="4.46428571428571">
                <text:p>4.46428571428571</text:p>
              </table:table-cell>
            </table:table-row>
            <table:table-row>
              <table:table-cell office:value-type="string">
                <text:p>Men's Clothing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3.70714285714286">
                <text:p>3.70714285714286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4.71717171717172">
                <text:p>4.71717171717172</text:p>
              </table:table-cell>
              <table:table-cell office:value-type="float" office:value="4.14673913043478">
                <text:p>4.14673913043478</text:p>
              </table:table-cell>
            </table:table-row>
            <table:table-row>
              <table:table-cell office:value-type="string">
                <text:p>Child Care &amp; Day Care</text:p>
              </table:table-cell>
              <table:table-cell office:value-type="float" office:value="4.72093023255814">
                <text:p>4.72093023255814</text:p>
              </table:table-cell>
              <table:table-cell office:value-type="float" office:value="4.2311320754717">
                <text:p>4.2311320754717</text:p>
              </table:table-cell>
            </table:table-row>
            <table:table-row>
              <table:table-cell office:value-type="string">
                <text:p>Community Service/Non-Profit</text:p>
              </table:table-cell>
              <table:table-cell office:value-type="float" office:value="4.72727272727273">
                <text:p>4.72727272727273</text:p>
              </table:table-cell>
              <table:table-cell office:value-type="float" office:value="4.29197080291971">
                <text:p>4.29197080291971</text:p>
              </table:table-cell>
            </table:table-row>
            <table:table-row>
              <table:table-cell office:value-type="string">
                <text:p>Kids Activities</text:p>
              </table:table-cell>
              <table:table-cell office:value-type="float" office:value="4.72857142857143">
                <text:p>4.72857142857143</text:p>
              </table:table-cell>
              <table:table-cell office:value-type="float" office:value="4.0814606741573">
                <text:p>4.0814606741573</text:p>
              </table:table-cell>
            </table:table-row>
            <table:table-row>
              <table:table-cell office:value-type="string">
                <text:p>Toy Stores</text:p>
              </table:table-cell>
              <table:table-cell office:value-type="float" office:value="4.75">
                <text:p>4.75</text:p>
              </table:table-cell>
              <table:table-cell office:value-type="float" office:value="3.80508474576271">
                <text:p>3.80508474576271</text:p>
              </table:table-cell>
            </table:table-row>
            <table:table-row>
              <table:table-cell office:value-type="string">
                <text:p>Preschools</text:p>
              </table:table-cell>
              <table:table-cell office:value-type="float" office:value="4.76595744680851">
                <text:p>4.76595744680851</text:p>
              </table:table-cell>
              <table:table-cell office:value-type="float" office:value="4.19421487603306">
                <text:p>4.19421487603306</text:p>
              </table:table-cell>
            </table:table-row>
            <table:table-row>
              <table:table-cell office:value-type="string">
                <text:p>Cultural Center</text:p>
              </table:table-cell>
              <table:table-cell office:value-type="float" office:value="4.8">
                <text:p>4.8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Hospitals</text:p>
              </table:table-cell>
              <table:table-cell office:value-type="float" office:value="4.81395348837209">
                <text:p>4.81395348837209</text:p>
              </table:table-cell>
              <table:table-cell office:value-type="float" office:value="3.88855421686747">
                <text:p>3.88855421686747</text:p>
              </table:table-cell>
            </table:table-row>
            <table:table-row>
              <table:table-cell office:value-type="string">
                <text:p>Tobacco Shops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Wedding Planning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27777777777778">
                <text:p>4.27777777777778</text:p>
              </table:table-cell>
            </table:table-row>
            <table:table-row>
              <table:table-cell office:value-type="string">
                <text:p>Drugstores</text:p>
              </table:table-cell>
              <table:table-cell office:value-type="float" office:value="4.85365853658537">
                <text:p>4.85365853658537</text:p>
              </table:table-cell>
              <table:table-cell office:value-type="float" office:value="3.8179419525066">
                <text:p>3.8179419525066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3.65165876777251">
                <text:p>3.65165876777251</text:p>
              </table:table-cell>
            </table:table-row>
            <table:table-row>
              <table:table-cell office:value-type="string">
                <text:p>Department Stores</text:p>
              </table:table-cell>
              <table:table-cell office:value-type="float" office:value="4.86802030456853">
                <text:p>4.86802030456853</text:p>
              </table:table-cell>
              <table:table-cell office:value-type="float" office:value="3.78915662650602">
                <text:p>3.78915662650602</text:p>
              </table:table-cell>
            </table:table-row>
            <table:table-row>
              <table:table-cell office:value-type="string">
                <text:p>Children's Clothing</text:p>
              </table:table-cell>
              <table:table-cell office:value-type="float" office:value="4.90909090909091">
                <text:p>4.90909090909091</text:p>
              </table:table-cell>
              <table:table-cell office:value-type="float" office:value="3.90816326530612">
                <text:p>3.90816326530612</text:p>
              </table:table-cell>
            </table:table-row>
            <table:table-row>
              <table:table-cell office:value-type="string">
                <text:p>Middle Schools &amp; High Schools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4.14893617021277">
                <text:p>4.14893617021277</text:p>
              </table:table-cell>
            </table:table-row>
            <table:table-row>
              <table:table-cell office:value-type="string">
                <text:p>Bingo Halls</text:p>
              </table:table-cell>
              <table:table-cell office:value-type="float" office:value="5">
                <text:p>5</text:p>
              </table:table-cell>
              <table:table-cell office:value-type="float" office:value="3.46341463414634">
                <text:p>3.46341463414634</text:p>
              </table:table-cell>
            </table:table-row>
            <table:table-row>
              <table:table-cell office:value-type="string">
                <text:p>Champagne Bars</text:p>
              </table:table-cell>
              <table:table-cell office:value-type="float" office:value="5">
                <text:p>5</text:p>
              </table:table-cell>
              <table:table-cell office:value-type="float" office:value="3.7741935483871">
                <text:p>3.774193548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773cm" svg:y="3.955cm" style:legend-expansion="high" chart:style-name="ch2"/>
        <chart:plot-area chart:style-name="ch3" table:cell-range-address="'price stats for h&amp;r'.A2:'price stats for h&amp;r'.B5 'price stats for h&amp;r'.B1:'price stats for h&amp;r'.B1" chart:data-source-has-labels="row" svg:x="0.32cm" svg:y="0.18cm" svg:width="11.133cm" svg:height="8.646cm">
          <chartooo:coordinate-region svg:x="1.232cm" svg:y="0.379cm" svg:width="9.9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ice stats for h&amp;r'.B2:'price stats for h&amp;r'.B5" chart:label-cell-address="'price stats for h&amp;r'.B1:'price stats for h&amp;r'.B1" chart:class="chart:scatter">
            <chart:domain table:cell-range-address="'price stats for h&amp;r'.A2:'price stats for h&amp;r'.A5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ngs avg</text:p>
                <draw:g>
                  <svg:desc>'price stats for h&amp;r'.B1:'price stats for h&amp;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'price stats for h&amp;r'.A2:'price stats for h&amp;r'.A5</svg:desc>
                </draw:g>
              </table:table-cell>
              <table:table-cell office:value-type="float" office:value="3.76171765366264">
                <text:p>3.76171765366264</text:p>
                <draw:g>
                  <svg:desc>'price stats for h&amp;r'.B2:'price stats for h&amp;r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81501538461538">
                <text:p>3.8150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3.72598584428716">
                <text:p>3.72598584428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0402010050251">
                <text:p>3.80402010050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614cm" svg:y="3.955cm" style:legend-expansion="high" chart:style-name="ch2"/>
        <chart:plot-area chart:style-name="ch3" table:cell-range-address="'price stats for h&amp;r'.A2:'price stats for h&amp;r'.A5 'price stats for h&amp;r'.D1:'price stats for h&amp;r'.D5" chart:data-source-has-labels="row" svg:x="0.32cm" svg:y="0.18cm" svg:width="10.974cm" svg:height="8.646cm">
          <chartooo:coordinate-region svg:x="1.232cm" svg:y="0.379cm" svg:width="9.82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ice stats for h&amp;r'.D2:'price stats for h&amp;r'.D5" chart:label-cell-address="'price stats for h&amp;r'.D1:'price stats for h&amp;r'.D1" chart:class="chart:scatter">
            <chart:domain table:cell-range-address="'price stats for h&amp;r'.A2:'price stats for h&amp;r'.A5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ygiene avg</text:p>
                <draw:g>
                  <svg:desc>'price stats for h&amp;r'.D1:'price stats for h&amp;r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'price stats for h&amp;r'.A2:'price stats for h&amp;r'.A5</svg:desc>
                </draw:g>
              </table:table-cell>
              <table:table-cell office:value-type="float" office:value="4.13920853213584">
                <text:p>4.13920853213584</text:p>
                <draw:g>
                  <svg:desc>'price stats for h&amp;r'.D2:'price stats for h&amp;r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4.20430769230769">
                <text:p>4.204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4.31193124368049">
                <text:p>4.31193124368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2713567839196">
                <text:p>4.2713567839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